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<text:s/>G</text:p>
          </table:table-cell>
          <table:table-cell office:value-type="string">
            <text:p><text:s/>B</text:p>
          </table:table-cell>
          <table:table-cell>
            <draw:frame table:end-cell-address="Sheet1.O30" table:end-x="0.4193in" table:end-y="0.1362in" draw:z-index="0" draw:style-name="gr1" draw:text-style-name="P1" svg:width="10.1598in" svg:height="5.2508in" svg:x="0.039in" svg:y="0.0417in">
              <draw:object draw:notify-on-update-of-ranges="Sheet1.A1:Sheet1.A1 Sheet1.A2:Sheet1.A2057 Sheet1.B1:Sheet1.B1 Sheet1.B2:Sheet1.B2057 Sheet1.C1:Sheet1.C1 Sheet1.C2:Sheet1.C205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50</text:p>
          </table:table-cell>
          <table:table-cell office:value-type="string">
            <text:p><text:s/>242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<text:s/>234</text:p>
          </table:table-cell>
          <table:table-cell office:value-type="string">
            <text:p><text:s/>23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<text:s/>23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<text:s/>220</text:p>
          </table:table-cell>
          <table:table-cell office:value-type="string">
            <text:p><text:s/>22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<text:s/>203</text:p>
          </table:table-cell>
          <table:table-cell office:value-type="string">
            <text:p><text:s/>20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<text:s/>209</text:p>
          </table:table-cell>
          <table:table-cell office:value-type="string">
            <text:p><text:s/>21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<text:s/>216</text:p>
          </table:table-cell>
          <table:table-cell office:value-type="string">
            <text:p><text:s/>219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<text:s/>221</text:p>
          </table:table-cell>
          <table:table-cell office:value-type="string">
            <text:p><text:s/>223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<text:s/>240</text:p>
          </table:table-cell>
          <table:table-cell office:value-type="string">
            <text:p><text:s/>241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<text:s/>234</text:p>
          </table:table-cell>
          <table:table-cell office:value-type="string">
            <text:p><text:s/>23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252</text:p>
          </table:table-cell>
          <table:table-cell office:value-type="string">
            <text:p><text:s/>248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/>250</text:p>
          </table:table-cell>
          <table:table-cell office:value-type="string">
            <text:p><text:s/>245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<text:s/>244</text:p>
          </table:table-cell>
          <table:table-cell office:value-type="string">
            <text:p><text:s/>237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s/>237</text:p>
          </table:table-cell>
          <table:table-cell office:value-type="string">
            <text:p><text:s/>229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<text:s/>222</text:p>
          </table:table-cell>
          <table:table-cell office:value-type="string">
            <text:p><text:s/>21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<text:s/>225</text:p>
          </table:table-cell>
          <table:table-cell office:value-type="string">
            <text:p><text:s/>221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string">
            <text:p><text:s/>22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<text:s/>23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<text:s/>246</text:p>
          </table:table-cell>
          <table:table-cell office:value-type="string">
            <text:p><text:s/>248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57</text:p>
          </table:table-cell>
          <table:table-cell office:value-type="string">
            <text:p><text:s/>259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264</text:p>
          </table:table-cell>
          <table:table-cell office:value-type="string">
            <text:p><text:s/>265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<text:s/>277</text:p>
          </table:table-cell>
          <table:table-cell office:value-type="string">
            <text:p><text:s/>278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s/>269</text:p>
          </table:table-cell>
          <table:table-cell office:value-type="string">
            <text:p><text:s/>272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<text:s/>248</text:p>
          </table:table-cell>
          <table:table-cell office:value-type="string">
            <text:p><text:s/>246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<text:s/>231</text:p>
          </table:table-cell>
          <table:table-cell office:value-type="string">
            <text:p><text:s/>227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<text:s/>219</text:p>
          </table:table-cell>
          <table:table-cell office:value-type="string">
            <text:p><text:s/>21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<text:s/>212</text:p>
          </table:table-cell>
          <table:table-cell office:value-type="string">
            <text:p><text:s/>203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<text:s/>205</text:p>
          </table:table-cell>
          <table:table-cell office:value-type="string">
            <text:p><text:s/>196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<text:s/>200</text:p>
          </table:table-cell>
          <table:table-cell office:value-type="string">
            <text:p><text:s/>19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<text:s/>201</text:p>
          </table:table-cell>
          <table:table-cell office:value-type="string">
            <text:p><text:s/>195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<text:s/>220</text:p>
          </table:table-cell>
          <table:table-cell office:value-type="string">
            <text:p><text:s/>213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<text:s/>229</text:p>
          </table:table-cell>
          <table:table-cell office:value-type="string">
            <text:p><text:s/>222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s/>234</text:p>
          </table:table-cell>
          <table:table-cell office:value-type="string">
            <text:p><text:s/>233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<text:s/>246</text:p>
          </table:table-cell>
          <table:table-cell office:value-type="string">
            <text:p><text:s/>247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<text:s/>259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s/>248</text:p>
          </table:table-cell>
          <table:table-cell office:value-type="string">
            <text:p><text:s/>246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<text:s/>241</text:p>
          </table:table-cell>
          <table:table-cell office:value-type="string">
            <text:p><text:s/>23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<text:s/>242</text:p>
          </table:table-cell>
          <table:table-cell office:value-type="string">
            <text:p><text:s/>236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/>241</text:p>
          </table:table-cell>
          <table:table-cell office:value-type="string">
            <text:p><text:s/>234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53</text:p>
          </table:table-cell>
          <table:table-cell office:value-type="string">
            <text:p><text:s/>246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284</text:p>
          </table:table-cell>
          <table:table-cell office:value-type="string">
            <text:p><text:s/>27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302</text:p>
          </table:table-cell>
          <table:table-cell office:value-type="string">
            <text:p><text:s/>285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15</text:p>
          </table:table-cell>
          <table:table-cell office:value-type="string">
            <text:p><text:s/>297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311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<text:s/>295</text:p>
          </table:table-cell>
          <table:table-cell office:value-type="string">
            <text:p><text:s/>281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293</text:p>
          </table:table-cell>
          <table:table-cell office:value-type="string">
            <text:p><text:s/>285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299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286</text:p>
          </table:table-cell>
          <table:table-cell office:value-type="string">
            <text:p><text:s/>28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2</text:p>
          </table:table-cell>
          <table:table-cell office:value-type="string">
            <text:p><text:s/>268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s/>245</text:p>
          </table:table-cell>
          <table:table-cell office:value-type="string">
            <text:p><text:s/>242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<text:s/>222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string">
            <text:p><text:s/>22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<text:s/>242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<text:s/>248</text:p>
          </table:table-cell>
          <table:table-cell office:value-type="string">
            <text:p><text:s/>247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<text:s/>273</text:p>
          </table:table-cell>
          <table:table-cell office:value-type="string">
            <text:p><text:s/>269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s/>289</text:p>
          </table:table-cell>
          <table:table-cell office:value-type="string">
            <text:p><text:s/>282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<text:s/>280</text:p>
          </table:table-cell>
          <table:table-cell office:value-type="string">
            <text:p><text:s/>274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271</text:p>
          </table:table-cell>
          <table:table-cell office:value-type="string">
            <text:p><text:s/>267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64</text:p>
          </table:table-cell>
          <table:table-cell office:value-type="string">
            <text:p><text:s/>25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71</text:p>
          </table:table-cell>
          <table:table-cell office:value-type="string">
            <text:p><text:s/>265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/>272</text:p>
          </table:table-cell>
          <table:table-cell office:value-type="string">
            <text:p><text:s/>266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2</text:p>
          </table:table-cell>
          <table:table-cell office:value-type="string">
            <text:p><text:s/>26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/>278</text:p>
          </table:table-cell>
          <table:table-cell office:value-type="string">
            <text:p><text:s/>269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270</text:p>
          </table:table-cell>
          <table:table-cell office:value-type="string">
            <text:p><text:s/>262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<text:s/>268</text:p>
          </table:table-cell>
          <table:table-cell office:value-type="string">
            <text:p><text:s/>26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71</text:p>
          </table:table-cell>
          <table:table-cell office:value-type="string">
            <text:p><text:s/>268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69</text:p>
          </table:table-cell>
          <table:table-cell office:value-type="string">
            <text:p><text:s/>267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65</text:p>
          </table:table-cell>
          <table:table-cell office:value-type="string">
            <text:p><text:s/>262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70</text:p>
          </table:table-cell>
          <table:table-cell office:value-type="string">
            <text:p><text:s/>267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<text:s/>273</text:p>
          </table:table-cell>
          <table:table-cell office:value-type="string">
            <text:p><text:s/>27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<text:s/>277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301</text:p>
          </table:table-cell>
          <table:table-cell office:value-type="string">
            <text:p><text:s/>298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/>304</text:p>
          </table:table-cell>
          <table:table-cell office:value-type="string">
            <text:p><text:s/>30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290</text:p>
          </table:table-cell>
          <table:table-cell office:value-type="string">
            <text:p><text:s/>286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s/>290</text:p>
          </table:table-cell>
          <table:table-cell office:value-type="string">
            <text:p><text:s/>284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s/>269</text:p>
          </table:table-cell>
          <table:table-cell office:value-type="string">
            <text:p><text:s/>265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<text:s/>246</text:p>
          </table:table-cell>
          <table:table-cell office:value-type="string">
            <text:p><text:s/>244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s/>252</text:p>
          </table:table-cell>
          <table:table-cell office:value-type="string">
            <text:p><text:s/>249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<text:s/>256</text:p>
          </table:table-cell>
          <table:table-cell office:value-type="string">
            <text:p><text:s/>251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<text:s/>286</text:p>
          </table:table-cell>
          <table:table-cell office:value-type="string">
            <text:p><text:s/>28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s/>313</text:p>
          </table:table-cell>
          <table:table-cell office:value-type="string">
            <text:p><text:s/>308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23</text:p>
          </table:table-cell>
          <table:table-cell office:value-type="string">
            <text:p><text:s/>31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s/>336</text:p>
          </table:table-cell>
          <table:table-cell office:value-type="string">
            <text:p><text:s/>327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351</text:p>
          </table:table-cell>
          <table:table-cell office:value-type="string">
            <text:p><text:s/>34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70</text:p>
          </table:table-cell>
          <table:table-cell office:value-type="string">
            <text:p><text:s/>362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73</text:p>
          </table:table-cell>
          <table:table-cell office:value-type="string">
            <text:p><text:s/>365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67</text:p>
          </table:table-cell>
          <table:table-cell office:value-type="string">
            <text:p><text:s/>359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67</text:p>
          </table:table-cell>
          <table:table-cell office:value-type="string">
            <text:p><text:s/>357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54</text:p>
          </table:table-cell>
          <table:table-cell office:value-type="string">
            <text:p><text:s/>346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37</text:p>
          </table:table-cell>
          <table:table-cell office:value-type="string">
            <text:p><text:s/>327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44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4</text:p>
          </table:table-cell>
          <table:table-cell office:value-type="string">
            <text:p><text:s/>337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1</text:p>
          </table:table-cell>
          <table:table-cell office:value-type="string">
            <text:p><text:s/>35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66</text:p>
          </table:table-cell>
          <table:table-cell office:value-type="string">
            <text:p><text:s/>36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/>362</text:p>
          </table:table-cell>
          <table:table-cell office:value-type="string">
            <text:p><text:s/>355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46</text:p>
          </table:table-cell>
          <table:table-cell office:value-type="string">
            <text:p><text:s/>339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44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/>346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51</text:p>
          </table:table-cell>
          <table:table-cell office:value-type="string">
            <text:p><text:s/>343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49</text:p>
          </table:table-cell>
          <table:table-cell office:value-type="string">
            <text:p><text:s/>337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39</text:p>
          </table:table-cell>
          <table:table-cell office:value-type="string">
            <text:p><text:s/>33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33</text:p>
          </table:table-cell>
          <table:table-cell office:value-type="string">
            <text:p><text:s/>32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326</text:p>
          </table:table-cell>
          <table:table-cell office:value-type="string">
            <text:p><text:s/>315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32</text:p>
          </table:table-cell>
          <table:table-cell office:value-type="string">
            <text:p><text:s/>32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<text:s/>324</text:p>
          </table:table-cell>
          <table:table-cell office:value-type="string">
            <text:p><text:s/>313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41</text:p>
          </table:table-cell>
          <table:table-cell office:value-type="string">
            <text:p><text:s/>326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28</text:p>
          </table:table-cell>
          <table:table-cell office:value-type="string">
            <text:p><text:s/>316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322</text:p>
          </table:table-cell>
          <table:table-cell office:value-type="string">
            <text:p><text:s/>31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/>330</text:p>
          </table:table-cell>
          <table:table-cell office:value-type="string">
            <text:p><text:s/>315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5</text:p>
          </table:table-cell>
          <table:table-cell office:value-type="string">
            <text:p><text:s/>32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<text:s/>355</text:p>
          </table:table-cell>
          <table:table-cell office:value-type="string">
            <text:p><text:s/>339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73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59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64</text:p>
          </table:table-cell>
          <table:table-cell office:value-type="string">
            <text:p><text:s/>34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4</text:p>
          </table:table-cell>
          <table:table-cell office:value-type="string">
            <text:p><text:s/>34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344</text:p>
          </table:table-cell>
          <table:table-cell office:value-type="string">
            <text:p><text:s/>328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36</text:p>
          </table:table-cell>
          <table:table-cell office:value-type="string">
            <text:p><text:s/>324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29</text:p>
          </table:table-cell>
          <table:table-cell office:value-type="string">
            <text:p><text:s/>322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34</text:p>
          </table:table-cell>
          <table:table-cell office:value-type="string">
            <text:p><text:s/>329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22</text:p>
          </table:table-cell>
          <table:table-cell office:value-type="string">
            <text:p><text:s/>317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<text:s/>305</text:p>
          </table:table-cell>
          <table:table-cell office:value-type="string">
            <text:p><text:s/>302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/>302</text:p>
          </table:table-cell>
          <table:table-cell office:value-type="string">
            <text:p><text:s/>295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308</text:p>
          </table:table-cell>
          <table:table-cell office:value-type="string">
            <text:p><text:s/>29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32</text:p>
          </table:table-cell>
          <table:table-cell office:value-type="string">
            <text:p><text:s/>32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35</text:p>
          </table:table-cell>
          <table:table-cell office:value-type="string">
            <text:p><text:s/>322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68</text:p>
          </table:table-cell>
          <table:table-cell office:value-type="string">
            <text:p><text:s/>349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73</text:p>
          </table:table-cell>
          <table:table-cell office:value-type="string">
            <text:p><text:s/>35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70</text:p>
          </table:table-cell>
          <table:table-cell office:value-type="string">
            <text:p><text:s/>349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386</text:p>
          </table:table-cell>
          <table:table-cell office:value-type="string">
            <text:p><text:s/>365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391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399</text:p>
          </table:table-cell>
          <table:table-cell office:value-type="string">
            <text:p><text:s/>383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398</text:p>
          </table:table-cell>
          <table:table-cell office:value-type="string">
            <text:p><text:s/>38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392</text:p>
          </table:table-cell>
          <table:table-cell office:value-type="string">
            <text:p><text:s/>378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<text:s/>369</text:p>
          </table:table-cell>
          <table:table-cell office:value-type="string">
            <text:p><text:s/>356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33</text:p>
          </table:table-cell>
          <table:table-cell office:value-type="string">
            <text:p><text:s/>321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314</text:p>
          </table:table-cell>
          <table:table-cell office:value-type="string">
            <text:p><text:s/>305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<text:s/>304</text:p>
          </table:table-cell>
          <table:table-cell office:value-type="string">
            <text:p><text:s/>297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304</text:p>
          </table:table-cell>
          <table:table-cell office:value-type="string">
            <text:p><text:s/>29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310</text:p>
          </table:table-cell>
          <table:table-cell office:value-type="string">
            <text:p><text:s/>30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307</text:p>
          </table:table-cell>
          <table:table-cell office:value-type="string">
            <text:p><text:s/>298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/>293</text:p>
          </table:table-cell>
          <table:table-cell office:value-type="string">
            <text:p><text:s/>28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/>293</text:p>
          </table:table-cell>
          <table:table-cell office:value-type="string">
            <text:p><text:s/>287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306</text:p>
          </table:table-cell>
          <table:table-cell office:value-type="string">
            <text:p><text:s/>303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<text:s/>328</text:p>
          </table:table-cell>
          <table:table-cell office:value-type="string">
            <text:p><text:s/>325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61</text:p>
          </table:table-cell>
          <table:table-cell office:value-type="string">
            <text:p><text:s/>357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51</text:p>
          </table:table-cell>
          <table:table-cell office:value-type="string">
            <text:p><text:s/>34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47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63</text:p>
          </table:table-cell>
          <table:table-cell office:value-type="string">
            <text:p><text:s/>355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379</text:p>
          </table:table-cell>
          <table:table-cell office:value-type="string">
            <text:p><text:s/>367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s/>400</text:p>
          </table:table-cell>
          <table:table-cell office:value-type="string">
            <text:p><text:s/>384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392</text:p>
          </table:table-cell>
          <table:table-cell office:value-type="string">
            <text:p><text:s/>37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391</text:p>
          </table:table-cell>
          <table:table-cell office:value-type="string">
            <text:p><text:s/>377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09</text:p>
          </table:table-cell>
          <table:table-cell office:value-type="string">
            <text:p><text:s/>395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s/>424</text:p>
          </table:table-cell>
          <table:table-cell office:value-type="string">
            <text:p><text:s/>41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402</text:p>
          </table:table-cell>
          <table:table-cell office:value-type="string">
            <text:p><text:s/>392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77</text:p>
          </table:table-cell>
          <table:table-cell office:value-type="string">
            <text:p><text:s/>36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50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/>345</text:p>
          </table:table-cell>
          <table:table-cell office:value-type="string">
            <text:p><text:s/>33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48</text:p>
          </table:table-cell>
          <table:table-cell office:value-type="string">
            <text:p><text:s/>337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s/>338</text:p>
          </table:table-cell>
          <table:table-cell office:value-type="string">
            <text:p><text:s/>324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24</text:p>
          </table:table-cell>
          <table:table-cell office:value-type="string">
            <text:p><text:s/>31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<text:s/>322</text:p>
          </table:table-cell>
          <table:table-cell office:value-type="string">
            <text:p><text:s/>307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24</text:p>
          </table:table-cell>
          <table:table-cell office:value-type="string">
            <text:p><text:s/>30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<text:s/>326</text:p>
          </table:table-cell>
          <table:table-cell office:value-type="string">
            <text:p><text:s/>314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316</text:p>
          </table:table-cell>
          <table:table-cell office:value-type="string">
            <text:p><text:s/>31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<text:s/>305</text:p>
          </table:table-cell>
          <table:table-cell office:value-type="string">
            <text:p><text:s/>303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312</text:p>
          </table:table-cell>
          <table:table-cell office:value-type="string">
            <text:p><text:s/>31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/>314</text:p>
          </table:table-cell>
          <table:table-cell office:value-type="string">
            <text:p><text:s/>313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number-columns-repeated="2" office:value-type="string">
            <text:p><text:s/>33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/>325</text:p>
          </table:table-cell>
          <table:table-cell office:value-type="string">
            <text:p><text:s/>324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373</text:p>
          </table:table-cell>
          <table:table-cell office:value-type="string">
            <text:p><text:s/>371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396</text:p>
          </table:table-cell>
          <table:table-cell office:value-type="string">
            <text:p><text:s/>386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395</text:p>
          </table:table-cell>
          <table:table-cell office:value-type="string">
            <text:p><text:s/>382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372</text:p>
          </table:table-cell>
          <table:table-cell office:value-type="string">
            <text:p><text:s/>363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53</text:p>
          </table:table-cell>
          <table:table-cell office:value-type="string">
            <text:p><text:s/>346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51</text:p>
          </table:table-cell>
          <table:table-cell office:value-type="string">
            <text:p><text:s/>345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53</text:p>
          </table:table-cell>
          <table:table-cell office:value-type="string">
            <text:p><text:s/>348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379</text:p>
          </table:table-cell>
          <table:table-cell office:value-type="string">
            <text:p><text:s/>373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21</text:p>
          </table:table-cell>
          <table:table-cell office:value-type="string">
            <text:p><text:s/>417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40</text:p>
          </table:table-cell>
          <table:table-cell office:value-type="string">
            <text:p><text:s/>439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52</text:p>
          </table:table-cell>
          <table:table-cell office:value-type="string">
            <text:p><text:s/>450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string">
            <text:p><text:s/>450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s/>463</text:p>
          </table:table-cell>
          <table:table-cell office:value-type="string">
            <text:p><text:s/>453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s/>434</text:p>
          </table:table-cell>
          <table:table-cell office:value-type="string">
            <text:p><text:s/>429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412</text:p>
          </table:table-cell>
          <table:table-cell office:value-type="string">
            <text:p><text:s/>406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405</text:p>
          </table:table-cell>
          <table:table-cell office:value-type="string">
            <text:p><text:s/>401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89</text:p>
          </table:table-cell>
          <table:table-cell office:value-type="string">
            <text:p><text:s/>38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82</text:p>
          </table:table-cell>
          <table:table-cell office:value-type="string">
            <text:p><text:s/>378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86</text:p>
          </table:table-cell>
          <table:table-cell office:value-type="string">
            <text:p><text:s/>382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76</text:p>
          </table:table-cell>
          <table:table-cell office:value-type="string">
            <text:p><text:s/>37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81</text:p>
          </table:table-cell>
          <table:table-cell office:value-type="string">
            <text:p><text:s/>370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s/>399</text:p>
          </table:table-cell>
          <table:table-cell office:value-type="string">
            <text:p><text:s/>384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<text:s/>427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26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s/>428</text:p>
          </table:table-cell>
          <table:table-cell office:value-type="string">
            <text:p><text:s/>407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s/>420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446</text:p>
          </table:table-cell>
          <table:table-cell office:value-type="string">
            <text:p><text:s/>431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<text:s/>445</text:p>
          </table:table-cell>
          <table:table-cell office:value-type="string">
            <text:p><text:s/>430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37</text:p>
          </table:table-cell>
          <table:table-cell office:value-type="string">
            <text:p><text:s/>421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s/>443</text:p>
          </table:table-cell>
          <table:table-cell office:value-type="string">
            <text:p><text:s/>429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58</text:p>
          </table:table-cell>
          <table:table-cell office:value-type="string">
            <text:p><text:s/>443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448</text:p>
          </table:table-cell>
          <table:table-cell office:value-type="string">
            <text:p><text:s/>436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/>465</text:p>
          </table:table-cell>
          <table:table-cell office:value-type="string">
            <text:p><text:s/>446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/>464</text:p>
          </table:table-cell>
          <table:table-cell office:value-type="string">
            <text:p><text:s/>446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77</text:p>
          </table:table-cell>
          <table:table-cell office:value-type="string">
            <text:p><text:s/>460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s/>468</text:p>
          </table:table-cell>
          <table:table-cell office:value-type="string">
            <text:p><text:s/>454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43</text:p>
          </table:table-cell>
          <table:table-cell office:value-type="string">
            <text:p><text:s/>429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21</text:p>
          </table:table-cell>
          <table:table-cell office:value-type="string">
            <text:p><text:s/>413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391</text:p>
          </table:table-cell>
          <table:table-cell office:value-type="string">
            <text:p><text:s/>387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78</text:p>
          </table:table-cell>
          <table:table-cell office:value-type="string">
            <text:p><text:s/>37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3</text:p>
          </table:table-cell>
          <table:table-cell office:value-type="string">
            <text:p><text:s/>4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3</text:p>
          </table:table-cell>
          <table:table-cell office:value-type="string">
            <text:p><text:s/>4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408</text:p>
          </table:table-cell>
          <table:table-cell office:value-type="string">
            <text:p><text:s/>398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413</text:p>
          </table:table-cell>
          <table:table-cell office:value-type="string">
            <text:p><text:s/>404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398</text:p>
          </table:table-cell>
          <table:table-cell office:value-type="string">
            <text:p><text:s/>389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403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/>401</text:p>
          </table:table-cell>
          <table:table-cell office:value-type="string">
            <text:p><text:s/>389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406</text:p>
          </table:table-cell>
          <table:table-cell office:value-type="string">
            <text:p><text:s/>39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97</text:p>
          </table:table-cell>
          <table:table-cell office:value-type="string">
            <text:p><text:s/>392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63</text:p>
          </table:table-cell>
          <table:table-cell office:value-type="string">
            <text:p><text:s/>356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/>345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47</text:p>
          </table:table-cell>
          <table:table-cell office:value-type="string">
            <text:p><text:s/>337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54</text:p>
          </table:table-cell>
          <table:table-cell office:value-type="string">
            <text:p><text:s/>343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<text:s/>347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<text:s/>357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71</text:p>
          </table:table-cell>
          <table:table-cell office:value-type="string">
            <text:p><text:s/>364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<text:s/>402</text:p>
          </table:table-cell>
          <table:table-cell office:value-type="string">
            <text:p><text:s/>391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/>389</text:p>
          </table:table-cell>
          <table:table-cell office:value-type="string">
            <text:p><text:s/>377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/>400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99</text:p>
          </table:table-cell>
          <table:table-cell office:value-type="string">
            <text:p><text:s/>387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/>380</text:p>
          </table:table-cell>
          <table:table-cell office:value-type="string">
            <text:p><text:s/>366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371</text:p>
          </table:table-cell>
          <table:table-cell office:value-type="string">
            <text:p><text:s/>36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/>384</text:p>
          </table:table-cell>
          <table:table-cell office:value-type="string">
            <text:p><text:s/>363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88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/>392</text:p>
          </table:table-cell>
          <table:table-cell office:value-type="string">
            <text:p><text:s/>38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380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79</text:p>
          </table:table-cell>
          <table:table-cell office:value-type="string">
            <text:p><text:s/>371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399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/>398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/>413</text:p>
          </table:table-cell>
          <table:table-cell office:value-type="string">
            <text:p><text:s/>40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425</text:p>
          </table:table-cell>
          <table:table-cell office:value-type="string">
            <text:p><text:s/>410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417</text:p>
          </table:table-cell>
          <table:table-cell office:value-type="string">
            <text:p><text:s/>40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415</text:p>
          </table:table-cell>
          <table:table-cell office:value-type="string">
            <text:p><text:s/>399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s/>432</text:p>
          </table:table-cell>
          <table:table-cell office:value-type="string">
            <text:p><text:s/>420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s/>449</text:p>
          </table:table-cell>
          <table:table-cell office:value-type="string">
            <text:p><text:s/>439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464</text:p>
          </table:table-cell>
          <table:table-cell office:value-type="string">
            <text:p><text:s/>45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498</text:p>
          </table:table-cell>
          <table:table-cell office:value-type="string">
            <text:p><text:s/>483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05</text:p>
          </table:table-cell>
          <table:table-cell office:value-type="string">
            <text:p><text:s/>492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/>485</text:p>
          </table:table-cell>
          <table:table-cell office:value-type="string">
            <text:p><text:s/>478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number-columns-repeated="2" office:value-type="string">
            <text:p><text:s/>469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68</text:p>
          </table:table-cell>
          <table:table-cell office:value-type="string">
            <text:p><text:s/>466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/>403</text:p>
          </table:table-cell>
          <table:table-cell office:value-type="string">
            <text:p><text:s/>399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/>377</text:p>
          </table:table-cell>
          <table:table-cell office:value-type="string">
            <text:p><text:s/>37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91</text:p>
          </table:table-cell>
          <table:table-cell office:value-type="string">
            <text:p><text:s/>388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413</text:p>
          </table:table-cell>
          <table:table-cell office:value-type="string">
            <text:p><text:s/>411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s/>428</text:p>
          </table:table-cell>
          <table:table-cell office:value-type="string">
            <text:p><text:s/>426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s/>411</text:p>
          </table:table-cell>
          <table:table-cell office:value-type="string">
            <text:p><text:s/>405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<text:s/>421</text:p>
          </table:table-cell>
          <table:table-cell office:value-type="string">
            <text:p><text:s/>415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430</text:p>
          </table:table-cell>
          <table:table-cell office:value-type="string">
            <text:p><text:s/>421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39</text:p>
          </table:table-cell>
          <table:table-cell office:value-type="string">
            <text:p><text:s/>433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28</text:p>
          </table:table-cell>
          <table:table-cell office:value-type="string">
            <text:p><text:s/>42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43</text:p>
          </table:table-cell>
          <table:table-cell office:value-type="string">
            <text:p><text:s/>432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/>450</text:p>
          </table:table-cell>
          <table:table-cell office:value-type="string">
            <text:p><text:s/>437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417</text:p>
          </table:table-cell>
          <table:table-cell office:value-type="string">
            <text:p><text:s/>404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/>407</text:p>
          </table:table-cell>
          <table:table-cell office:value-type="string">
            <text:p><text:s/>394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24</text:p>
          </table:table-cell>
          <table:table-cell office:value-type="string">
            <text:p><text:s/>406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s/>424</text:p>
          </table:table-cell>
          <table:table-cell office:value-type="string">
            <text:p><text:s/>401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453</text:p>
          </table:table-cell>
          <table:table-cell office:value-type="string">
            <text:p><text:s/>427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<text:s/>427</text:p>
          </table:table-cell>
          <table:table-cell office:value-type="string">
            <text:p><text:s/>40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9</text:p>
          </table:table-cell>
          <table:table-cell office:value-type="string">
            <text:p><text:s/>394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407</text:p>
          </table:table-cell>
          <table:table-cell office:value-type="string">
            <text:p><text:s/>381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33</text:p>
          </table:table-cell>
          <table:table-cell office:value-type="string">
            <text:p><text:s/>405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420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55</text:p>
          </table:table-cell>
          <table:table-cell office:value-type="string">
            <text:p><text:s/>426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481</text:p>
          </table:table-cell>
          <table:table-cell office:value-type="string">
            <text:p><text:s/>45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501</text:p>
          </table:table-cell>
          <table:table-cell office:value-type="string">
            <text:p><text:s/>475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516</text:p>
          </table:table-cell>
          <table:table-cell office:value-type="string">
            <text:p><text:s/>49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89</text:p>
          </table:table-cell>
          <table:table-cell office:value-type="string">
            <text:p><text:s/>469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502</text:p>
          </table:table-cell>
          <table:table-cell office:value-type="string">
            <text:p><text:s/>475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<text:s/>623</text:p>
          </table:table-cell>
          <table:table-cell office:value-type="string">
            <text:p><text:s/>634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<text:s/>985</text:p>
          </table:table-cell>
          <table:table-cell office:value-type="string">
            <text:p><text:s/>1042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<text:s/>1022</text:p>
          </table:table-cell>
          <table:table-cell office:value-type="string">
            <text:p><text:s/>1086</text:p>
          </table:table-cell>
          <table:table-cell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<text:s/>1145</text:p>
          </table:table-cell>
          <table:table-cell office:value-type="string">
            <text:p><text:s/>1215</text:p>
          </table:table-cell>
          <table:table-cell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<text:s/>1222</text:p>
          </table:table-cell>
          <table:table-cell office:value-type="string">
            <text:p><text:s/>1303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<text:s/>1313</text:p>
          </table:table-cell>
          <table:table-cell office:value-type="string">
            <text:p><text:s/>1415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<text:s/>1448</text:p>
          </table:table-cell>
          <table:table-cell office:value-type="string">
            <text:p><text:s/>1567</text:p>
          </table:table-cell>
          <table:table-cell/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<text:s/>1550</text:p>
          </table:table-cell>
          <table:table-cell office:value-type="string">
            <text:p><text:s/>1673</text:p>
          </table:table-cell>
          <table:table-cell/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<text:s/>1678</text:p>
          </table:table-cell>
          <table:table-cell office:value-type="string">
            <text:p><text:s/>1807</text:p>
          </table:table-cell>
          <table:table-cell/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<text:s/>1801</text:p>
          </table:table-cell>
          <table:table-cell office:value-type="string">
            <text:p><text:s/>1938</text:p>
          </table:table-cell>
          <table:table-cell/>
        </table:table-row>
        <table:table-row table:style-name="ro1">
          <table:table-cell office:value-type="float" office:value="1764">
            <text:p>1764</text:p>
          </table:table-cell>
          <table:table-cell office:value-type="string">
            <text:p><text:s/>1930</text:p>
          </table:table-cell>
          <table:table-cell office:value-type="string">
            <text:p><text:s/>2077</text:p>
          </table:table-cell>
          <table:table-cell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<text:s/>2074</text:p>
          </table:table-cell>
          <table:table-cell office:value-type="string">
            <text:p><text:s/>2222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<text:s/>2187</text:p>
          </table:table-cell>
          <table:table-cell office:value-type="string">
            <text:p><text:s/>2341</text:p>
          </table:table-cell>
          <table:table-cell/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<text:s/>2379</text:p>
          </table:table-cell>
          <table:table-cell office:value-type="string">
            <text:p><text:s/>2536</text:p>
          </table:table-cell>
          <table:table-cell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<text:s/>2496</text:p>
          </table:table-cell>
          <table:table-cell office:value-type="string">
            <text:p><text:s/>2649</text:p>
          </table:table-cell>
          <table:table-cell/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<text:s/>2623</text:p>
          </table:table-cell>
          <table:table-cell office:value-type="string">
            <text:p><text:s/>2781</text:p>
          </table:table-cell>
          <table:table-cell/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<text:s/>2751</text:p>
          </table:table-cell>
          <table:table-cell office:value-type="string">
            <text:p><text:s/>2909</text:p>
          </table:table-cell>
          <table:table-cell/>
        </table:table-row>
        <table:table-row table:style-name="ro1">
          <table:table-cell office:value-type="float" office:value="2615">
            <text:p>2615</text:p>
          </table:table-cell>
          <table:table-cell office:value-type="string">
            <text:p><text:s/>2858</text:p>
          </table:table-cell>
          <table:table-cell office:value-type="string">
            <text:p><text:s/>3012</text:p>
          </table:table-cell>
          <table:table-cell/>
        </table:table-row>
        <table:table-row table:style-name="ro1">
          <table:table-cell office:value-type="float" office:value="2856">
            <text:p>2856</text:p>
          </table:table-cell>
          <table:table-cell office:value-type="string">
            <text:p><text:s/>3105</text:p>
          </table:table-cell>
          <table:table-cell office:value-type="string">
            <text:p><text:s/>3251</text:p>
          </table:table-cell>
          <table:table-cell/>
        </table:table-row>
        <table:table-row table:style-name="ro1">
          <table:table-cell office:value-type="float" office:value="3033">
            <text:p>3033</text:p>
          </table:table-cell>
          <table:table-cell office:value-type="string">
            <text:p><text:s/>3298</text:p>
          </table:table-cell>
          <table:table-cell office:value-type="string">
            <text:p><text:s/>3435</text:p>
          </table:table-cell>
          <table:table-cell/>
        </table:table-row>
        <table:table-row table:style-name="ro1">
          <table:table-cell office:value-type="float" office:value="3137">
            <text:p>3137</text:p>
          </table:table-cell>
          <table:table-cell office:value-type="string">
            <text:p><text:s/>3397</text:p>
          </table:table-cell>
          <table:table-cell office:value-type="string">
            <text:p><text:s/>3531</text:p>
          </table:table-cell>
          <table:table-cell/>
        </table:table-row>
        <table:table-row table:style-name="ro1">
          <table:table-cell office:value-type="float" office:value="3336">
            <text:p>3336</text:p>
          </table:table-cell>
          <table:table-cell office:value-type="string">
            <text:p><text:s/>3597</text:p>
          </table:table-cell>
          <table:table-cell office:value-type="string">
            <text:p><text:s/>3722</text:p>
          </table:table-cell>
          <table:table-cell/>
        </table:table-row>
        <table:table-row table:style-name="ro1">
          <table:table-cell office:value-type="float" office:value="3580">
            <text:p>3580</text:p>
          </table:table-cell>
          <table:table-cell office:value-type="string">
            <text:p><text:s/>3850</text:p>
          </table:table-cell>
          <table:table-cell office:value-type="string">
            <text:p><text:s/>3974</text:p>
          </table:table-cell>
          <table:table-cell/>
        </table:table-row>
        <table:table-row table:style-name="ro1">
          <table:table-cell office:value-type="float" office:value="3878">
            <text:p>3878</text:p>
          </table:table-cell>
          <table:table-cell office:value-type="string">
            <text:p><text:s/>4143</text:p>
          </table:table-cell>
          <table:table-cell office:value-type="string">
            <text:p><text:s/>4253</text:p>
          </table:table-cell>
          <table:table-cell/>
        </table:table-row>
        <table:table-row table:style-name="ro1">
          <table:table-cell office:value-type="float" office:value="4086">
            <text:p>4086</text:p>
          </table:table-cell>
          <table:table-cell office:value-type="string">
            <text:p><text:s/>4343</text:p>
          </table:table-cell>
          <table:table-cell office:value-type="string">
            <text:p><text:s/>4437</text:p>
          </table:table-cell>
          <table:table-cell/>
        </table:table-row>
        <table:table-row table:style-name="ro1">
          <table:table-cell office:value-type="float" office:value="4279">
            <text:p>4279</text:p>
          </table:table-cell>
          <table:table-cell office:value-type="string">
            <text:p><text:s/>4529</text:p>
          </table:table-cell>
          <table:table-cell office:value-type="string">
            <text:p><text:s/>4617</text:p>
          </table:table-cell>
          <table:table-cell/>
        </table:table-row>
        <table:table-row table:style-name="ro1">
          <table:table-cell office:value-type="float" office:value="4423">
            <text:p>4423</text:p>
          </table:table-cell>
          <table:table-cell office:value-type="string">
            <text:p><text:s/>4676</text:p>
          </table:table-cell>
          <table:table-cell office:value-type="string">
            <text:p><text:s/>4765</text:p>
          </table:table-cell>
          <table:table-cell/>
        </table:table-row>
        <table:table-row table:style-name="ro1">
          <table:table-cell office:value-type="float" office:value="4518">
            <text:p>4518</text:p>
          </table:table-cell>
          <table:table-cell office:value-type="string">
            <text:p><text:s/>4772</text:p>
          </table:table-cell>
          <table:table-cell office:value-type="string">
            <text:p><text:s/>4845</text:p>
          </table:table-cell>
          <table:table-cell/>
        </table:table-row>
        <table:table-row table:style-name="ro1">
          <table:table-cell office:value-type="float" office:value="4693">
            <text:p>4693</text:p>
          </table:table-cell>
          <table:table-cell office:value-type="string">
            <text:p><text:s/>4943</text:p>
          </table:table-cell>
          <table:table-cell office:value-type="string">
            <text:p><text:s/>5005</text:p>
          </table:table-cell>
          <table:table-cell/>
        </table:table-row>
        <table:table-row table:style-name="ro1">
          <table:table-cell office:value-type="float" office:value="4850">
            <text:p>4850</text:p>
          </table:table-cell>
          <table:table-cell office:value-type="string">
            <text:p><text:s/>5095</text:p>
          </table:table-cell>
          <table:table-cell office:value-type="string">
            <text:p><text:s/>5146</text:p>
          </table:table-cell>
          <table:table-cell/>
        </table:table-row>
        <table:table-row table:style-name="ro1">
          <table:table-cell office:value-type="float" office:value="5071">
            <text:p>5071</text:p>
          </table:table-cell>
          <table:table-cell office:value-type="string">
            <text:p><text:s/>5318</text:p>
          </table:table-cell>
          <table:table-cell office:value-type="string">
            <text:p><text:s/>5363</text:p>
          </table:table-cell>
          <table:table-cell/>
        </table:table-row>
        <table:table-row table:style-name="ro1">
          <table:table-cell office:value-type="float" office:value="5146">
            <text:p>5146</text:p>
          </table:table-cell>
          <table:table-cell office:value-type="string">
            <text:p><text:s/>5396</text:p>
          </table:table-cell>
          <table:table-cell office:value-type="string">
            <text:p><text:s/>5435</text:p>
          </table:table-cell>
          <table:table-cell/>
        </table:table-row>
        <table:table-row table:style-name="ro1">
          <table:table-cell office:value-type="float" office:value="5202">
            <text:p>5202</text:p>
          </table:table-cell>
          <table:table-cell office:value-type="string">
            <text:p><text:s/>5449</text:p>
          </table:table-cell>
          <table:table-cell office:value-type="string">
            <text:p><text:s/>5491</text:p>
          </table:table-cell>
          <table:table-cell/>
        </table:table-row>
        <table:table-row table:style-name="ro1">
          <table:table-cell office:value-type="float" office:value="5254">
            <text:p>5254</text:p>
          </table:table-cell>
          <table:table-cell office:value-type="string">
            <text:p><text:s/>5499</text:p>
          </table:table-cell>
          <table:table-cell office:value-type="string">
            <text:p><text:s/>5554</text:p>
          </table:table-cell>
          <table:table-cell/>
        </table:table-row>
        <table:table-row table:style-name="ro1">
          <table:table-cell office:value-type="float" office:value="5300">
            <text:p>5300</text:p>
          </table:table-cell>
          <table:table-cell office:value-type="string">
            <text:p><text:s/>5563</text:p>
          </table:table-cell>
          <table:table-cell office:value-type="string">
            <text:p><text:s/>5597</text:p>
          </table:table-cell>
          <table:table-cell/>
        </table:table-row>
        <table:table-row table:style-name="ro1">
          <table:table-cell office:value-type="float" office:value="5342">
            <text:p>5342</text:p>
          </table:table-cell>
          <table:table-cell office:value-type="string">
            <text:p><text:s/>5608</text:p>
          </table:table-cell>
          <table:table-cell office:value-type="string">
            <text:p><text:s/>5641</text:p>
          </table:table-cell>
          <table:table-cell/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<text:s/>5711</text:p>
          </table:table-cell>
          <table:table-cell office:value-type="string">
            <text:p><text:s/>5738</text:p>
          </table:table-cell>
          <table:table-cell/>
        </table:table-row>
        <table:table-row table:style-name="ro1">
          <table:table-cell office:value-type="float" office:value="5507">
            <text:p>5507</text:p>
          </table:table-cell>
          <table:table-cell office:value-type="string">
            <text:p><text:s/>5794</text:p>
          </table:table-cell>
          <table:table-cell office:value-type="string">
            <text:p><text:s/>5821</text:p>
          </table:table-cell>
          <table:table-cell/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<text:s/>5928</text:p>
          </table:table-cell>
          <table:table-cell office:value-type="string">
            <text:p><text:s/>5949</text:p>
          </table:table-cell>
          <table:table-cell/>
        </table:table-row>
        <table:table-row table:style-name="ro1">
          <table:table-cell office:value-type="float" office:value="5791">
            <text:p>5791</text:p>
          </table:table-cell>
          <table:table-cell office:value-type="string">
            <text:p><text:s/>6094</text:p>
          </table:table-cell>
          <table:table-cell office:value-type="string">
            <text:p><text:s/>6114</text:p>
          </table:table-cell>
          <table:table-cell/>
        </table:table-row>
        <table:table-row table:style-name="ro1">
          <table:table-cell office:value-type="float" office:value="5861">
            <text:p>5861</text:p>
          </table:table-cell>
          <table:table-cell office:value-type="string">
            <text:p><text:s/>6178</text:p>
          </table:table-cell>
          <table:table-cell office:value-type="string">
            <text:p><text:s/>6191</text:p>
          </table:table-cell>
          <table:table-cell/>
        </table:table-row>
        <table:table-row table:style-name="ro1">
          <table:table-cell office:value-type="float" office:value="5908">
            <text:p>5908</text:p>
          </table:table-cell>
          <table:table-cell office:value-type="string">
            <text:p><text:s/>6231</text:p>
          </table:table-cell>
          <table:table-cell office:value-type="string">
            <text:p><text:s/>6241</text:p>
          </table:table-cell>
          <table:table-cell/>
        </table:table-row>
        <table:table-row table:style-name="ro1">
          <table:table-cell office:value-type="float" office:value="5924">
            <text:p>5924</text:p>
          </table:table-cell>
          <table:table-cell office:value-type="string">
            <text:p><text:s/>6261</text:p>
          </table:table-cell>
          <table:table-cell office:value-type="string">
            <text:p><text:s/>6272</text:p>
          </table:table-cell>
          <table:table-cell/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<text:s/>6324</text:p>
          </table:table-cell>
          <table:table-cell office:value-type="string">
            <text:p><text:s/>6338</text:p>
          </table:table-cell>
          <table:table-cell/>
        </table:table-row>
        <table:table-row table:style-name="ro1">
          <table:table-cell office:value-type="float" office:value="6005">
            <text:p>6005</text:p>
          </table:table-cell>
          <table:table-cell office:value-type="string">
            <text:p><text:s/>6366</text:p>
          </table:table-cell>
          <table:table-cell office:value-type="string">
            <text:p><text:s/>6376</text:p>
          </table:table-cell>
          <table:table-cell/>
        </table:table-row>
        <table:table-row table:style-name="ro1">
          <table:table-cell office:value-type="float" office:value="6056">
            <text:p>6056</text:p>
          </table:table-cell>
          <table:table-cell office:value-type="string">
            <text:p><text:s/>6420</text:p>
          </table:table-cell>
          <table:table-cell office:value-type="string">
            <text:p><text:s/>6436</text:p>
          </table:table-cell>
          <table:table-cell/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<text:s/>6438</text:p>
          </table:table-cell>
          <table:table-cell office:value-type="string">
            <text:p><text:s/>6454</text:p>
          </table:table-cell>
          <table:table-cell/>
        </table:table-row>
        <table:table-row table:style-name="ro1">
          <table:table-cell office:value-type="float" office:value="5997">
            <text:p>5997</text:p>
          </table:table-cell>
          <table:table-cell office:value-type="string">
            <text:p><text:s/>6381</text:p>
          </table:table-cell>
          <table:table-cell office:value-type="string">
            <text:p><text:s/>6395</text:p>
          </table:table-cell>
          <table:table-cell/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<text:s/>6446</text:p>
          </table:table-cell>
          <table:table-cell office:value-type="string">
            <text:p><text:s/>6459</text:p>
          </table:table-cell>
          <table:table-cell/>
        </table:table-row>
        <table:table-row table:style-name="ro1">
          <table:table-cell office:value-type="float" office:value="6157">
            <text:p>6157</text:p>
          </table:table-cell>
          <table:table-cell office:value-type="string">
            <text:p><text:s/>6559</text:p>
          </table:table-cell>
          <table:table-cell office:value-type="string">
            <text:p><text:s/>6581</text:p>
          </table:table-cell>
          <table:table-cell/>
        </table:table-row>
        <table:table-row table:style-name="ro1">
          <table:table-cell office:value-type="float" office:value="6158">
            <text:p>6158</text:p>
          </table:table-cell>
          <table:table-cell office:value-type="string">
            <text:p><text:s/>6564</text:p>
          </table:table-cell>
          <table:table-cell office:value-type="string">
            <text:p><text:s/>6597</text:p>
          </table:table-cell>
          <table:table-cell/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<text:s/>6602</text:p>
          </table:table-cell>
          <table:table-cell office:value-type="string">
            <text:p><text:s/>6630</text:p>
          </table:table-cell>
          <table:table-cell/>
        </table:table-row>
        <table:table-row table:style-name="ro1">
          <table:table-cell office:value-type="float" office:value="6126">
            <text:p>6126</text:p>
          </table:table-cell>
          <table:table-cell office:value-type="string">
            <text:p><text:s/>6568</text:p>
          </table:table-cell>
          <table:table-cell office:value-type="string">
            <text:p><text:s/>6601</text:p>
          </table:table-cell>
          <table:table-cell/>
        </table:table-row>
        <table:table-row table:style-name="ro1">
          <table:table-cell office:value-type="float" office:value="6100">
            <text:p>6100</text:p>
          </table:table-cell>
          <table:table-cell office:value-type="string">
            <text:p><text:s/>6536</text:p>
          </table:table-cell>
          <table:table-cell office:value-type="string">
            <text:p><text:s/>6574</text:p>
          </table:table-cell>
          <table:table-cell/>
        </table:table-row>
        <table:table-row table:style-name="ro1">
          <table:table-cell office:value-type="float" office:value="6133">
            <text:p>6133</text:p>
          </table:table-cell>
          <table:table-cell office:value-type="string">
            <text:p><text:s/>6597</text:p>
          </table:table-cell>
          <table:table-cell office:value-type="string">
            <text:p><text:s/>6635</text:p>
          </table:table-cell>
          <table:table-cell/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<text:s/>6678</text:p>
          </table:table-cell>
          <table:table-cell office:value-type="string">
            <text:p><text:s/>6720</text:p>
          </table:table-cell>
          <table:table-cell/>
        </table:table-row>
        <table:table-row table:style-name="ro1">
          <table:table-cell office:value-type="float" office:value="6328">
            <text:p>6328</text:p>
          </table:table-cell>
          <table:table-cell office:value-type="string">
            <text:p><text:s/>6807</text:p>
          </table:table-cell>
          <table:table-cell office:value-type="string">
            <text:p><text:s/>6855</text:p>
          </table:table-cell>
          <table:table-cell/>
        </table:table-row>
        <table:table-row table:style-name="ro1">
          <table:table-cell office:value-type="float" office:value="6375">
            <text:p>6375</text:p>
          </table:table-cell>
          <table:table-cell office:value-type="string">
            <text:p><text:s/>6878</text:p>
          </table:table-cell>
          <table:table-cell office:value-type="string">
            <text:p><text:s/>6934</text:p>
          </table:table-cell>
          <table:table-cell/>
        </table:table-row>
        <table:table-row table:style-name="ro1">
          <table:table-cell office:value-type="float" office:value="6471">
            <text:p>6471</text:p>
          </table:table-cell>
          <table:table-cell office:value-type="string">
            <text:p><text:s/>6978</text:p>
          </table:table-cell>
          <table:table-cell office:value-type="string">
            <text:p><text:s/>7040</text:p>
          </table:table-cell>
          <table:table-cell/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<text:s/>6953</text:p>
          </table:table-cell>
          <table:table-cell office:value-type="string">
            <text:p><text:s/>7020</text:p>
          </table:table-cell>
          <table:table-cell/>
        </table:table-row>
        <table:table-row table:style-name="ro1">
          <table:table-cell office:value-type="float" office:value="6464">
            <text:p>6464</text:p>
          </table:table-cell>
          <table:table-cell office:value-type="string">
            <text:p><text:s/>6996</text:p>
          </table:table-cell>
          <table:table-cell office:value-type="string">
            <text:p><text:s/>7067</text:p>
          </table:table-cell>
          <table:table-cell/>
        </table:table-row>
        <table:table-row table:style-name="ro1">
          <table:table-cell office:value-type="float" office:value="6455">
            <text:p>6455</text:p>
          </table:table-cell>
          <table:table-cell office:value-type="string">
            <text:p><text:s/>6988</text:p>
          </table:table-cell>
          <table:table-cell office:value-type="string">
            <text:p><text:s/>7063</text:p>
          </table:table-cell>
          <table:table-cell/>
        </table:table-row>
        <table:table-row table:style-name="ro1">
          <table:table-cell office:value-type="float" office:value="6481">
            <text:p>6481</text:p>
          </table:table-cell>
          <table:table-cell office:value-type="string">
            <text:p><text:s/>7015</text:p>
          </table:table-cell>
          <table:table-cell office:value-type="string">
            <text:p><text:s/>7099</text:p>
          </table:table-cell>
          <table:table-cell/>
        </table:table-row>
        <table:table-row table:style-name="ro1">
          <table:table-cell office:value-type="float" office:value="6439">
            <text:p>6439</text:p>
          </table:table-cell>
          <table:table-cell office:value-type="string">
            <text:p><text:s/>6974</text:p>
          </table:table-cell>
          <table:table-cell office:value-type="string">
            <text:p><text:s/>7063</text:p>
          </table:table-cell>
          <table:table-cell/>
        </table:table-row>
        <table:table-row table:style-name="ro1">
          <table:table-cell office:value-type="float" office:value="6449">
            <text:p>6449</text:p>
          </table:table-cell>
          <table:table-cell office:value-type="string">
            <text:p><text:s/>6994</text:p>
          </table:table-cell>
          <table:table-cell office:value-type="string">
            <text:p><text:s/>7101</text:p>
          </table:table-cell>
          <table:table-cell/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<text:s/>6994</text:p>
          </table:table-cell>
          <table:table-cell office:value-type="string">
            <text:p><text:s/>7108</text:p>
          </table:table-cell>
          <table:table-cell/>
        </table:table-row>
        <table:table-row table:style-name="ro1">
          <table:table-cell office:value-type="float" office:value="6434">
            <text:p>6434</text:p>
          </table:table-cell>
          <table:table-cell office:value-type="string">
            <text:p><text:s/>7011</text:p>
          </table:table-cell>
          <table:table-cell office:value-type="string">
            <text:p><text:s/>7132</text:p>
          </table:table-cell>
          <table:table-cell/>
        </table:table-row>
        <table:table-row table:style-name="ro1">
          <table:table-cell office:value-type="float" office:value="6398">
            <text:p>6398</text:p>
          </table:table-cell>
          <table:table-cell office:value-type="string">
            <text:p><text:s/>6988</text:p>
          </table:table-cell>
          <table:table-cell office:value-type="string">
            <text:p><text:s/>7117</text:p>
          </table:table-cell>
          <table:table-cell/>
        </table:table-row>
        <table:table-row table:style-name="ro1">
          <table:table-cell office:value-type="float" office:value="6435">
            <text:p>6435</text:p>
          </table:table-cell>
          <table:table-cell office:value-type="string">
            <text:p><text:s/>7025</text:p>
          </table:table-cell>
          <table:table-cell office:value-type="string">
            <text:p><text:s/>7151</text:p>
          </table:table-cell>
          <table:table-cell/>
        </table:table-row>
        <table:table-row table:style-name="ro1">
          <table:table-cell office:value-type="float" office:value="6439">
            <text:p>6439</text:p>
          </table:table-cell>
          <table:table-cell office:value-type="string">
            <text:p><text:s/>7041</text:p>
          </table:table-cell>
          <table:table-cell office:value-type="string">
            <text:p><text:s/>7180</text:p>
          </table:table-cell>
          <table:table-cell/>
        </table:table-row>
        <table:table-row table:style-name="ro1">
          <table:table-cell office:value-type="float" office:value="6486">
            <text:p>6486</text:p>
          </table:table-cell>
          <table:table-cell office:value-type="string">
            <text:p><text:s/>7102</text:p>
          </table:table-cell>
          <table:table-cell office:value-type="string">
            <text:p><text:s/>7253</text:p>
          </table:table-cell>
          <table:table-cell/>
        </table:table-row>
        <table:table-row table:style-name="ro1">
          <table:table-cell office:value-type="float" office:value="6485">
            <text:p>6485</text:p>
          </table:table-cell>
          <table:table-cell office:value-type="string">
            <text:p><text:s/>7109</text:p>
          </table:table-cell>
          <table:table-cell office:value-type="string">
            <text:p><text:s/>7264</text:p>
          </table:table-cell>
          <table:table-cell/>
        </table:table-row>
        <table:table-row table:style-name="ro1">
          <table:table-cell office:value-type="float" office:value="6389">
            <text:p>6389</text:p>
          </table:table-cell>
          <table:table-cell office:value-type="string">
            <text:p><text:s/>7018</text:p>
          </table:table-cell>
          <table:table-cell office:value-type="string">
            <text:p><text:s/>7172</text:p>
          </table:table-cell>
          <table:table-cell/>
        </table:table-row>
        <table:table-row table:style-name="ro1">
          <table:table-cell office:value-type="float" office:value="6318">
            <text:p>6318</text:p>
          </table:table-cell>
          <table:table-cell office:value-type="string">
            <text:p><text:s/>6954</text:p>
          </table:table-cell>
          <table:table-cell office:value-type="string">
            <text:p><text:s/>7112</text:p>
          </table:table-cell>
          <table:table-cell/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<text:s/>6928</text:p>
          </table:table-cell>
          <table:table-cell office:value-type="string">
            <text:p><text:s/>7098</text:p>
          </table:table-cell>
          <table:table-cell/>
        </table:table-row>
        <table:table-row table:style-name="ro1">
          <table:table-cell office:value-type="float" office:value="6280">
            <text:p>6280</text:p>
          </table:table-cell>
          <table:table-cell office:value-type="string">
            <text:p><text:s/>6941</text:p>
          </table:table-cell>
          <table:table-cell office:value-type="string">
            <text:p><text:s/>7130</text:p>
          </table:table-cell>
          <table:table-cell/>
        </table:table-row>
        <table:table-row table:style-name="ro1">
          <table:table-cell office:value-type="float" office:value="6234">
            <text:p>6234</text:p>
          </table:table-cell>
          <table:table-cell office:value-type="string">
            <text:p><text:s/>6893</text:p>
          </table:table-cell>
          <table:table-cell office:value-type="string">
            <text:p><text:s/>7095</text:p>
          </table:table-cell>
          <table:table-cell/>
        </table:table-row>
        <table:table-row table:style-name="ro1">
          <table:table-cell office:value-type="float" office:value="6196">
            <text:p>6196</text:p>
          </table:table-cell>
          <table:table-cell office:value-type="string">
            <text:p><text:s/>6854</text:p>
          </table:table-cell>
          <table:table-cell office:value-type="string">
            <text:p><text:s/>7057</text:p>
          </table:table-cell>
          <table:table-cell/>
        </table:table-row>
        <table:table-row table:style-name="ro1">
          <table:table-cell office:value-type="float" office:value="6215">
            <text:p>6215</text:p>
          </table:table-cell>
          <table:table-cell office:value-type="string">
            <text:p><text:s/>6898</text:p>
          </table:table-cell>
          <table:table-cell office:value-type="string">
            <text:p><text:s/>7106</text:p>
          </table:table-cell>
          <table:table-cell/>
        </table:table-row>
        <table:table-row table:style-name="ro1">
          <table:table-cell office:value-type="float" office:value="6196">
            <text:p>6196</text:p>
          </table:table-cell>
          <table:table-cell office:value-type="string">
            <text:p><text:s/>6888</text:p>
          </table:table-cell>
          <table:table-cell office:value-type="string">
            <text:p><text:s/>7106</text:p>
          </table:table-cell>
          <table:table-cell/>
        </table:table-row>
        <table:table-row table:style-name="ro1">
          <table:table-cell office:value-type="float" office:value="6159">
            <text:p>6159</text:p>
          </table:table-cell>
          <table:table-cell office:value-type="string">
            <text:p><text:s/>6863</text:p>
          </table:table-cell>
          <table:table-cell office:value-type="string">
            <text:p><text:s/>7098</text:p>
          </table:table-cell>
          <table:table-cell/>
        </table:table-row>
        <table:table-row table:style-name="ro1">
          <table:table-cell office:value-type="float" office:value="6137">
            <text:p>6137</text:p>
          </table:table-cell>
          <table:table-cell office:value-type="string">
            <text:p><text:s/>6853</text:p>
          </table:table-cell>
          <table:table-cell office:value-type="string">
            <text:p><text:s/>7098</text:p>
          </table:table-cell>
          <table:table-cell/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<text:s/>6846</text:p>
          </table:table-cell>
          <table:table-cell office:value-type="string">
            <text:p><text:s/>7096</text:p>
          </table:table-cell>
          <table:table-cell/>
        </table:table-row>
        <table:table-row table:style-name="ro1">
          <table:table-cell office:value-type="float" office:value="6053">
            <text:p>6053</text:p>
          </table:table-cell>
          <table:table-cell office:value-type="string">
            <text:p><text:s/>6769</text:p>
          </table:table-cell>
          <table:table-cell office:value-type="string">
            <text:p><text:s/>7017</text:p>
          </table:table-cell>
          <table:table-cell/>
        </table:table-row>
        <table:table-row table:style-name="ro1">
          <table:table-cell office:value-type="float" office:value="6015">
            <text:p>6015</text:p>
          </table:table-cell>
          <table:table-cell office:value-type="string">
            <text:p><text:s/>6757</text:p>
          </table:table-cell>
          <table:table-cell office:value-type="string">
            <text:p><text:s/>7000</text:p>
          </table:table-cell>
          <table:table-cell/>
        </table:table-row>
        <table:table-row table:style-name="ro1">
          <table:table-cell office:value-type="float" office:value="5933">
            <text:p>5933</text:p>
          </table:table-cell>
          <table:table-cell office:value-type="string">
            <text:p><text:s/>6668</text:p>
          </table:table-cell>
          <table:table-cell office:value-type="string">
            <text:p><text:s/>6919</text:p>
          </table:table-cell>
          <table:table-cell/>
        </table:table-row>
        <table:table-row table:style-name="ro1">
          <table:table-cell office:value-type="float" office:value="5923">
            <text:p>5923</text:p>
          </table:table-cell>
          <table:table-cell office:value-type="string">
            <text:p><text:s/>6659</text:p>
          </table:table-cell>
          <table:table-cell office:value-type="string">
            <text:p><text:s/>6929</text:p>
          </table:table-cell>
          <table:table-cell/>
        </table:table-row>
        <table:table-row table:style-name="ro1">
          <table:table-cell office:value-type="float" office:value="5834">
            <text:p>5834</text:p>
          </table:table-cell>
          <table:table-cell office:value-type="string">
            <text:p><text:s/>6583</text:p>
          </table:table-cell>
          <table:table-cell office:value-type="string">
            <text:p><text:s/>6862</text:p>
          </table:table-cell>
          <table:table-cell/>
        </table:table-row>
        <table:table-row table:style-name="ro1">
          <table:table-cell office:value-type="float" office:value="5803">
            <text:p>5803</text:p>
          </table:table-cell>
          <table:table-cell office:value-type="string">
            <text:p><text:s/>6557</text:p>
          </table:table-cell>
          <table:table-cell office:value-type="string">
            <text:p><text:s/>6853</text:p>
          </table:table-cell>
          <table:table-cell/>
        </table:table-row>
        <table:table-row table:style-name="ro1">
          <table:table-cell office:value-type="float" office:value="5831">
            <text:p>5831</text:p>
          </table:table-cell>
          <table:table-cell office:value-type="string">
            <text:p><text:s/>6601</text:p>
          </table:table-cell>
          <table:table-cell office:value-type="string">
            <text:p><text:s/>6913</text:p>
          </table:table-cell>
          <table:table-cell/>
        </table:table-row>
        <table:table-row table:style-name="ro1">
          <table:table-cell office:value-type="float" office:value="5876">
            <text:p>5876</text:p>
          </table:table-cell>
          <table:table-cell office:value-type="string">
            <text:p><text:s/>6660</text:p>
          </table:table-cell>
          <table:table-cell office:value-type="string">
            <text:p><text:s/>6976</text:p>
          </table:table-cell>
          <table:table-cell/>
        </table:table-row>
        <table:table-row table:style-name="ro1">
          <table:table-cell office:value-type="float" office:value="5943">
            <text:p>5943</text:p>
          </table:table-cell>
          <table:table-cell office:value-type="string">
            <text:p><text:s/>6754</text:p>
          </table:table-cell>
          <table:table-cell office:value-type="string">
            <text:p><text:s/>7070</text:p>
          </table:table-cell>
          <table:table-cell/>
        </table:table-row>
        <table:table-row table:style-name="ro1">
          <table:table-cell office:value-type="float" office:value="6002">
            <text:p>6002</text:p>
          </table:table-cell>
          <table:table-cell office:value-type="string">
            <text:p><text:s/>6836</text:p>
          </table:table-cell>
          <table:table-cell office:value-type="string">
            <text:p><text:s/>7159</text:p>
          </table:table-cell>
          <table:table-cell/>
        </table:table-row>
        <table:table-row table:style-name="ro1">
          <table:table-cell office:value-type="float" office:value="5946">
            <text:p>5946</text:p>
          </table:table-cell>
          <table:table-cell office:value-type="string">
            <text:p><text:s/>6784</text:p>
          </table:table-cell>
          <table:table-cell office:value-type="string">
            <text:p><text:s/>7101</text:p>
          </table:table-cell>
          <table:table-cell/>
        </table:table-row>
        <table:table-row table:style-name="ro1">
          <table:table-cell office:value-type="float" office:value="5839">
            <text:p>5839</text:p>
          </table:table-cell>
          <table:table-cell office:value-type="string">
            <text:p><text:s/>6692</text:p>
          </table:table-cell>
          <table:table-cell office:value-type="string">
            <text:p><text:s/>7015</text:p>
          </table:table-cell>
          <table:table-cell/>
        </table:table-row>
        <table:table-row table:style-name="ro1">
          <table:table-cell office:value-type="float" office:value="5806">
            <text:p>5806</text:p>
          </table:table-cell>
          <table:table-cell office:value-type="string">
            <text:p><text:s/>6642</text:p>
          </table:table-cell>
          <table:table-cell office:value-type="string">
            <text:p><text:s/>6965</text:p>
          </table:table-cell>
          <table:table-cell/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<text:s/>6555</text:p>
          </table:table-cell>
          <table:table-cell office:value-type="string">
            <text:p><text:s/>6886</text:p>
          </table:table-cell>
          <table:table-cell/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<text:s/>6438</text:p>
          </table:table-cell>
          <table:table-cell office:value-type="string">
            <text:p><text:s/>6776</text:p>
          </table:table-cell>
          <table:table-cell/>
        </table:table-row>
        <table:table-row table:style-name="ro1">
          <table:table-cell office:value-type="float" office:value="5542">
            <text:p>5542</text:p>
          </table:table-cell>
          <table:table-cell office:value-type="string">
            <text:p><text:s/>6378</text:p>
          </table:table-cell>
          <table:table-cell office:value-type="string">
            <text:p><text:s/>6737</text:p>
          </table:table-cell>
          <table:table-cell/>
        </table:table-row>
        <table:table-row table:style-name="ro1">
          <table:table-cell office:value-type="float" office:value="5558">
            <text:p>5558</text:p>
          </table:table-cell>
          <table:table-cell office:value-type="string">
            <text:p><text:s/>6403</text:p>
          </table:table-cell>
          <table:table-cell office:value-type="string">
            <text:p><text:s/>6769</text:p>
          </table:table-cell>
          <table:table-cell/>
        </table:table-row>
        <table:table-row table:style-name="ro1">
          <table:table-cell office:value-type="float" office:value="5608">
            <text:p>5608</text:p>
          </table:table-cell>
          <table:table-cell office:value-type="string">
            <text:p><text:s/>6473</text:p>
          </table:table-cell>
          <table:table-cell office:value-type="string">
            <text:p><text:s/>6846</text:p>
          </table:table-cell>
          <table:table-cell/>
        </table:table-row>
        <table:table-row table:style-name="ro1">
          <table:table-cell office:value-type="float" office:value="5597">
            <text:p>5597</text:p>
          </table:table-cell>
          <table:table-cell office:value-type="string">
            <text:p><text:s/>6472</text:p>
          </table:table-cell>
          <table:table-cell office:value-type="string">
            <text:p><text:s/>6847</text:p>
          </table:table-cell>
          <table:table-cell/>
        </table:table-row>
        <table:table-row table:style-name="ro1">
          <table:table-cell office:value-type="float" office:value="5586">
            <text:p>5586</text:p>
          </table:table-cell>
          <table:table-cell office:value-type="string">
            <text:p><text:s/>6456</text:p>
          </table:table-cell>
          <table:table-cell office:value-type="string">
            <text:p><text:s/>6826</text:p>
          </table:table-cell>
          <table:table-cell/>
        </table:table-row>
        <table:table-row table:style-name="ro1">
          <table:table-cell office:value-type="float" office:value="5735">
            <text:p>5735</text:p>
          </table:table-cell>
          <table:table-cell office:value-type="string">
            <text:p><text:s/>6610</text:p>
          </table:table-cell>
          <table:table-cell office:value-type="string">
            <text:p><text:s/>6987</text:p>
          </table:table-cell>
          <table:table-cell/>
        </table:table-row>
        <table:table-row table:style-name="ro1">
          <table:table-cell office:value-type="float" office:value="5710">
            <text:p>5710</text:p>
          </table:table-cell>
          <table:table-cell office:value-type="string">
            <text:p><text:s/>6605</text:p>
          </table:table-cell>
          <table:table-cell office:value-type="string">
            <text:p><text:s/>6995</text:p>
          </table:table-cell>
          <table:table-cell/>
        </table:table-row>
        <table:table-row table:style-name="ro1">
          <table:table-cell office:value-type="float" office:value="5664">
            <text:p>5664</text:p>
          </table:table-cell>
          <table:table-cell office:value-type="string">
            <text:p><text:s/>6564</text:p>
          </table:table-cell>
          <table:table-cell office:value-type="string">
            <text:p><text:s/>6964</text:p>
          </table:table-cell>
          <table:table-cell/>
        </table:table-row>
        <table:table-row table:style-name="ro1">
          <table:table-cell office:value-type="float" office:value="5656">
            <text:p>5656</text:p>
          </table:table-cell>
          <table:table-cell office:value-type="string">
            <text:p><text:s/>6557</text:p>
          </table:table-cell>
          <table:table-cell office:value-type="string">
            <text:p><text:s/>6963</text:p>
          </table:table-cell>
          <table:table-cell/>
        </table:table-row>
        <table:table-row table:style-name="ro1">
          <table:table-cell office:value-type="float" office:value="5719">
            <text:p>5719</text:p>
          </table:table-cell>
          <table:table-cell office:value-type="string">
            <text:p><text:s/>6616</text:p>
          </table:table-cell>
          <table:table-cell office:value-type="string">
            <text:p><text:s/>7030</text:p>
          </table:table-cell>
          <table:table-cell/>
        </table:table-row>
        <table:table-row table:style-name="ro1">
          <table:table-cell office:value-type="float" office:value="5783">
            <text:p>5783</text:p>
          </table:table-cell>
          <table:table-cell office:value-type="string">
            <text:p><text:s/>6685</text:p>
          </table:table-cell>
          <table:table-cell office:value-type="string">
            <text:p><text:s/>7103</text:p>
          </table:table-cell>
          <table:table-cell/>
        </table:table-row>
        <table:table-row table:style-name="ro1">
          <table:table-cell office:value-type="float" office:value="5756">
            <text:p>5756</text:p>
          </table:table-cell>
          <table:table-cell office:value-type="string">
            <text:p><text:s/>6663</text:p>
          </table:table-cell>
          <table:table-cell office:value-type="string">
            <text:p><text:s/>7085</text:p>
          </table:table-cell>
          <table:table-cell/>
        </table:table-row>
        <table:table-row table:style-name="ro1">
          <table:table-cell office:value-type="float" office:value="5714">
            <text:p>5714</text:p>
          </table:table-cell>
          <table:table-cell office:value-type="string">
            <text:p><text:s/>6621</text:p>
          </table:table-cell>
          <table:table-cell office:value-type="string">
            <text:p><text:s/>7045</text:p>
          </table:table-cell>
          <table:table-cell/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<text:s/>6551</text:p>
          </table:table-cell>
          <table:table-cell office:value-type="string">
            <text:p><text:s/>6980</text:p>
          </table:table-cell>
          <table:table-cell/>
        </table:table-row>
        <table:table-row table:style-name="ro1">
          <table:table-cell office:value-type="float" office:value="5581">
            <text:p>5581</text:p>
          </table:table-cell>
          <table:table-cell office:value-type="string">
            <text:p><text:s/>6475</text:p>
          </table:table-cell>
          <table:table-cell office:value-type="string">
            <text:p><text:s/>6902</text:p>
          </table:table-cell>
          <table:table-cell/>
        </table:table-row>
        <table:table-row table:style-name="ro1">
          <table:table-cell office:value-type="float" office:value="5473">
            <text:p>5473</text:p>
          </table:table-cell>
          <table:table-cell office:value-type="string">
            <text:p><text:s/>6352</text:p>
          </table:table-cell>
          <table:table-cell office:value-type="string">
            <text:p><text:s/>6783</text:p>
          </table:table-cell>
          <table:table-cell/>
        </table:table-row>
        <table:table-row table:style-name="ro1">
          <table:table-cell office:value-type="float" office:value="5473">
            <text:p>5473</text:p>
          </table:table-cell>
          <table:table-cell office:value-type="string">
            <text:p><text:s/>6354</text:p>
          </table:table-cell>
          <table:table-cell office:value-type="string">
            <text:p><text:s/>6796</text:p>
          </table:table-cell>
          <table:table-cell/>
        </table:table-row>
        <table:table-row table:style-name="ro1">
          <table:table-cell office:value-type="float" office:value="5492">
            <text:p>5492</text:p>
          </table:table-cell>
          <table:table-cell office:value-type="string">
            <text:p><text:s/>6374</text:p>
          </table:table-cell>
          <table:table-cell office:value-type="string">
            <text:p><text:s/>6821</text:p>
          </table:table-cell>
          <table:table-cell/>
        </table:table-row>
        <table:table-row table:style-name="ro1">
          <table:table-cell office:value-type="float" office:value="5507">
            <text:p>5507</text:p>
          </table:table-cell>
          <table:table-cell office:value-type="string">
            <text:p><text:s/>6391</text:p>
          </table:table-cell>
          <table:table-cell office:value-type="string">
            <text:p><text:s/>6847</text:p>
          </table:table-cell>
          <table:table-cell/>
        </table:table-row>
        <table:table-row table:style-name="ro1">
          <table:table-cell office:value-type="float" office:value="5578">
            <text:p>5578</text:p>
          </table:table-cell>
          <table:table-cell office:value-type="string">
            <text:p><text:s/>6474</text:p>
          </table:table-cell>
          <table:table-cell office:value-type="string">
            <text:p><text:s/>6934</text:p>
          </table:table-cell>
          <table:table-cell/>
        </table:table-row>
        <table:table-row table:style-name="ro1">
          <table:table-cell office:value-type="float" office:value="5597">
            <text:p>5597</text:p>
          </table:table-cell>
          <table:table-cell office:value-type="string">
            <text:p><text:s/>6503</text:p>
          </table:table-cell>
          <table:table-cell office:value-type="string">
            <text:p><text:s/>6973</text:p>
          </table:table-cell>
          <table:table-cell/>
        </table:table-row>
        <table:table-row table:style-name="ro1">
          <table:table-cell office:value-type="float" office:value="5641">
            <text:p>5641</text:p>
          </table:table-cell>
          <table:table-cell office:value-type="string">
            <text:p><text:s/>6558</text:p>
          </table:table-cell>
          <table:table-cell office:value-type="string">
            <text:p><text:s/>7040</text:p>
          </table:table-cell>
          <table:table-cell/>
        </table:table-row>
        <table:table-row table:style-name="ro1">
          <table:table-cell office:value-type="float" office:value="5738">
            <text:p>5738</text:p>
          </table:table-cell>
          <table:table-cell office:value-type="string">
            <text:p><text:s/>6673</text:p>
          </table:table-cell>
          <table:table-cell office:value-type="string">
            <text:p><text:s/>7170</text:p>
          </table:table-cell>
          <table:table-cell/>
        </table:table-row>
        <table:table-row table:style-name="ro1">
          <table:table-cell office:value-type="float" office:value="5768">
            <text:p>5768</text:p>
          </table:table-cell>
          <table:table-cell office:value-type="string">
            <text:p><text:s/>6709</text:p>
          </table:table-cell>
          <table:table-cell office:value-type="string">
            <text:p><text:s/>7211</text:p>
          </table:table-cell>
          <table:table-cell/>
        </table:table-row>
        <table:table-row table:style-name="ro1">
          <table:table-cell office:value-type="float" office:value="5845">
            <text:p>5845</text:p>
          </table:table-cell>
          <table:table-cell office:value-type="string">
            <text:p><text:s/>6790</text:p>
          </table:table-cell>
          <table:table-cell office:value-type="string">
            <text:p><text:s/>7294</text:p>
          </table:table-cell>
          <table:table-cell/>
        </table:table-row>
        <table:table-row table:style-name="ro1">
          <table:table-cell office:value-type="float" office:value="5770">
            <text:p>5770</text:p>
          </table:table-cell>
          <table:table-cell office:value-type="string">
            <text:p><text:s/>6712</text:p>
          </table:table-cell>
          <table:table-cell office:value-type="string">
            <text:p><text:s/>7213</text:p>
          </table:table-cell>
          <table:table-cell/>
        </table:table-row>
        <table:table-row table:style-name="ro1">
          <table:table-cell office:value-type="float" office:value="5730">
            <text:p>5730</text:p>
          </table:table-cell>
          <table:table-cell office:value-type="string">
            <text:p><text:s/>6671</text:p>
          </table:table-cell>
          <table:table-cell office:value-type="string">
            <text:p><text:s/>7179</text:p>
          </table:table-cell>
          <table:table-cell/>
        </table:table-row>
        <table:table-row table:style-name="ro1">
          <table:table-cell office:value-type="float" office:value="5769">
            <text:p>5769</text:p>
          </table:table-cell>
          <table:table-cell office:value-type="string">
            <text:p><text:s/>6719</text:p>
          </table:table-cell>
          <table:table-cell office:value-type="string">
            <text:p><text:s/>7240</text:p>
          </table:table-cell>
          <table:table-cell/>
        </table:table-row>
        <table:table-row table:style-name="ro1">
          <table:table-cell office:value-type="float" office:value="5711">
            <text:p>5711</text:p>
          </table:table-cell>
          <table:table-cell office:value-type="string">
            <text:p><text:s/>6647</text:p>
          </table:table-cell>
          <table:table-cell office:value-type="string">
            <text:p><text:s/>7172</text:p>
          </table:table-cell>
          <table:table-cell/>
        </table:table-row>
        <table:table-row table:style-name="ro1">
          <table:table-cell office:value-type="float" office:value="5712">
            <text:p>5712</text:p>
          </table:table-cell>
          <table:table-cell office:value-type="string">
            <text:p><text:s/>6644</text:p>
          </table:table-cell>
          <table:table-cell office:value-type="string">
            <text:p><text:s/>7166</text:p>
          </table:table-cell>
          <table:table-cell/>
        </table:table-row>
        <table:table-row table:style-name="ro1">
          <table:table-cell office:value-type="float" office:value="5718">
            <text:p>5718</text:p>
          </table:table-cell>
          <table:table-cell office:value-type="string">
            <text:p><text:s/>6653</text:p>
          </table:table-cell>
          <table:table-cell office:value-type="string">
            <text:p><text:s/>7179</text:p>
          </table:table-cell>
          <table:table-cell/>
        </table:table-row>
        <table:table-row table:style-name="ro1">
          <table:table-cell office:value-type="float" office:value="5727">
            <text:p>5727</text:p>
          </table:table-cell>
          <table:table-cell office:value-type="string">
            <text:p><text:s/>6668</text:p>
          </table:table-cell>
          <table:table-cell office:value-type="string">
            <text:p><text:s/>7207</text:p>
          </table:table-cell>
          <table:table-cell/>
        </table:table-row>
        <table:table-row table:style-name="ro1">
          <table:table-cell office:value-type="float" office:value="5708">
            <text:p>5708</text:p>
          </table:table-cell>
          <table:table-cell office:value-type="string">
            <text:p><text:s/>6654</text:p>
          </table:table-cell>
          <table:table-cell office:value-type="string">
            <text:p><text:s/>7192</text:p>
          </table:table-cell>
          <table:table-cell/>
        </table:table-row>
        <table:table-row table:style-name="ro1">
          <table:table-cell office:value-type="float" office:value="5696">
            <text:p>5696</text:p>
          </table:table-cell>
          <table:table-cell office:value-type="string">
            <text:p><text:s/>6643</text:p>
          </table:table-cell>
          <table:table-cell office:value-type="string">
            <text:p><text:s/>7181</text:p>
          </table:table-cell>
          <table:table-cell/>
        </table:table-row>
        <table:table-row table:style-name="ro1">
          <table:table-cell office:value-type="float" office:value="5679">
            <text:p>5679</text:p>
          </table:table-cell>
          <table:table-cell office:value-type="string">
            <text:p><text:s/>6625</text:p>
          </table:table-cell>
          <table:table-cell office:value-type="string">
            <text:p><text:s/>7166</text:p>
          </table:table-cell>
          <table:table-cell/>
        </table:table-row>
        <table:table-row table:style-name="ro1">
          <table:table-cell office:value-type="float" office:value="5683">
            <text:p>5683</text:p>
          </table:table-cell>
          <table:table-cell office:value-type="string">
            <text:p><text:s/>6630</text:p>
          </table:table-cell>
          <table:table-cell office:value-type="string">
            <text:p><text:s/>7173</text:p>
          </table:table-cell>
          <table:table-cell/>
        </table:table-row>
        <table:table-row table:style-name="ro1">
          <table:table-cell office:value-type="float" office:value="5739">
            <text:p>5739</text:p>
          </table:table-cell>
          <table:table-cell office:value-type="string">
            <text:p><text:s/>6692</text:p>
          </table:table-cell>
          <table:table-cell office:value-type="string">
            <text:p><text:s/>7232</text:p>
          </table:table-cell>
          <table:table-cell/>
        </table:table-row>
        <table:table-row table:style-name="ro1">
          <table:table-cell office:value-type="float" office:value="5675">
            <text:p>5675</text:p>
          </table:table-cell>
          <table:table-cell office:value-type="string">
            <text:p><text:s/>6623</text:p>
          </table:table-cell>
          <table:table-cell office:value-type="string">
            <text:p><text:s/>7153</text:p>
          </table:table-cell>
          <table:table-cell/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<text:s/>6551</text:p>
          </table:table-cell>
          <table:table-cell office:value-type="string">
            <text:p><text:s/>7082</text:p>
          </table:table-cell>
          <table:table-cell/>
        </table:table-row>
        <table:table-row table:style-name="ro1">
          <table:table-cell office:value-type="float" office:value="5573">
            <text:p>5573</text:p>
          </table:table-cell>
          <table:table-cell office:value-type="string">
            <text:p><text:s/>6513</text:p>
          </table:table-cell>
          <table:table-cell office:value-type="string">
            <text:p><text:s/>7045</text:p>
          </table:table-cell>
          <table:table-cell/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<text:s/>6468</text:p>
          </table:table-cell>
          <table:table-cell office:value-type="string">
            <text:p><text:s/>6999</text:p>
          </table:table-cell>
          <table:table-cell/>
        </table:table-row>
        <table:table-row table:style-name="ro1">
          <table:table-cell office:value-type="float" office:value="5601">
            <text:p>5601</text:p>
          </table:table-cell>
          <table:table-cell office:value-type="string">
            <text:p><text:s/>6550</text:p>
          </table:table-cell>
          <table:table-cell office:value-type="string">
            <text:p><text:s/>7086</text:p>
          </table:table-cell>
          <table:table-cell/>
        </table:table-row>
        <table:table-row table:style-name="ro1">
          <table:table-cell office:value-type="float" office:value="5612">
            <text:p>5612</text:p>
          </table:table-cell>
          <table:table-cell office:value-type="string">
            <text:p><text:s/>6558</text:p>
          </table:table-cell>
          <table:table-cell office:value-type="string">
            <text:p><text:s/>7092</text:p>
          </table:table-cell>
          <table:table-cell/>
        </table:table-row>
        <table:table-row table:style-name="ro1">
          <table:table-cell office:value-type="float" office:value="5604">
            <text:p>5604</text:p>
          </table:table-cell>
          <table:table-cell office:value-type="string">
            <text:p><text:s/>6551</text:p>
          </table:table-cell>
          <table:table-cell office:value-type="string">
            <text:p><text:s/>7084</text:p>
          </table:table-cell>
          <table:table-cell/>
        </table:table-row>
        <table:table-row table:style-name="ro1">
          <table:table-cell office:value-type="float" office:value="5593">
            <text:p>5593</text:p>
          </table:table-cell>
          <table:table-cell office:value-type="string">
            <text:p><text:s/>6548</text:p>
          </table:table-cell>
          <table:table-cell office:value-type="string">
            <text:p><text:s/>7080</text:p>
          </table:table-cell>
          <table:table-cell/>
        </table:table-row>
        <table:table-row table:style-name="ro1">
          <table:table-cell office:value-type="float" office:value="5577">
            <text:p>5577</text:p>
          </table:table-cell>
          <table:table-cell office:value-type="string">
            <text:p><text:s/>6534</text:p>
          </table:table-cell>
          <table:table-cell office:value-type="string">
            <text:p><text:s/>7075</text:p>
          </table:table-cell>
          <table:table-cell/>
        </table:table-row>
        <table:table-row table:style-name="ro1">
          <table:table-cell office:value-type="float" office:value="5706">
            <text:p>5706</text:p>
          </table:table-cell>
          <table:table-cell office:value-type="string">
            <text:p><text:s/>6675</text:p>
          </table:table-cell>
          <table:table-cell office:value-type="string">
            <text:p><text:s/>7228</text:p>
          </table:table-cell>
          <table:table-cell/>
        </table:table-row>
        <table:table-row table:style-name="ro1">
          <table:table-cell office:value-type="float" office:value="5728">
            <text:p>5728</text:p>
          </table:table-cell>
          <table:table-cell office:value-type="string">
            <text:p><text:s/>6706</text:p>
          </table:table-cell>
          <table:table-cell office:value-type="string">
            <text:p><text:s/>7256</text:p>
          </table:table-cell>
          <table:table-cell/>
        </table:table-row>
        <table:table-row table:style-name="ro1">
          <table:table-cell office:value-type="float" office:value="5742">
            <text:p>5742</text:p>
          </table:table-cell>
          <table:table-cell office:value-type="string">
            <text:p><text:s/>6711</text:p>
          </table:table-cell>
          <table:table-cell office:value-type="string">
            <text:p><text:s/>7261</text:p>
          </table:table-cell>
          <table:table-cell/>
        </table:table-row>
        <table:table-row table:style-name="ro1">
          <table:table-cell office:value-type="float" office:value="5773">
            <text:p>5773</text:p>
          </table:table-cell>
          <table:table-cell office:value-type="string">
            <text:p><text:s/>6745</text:p>
          </table:table-cell>
          <table:table-cell office:value-type="string">
            <text:p><text:s/>7303</text:p>
          </table:table-cell>
          <table:table-cell/>
        </table:table-row>
        <table:table-row table:style-name="ro1">
          <table:table-cell office:value-type="float" office:value="5736">
            <text:p>5736</text:p>
          </table:table-cell>
          <table:table-cell office:value-type="string">
            <text:p><text:s/>6708</text:p>
          </table:table-cell>
          <table:table-cell office:value-type="string">
            <text:p><text:s/>7263</text:p>
          </table:table-cell>
          <table:table-cell/>
        </table:table-row>
        <table:table-row table:style-name="ro1">
          <table:table-cell office:value-type="float" office:value="5706">
            <text:p>5706</text:p>
          </table:table-cell>
          <table:table-cell office:value-type="string">
            <text:p><text:s/>6680</text:p>
          </table:table-cell>
          <table:table-cell office:value-type="string">
            <text:p><text:s/>7231</text:p>
          </table:table-cell>
          <table:table-cell/>
        </table:table-row>
        <table:table-row table:style-name="ro1">
          <table:table-cell office:value-type="float" office:value="5750">
            <text:p>5750</text:p>
          </table:table-cell>
          <table:table-cell office:value-type="string">
            <text:p><text:s/>6727</text:p>
          </table:table-cell>
          <table:table-cell office:value-type="string">
            <text:p><text:s/>7285</text:p>
          </table:table-cell>
          <table:table-cell/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<text:s/>6748</text:p>
          </table:table-cell>
          <table:table-cell office:value-type="string">
            <text:p><text:s/>7305</text:p>
          </table:table-cell>
          <table:table-cell/>
        </table:table-row>
        <table:table-row table:style-name="ro1">
          <table:table-cell office:value-type="float" office:value="5717">
            <text:p>5717</text:p>
          </table:table-cell>
          <table:table-cell office:value-type="string">
            <text:p><text:s/>6697</text:p>
          </table:table-cell>
          <table:table-cell office:value-type="string">
            <text:p><text:s/>7253</text:p>
          </table:table-cell>
          <table:table-cell/>
        </table:table-row>
        <table:table-row table:style-name="ro1">
          <table:table-cell office:value-type="float" office:value="5657">
            <text:p>5657</text:p>
          </table:table-cell>
          <table:table-cell office:value-type="string">
            <text:p><text:s/>6631</text:p>
          </table:table-cell>
          <table:table-cell office:value-type="string">
            <text:p><text:s/>7184</text:p>
          </table:table-cell>
          <table:table-cell/>
        </table:table-row>
        <table:table-row table:style-name="ro1">
          <table:table-cell office:value-type="float" office:value="5638">
            <text:p>5638</text:p>
          </table:table-cell>
          <table:table-cell office:value-type="string">
            <text:p><text:s/>6611</text:p>
          </table:table-cell>
          <table:table-cell office:value-type="string">
            <text:p><text:s/>7166</text:p>
          </table:table-cell>
          <table:table-cell/>
        </table:table-row>
        <table:table-row table:style-name="ro1">
          <table:table-cell office:value-type="float" office:value="5579">
            <text:p>5579</text:p>
          </table:table-cell>
          <table:table-cell office:value-type="string">
            <text:p><text:s/>6546</text:p>
          </table:table-cell>
          <table:table-cell office:value-type="string">
            <text:p><text:s/>7110</text:p>
          </table:table-cell>
          <table:table-cell/>
        </table:table-row>
        <table:table-row table:style-name="ro1">
          <table:table-cell office:value-type="float" office:value="5557">
            <text:p>5557</text:p>
          </table:table-cell>
          <table:table-cell office:value-type="string">
            <text:p><text:s/>6522</text:p>
          </table:table-cell>
          <table:table-cell office:value-type="string">
            <text:p><text:s/>7088</text:p>
          </table:table-cell>
          <table:table-cell/>
        </table:table-row>
        <table:table-row table:style-name="ro1">
          <table:table-cell office:value-type="float" office:value="5665">
            <text:p>5665</text:p>
          </table:table-cell>
          <table:table-cell office:value-type="string">
            <text:p><text:s/>6641</text:p>
          </table:table-cell>
          <table:table-cell office:value-type="string">
            <text:p><text:s/>7212</text:p>
          </table:table-cell>
          <table:table-cell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<text:s/>6659</text:p>
          </table:table-cell>
          <table:table-cell office:value-type="string">
            <text:p><text:s/>7231</text:p>
          </table:table-cell>
          <table:table-cell/>
        </table:table-row>
        <table:table-row table:style-name="ro1">
          <table:table-cell office:value-type="float" office:value="5694">
            <text:p>5694</text:p>
          </table:table-cell>
          <table:table-cell office:value-type="string">
            <text:p><text:s/>6671</text:p>
          </table:table-cell>
          <table:table-cell office:value-type="string">
            <text:p><text:s/>7245</text:p>
          </table:table-cell>
          <table:table-cell/>
        </table:table-row>
        <table:table-row table:style-name="ro1">
          <table:table-cell office:value-type="float" office:value="5730">
            <text:p>5730</text:p>
          </table:table-cell>
          <table:table-cell office:value-type="string">
            <text:p><text:s/>6718</text:p>
          </table:table-cell>
          <table:table-cell office:value-type="string">
            <text:p><text:s/>7298</text:p>
          </table:table-cell>
          <table:table-cell/>
        </table:table-row>
        <table:table-row table:style-name="ro1">
          <table:table-cell office:value-type="float" office:value="5773">
            <text:p>5773</text:p>
          </table:table-cell>
          <table:table-cell office:value-type="string">
            <text:p><text:s/>6758</text:p>
          </table:table-cell>
          <table:table-cell office:value-type="string">
            <text:p><text:s/>7349</text:p>
          </table:table-cell>
          <table:table-cell/>
        </table:table-row>
        <table:table-row table:style-name="ro1">
          <table:table-cell office:value-type="float" office:value="5707">
            <text:p>5707</text:p>
          </table:table-cell>
          <table:table-cell office:value-type="string">
            <text:p><text:s/>6683</text:p>
          </table:table-cell>
          <table:table-cell office:value-type="string">
            <text:p><text:s/>7273</text:p>
          </table:table-cell>
          <table:table-cell/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<text:s/>6623</text:p>
          </table:table-cell>
          <table:table-cell office:value-type="string">
            <text:p><text:s/>7211</text:p>
          </table:table-cell>
          <table:table-cell/>
        </table:table-row>
        <table:table-row table:style-name="ro1">
          <table:table-cell office:value-type="float" office:value="5590">
            <text:p>5590</text:p>
          </table:table-cell>
          <table:table-cell office:value-type="string">
            <text:p><text:s/>6555</text:p>
          </table:table-cell>
          <table:table-cell office:value-type="string">
            <text:p><text:s/>7145</text:p>
          </table:table-cell>
          <table:table-cell/>
        </table:table-row>
        <table:table-row table:style-name="ro1">
          <table:table-cell office:value-type="float" office:value="5610">
            <text:p>5610</text:p>
          </table:table-cell>
          <table:table-cell office:value-type="string">
            <text:p><text:s/>6554</text:p>
          </table:table-cell>
          <table:table-cell office:value-type="string">
            <text:p><text:s/>7147</text:p>
          </table:table-cell>
          <table:table-cell/>
        </table:table-row>
        <table:table-row table:style-name="ro1">
          <table:table-cell office:value-type="float" office:value="5600">
            <text:p>5600</text:p>
          </table:table-cell>
          <table:table-cell office:value-type="string">
            <text:p><text:s/>6550</text:p>
          </table:table-cell>
          <table:table-cell office:value-type="string">
            <text:p><text:s/>7143</text:p>
          </table:table-cell>
          <table:table-cell/>
        </table:table-row>
        <table:table-row table:style-name="ro1">
          <table:table-cell office:value-type="float" office:value="5565">
            <text:p>5565</text:p>
          </table:table-cell>
          <table:table-cell office:value-type="string">
            <text:p><text:s/>6525</text:p>
          </table:table-cell>
          <table:table-cell office:value-type="string">
            <text:p><text:s/>7109</text:p>
          </table:table-cell>
          <table:table-cell/>
        </table:table-row>
        <table:table-row table:style-name="ro1">
          <table:table-cell office:value-type="float" office:value="5491">
            <text:p>5491</text:p>
          </table:table-cell>
          <table:table-cell office:value-type="string">
            <text:p><text:s/>6446</text:p>
          </table:table-cell>
          <table:table-cell office:value-type="string">
            <text:p><text:s/>7028</text:p>
          </table:table-cell>
          <table:table-cell/>
        </table:table-row>
        <table:table-row table:style-name="ro1">
          <table:table-cell office:value-type="float" office:value="5525">
            <text:p>5525</text:p>
          </table:table-cell>
          <table:table-cell office:value-type="string">
            <text:p><text:s/>6479</text:p>
          </table:table-cell>
          <table:table-cell office:value-type="string">
            <text:p><text:s/>7066</text:p>
          </table:table-cell>
          <table:table-cell/>
        </table:table-row>
        <table:table-row table:style-name="ro1">
          <table:table-cell office:value-type="float" office:value="5499">
            <text:p>5499</text:p>
          </table:table-cell>
          <table:table-cell office:value-type="string">
            <text:p><text:s/>6444</text:p>
          </table:table-cell>
          <table:table-cell office:value-type="string">
            <text:p><text:s/>7034</text:p>
          </table:table-cell>
          <table:table-cell/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<text:s/>6374</text:p>
          </table:table-cell>
          <table:table-cell office:value-type="string">
            <text:p><text:s/>6968</text:p>
          </table:table-cell>
          <table:table-cell/>
        </table:table-row>
        <table:table-row table:style-name="ro1">
          <table:table-cell office:value-type="float" office:value="5539">
            <text:p>5539</text:p>
          </table:table-cell>
          <table:table-cell office:value-type="string">
            <text:p><text:s/>6498</text:p>
          </table:table-cell>
          <table:table-cell office:value-type="string">
            <text:p><text:s/>7095</text:p>
          </table:table-cell>
          <table:table-cell/>
        </table:table-row>
        <table:table-row table:style-name="ro1">
          <table:table-cell office:value-type="float" office:value="5544">
            <text:p>5544</text:p>
          </table:table-cell>
          <table:table-cell office:value-type="string">
            <text:p><text:s/>6512</text:p>
          </table:table-cell>
          <table:table-cell office:value-type="string">
            <text:p><text:s/>7110</text:p>
          </table:table-cell>
          <table:table-cell/>
        </table:table-row>
        <table:table-row table:style-name="ro1">
          <table:table-cell office:value-type="float" office:value="5561">
            <text:p>5561</text:p>
          </table:table-cell>
          <table:table-cell office:value-type="string">
            <text:p><text:s/>6531</text:p>
          </table:table-cell>
          <table:table-cell office:value-type="string">
            <text:p><text:s/>7133</text:p>
          </table:table-cell>
          <table:table-cell/>
        </table:table-row>
        <table:table-row table:style-name="ro1">
          <table:table-cell office:value-type="float" office:value="5631">
            <text:p>5631</text:p>
          </table:table-cell>
          <table:table-cell office:value-type="string">
            <text:p><text:s/>6610</text:p>
          </table:table-cell>
          <table:table-cell office:value-type="string">
            <text:p><text:s/>7211</text:p>
          </table:table-cell>
          <table:table-cell/>
        </table:table-row>
        <table:table-row table:style-name="ro1">
          <table:table-cell office:value-type="float" office:value="5666">
            <text:p>5666</text:p>
          </table:table-cell>
          <table:table-cell office:value-type="string">
            <text:p><text:s/>6650</text:p>
          </table:table-cell>
          <table:table-cell office:value-type="string">
            <text:p><text:s/>7260</text:p>
          </table:table-cell>
          <table:table-cell/>
        </table:table-row>
        <table:table-row table:style-name="ro1">
          <table:table-cell office:value-type="float" office:value="5803">
            <text:p>5803</text:p>
          </table:table-cell>
          <table:table-cell office:value-type="string">
            <text:p><text:s/>6802</text:p>
          </table:table-cell>
          <table:table-cell office:value-type="string">
            <text:p><text:s/>7420</text:p>
          </table:table-cell>
          <table:table-cell/>
        </table:table-row>
        <table:table-row table:style-name="ro1">
          <table:table-cell office:value-type="float" office:value="5944">
            <text:p>5944</text:p>
          </table:table-cell>
          <table:table-cell office:value-type="string">
            <text:p><text:s/>6962</text:p>
          </table:table-cell>
          <table:table-cell office:value-type="string">
            <text:p><text:s/>7589</text:p>
          </table:table-cell>
          <table:table-cell/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<text:s/>7085</text:p>
          </table:table-cell>
          <table:table-cell office:value-type="string">
            <text:p><text:s/>7711</text:p>
          </table:table-cell>
          <table:table-cell/>
        </table:table-row>
        <table:table-row table:style-name="ro1">
          <table:table-cell office:value-type="float" office:value="6029">
            <text:p>6029</text:p>
          </table:table-cell>
          <table:table-cell office:value-type="string">
            <text:p><text:s/>7058</text:p>
          </table:table-cell>
          <table:table-cell office:value-type="string">
            <text:p><text:s/>7676</text:p>
          </table:table-cell>
          <table:table-cell/>
        </table:table-row>
        <table:table-row table:style-name="ro1">
          <table:table-cell office:value-type="float" office:value="5976">
            <text:p>5976</text:p>
          </table:table-cell>
          <table:table-cell office:value-type="string">
            <text:p><text:s/>7008</text:p>
          </table:table-cell>
          <table:table-cell office:value-type="string">
            <text:p><text:s/>7617</text:p>
          </table:table-cell>
          <table:table-cell/>
        </table:table-row>
        <table:table-row table:style-name="ro1">
          <table:table-cell office:value-type="float" office:value="5953">
            <text:p>5953</text:p>
          </table:table-cell>
          <table:table-cell office:value-type="string">
            <text:p><text:s/>6987</text:p>
          </table:table-cell>
          <table:table-cell office:value-type="string">
            <text:p><text:s/>7591</text:p>
          </table:table-cell>
          <table:table-cell/>
        </table:table-row>
        <table:table-row table:style-name="ro1">
          <table:table-cell office:value-type="float" office:value="5961">
            <text:p>5961</text:p>
          </table:table-cell>
          <table:table-cell office:value-type="string">
            <text:p><text:s/>6997</text:p>
          </table:table-cell>
          <table:table-cell office:value-type="string">
            <text:p><text:s/>7600</text:p>
          </table:table-cell>
          <table:table-cell/>
        </table:table-row>
        <table:table-row table:style-name="ro1">
          <table:table-cell office:value-type="float" office:value="5937">
            <text:p>5937</text:p>
          </table:table-cell>
          <table:table-cell office:value-type="string">
            <text:p><text:s/>6968</text:p>
          </table:table-cell>
          <table:table-cell office:value-type="string">
            <text:p><text:s/>7567</text:p>
          </table:table-cell>
          <table:table-cell/>
        </table:table-row>
        <table:table-row table:style-name="ro1">
          <table:table-cell office:value-type="float" office:value="5824">
            <text:p>5824</text:p>
          </table:table-cell>
          <table:table-cell office:value-type="string">
            <text:p><text:s/>6829</text:p>
          </table:table-cell>
          <table:table-cell office:value-type="string">
            <text:p><text:s/>7428</text:p>
          </table:table-cell>
          <table:table-cell/>
        </table:table-row>
        <table:table-row table:style-name="ro1">
          <table:table-cell office:value-type="float" office:value="5700">
            <text:p>5700</text:p>
          </table:table-cell>
          <table:table-cell office:value-type="string">
            <text:p><text:s/>6699</text:p>
          </table:table-cell>
          <table:table-cell office:value-type="string">
            <text:p><text:s/>7294</text:p>
          </table:table-cell>
          <table:table-cell/>
        </table:table-row>
        <table:table-row table:style-name="ro1">
          <table:table-cell office:value-type="float" office:value="5749">
            <text:p>5749</text:p>
          </table:table-cell>
          <table:table-cell office:value-type="string">
            <text:p><text:s/>6760</text:p>
          </table:table-cell>
          <table:table-cell office:value-type="string">
            <text:p><text:s/>7363</text:p>
          </table:table-cell>
          <table:table-cell/>
        </table:table-row>
        <table:table-row table:style-name="ro1">
          <table:table-cell office:value-type="float" office:value="5788">
            <text:p>5788</text:p>
          </table:table-cell>
          <table:table-cell office:value-type="string">
            <text:p><text:s/>6801</text:p>
          </table:table-cell>
          <table:table-cell office:value-type="string">
            <text:p><text:s/>7407</text:p>
          </table:table-cell>
          <table:table-cell/>
        </table:table-row>
        <table:table-row table:style-name="ro1">
          <table:table-cell office:value-type="float" office:value="5778">
            <text:p>5778</text:p>
          </table:table-cell>
          <table:table-cell office:value-type="string">
            <text:p><text:s/>6787</text:p>
          </table:table-cell>
          <table:table-cell office:value-type="string">
            <text:p><text:s/>7390</text:p>
          </table:table-cell>
          <table:table-cell/>
        </table:table-row>
        <table:table-row table:style-name="ro1">
          <table:table-cell office:value-type="float" office:value="5842">
            <text:p>5842</text:p>
          </table:table-cell>
          <table:table-cell office:value-type="string">
            <text:p><text:s/>6852</text:p>
          </table:table-cell>
          <table:table-cell office:value-type="string">
            <text:p><text:s/>7449</text:p>
          </table:table-cell>
          <table:table-cell/>
        </table:table-row>
        <table:table-row table:style-name="ro1">
          <table:table-cell office:value-type="float" office:value="5771">
            <text:p>5771</text:p>
          </table:table-cell>
          <table:table-cell office:value-type="string">
            <text:p><text:s/>6763</text:p>
          </table:table-cell>
          <table:table-cell office:value-type="string">
            <text:p><text:s/>7355</text:p>
          </table:table-cell>
          <table:table-cell/>
        </table:table-row>
        <table:table-row table:style-name="ro1">
          <table:table-cell office:value-type="float" office:value="5821">
            <text:p>5821</text:p>
          </table:table-cell>
          <table:table-cell office:value-type="string">
            <text:p><text:s/>6811</text:p>
          </table:table-cell>
          <table:table-cell office:value-type="string">
            <text:p><text:s/>7414</text:p>
          </table:table-cell>
          <table:table-cell/>
        </table:table-row>
        <table:table-row table:style-name="ro1">
          <table:table-cell office:value-type="float" office:value="5783">
            <text:p>5783</text:p>
          </table:table-cell>
          <table:table-cell office:value-type="string">
            <text:p><text:s/>6768</text:p>
          </table:table-cell>
          <table:table-cell office:value-type="string">
            <text:p><text:s/>7373</text:p>
          </table:table-cell>
          <table:table-cell/>
        </table:table-row>
        <table:table-row table:style-name="ro1">
          <table:table-cell office:value-type="float" office:value="5773">
            <text:p>5773</text:p>
          </table:table-cell>
          <table:table-cell office:value-type="string">
            <text:p><text:s/>6761</text:p>
          </table:table-cell>
          <table:table-cell office:value-type="string">
            <text:p><text:s/>7371</text:p>
          </table:table-cell>
          <table:table-cell/>
        </table:table-row>
        <table:table-row table:style-name="ro1">
          <table:table-cell office:value-type="float" office:value="5849">
            <text:p>5849</text:p>
          </table:table-cell>
          <table:table-cell office:value-type="string">
            <text:p><text:s/>6854</text:p>
          </table:table-cell>
          <table:table-cell office:value-type="string">
            <text:p><text:s/>7452</text:p>
          </table:table-cell>
          <table:table-cell/>
        </table:table-row>
        <table:table-row table:style-name="ro1">
          <table:table-cell office:value-type="float" office:value="5822">
            <text:p>5822</text:p>
          </table:table-cell>
          <table:table-cell office:value-type="string">
            <text:p><text:s/>6819</text:p>
          </table:table-cell>
          <table:table-cell office:value-type="string">
            <text:p><text:s/>7426</text:p>
          </table:table-cell>
          <table:table-cell/>
        </table:table-row>
        <table:table-row table:style-name="ro1">
          <table:table-cell office:value-type="float" office:value="5834">
            <text:p>5834</text:p>
          </table:table-cell>
          <table:table-cell office:value-type="string">
            <text:p><text:s/>6828</text:p>
          </table:table-cell>
          <table:table-cell office:value-type="string">
            <text:p><text:s/>7445</text:p>
          </table:table-cell>
          <table:table-cell/>
        </table:table-row>
        <table:table-row table:style-name="ro1">
          <table:table-cell office:value-type="float" office:value="5775">
            <text:p>5775</text:p>
          </table:table-cell>
          <table:table-cell office:value-type="string">
            <text:p><text:s/>6759</text:p>
          </table:table-cell>
          <table:table-cell office:value-type="string">
            <text:p><text:s/>7377</text:p>
          </table:table-cell>
          <table:table-cell/>
        </table:table-row>
        <table:table-row table:style-name="ro1">
          <table:table-cell office:value-type="float" office:value="5758">
            <text:p>5758</text:p>
          </table:table-cell>
          <table:table-cell office:value-type="string">
            <text:p><text:s/>6738</text:p>
          </table:table-cell>
          <table:table-cell office:value-type="string">
            <text:p><text:s/>7353</text:p>
          </table:table-cell>
          <table:table-cell/>
        </table:table-row>
        <table:table-row table:style-name="ro1">
          <table:table-cell office:value-type="float" office:value="5801">
            <text:p>5801</text:p>
          </table:table-cell>
          <table:table-cell office:value-type="string">
            <text:p><text:s/>6781</text:p>
          </table:table-cell>
          <table:table-cell office:value-type="string">
            <text:p><text:s/>7398</text:p>
          </table:table-cell>
          <table:table-cell/>
        </table:table-row>
        <table:table-row table:style-name="ro1">
          <table:table-cell office:value-type="float" office:value="5793">
            <text:p>5793</text:p>
          </table:table-cell>
          <table:table-cell office:value-type="string">
            <text:p><text:s/>6771</text:p>
          </table:table-cell>
          <table:table-cell office:value-type="string">
            <text:p><text:s/>7383</text:p>
          </table:table-cell>
          <table:table-cell/>
        </table:table-row>
        <table:table-row table:style-name="ro1">
          <table:table-cell office:value-type="float" office:value="5706">
            <text:p>5706</text:p>
          </table:table-cell>
          <table:table-cell office:value-type="string">
            <text:p><text:s/>6672</text:p>
          </table:table-cell>
          <table:table-cell office:value-type="string">
            <text:p><text:s/>7270</text:p>
          </table:table-cell>
          <table:table-cell/>
        </table:table-row>
        <table:table-row table:style-name="ro1">
          <table:table-cell office:value-type="float" office:value="5709">
            <text:p>5709</text:p>
          </table:table-cell>
          <table:table-cell office:value-type="string">
            <text:p><text:s/>6670</text:p>
          </table:table-cell>
          <table:table-cell office:value-type="string">
            <text:p><text:s/>7267</text:p>
          </table:table-cell>
          <table:table-cell/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<text:s/>6679</text:p>
          </table:table-cell>
          <table:table-cell office:value-type="string">
            <text:p><text:s/>7276</text:p>
          </table:table-cell>
          <table:table-cell/>
        </table:table-row>
        <table:table-row table:style-name="ro1">
          <table:table-cell office:value-type="float" office:value="5790">
            <text:p>5790</text:p>
          </table:table-cell>
          <table:table-cell office:value-type="string">
            <text:p><text:s/>6755</text:p>
          </table:table-cell>
          <table:table-cell office:value-type="string">
            <text:p><text:s/>7335</text:p>
          </table:table-cell>
          <table:table-cell/>
        </table:table-row>
        <table:table-row table:style-name="ro1">
          <table:table-cell office:value-type="float" office:value="5830">
            <text:p>5830</text:p>
          </table:table-cell>
          <table:table-cell office:value-type="string">
            <text:p><text:s/>6795</text:p>
          </table:table-cell>
          <table:table-cell office:value-type="string">
            <text:p><text:s/>7372</text:p>
          </table:table-cell>
          <table:table-cell/>
        </table:table-row>
        <table:table-row table:style-name="ro1">
          <table:table-cell office:value-type="float" office:value="5861">
            <text:p>5861</text:p>
          </table:table-cell>
          <table:table-cell office:value-type="string">
            <text:p><text:s/>6825</text:p>
          </table:table-cell>
          <table:table-cell office:value-type="string">
            <text:p><text:s/>7406</text:p>
          </table:table-cell>
          <table:table-cell/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<text:s/>6857</text:p>
          </table:table-cell>
          <table:table-cell office:value-type="string">
            <text:p><text:s/>7445</text:p>
          </table:table-cell>
          <table:table-cell/>
        </table:table-row>
        <table:table-row table:style-name="ro1">
          <table:table-cell office:value-type="float" office:value="6006">
            <text:p>6006</text:p>
          </table:table-cell>
          <table:table-cell office:value-type="string">
            <text:p><text:s/>6977</text:p>
          </table:table-cell>
          <table:table-cell office:value-type="string">
            <text:p><text:s/>7576</text:p>
          </table:table-cell>
          <table:table-cell/>
        </table:table-row>
        <table:table-row table:style-name="ro1">
          <table:table-cell office:value-type="float" office:value="6097">
            <text:p>6097</text:p>
          </table:table-cell>
          <table:table-cell office:value-type="string">
            <text:p><text:s/>7076</text:p>
          </table:table-cell>
          <table:table-cell office:value-type="string">
            <text:p><text:s/>7677</text:p>
          </table:table-cell>
          <table:table-cell/>
        </table:table-row>
        <table:table-row table:style-name="ro1">
          <table:table-cell office:value-type="float" office:value="6081">
            <text:p>6081</text:p>
          </table:table-cell>
          <table:table-cell office:value-type="string">
            <text:p><text:s/>7061</text:p>
          </table:table-cell>
          <table:table-cell office:value-type="string">
            <text:p><text:s/>7652</text:p>
          </table:table-cell>
          <table:table-cell/>
        </table:table-row>
        <table:table-row table:style-name="ro1">
          <table:table-cell office:value-type="float" office:value="6203">
            <text:p>6203</text:p>
          </table:table-cell>
          <table:table-cell office:value-type="string">
            <text:p><text:s/>7199</text:p>
          </table:table-cell>
          <table:table-cell office:value-type="string">
            <text:p><text:s/>7788</text:p>
          </table:table-cell>
          <table:table-cell/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<text:s/>7268</text:p>
          </table:table-cell>
          <table:table-cell office:value-type="string">
            <text:p><text:s/>7849</text:p>
          </table:table-cell>
          <table:table-cell/>
        </table:table-row>
        <table:table-row table:style-name="ro1">
          <table:table-cell office:value-type="float" office:value="6312">
            <text:p>6312</text:p>
          </table:table-cell>
          <table:table-cell office:value-type="string">
            <text:p><text:s/>7326</text:p>
          </table:table-cell>
          <table:table-cell office:value-type="string">
            <text:p><text:s/>7912</text:p>
          </table:table-cell>
          <table:table-cell/>
        </table:table-row>
        <table:table-row table:style-name="ro1">
          <table:table-cell office:value-type="float" office:value="6240">
            <text:p>6240</text:p>
          </table:table-cell>
          <table:table-cell office:value-type="string">
            <text:p><text:s/>7241</text:p>
          </table:table-cell>
          <table:table-cell office:value-type="string">
            <text:p><text:s/>7819</text:p>
          </table:table-cell>
          <table:table-cell/>
        </table:table-row>
        <table:table-row table:style-name="ro1">
          <table:table-cell office:value-type="float" office:value="6084">
            <text:p>6084</text:p>
          </table:table-cell>
          <table:table-cell office:value-type="string">
            <text:p><text:s/>7060</text:p>
          </table:table-cell>
          <table:table-cell office:value-type="string">
            <text:p><text:s/>7637</text:p>
          </table:table-cell>
          <table:table-cell/>
        </table:table-row>
        <table:table-row table:style-name="ro1">
          <table:table-cell office:value-type="float" office:value="6035">
            <text:p>6035</text:p>
          </table:table-cell>
          <table:table-cell office:value-type="string">
            <text:p><text:s/>6994</text:p>
          </table:table-cell>
          <table:table-cell office:value-type="string">
            <text:p><text:s/>7579</text:p>
          </table:table-cell>
          <table:table-cell/>
        </table:table-row>
        <table:table-row table:style-name="ro1">
          <table:table-cell office:value-type="float" office:value="6051">
            <text:p>6051</text:p>
          </table:table-cell>
          <table:table-cell office:value-type="string">
            <text:p><text:s/>7010</text:p>
          </table:table-cell>
          <table:table-cell office:value-type="string">
            <text:p><text:s/>7602</text:p>
          </table:table-cell>
          <table:table-cell/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<text:s/>7150</text:p>
          </table:table-cell>
          <table:table-cell office:value-type="string">
            <text:p><text:s/>7755</text:p>
          </table:table-cell>
          <table:table-cell/>
        </table:table-row>
        <table:table-row table:style-name="ro1">
          <table:table-cell office:value-type="float" office:value="6242">
            <text:p>6242</text:p>
          </table:table-cell>
          <table:table-cell office:value-type="string">
            <text:p><text:s/>7212</text:p>
          </table:table-cell>
          <table:table-cell office:value-type="string">
            <text:p><text:s/>7818</text:p>
          </table:table-cell>
          <table:table-cell/>
        </table:table-row>
        <table:table-row table:style-name="ro1">
          <table:table-cell office:value-type="float" office:value="6305">
            <text:p>6305</text:p>
          </table:table-cell>
          <table:table-cell office:value-type="string">
            <text:p><text:s/>7272</text:p>
          </table:table-cell>
          <table:table-cell office:value-type="string">
            <text:p><text:s/>7879</text:p>
          </table:table-cell>
          <table:table-cell/>
        </table:table-row>
        <table:table-row table:style-name="ro1">
          <table:table-cell office:value-type="float" office:value="6229">
            <text:p>6229</text:p>
          </table:table-cell>
          <table:table-cell office:value-type="string">
            <text:p><text:s/>7184</text:p>
          </table:table-cell>
          <table:table-cell office:value-type="string">
            <text:p><text:s/>7785</text:p>
          </table:table-cell>
          <table:table-cell/>
        </table:table-row>
        <table:table-row table:style-name="ro1">
          <table:table-cell office:value-type="float" office:value="6184">
            <text:p>6184</text:p>
          </table:table-cell>
          <table:table-cell office:value-type="string">
            <text:p><text:s/>7136</text:p>
          </table:table-cell>
          <table:table-cell office:value-type="string">
            <text:p><text:s/>7738</text:p>
          </table:table-cell>
          <table:table-cell/>
        </table:table-row>
        <table:table-row table:style-name="ro1">
          <table:table-cell office:value-type="float" office:value="6162">
            <text:p>6162</text:p>
          </table:table-cell>
          <table:table-cell office:value-type="string">
            <text:p><text:s/>7114</text:p>
          </table:table-cell>
          <table:table-cell office:value-type="string">
            <text:p><text:s/>7721</text:p>
          </table:table-cell>
          <table:table-cell/>
        </table:table-row>
        <table:table-row table:style-name="ro1">
          <table:table-cell office:value-type="float" office:value="6114">
            <text:p>6114</text:p>
          </table:table-cell>
          <table:table-cell office:value-type="string">
            <text:p><text:s/>7046</text:p>
          </table:table-cell>
          <table:table-cell office:value-type="string">
            <text:p><text:s/>7660</text:p>
          </table:table-cell>
          <table:table-cell/>
        </table:table-row>
        <table:table-row table:style-name="ro1">
          <table:table-cell office:value-type="float" office:value="6089">
            <text:p>6089</text:p>
          </table:table-cell>
          <table:table-cell office:value-type="string">
            <text:p><text:s/>7014</text:p>
          </table:table-cell>
          <table:table-cell office:value-type="string">
            <text:p><text:s/>7628</text:p>
          </table:table-cell>
          <table:table-cell/>
        </table:table-row>
        <table:table-row table:style-name="ro1">
          <table:table-cell office:value-type="float" office:value="6199">
            <text:p>6199</text:p>
          </table:table-cell>
          <table:table-cell office:value-type="string">
            <text:p><text:s/>7141</text:p>
          </table:table-cell>
          <table:table-cell office:value-type="string">
            <text:p><text:s/>7760</text:p>
          </table:table-cell>
          <table:table-cell/>
        </table:table-row>
        <table:table-row table:style-name="ro1">
          <table:table-cell office:value-type="float" office:value="6297">
            <text:p>6297</text:p>
          </table:table-cell>
          <table:table-cell office:value-type="string">
            <text:p><text:s/>7253</text:p>
          </table:table-cell>
          <table:table-cell office:value-type="string">
            <text:p><text:s/>7868</text:p>
          </table:table-cell>
          <table:table-cell/>
        </table:table-row>
        <table:table-row table:style-name="ro1">
          <table:table-cell office:value-type="float" office:value="6304">
            <text:p>6304</text:p>
          </table:table-cell>
          <table:table-cell office:value-type="string">
            <text:p><text:s/>7265</text:p>
          </table:table-cell>
          <table:table-cell office:value-type="string">
            <text:p><text:s/>7876</text:p>
          </table:table-cell>
          <table:table-cell/>
        </table:table-row>
        <table:table-row table:style-name="ro1">
          <table:table-cell office:value-type="float" office:value="6250">
            <text:p>6250</text:p>
          </table:table-cell>
          <table:table-cell office:value-type="string">
            <text:p><text:s/>7202</text:p>
          </table:table-cell>
          <table:table-cell office:value-type="string">
            <text:p><text:s/>7804</text:p>
          </table:table-cell>
          <table:table-cell/>
        </table:table-row>
        <table:table-row table:style-name="ro1">
          <table:table-cell office:value-type="float" office:value="6140">
            <text:p>6140</text:p>
          </table:table-cell>
          <table:table-cell office:value-type="string">
            <text:p><text:s/>7083</text:p>
          </table:table-cell>
          <table:table-cell office:value-type="string">
            <text:p><text:s/>7681</text:p>
          </table:table-cell>
          <table:table-cell/>
        </table:table-row>
        <table:table-row table:style-name="ro1">
          <table:table-cell office:value-type="float" office:value="6172">
            <text:p>6172</text:p>
          </table:table-cell>
          <table:table-cell office:value-type="string">
            <text:p><text:s/>7105</text:p>
          </table:table-cell>
          <table:table-cell office:value-type="string">
            <text:p><text:s/>7706</text:p>
          </table:table-cell>
          <table:table-cell/>
        </table:table-row>
        <table:table-row table:style-name="ro1">
          <table:table-cell office:value-type="float" office:value="6217">
            <text:p>6217</text:p>
          </table:table-cell>
          <table:table-cell office:value-type="string">
            <text:p><text:s/>7155</text:p>
          </table:table-cell>
          <table:table-cell office:value-type="string">
            <text:p><text:s/>7762</text:p>
          </table:table-cell>
          <table:table-cell/>
        </table:table-row>
        <table:table-row table:style-name="ro1">
          <table:table-cell office:value-type="float" office:value="6271">
            <text:p>6271</text:p>
          </table:table-cell>
          <table:table-cell office:value-type="string">
            <text:p><text:s/>7212</text:p>
          </table:table-cell>
          <table:table-cell office:value-type="string">
            <text:p><text:s/>7823</text:p>
          </table:table-cell>
          <table:table-cell/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<text:s/>7244</text:p>
          </table:table-cell>
          <table:table-cell office:value-type="string">
            <text:p><text:s/>7835</text:p>
          </table:table-cell>
          <table:table-cell/>
        </table:table-row>
        <table:table-row table:style-name="ro1">
          <table:table-cell office:value-type="float" office:value="6240">
            <text:p>6240</text:p>
          </table:table-cell>
          <table:table-cell office:value-type="string">
            <text:p><text:s/>7184</text:p>
          </table:table-cell>
          <table:table-cell office:value-type="string">
            <text:p><text:s/>7776</text:p>
          </table:table-cell>
          <table:table-cell/>
        </table:table-row>
        <table:table-row table:style-name="ro1">
          <table:table-cell office:value-type="float" office:value="6260">
            <text:p>6260</text:p>
          </table:table-cell>
          <table:table-cell office:value-type="string">
            <text:p><text:s/>7208</text:p>
          </table:table-cell>
          <table:table-cell office:value-type="string">
            <text:p><text:s/>7802</text:p>
          </table:table-cell>
          <table:table-cell/>
        </table:table-row>
        <table:table-row table:style-name="ro1">
          <table:table-cell office:value-type="float" office:value="6281">
            <text:p>6281</text:p>
          </table:table-cell>
          <table:table-cell office:value-type="string">
            <text:p><text:s/>7229</text:p>
          </table:table-cell>
          <table:table-cell office:value-type="string">
            <text:p><text:s/>7822</text:p>
          </table:table-cell>
          <table:table-cell/>
        </table:table-row>
        <table:table-row table:style-name="ro1">
          <table:table-cell office:value-type="float" office:value="6231">
            <text:p>6231</text:p>
          </table:table-cell>
          <table:table-cell office:value-type="string">
            <text:p><text:s/>7174</text:p>
          </table:table-cell>
          <table:table-cell office:value-type="string">
            <text:p><text:s/>7760</text:p>
          </table:table-cell>
          <table:table-cell/>
        </table:table-row>
        <table:table-row table:style-name="ro1">
          <table:table-cell office:value-type="float" office:value="6201">
            <text:p>6201</text:p>
          </table:table-cell>
          <table:table-cell office:value-type="string">
            <text:p><text:s/>7149</text:p>
          </table:table-cell>
          <table:table-cell office:value-type="string">
            <text:p><text:s/>7740</text:p>
          </table:table-cell>
          <table:table-cell/>
        </table:table-row>
        <table:table-row table:style-name="ro1">
          <table:table-cell office:value-type="float" office:value="6265">
            <text:p>6265</text:p>
          </table:table-cell>
          <table:table-cell office:value-type="string">
            <text:p><text:s/>7220</text:p>
          </table:table-cell>
          <table:table-cell office:value-type="string">
            <text:p><text:s/>7819</text:p>
          </table:table-cell>
          <table:table-cell/>
        </table:table-row>
        <table:table-row table:style-name="ro1">
          <table:table-cell office:value-type="float" office:value="6318">
            <text:p>6318</text:p>
          </table:table-cell>
          <table:table-cell office:value-type="string">
            <text:p><text:s/>7275</text:p>
          </table:table-cell>
          <table:table-cell office:value-type="string">
            <text:p><text:s/>7881</text:p>
          </table:table-cell>
          <table:table-cell/>
        </table:table-row>
        <table:table-row table:style-name="ro1">
          <table:table-cell office:value-type="float" office:value="6334">
            <text:p>6334</text:p>
          </table:table-cell>
          <table:table-cell office:value-type="string">
            <text:p><text:s/>7283</text:p>
          </table:table-cell>
          <table:table-cell office:value-type="string">
            <text:p><text:s/>7886</text:p>
          </table:table-cell>
          <table:table-cell/>
        </table:table-row>
        <table:table-row table:style-name="ro1">
          <table:table-cell office:value-type="float" office:value="6222">
            <text:p>6222</text:p>
          </table:table-cell>
          <table:table-cell office:value-type="string">
            <text:p><text:s/>7162</text:p>
          </table:table-cell>
          <table:table-cell office:value-type="string">
            <text:p><text:s/>7760</text:p>
          </table:table-cell>
          <table:table-cell/>
        </table:table-row>
        <table:table-row table:style-name="ro1">
          <table:table-cell office:value-type="float" office:value="6205">
            <text:p>6205</text:p>
          </table:table-cell>
          <table:table-cell office:value-type="string">
            <text:p><text:s/>7145</text:p>
          </table:table-cell>
          <table:table-cell office:value-type="string">
            <text:p><text:s/>7742</text:p>
          </table:table-cell>
          <table:table-cell/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<text:s/>7167</text:p>
          </table:table-cell>
          <table:table-cell office:value-type="string">
            <text:p><text:s/>7768</text:p>
          </table:table-cell>
          <table:table-cell/>
        </table:table-row>
        <table:table-row table:style-name="ro1">
          <table:table-cell office:value-type="float" office:value="6059">
            <text:p>6059</text:p>
          </table:table-cell>
          <table:table-cell office:value-type="string">
            <text:p><text:s/>6972</text:p>
          </table:table-cell>
          <table:table-cell office:value-type="string">
            <text:p><text:s/>7566</text:p>
          </table:table-cell>
          <table:table-cell/>
        </table:table-row>
        <table:table-row table:style-name="ro1">
          <table:table-cell office:value-type="float" office:value="5984">
            <text:p>5984</text:p>
          </table:table-cell>
          <table:table-cell office:value-type="string">
            <text:p><text:s/>6888</text:p>
          </table:table-cell>
          <table:table-cell office:value-type="string">
            <text:p><text:s/>7480</text:p>
          </table:table-cell>
          <table:table-cell/>
        </table:table-row>
        <table:table-row table:style-name="ro1">
          <table:table-cell office:value-type="float" office:value="6090">
            <text:p>6090</text:p>
          </table:table-cell>
          <table:table-cell office:value-type="string">
            <text:p><text:s/>6998</text:p>
          </table:table-cell>
          <table:table-cell office:value-type="string">
            <text:p><text:s/>7601</text:p>
          </table:table-cell>
          <table:table-cell/>
        </table:table-row>
        <table:table-row table:style-name="ro1">
          <table:table-cell office:value-type="float" office:value="6097">
            <text:p>6097</text:p>
          </table:table-cell>
          <table:table-cell office:value-type="string">
            <text:p><text:s/>7000</text:p>
          </table:table-cell>
          <table:table-cell office:value-type="string">
            <text:p><text:s/>7609</text:p>
          </table:table-cell>
          <table:table-cell/>
        </table:table-row>
        <table:table-row table:style-name="ro1">
          <table:table-cell office:value-type="float" office:value="6043">
            <text:p>6043</text:p>
          </table:table-cell>
          <table:table-cell office:value-type="string">
            <text:p><text:s/>6943</text:p>
          </table:table-cell>
          <table:table-cell office:value-type="string">
            <text:p><text:s/>7551</text:p>
          </table:table-cell>
          <table:table-cell/>
        </table:table-row>
        <table:table-row table:style-name="ro1">
          <table:table-cell office:value-type="float" office:value="6105">
            <text:p>6105</text:p>
          </table:table-cell>
          <table:table-cell office:value-type="string">
            <text:p><text:s/>7021</text:p>
          </table:table-cell>
          <table:table-cell office:value-type="string">
            <text:p><text:s/>7627</text:p>
          </table:table-cell>
          <table:table-cell/>
        </table:table-row>
        <table:table-row table:style-name="ro1">
          <table:table-cell office:value-type="float" office:value="6188">
            <text:p>6188</text:p>
          </table:table-cell>
          <table:table-cell office:value-type="string">
            <text:p><text:s/>7127</text:p>
          </table:table-cell>
          <table:table-cell office:value-type="string">
            <text:p><text:s/>7734</text:p>
          </table:table-cell>
          <table:table-cell/>
        </table:table-row>
        <table:table-row table:style-name="ro1">
          <table:table-cell office:value-type="float" office:value="6205">
            <text:p>6205</text:p>
          </table:table-cell>
          <table:table-cell office:value-type="string">
            <text:p><text:s/>7151</text:p>
          </table:table-cell>
          <table:table-cell office:value-type="string">
            <text:p><text:s/>7758</text:p>
          </table:table-cell>
          <table:table-cell/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<text:s/>7241</text:p>
          </table:table-cell>
          <table:table-cell office:value-type="string">
            <text:p><text:s/>7843</text:p>
          </table:table-cell>
          <table:table-cell/>
        </table:table-row>
        <table:table-row table:style-name="ro1">
          <table:table-cell office:value-type="float" office:value="6299">
            <text:p>6299</text:p>
          </table:table-cell>
          <table:table-cell office:value-type="string">
            <text:p><text:s/>7255</text:p>
          </table:table-cell>
          <table:table-cell office:value-type="string">
            <text:p><text:s/>7859</text:p>
          </table:table-cell>
          <table:table-cell/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<text:s/>7215</text:p>
          </table:table-cell>
          <table:table-cell office:value-type="string">
            <text:p><text:s/>7821</text:p>
          </table:table-cell>
          <table:table-cell/>
        </table:table-row>
        <table:table-row table:style-name="ro1">
          <table:table-cell office:value-type="float" office:value="6064">
            <text:p>6064</text:p>
          </table:table-cell>
          <table:table-cell office:value-type="string">
            <text:p><text:s/>6993</text:p>
          </table:table-cell>
          <table:table-cell office:value-type="string">
            <text:p><text:s/>7593</text:p>
          </table:table-cell>
          <table:table-cell/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<text:s/>7171</text:p>
          </table:table-cell>
          <table:table-cell office:value-type="string">
            <text:p><text:s/>7772</text:p>
          </table:table-cell>
          <table:table-cell/>
        </table:table-row>
        <table:table-row table:style-name="ro1">
          <table:table-cell office:value-type="float" office:value="6237">
            <text:p>6237</text:p>
          </table:table-cell>
          <table:table-cell office:value-type="string">
            <text:p><text:s/>7184</text:p>
          </table:table-cell>
          <table:table-cell office:value-type="string">
            <text:p><text:s/>7786</text:p>
          </table:table-cell>
          <table:table-cell/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<text:s/>7212</text:p>
          </table:table-cell>
          <table:table-cell office:value-type="string">
            <text:p><text:s/>7814</text:p>
          </table:table-cell>
          <table:table-cell/>
        </table:table-row>
        <table:table-row table:style-name="ro1">
          <table:table-cell office:value-type="float" office:value="6352">
            <text:p>6352</text:p>
          </table:table-cell>
          <table:table-cell office:value-type="string">
            <text:p><text:s/>7308</text:p>
          </table:table-cell>
          <table:table-cell office:value-type="string">
            <text:p><text:s/>7913</text:p>
          </table:table-cell>
          <table:table-cell/>
        </table:table-row>
        <table:table-row table:style-name="ro1">
          <table:table-cell office:value-type="float" office:value="6364">
            <text:p>6364</text:p>
          </table:table-cell>
          <table:table-cell office:value-type="string">
            <text:p><text:s/>7315</text:p>
          </table:table-cell>
          <table:table-cell office:value-type="string">
            <text:p><text:s/>7915</text:p>
          </table:table-cell>
          <table:table-cell/>
        </table:table-row>
        <table:table-row table:style-name="ro1">
          <table:table-cell office:value-type="float" office:value="6358">
            <text:p>6358</text:p>
          </table:table-cell>
          <table:table-cell office:value-type="string">
            <text:p><text:s/>7310</text:p>
          </table:table-cell>
          <table:table-cell office:value-type="string">
            <text:p><text:s/>7914</text:p>
          </table:table-cell>
          <table:table-cell/>
        </table:table-row>
        <table:table-row table:style-name="ro1">
          <table:table-cell office:value-type="float" office:value="6318">
            <text:p>6318</text:p>
          </table:table-cell>
          <table:table-cell office:value-type="string">
            <text:p><text:s/>7263</text:p>
          </table:table-cell>
          <table:table-cell office:value-type="string">
            <text:p><text:s/>7861</text:p>
          </table:table-cell>
          <table:table-cell/>
        </table:table-row>
        <table:table-row table:style-name="ro1">
          <table:table-cell office:value-type="float" office:value="6290">
            <text:p>6290</text:p>
          </table:table-cell>
          <table:table-cell office:value-type="string">
            <text:p><text:s/>7224</text:p>
          </table:table-cell>
          <table:table-cell office:value-type="string">
            <text:p><text:s/>7816</text:p>
          </table:table-cell>
          <table:table-cell/>
        </table:table-row>
        <table:table-row table:style-name="ro1">
          <table:table-cell office:value-type="float" office:value="6246">
            <text:p>6246</text:p>
          </table:table-cell>
          <table:table-cell office:value-type="string">
            <text:p><text:s/>7171</text:p>
          </table:table-cell>
          <table:table-cell office:value-type="string">
            <text:p><text:s/>7764</text:p>
          </table:table-cell>
          <table:table-cell/>
        </table:table-row>
        <table:table-row table:style-name="ro1">
          <table:table-cell office:value-type="float" office:value="6205">
            <text:p>6205</text:p>
          </table:table-cell>
          <table:table-cell office:value-type="string">
            <text:p><text:s/>7117</text:p>
          </table:table-cell>
          <table:table-cell office:value-type="string">
            <text:p><text:s/>7710</text:p>
          </table:table-cell>
          <table:table-cell/>
        </table:table-row>
        <table:table-row table:style-name="ro1">
          <table:table-cell office:value-type="float" office:value="6091">
            <text:p>6091</text:p>
          </table:table-cell>
          <table:table-cell office:value-type="string">
            <text:p><text:s/>6989</text:p>
          </table:table-cell>
          <table:table-cell office:value-type="string">
            <text:p><text:s/>7578</text:p>
          </table:table-cell>
          <table:table-cell/>
        </table:table-row>
        <table:table-row table:style-name="ro1">
          <table:table-cell office:value-type="float" office:value="6063">
            <text:p>6063</text:p>
          </table:table-cell>
          <table:table-cell office:value-type="string">
            <text:p><text:s/>6958</text:p>
          </table:table-cell>
          <table:table-cell office:value-type="string">
            <text:p><text:s/>7547</text:p>
          </table:table-cell>
          <table:table-cell/>
        </table:table-row>
        <table:table-row table:style-name="ro1">
          <table:table-cell office:value-type="float" office:value="6179">
            <text:p>6179</text:p>
          </table:table-cell>
          <table:table-cell office:value-type="string">
            <text:p><text:s/>7083</text:p>
          </table:table-cell>
          <table:table-cell office:value-type="string">
            <text:p><text:s/>7676</text:p>
          </table:table-cell>
          <table:table-cell/>
        </table:table-row>
        <table:table-row table:style-name="ro1">
          <table:table-cell office:value-type="float" office:value="6126">
            <text:p>6126</text:p>
          </table:table-cell>
          <table:table-cell office:value-type="string">
            <text:p><text:s/>7020</text:p>
          </table:table-cell>
          <table:table-cell office:value-type="string">
            <text:p><text:s/>7615</text:p>
          </table:table-cell>
          <table:table-cell/>
        </table:table-row>
        <table:table-row table:style-name="ro1">
          <table:table-cell office:value-type="float" office:value="6094">
            <text:p>6094</text:p>
          </table:table-cell>
          <table:table-cell office:value-type="string">
            <text:p><text:s/>6982</text:p>
          </table:table-cell>
          <table:table-cell office:value-type="string">
            <text:p><text:s/>7576</text:p>
          </table:table-cell>
          <table:table-cell/>
        </table:table-row>
        <table:table-row table:style-name="ro1">
          <table:table-cell office:value-type="float" office:value="6119">
            <text:p>6119</text:p>
          </table:table-cell>
          <table:table-cell office:value-type="string">
            <text:p><text:s/>7013</text:p>
          </table:table-cell>
          <table:table-cell office:value-type="string">
            <text:p><text:s/>7609</text:p>
          </table:table-cell>
          <table:table-cell/>
        </table:table-row>
        <table:table-row table:style-name="ro1">
          <table:table-cell office:value-type="float" office:value="6126">
            <text:p>6126</text:p>
          </table:table-cell>
          <table:table-cell office:value-type="string">
            <text:p><text:s/>7012</text:p>
          </table:table-cell>
          <table:table-cell office:value-type="string">
            <text:p><text:s/>7610</text:p>
          </table:table-cell>
          <table:table-cell/>
        </table:table-row>
        <table:table-row table:style-name="ro1">
          <table:table-cell office:value-type="float" office:value="6213">
            <text:p>6213</text:p>
          </table:table-cell>
          <table:table-cell office:value-type="string">
            <text:p><text:s/>7099</text:p>
          </table:table-cell>
          <table:table-cell office:value-type="string">
            <text:p><text:s/>7702</text:p>
          </table:table-cell>
          <table:table-cell/>
        </table:table-row>
        <table:table-row table:style-name="ro1">
          <table:table-cell office:value-type="float" office:value="6179">
            <text:p>6179</text:p>
          </table:table-cell>
          <table:table-cell office:value-type="string">
            <text:p><text:s/>7060</text:p>
          </table:table-cell>
          <table:table-cell office:value-type="string">
            <text:p><text:s/>7660</text:p>
          </table:table-cell>
          <table:table-cell/>
        </table:table-row>
        <table:table-row table:style-name="ro1">
          <table:table-cell office:value-type="float" office:value="6135">
            <text:p>6135</text:p>
          </table:table-cell>
          <table:table-cell office:value-type="string">
            <text:p><text:s/>7019</text:p>
          </table:table-cell>
          <table:table-cell office:value-type="string">
            <text:p><text:s/>7611</text:p>
          </table:table-cell>
          <table:table-cell/>
        </table:table-row>
        <table:table-row table:style-name="ro1">
          <table:table-cell office:value-type="float" office:value="6137">
            <text:p>6137</text:p>
          </table:table-cell>
          <table:table-cell office:value-type="string">
            <text:p><text:s/>7024</text:p>
          </table:table-cell>
          <table:table-cell office:value-type="string">
            <text:p><text:s/>7613</text:p>
          </table:table-cell>
          <table:table-cell/>
        </table:table-row>
        <table:table-row table:style-name="ro1">
          <table:table-cell office:value-type="float" office:value="6309">
            <text:p>6309</text:p>
          </table:table-cell>
          <table:table-cell office:value-type="string">
            <text:p><text:s/>7222</text:p>
          </table:table-cell>
          <table:table-cell office:value-type="string">
            <text:p><text:s/>7815</text:p>
          </table:table-cell>
          <table:table-cell/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<text:s/>7174</text:p>
          </table:table-cell>
          <table:table-cell office:value-type="string">
            <text:p><text:s/>7763</text:p>
          </table:table-cell>
          <table:table-cell/>
        </table:table-row>
        <table:table-row table:style-name="ro1">
          <table:table-cell office:value-type="float" office:value="6205">
            <text:p>6205</text:p>
          </table:table-cell>
          <table:table-cell office:value-type="string">
            <text:p><text:s/>7103</text:p>
          </table:table-cell>
          <table:table-cell office:value-type="string">
            <text:p><text:s/>7688</text:p>
          </table:table-cell>
          <table:table-cell/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<text:s/>7155</text:p>
          </table:table-cell>
          <table:table-cell office:value-type="string">
            <text:p><text:s/>7738</text:p>
          </table:table-cell>
          <table:table-cell/>
        </table:table-row>
        <table:table-row table:style-name="ro1">
          <table:table-cell office:value-type="float" office:value="6240">
            <text:p>6240</text:p>
          </table:table-cell>
          <table:table-cell office:value-type="string">
            <text:p><text:s/>7128</text:p>
          </table:table-cell>
          <table:table-cell office:value-type="string">
            <text:p><text:s/>7709</text:p>
          </table:table-cell>
          <table:table-cell/>
        </table:table-row>
        <table:table-row table:style-name="ro1">
          <table:table-cell office:value-type="float" office:value="6245">
            <text:p>6245</text:p>
          </table:table-cell>
          <table:table-cell office:value-type="string">
            <text:p><text:s/>7132</text:p>
          </table:table-cell>
          <table:table-cell office:value-type="string">
            <text:p><text:s/>7718</text:p>
          </table:table-cell>
          <table:table-cell/>
        </table:table-row>
        <table:table-row table:style-name="ro1">
          <table:table-cell office:value-type="float" office:value="6311">
            <text:p>6311</text:p>
          </table:table-cell>
          <table:table-cell office:value-type="string">
            <text:p><text:s/>7201</text:p>
          </table:table-cell>
          <table:table-cell office:value-type="string">
            <text:p><text:s/>7765</text:p>
          </table:table-cell>
          <table:table-cell/>
        </table:table-row>
        <table:table-row table:style-name="ro1">
          <table:table-cell office:value-type="float" office:value="6438">
            <text:p>6438</text:p>
          </table:table-cell>
          <table:table-cell office:value-type="string">
            <text:p><text:s/>7335</text:p>
          </table:table-cell>
          <table:table-cell office:value-type="string">
            <text:p><text:s/>7905</text:p>
          </table:table-cell>
          <table:table-cell/>
        </table:table-row>
        <table:table-row table:style-name="ro1">
          <table:table-cell office:value-type="float" office:value="6431">
            <text:p>6431</text:p>
          </table:table-cell>
          <table:table-cell office:value-type="string">
            <text:p><text:s/>7325</text:p>
          </table:table-cell>
          <table:table-cell office:value-type="string">
            <text:p><text:s/>7887</text:p>
          </table:table-cell>
          <table:table-cell/>
        </table:table-row>
        <table:table-row table:style-name="ro1">
          <table:table-cell office:value-type="float" office:value="6417">
            <text:p>6417</text:p>
          </table:table-cell>
          <table:table-cell office:value-type="string">
            <text:p><text:s/>7302</text:p>
          </table:table-cell>
          <table:table-cell office:value-type="string">
            <text:p><text:s/>7864</text:p>
          </table:table-cell>
          <table:table-cell/>
        </table:table-row>
        <table:table-row table:style-name="ro1">
          <table:table-cell office:value-type="float" office:value="6322">
            <text:p>6322</text:p>
          </table:table-cell>
          <table:table-cell office:value-type="string">
            <text:p><text:s/>7205</text:p>
          </table:table-cell>
          <table:table-cell office:value-type="string">
            <text:p><text:s/>7760</text:p>
          </table:table-cell>
          <table:table-cell/>
        </table:table-row>
        <table:table-row table:style-name="ro1">
          <table:table-cell office:value-type="float" office:value="6223">
            <text:p>6223</text:p>
          </table:table-cell>
          <table:table-cell office:value-type="string">
            <text:p><text:s/>7094</text:p>
          </table:table-cell>
          <table:table-cell office:value-type="string">
            <text:p><text:s/>7644</text:p>
          </table:table-cell>
          <table:table-cell/>
        </table:table-row>
        <table:table-row table:style-name="ro1">
          <table:table-cell office:value-type="float" office:value="6312">
            <text:p>6312</text:p>
          </table:table-cell>
          <table:table-cell office:value-type="string">
            <text:p><text:s/>7181</text:p>
          </table:table-cell>
          <table:table-cell office:value-type="string">
            <text:p><text:s/>7737</text:p>
          </table:table-cell>
          <table:table-cell/>
        </table:table-row>
        <table:table-row table:style-name="ro1">
          <table:table-cell office:value-type="float" office:value="6395">
            <text:p>6395</text:p>
          </table:table-cell>
          <table:table-cell office:value-type="string">
            <text:p><text:s/>7257</text:p>
          </table:table-cell>
          <table:table-cell office:value-type="string">
            <text:p><text:s/>7817</text:p>
          </table:table-cell>
          <table:table-cell/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<text:s/>7257</text:p>
          </table:table-cell>
          <table:table-cell office:value-type="string">
            <text:p><text:s/>7815</text:p>
          </table:table-cell>
          <table:table-cell/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<text:s/>7321</text:p>
          </table:table-cell>
          <table:table-cell office:value-type="string">
            <text:p><text:s/>7885</text:p>
          </table:table-cell>
          <table:table-cell/>
        </table:table-row>
        <table:table-row table:style-name="ro1">
          <table:table-cell office:value-type="float" office:value="6323">
            <text:p>6323</text:p>
          </table:table-cell>
          <table:table-cell office:value-type="string">
            <text:p><text:s/>7186</text:p>
          </table:table-cell>
          <table:table-cell office:value-type="string">
            <text:p><text:s/>7742</text:p>
          </table:table-cell>
          <table:table-cell/>
        </table:table-row>
        <table:table-row table:style-name="ro1">
          <table:table-cell office:value-type="float" office:value="6223">
            <text:p>6223</text:p>
          </table:table-cell>
          <table:table-cell office:value-type="string">
            <text:p><text:s/>7081</text:p>
          </table:table-cell>
          <table:table-cell office:value-type="string">
            <text:p><text:s/>7635</text:p>
          </table:table-cell>
          <table:table-cell/>
        </table:table-row>
        <table:table-row table:style-name="ro1">
          <table:table-cell office:value-type="float" office:value="6212">
            <text:p>6212</text:p>
          </table:table-cell>
          <table:table-cell office:value-type="string">
            <text:p><text:s/>7064</text:p>
          </table:table-cell>
          <table:table-cell office:value-type="string">
            <text:p><text:s/>7615</text:p>
          </table:table-cell>
          <table:table-cell/>
        </table:table-row>
        <table:table-row table:style-name="ro1">
          <table:table-cell office:value-type="float" office:value="6249">
            <text:p>6249</text:p>
          </table:table-cell>
          <table:table-cell office:value-type="string">
            <text:p><text:s/>7088</text:p>
          </table:table-cell>
          <table:table-cell office:value-type="string">
            <text:p><text:s/>7636</text:p>
          </table:table-cell>
          <table:table-cell/>
        </table:table-row>
        <table:table-row table:style-name="ro1">
          <table:table-cell office:value-type="float" office:value="6306">
            <text:p>6306</text:p>
          </table:table-cell>
          <table:table-cell office:value-type="string">
            <text:p><text:s/>7139</text:p>
          </table:table-cell>
          <table:table-cell office:value-type="string">
            <text:p><text:s/>7684</text:p>
          </table:table-cell>
          <table:table-cell/>
        </table:table-row>
        <table:table-row table:style-name="ro1">
          <table:table-cell office:value-type="float" office:value="6314">
            <text:p>6314</text:p>
          </table:table-cell>
          <table:table-cell office:value-type="string">
            <text:p><text:s/>7147</text:p>
          </table:table-cell>
          <table:table-cell office:value-type="string">
            <text:p><text:s/>7693</text:p>
          </table:table-cell>
          <table:table-cell/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<text:s/>7159</text:p>
          </table:table-cell>
          <table:table-cell office:value-type="string">
            <text:p><text:s/>7706</text:p>
          </table:table-cell>
          <table:table-cell/>
        </table:table-row>
        <table:table-row table:style-name="ro1">
          <table:table-cell office:value-type="float" office:value="6476">
            <text:p>6476</text:p>
          </table:table-cell>
          <table:table-cell office:value-type="string">
            <text:p><text:s/>7318</text:p>
          </table:table-cell>
          <table:table-cell office:value-type="string">
            <text:p><text:s/>7865</text:p>
          </table:table-cell>
          <table:table-cell/>
        </table:table-row>
        <table:table-row table:style-name="ro1">
          <table:table-cell office:value-type="float" office:value="6510">
            <text:p>6510</text:p>
          </table:table-cell>
          <table:table-cell office:value-type="string">
            <text:p><text:s/>7360</text:p>
          </table:table-cell>
          <table:table-cell office:value-type="string">
            <text:p><text:s/>7897</text:p>
          </table:table-cell>
          <table:table-cell/>
        </table:table-row>
        <table:table-row table:style-name="ro1">
          <table:table-cell office:value-type="float" office:value="6557">
            <text:p>6557</text:p>
          </table:table-cell>
          <table:table-cell office:value-type="string">
            <text:p><text:s/>7411</text:p>
          </table:table-cell>
          <table:table-cell office:value-type="string">
            <text:p><text:s/>7946</text:p>
          </table:table-cell>
          <table:table-cell/>
        </table:table-row>
        <table:table-row table:style-name="ro1">
          <table:table-cell office:value-type="float" office:value="6606">
            <text:p>6606</text:p>
          </table:table-cell>
          <table:table-cell office:value-type="string">
            <text:p><text:s/>7479</text:p>
          </table:table-cell>
          <table:table-cell office:value-type="string">
            <text:p><text:s/>7991</text:p>
          </table:table-cell>
          <table:table-cell/>
        </table:table-row>
        <table:table-row table:style-name="ro1">
          <table:table-cell office:value-type="float" office:value="6637">
            <text:p>6637</text:p>
          </table:table-cell>
          <table:table-cell office:value-type="string">
            <text:p><text:s/>7511</text:p>
          </table:table-cell>
          <table:table-cell office:value-type="string">
            <text:p><text:s/>8028</text:p>
          </table:table-cell>
          <table:table-cell/>
        </table:table-row>
        <table:table-row table:style-name="ro1">
          <table:table-cell office:value-type="float" office:value="6692">
            <text:p>6692</text:p>
          </table:table-cell>
          <table:table-cell office:value-type="string">
            <text:p><text:s/>7557</text:p>
          </table:table-cell>
          <table:table-cell office:value-type="string">
            <text:p><text:s/>8078</text:p>
          </table:table-cell>
          <table:table-cell/>
        </table:table-row>
        <table:table-row table:style-name="ro1">
          <table:table-cell office:value-type="float" office:value="6639">
            <text:p>6639</text:p>
          </table:table-cell>
          <table:table-cell office:value-type="string">
            <text:p><text:s/>7500</text:p>
          </table:table-cell>
          <table:table-cell office:value-type="string">
            <text:p><text:s/>8015</text:p>
          </table:table-cell>
          <table:table-cell/>
        </table:table-row>
        <table:table-row table:style-name="ro1">
          <table:table-cell office:value-type="float" office:value="6516">
            <text:p>6516</text:p>
          </table:table-cell>
          <table:table-cell office:value-type="string">
            <text:p><text:s/>7359</text:p>
          </table:table-cell>
          <table:table-cell office:value-type="string">
            <text:p><text:s/>7871</text:p>
          </table:table-cell>
          <table:table-cell/>
        </table:table-row>
        <table:table-row table:style-name="ro1">
          <table:table-cell office:value-type="float" office:value="6514">
            <text:p>6514</text:p>
          </table:table-cell>
          <table:table-cell office:value-type="string">
            <text:p><text:s/>7356</text:p>
          </table:table-cell>
          <table:table-cell office:value-type="string">
            <text:p><text:s/>7870</text:p>
          </table:table-cell>
          <table:table-cell/>
        </table:table-row>
        <table:table-row table:style-name="ro1">
          <table:table-cell office:value-type="float" office:value="6529">
            <text:p>6529</text:p>
          </table:table-cell>
          <table:table-cell office:value-type="string">
            <text:p><text:s/>7373</text:p>
          </table:table-cell>
          <table:table-cell office:value-type="string">
            <text:p><text:s/>7883</text:p>
          </table:table-cell>
          <table:table-cell/>
        </table:table-row>
        <table:table-row table:style-name="ro1">
          <table:table-cell office:value-type="float" office:value="6448">
            <text:p>6448</text:p>
          </table:table-cell>
          <table:table-cell office:value-type="string">
            <text:p><text:s/>7282</text:p>
          </table:table-cell>
          <table:table-cell office:value-type="string">
            <text:p><text:s/>7782</text:p>
          </table:table-cell>
          <table:table-cell/>
        </table:table-row>
        <table:table-row table:style-name="ro1">
          <table:table-cell office:value-type="float" office:value="6462">
            <text:p>6462</text:p>
          </table:table-cell>
          <table:table-cell office:value-type="string">
            <text:p><text:s/>7307</text:p>
          </table:table-cell>
          <table:table-cell office:value-type="string">
            <text:p><text:s/>7806</text:p>
          </table:table-cell>
          <table:table-cell/>
        </table:table-row>
        <table:table-row table:style-name="ro1">
          <table:table-cell office:value-type="float" office:value="6506">
            <text:p>6506</text:p>
          </table:table-cell>
          <table:table-cell office:value-type="string">
            <text:p><text:s/>7357</text:p>
          </table:table-cell>
          <table:table-cell office:value-type="string">
            <text:p><text:s/>7857</text:p>
          </table:table-cell>
          <table:table-cell/>
        </table:table-row>
        <table:table-row table:style-name="ro1">
          <table:table-cell office:value-type="float" office:value="6540">
            <text:p>6540</text:p>
          </table:table-cell>
          <table:table-cell office:value-type="string">
            <text:p><text:s/>7389</text:p>
          </table:table-cell>
          <table:table-cell office:value-type="string">
            <text:p><text:s/>7884</text:p>
          </table:table-cell>
          <table:table-cell/>
        </table:table-row>
        <table:table-row table:style-name="ro1">
          <table:table-cell office:value-type="float" office:value="6542">
            <text:p>6542</text:p>
          </table:table-cell>
          <table:table-cell office:value-type="string">
            <text:p><text:s/>7389</text:p>
          </table:table-cell>
          <table:table-cell office:value-type="string">
            <text:p><text:s/>7884</text:p>
          </table:table-cell>
          <table:table-cell/>
        </table:table-row>
        <table:table-row table:style-name="ro1">
          <table:table-cell office:value-type="float" office:value="6586">
            <text:p>6586</text:p>
          </table:table-cell>
          <table:table-cell office:value-type="string">
            <text:p><text:s/>7431</text:p>
          </table:table-cell>
          <table:table-cell office:value-type="string">
            <text:p><text:s/>7927</text:p>
          </table:table-cell>
          <table:table-cell/>
        </table:table-row>
        <table:table-row table:style-name="ro1">
          <table:table-cell office:value-type="float" office:value="6605">
            <text:p>6605</text:p>
          </table:table-cell>
          <table:table-cell office:value-type="string">
            <text:p><text:s/>7441</text:p>
          </table:table-cell>
          <table:table-cell office:value-type="string">
            <text:p><text:s/>7937</text:p>
          </table:table-cell>
          <table:table-cell/>
        </table:table-row>
        <table:table-row table:style-name="ro1">
          <table:table-cell office:value-type="float" office:value="6637">
            <text:p>6637</text:p>
          </table:table-cell>
          <table:table-cell office:value-type="string">
            <text:p><text:s/>7473</text:p>
          </table:table-cell>
          <table:table-cell office:value-type="string">
            <text:p><text:s/>7973</text:p>
          </table:table-cell>
          <table:table-cell/>
        </table:table-row>
        <table:table-row table:style-name="ro1">
          <table:table-cell office:value-type="float" office:value="6513">
            <text:p>6513</text:p>
          </table:table-cell>
          <table:table-cell office:value-type="string">
            <text:p><text:s/>7336</text:p>
          </table:table-cell>
          <table:table-cell office:value-type="string">
            <text:p><text:s/>7823</text:p>
          </table:table-cell>
          <table:table-cell/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312</text:p>
          </table:table-cell>
          <table:table-cell office:value-type="string">
            <text:p><text:s/>7797</text:p>
          </table:table-cell>
          <table:table-cell/>
        </table:table-row>
        <table:table-row table:style-name="ro1">
          <table:table-cell office:value-type="float" office:value="6553">
            <text:p>6553</text:p>
          </table:table-cell>
          <table:table-cell office:value-type="string">
            <text:p><text:s/>7375</text:p>
          </table:table-cell>
          <table:table-cell office:value-type="string">
            <text:p><text:s/>7856</text:p>
          </table:table-cell>
          <table:table-cell/>
        </table:table-row>
        <table:table-row table:style-name="ro1">
          <table:table-cell office:value-type="float" office:value="6630">
            <text:p>6630</text:p>
          </table:table-cell>
          <table:table-cell office:value-type="string">
            <text:p><text:s/>7451</text:p>
          </table:table-cell>
          <table:table-cell office:value-type="string">
            <text:p><text:s/>7929</text:p>
          </table:table-cell>
          <table:table-cell/>
        </table:table-row>
        <table:table-row table:style-name="ro1">
          <table:table-cell office:value-type="float" office:value="6651">
            <text:p>6651</text:p>
          </table:table-cell>
          <table:table-cell office:value-type="string">
            <text:p><text:s/>7470</text:p>
          </table:table-cell>
          <table:table-cell office:value-type="string">
            <text:p><text:s/>7945</text:p>
          </table:table-cell>
          <table:table-cell/>
        </table:table-row>
        <table:table-row table:style-name="ro1">
          <table:table-cell office:value-type="float" office:value="6644">
            <text:p>6644</text:p>
          </table:table-cell>
          <table:table-cell office:value-type="string">
            <text:p><text:s/>7448</text:p>
          </table:table-cell>
          <table:table-cell office:value-type="string">
            <text:p><text:s/>7915</text:p>
          </table:table-cell>
          <table:table-cell/>
        </table:table-row>
        <table:table-row table:style-name="ro1">
          <table:table-cell office:value-type="float" office:value="6642">
            <text:p>6642</text:p>
          </table:table-cell>
          <table:table-cell office:value-type="string">
            <text:p><text:s/>7446</text:p>
          </table:table-cell>
          <table:table-cell office:value-type="string">
            <text:p><text:s/>7914</text:p>
          </table:table-cell>
          <table:table-cell/>
        </table:table-row>
        <table:table-row table:style-name="ro1">
          <table:table-cell office:value-type="float" office:value="6685">
            <text:p>6685</text:p>
          </table:table-cell>
          <table:table-cell office:value-type="string">
            <text:p><text:s/>7495</text:p>
          </table:table-cell>
          <table:table-cell office:value-type="string">
            <text:p><text:s/>7962</text:p>
          </table:table-cell>
          <table:table-cell/>
        </table:table-row>
        <table:table-row table:style-name="ro1">
          <table:table-cell office:value-type="float" office:value="6844">
            <text:p>6844</text:p>
          </table:table-cell>
          <table:table-cell office:value-type="string">
            <text:p><text:s/>7664</text:p>
          </table:table-cell>
          <table:table-cell office:value-type="string">
            <text:p><text:s/>8132</text:p>
          </table:table-cell>
          <table:table-cell/>
        </table:table-row>
        <table:table-row table:style-name="ro1">
          <table:table-cell office:value-type="float" office:value="6974">
            <text:p>6974</text:p>
          </table:table-cell>
          <table:table-cell office:value-type="string">
            <text:p><text:s/>7801</text:p>
          </table:table-cell>
          <table:table-cell office:value-type="string">
            <text:p><text:s/>8278</text:p>
          </table:table-cell>
          <table:table-cell/>
        </table:table-row>
        <table:table-row table:style-name="ro1">
          <table:table-cell office:value-type="float" office:value="6959">
            <text:p>6959</text:p>
          </table:table-cell>
          <table:table-cell office:value-type="string">
            <text:p><text:s/>7779</text:p>
          </table:table-cell>
          <table:table-cell office:value-type="string">
            <text:p><text:s/>8255</text:p>
          </table:table-cell>
          <table:table-cell/>
        </table:table-row>
        <table:table-row table:style-name="ro1">
          <table:table-cell office:value-type="float" office:value="6843">
            <text:p>6843</text:p>
          </table:table-cell>
          <table:table-cell office:value-type="string">
            <text:p><text:s/>7663</text:p>
          </table:table-cell>
          <table:table-cell office:value-type="string">
            <text:p><text:s/>8130</text:p>
          </table:table-cell>
          <table:table-cell/>
        </table:table-row>
        <table:table-row table:style-name="ro1">
          <table:table-cell office:value-type="float" office:value="6785">
            <text:p>6785</text:p>
          </table:table-cell>
          <table:table-cell office:value-type="string">
            <text:p><text:s/>7598</text:p>
          </table:table-cell>
          <table:table-cell office:value-type="string">
            <text:p><text:s/>8053</text:p>
          </table:table-cell>
          <table:table-cell/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<text:s/>7464</text:p>
          </table:table-cell>
          <table:table-cell office:value-type="string">
            <text:p><text:s/>7918</text:p>
          </table:table-cell>
          <table:table-cell/>
        </table:table-row>
        <table:table-row table:style-name="ro1">
          <table:table-cell office:value-type="float" office:value="6677">
            <text:p>6677</text:p>
          </table:table-cell>
          <table:table-cell office:value-type="string">
            <text:p><text:s/>7474</text:p>
          </table:table-cell>
          <table:table-cell office:value-type="string">
            <text:p><text:s/>7933</text:p>
          </table:table-cell>
          <table:table-cell/>
        </table:table-row>
        <table:table-row table:style-name="ro1">
          <table:table-cell office:value-type="float" office:value="6747">
            <text:p>6747</text:p>
          </table:table-cell>
          <table:table-cell office:value-type="string">
            <text:p><text:s/>7542</text:p>
          </table:table-cell>
          <table:table-cell office:value-type="string">
            <text:p><text:s/>7990</text:p>
          </table:table-cell>
          <table:table-cell/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<text:s/>7543</text:p>
          </table:table-cell>
          <table:table-cell office:value-type="string">
            <text:p><text:s/>7998</text:p>
          </table:table-cell>
          <table:table-cell/>
        </table:table-row>
        <table:table-row table:style-name="ro1">
          <table:table-cell office:value-type="float" office:value="6793">
            <text:p>6793</text:p>
          </table:table-cell>
          <table:table-cell office:value-type="string">
            <text:p><text:s/>7569</text:p>
          </table:table-cell>
          <table:table-cell office:value-type="string">
            <text:p><text:s/>8039</text:p>
          </table:table-cell>
          <table:table-cell/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<text:s/>7564</text:p>
          </table:table-cell>
          <table:table-cell office:value-type="string">
            <text:p><text:s/>8034</text:p>
          </table:table-cell>
          <table:table-cell/>
        </table:table-row>
        <table:table-row table:style-name="ro1">
          <table:table-cell office:value-type="float" office:value="6750">
            <text:p>6750</text:p>
          </table:table-cell>
          <table:table-cell office:value-type="string">
            <text:p><text:s/>7502</text:p>
          </table:table-cell>
          <table:table-cell office:value-type="string">
            <text:p><text:s/>7965</text:p>
          </table:table-cell>
          <table:table-cell/>
        </table:table-row>
        <table:table-row table:style-name="ro1">
          <table:table-cell office:value-type="float" office:value="6764">
            <text:p>6764</text:p>
          </table:table-cell>
          <table:table-cell office:value-type="string">
            <text:p><text:s/>7518</text:p>
          </table:table-cell>
          <table:table-cell office:value-type="string">
            <text:p><text:s/>7982</text:p>
          </table:table-cell>
          <table:table-cell/>
        </table:table-row>
        <table:table-row table:style-name="ro1">
          <table:table-cell office:value-type="float" office:value="6772">
            <text:p>6772</text:p>
          </table:table-cell>
          <table:table-cell office:value-type="string">
            <text:p><text:s/>7533</text:p>
          </table:table-cell>
          <table:table-cell office:value-type="string">
            <text:p><text:s/>7995</text:p>
          </table:table-cell>
          <table:table-cell/>
        </table:table-row>
        <table:table-row table:style-name="ro1">
          <table:table-cell office:value-type="float" office:value="6677">
            <text:p>6677</text:p>
          </table:table-cell>
          <table:table-cell office:value-type="string">
            <text:p><text:s/>7438</text:p>
          </table:table-cell>
          <table:table-cell office:value-type="string">
            <text:p><text:s/>7894</text:p>
          </table:table-cell>
          <table:table-cell/>
        </table:table-row>
        <table:table-row table:style-name="ro1">
          <table:table-cell office:value-type="float" office:value="6676">
            <text:p>6676</text:p>
          </table:table-cell>
          <table:table-cell office:value-type="string">
            <text:p><text:s/>7439</text:p>
          </table:table-cell>
          <table:table-cell office:value-type="string">
            <text:p><text:s/>7900</text:p>
          </table:table-cell>
          <table:table-cell/>
        </table:table-row>
        <table:table-row table:style-name="ro1">
          <table:table-cell office:value-type="float" office:value="6724">
            <text:p>6724</text:p>
          </table:table-cell>
          <table:table-cell office:value-type="string">
            <text:p><text:s/>7486</text:p>
          </table:table-cell>
          <table:table-cell office:value-type="string">
            <text:p><text:s/>7945</text:p>
          </table:table-cell>
          <table:table-cell/>
        </table:table-row>
        <table:table-row table:style-name="ro1">
          <table:table-cell office:value-type="float" office:value="6688">
            <text:p>6688</text:p>
          </table:table-cell>
          <table:table-cell office:value-type="string">
            <text:p><text:s/>7443</text:p>
          </table:table-cell>
          <table:table-cell office:value-type="string">
            <text:p><text:s/>7900</text:p>
          </table:table-cell>
          <table:table-cell/>
        </table:table-row>
        <table:table-row table:style-name="ro1">
          <table:table-cell office:value-type="float" office:value="6740">
            <text:p>6740</text:p>
          </table:table-cell>
          <table:table-cell office:value-type="string">
            <text:p><text:s/>7500</text:p>
          </table:table-cell>
          <table:table-cell office:value-type="string">
            <text:p><text:s/>7963</text:p>
          </table:table-cell>
          <table:table-cell/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<text:s/>7552</text:p>
          </table:table-cell>
          <table:table-cell office:value-type="string">
            <text:p><text:s/>8019</text:p>
          </table:table-cell>
          <table:table-cell/>
        </table:table-row>
        <table:table-row table:style-name="ro1">
          <table:table-cell office:value-type="float" office:value="6745">
            <text:p>6745</text:p>
          </table:table-cell>
          <table:table-cell office:value-type="string">
            <text:p><text:s/>7503</text:p>
          </table:table-cell>
          <table:table-cell office:value-type="string">
            <text:p><text:s/>7962</text:p>
          </table:table-cell>
          <table:table-cell/>
        </table:table-row>
        <table:table-row table:style-name="ro1">
          <table:table-cell office:value-type="float" office:value="6709">
            <text:p>6709</text:p>
          </table:table-cell>
          <table:table-cell office:value-type="string">
            <text:p><text:s/>7458</text:p>
          </table:table-cell>
          <table:table-cell office:value-type="string">
            <text:p><text:s/>7912</text:p>
          </table:table-cell>
          <table:table-cell/>
        </table:table-row>
        <table:table-row table:style-name="ro1">
          <table:table-cell office:value-type="float" office:value="6715">
            <text:p>6715</text:p>
          </table:table-cell>
          <table:table-cell office:value-type="string">
            <text:p><text:s/>7471</text:p>
          </table:table-cell>
          <table:table-cell office:value-type="string">
            <text:p><text:s/>7919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57</text:p>
          </table:table-cell>
          <table:table-cell office:value-type="string">
            <text:p><text:s/>7902</text:p>
          </table:table-cell>
          <table:table-cell/>
        </table:table-row>
        <table:table-row table:style-name="ro1">
          <table:table-cell office:value-type="float" office:value="6643">
            <text:p>6643</text:p>
          </table:table-cell>
          <table:table-cell office:value-type="string">
            <text:p><text:s/>7403</text:p>
          </table:table-cell>
          <table:table-cell office:value-type="string">
            <text:p><text:s/>7833</text:p>
          </table:table-cell>
          <table:table-cell/>
        </table:table-row>
        <table:table-row table:style-name="ro1">
          <table:table-cell office:value-type="float" office:value="6599">
            <text:p>6599</text:p>
          </table:table-cell>
          <table:table-cell office:value-type="string">
            <text:p><text:s/>7359</text:p>
          </table:table-cell>
          <table:table-cell office:value-type="string">
            <text:p><text:s/>7788</text:p>
          </table:table-cell>
          <table:table-cell/>
        </table:table-row>
        <table:table-row table:style-name="ro1">
          <table:table-cell office:value-type="float" office:value="6627">
            <text:p>6627</text:p>
          </table:table-cell>
          <table:table-cell office:value-type="string">
            <text:p><text:s/>7394</text:p>
          </table:table-cell>
          <table:table-cell office:value-type="string">
            <text:p><text:s/>7819</text:p>
          </table:table-cell>
          <table:table-cell/>
        </table:table-row>
        <table:table-row table:style-name="ro1">
          <table:table-cell office:value-type="float" office:value="6626">
            <text:p>6626</text:p>
          </table:table-cell>
          <table:table-cell office:value-type="string">
            <text:p><text:s/>7386</text:p>
          </table:table-cell>
          <table:table-cell office:value-type="string">
            <text:p><text:s/>7821</text:p>
          </table:table-cell>
          <table:table-cell/>
        </table:table-row>
        <table:table-row table:style-name="ro1">
          <table:table-cell office:value-type="float" office:value="6681">
            <text:p>6681</text:p>
          </table:table-cell>
          <table:table-cell office:value-type="string">
            <text:p><text:s/>7444</text:p>
          </table:table-cell>
          <table:table-cell office:value-type="string">
            <text:p><text:s/>7882</text:p>
          </table:table-cell>
          <table:table-cell/>
        </table:table-row>
        <table:table-row table:style-name="ro1">
          <table:table-cell office:value-type="float" office:value="6705">
            <text:p>6705</text:p>
          </table:table-cell>
          <table:table-cell office:value-type="string">
            <text:p><text:s/>7476</text:p>
          </table:table-cell>
          <table:table-cell office:value-type="string">
            <text:p><text:s/>7914</text:p>
          </table:table-cell>
          <table:table-cell/>
        </table:table-row>
        <table:table-row table:style-name="ro1">
          <table:table-cell office:value-type="float" office:value="6738">
            <text:p>6738</text:p>
          </table:table-cell>
          <table:table-cell office:value-type="string">
            <text:p><text:s/>7510</text:p>
          </table:table-cell>
          <table:table-cell office:value-type="string">
            <text:p><text:s/>7946</text:p>
          </table:table-cell>
          <table:table-cell/>
        </table:table-row>
        <table:table-row table:style-name="ro1">
          <table:table-cell office:value-type="float" office:value="6790">
            <text:p>6790</text:p>
          </table:table-cell>
          <table:table-cell office:value-type="string">
            <text:p><text:s/>7566</text:p>
          </table:table-cell>
          <table:table-cell office:value-type="string">
            <text:p><text:s/>7997</text:p>
          </table:table-cell>
          <table:table-cell/>
        </table:table-row>
        <table:table-row table:style-name="ro1">
          <table:table-cell office:value-type="float" office:value="6932">
            <text:p>6932</text:p>
          </table:table-cell>
          <table:table-cell office:value-type="string">
            <text:p><text:s/>7714</text:p>
          </table:table-cell>
          <table:table-cell office:value-type="string">
            <text:p><text:s/>8144</text:p>
          </table:table-cell>
          <table:table-cell/>
        </table:table-row>
        <table:table-row table:style-name="ro1">
          <table:table-cell office:value-type="float" office:value="6911">
            <text:p>6911</text:p>
          </table:table-cell>
          <table:table-cell office:value-type="string">
            <text:p><text:s/>7686</text:p>
          </table:table-cell>
          <table:table-cell office:value-type="string">
            <text:p><text:s/>8114</text:p>
          </table:table-cell>
          <table:table-cell/>
        </table:table-row>
        <table:table-row table:style-name="ro1">
          <table:table-cell office:value-type="float" office:value="6774">
            <text:p>6774</text:p>
          </table:table-cell>
          <table:table-cell office:value-type="string">
            <text:p><text:s/>7539</text:p>
          </table:table-cell>
          <table:table-cell office:value-type="string">
            <text:p><text:s/>7961</text:p>
          </table:table-cell>
          <table:table-cell/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<text:s/>7496</text:p>
          </table:table-cell>
          <table:table-cell office:value-type="string">
            <text:p><text:s/>7919</text:p>
          </table:table-cell>
          <table:table-cell/>
        </table:table-row>
        <table:table-row table:style-name="ro1">
          <table:table-cell office:value-type="float" office:value="6810">
            <text:p>6810</text:p>
          </table:table-cell>
          <table:table-cell office:value-type="string">
            <text:p><text:s/>7580</text:p>
          </table:table-cell>
          <table:table-cell office:value-type="string">
            <text:p><text:s/>8002</text:p>
          </table:table-cell>
          <table:table-cell/>
        </table:table-row>
        <table:table-row table:style-name="ro1">
          <table:table-cell office:value-type="float" office:value="6769">
            <text:p>6769</text:p>
          </table:table-cell>
          <table:table-cell office:value-type="string">
            <text:p><text:s/>7524</text:p>
          </table:table-cell>
          <table:table-cell office:value-type="string">
            <text:p><text:s/>7940</text:p>
          </table:table-cell>
          <table:table-cell/>
        </table:table-row>
        <table:table-row table:style-name="ro1">
          <table:table-cell office:value-type="float" office:value="6699">
            <text:p>6699</text:p>
          </table:table-cell>
          <table:table-cell office:value-type="string">
            <text:p><text:s/>7438</text:p>
          </table:table-cell>
          <table:table-cell office:value-type="string">
            <text:p><text:s/>7856</text:p>
          </table:table-cell>
          <table:table-cell/>
        </table:table-row>
        <table:table-row table:style-name="ro1">
          <table:table-cell office:value-type="float" office:value="6654">
            <text:p>6654</text:p>
          </table:table-cell>
          <table:table-cell office:value-type="string">
            <text:p><text:s/>7384</text:p>
          </table:table-cell>
          <table:table-cell office:value-type="string">
            <text:p><text:s/>7804</text:p>
          </table:table-cell>
          <table:table-cell/>
        </table:table-row>
        <table:table-row table:style-name="ro1">
          <table:table-cell office:value-type="float" office:value="6728">
            <text:p>6728</text:p>
          </table:table-cell>
          <table:table-cell office:value-type="string">
            <text:p><text:s/>7457</text:p>
          </table:table-cell>
          <table:table-cell office:value-type="string">
            <text:p><text:s/>7886</text:p>
          </table:table-cell>
          <table:table-cell/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<text:s/>7462</text:p>
          </table:table-cell>
          <table:table-cell office:value-type="string">
            <text:p><text:s/>7892</text:p>
          </table:table-cell>
          <table:table-cell/>
        </table:table-row>
        <table:table-row table:style-name="ro1">
          <table:table-cell office:value-type="float" office:value="6517">
            <text:p>6517</text:p>
          </table:table-cell>
          <table:table-cell office:value-type="string">
            <text:p><text:s/>7226</text:p>
          </table:table-cell>
          <table:table-cell office:value-type="string">
            <text:p><text:s/>7643</text:p>
          </table:table-cell>
          <table:table-cell/>
        </table:table-row>
        <table:table-row table:style-name="ro1">
          <table:table-cell office:value-type="float" office:value="6448">
            <text:p>6448</text:p>
          </table:table-cell>
          <table:table-cell office:value-type="string">
            <text:p><text:s/>7154</text:p>
          </table:table-cell>
          <table:table-cell office:value-type="string">
            <text:p><text:s/>7573</text:p>
          </table:table-cell>
          <table:table-cell/>
        </table:table-row>
        <table:table-row table:style-name="ro1">
          <table:table-cell office:value-type="float" office:value="6580">
            <text:p>6580</text:p>
          </table:table-cell>
          <table:table-cell office:value-type="string">
            <text:p><text:s/>7297</text:p>
          </table:table-cell>
          <table:table-cell office:value-type="string">
            <text:p><text:s/>7720</text:p>
          </table:table-cell>
          <table:table-cell/>
        </table:table-row>
        <table:table-row table:style-name="ro1">
          <table:table-cell office:value-type="float" office:value="6590">
            <text:p>6590</text:p>
          </table:table-cell>
          <table:table-cell office:value-type="string">
            <text:p><text:s/>7313</text:p>
          </table:table-cell>
          <table:table-cell office:value-type="string">
            <text:p><text:s/>7736</text:p>
          </table:table-cell>
          <table:table-cell/>
        </table:table-row>
        <table:table-row table:style-name="ro1">
          <table:table-cell office:value-type="float" office:value="6474">
            <text:p>6474</text:p>
          </table:table-cell>
          <table:table-cell office:value-type="string">
            <text:p><text:s/>7190</text:p>
          </table:table-cell>
          <table:table-cell office:value-type="string">
            <text:p><text:s/>7613</text:p>
          </table:table-cell>
          <table:table-cell/>
        </table:table-row>
        <table:table-row table:style-name="ro1">
          <table:table-cell office:value-type="float" office:value="6582">
            <text:p>6582</text:p>
          </table:table-cell>
          <table:table-cell office:value-type="string">
            <text:p><text:s/>7303</text:p>
          </table:table-cell>
          <table:table-cell office:value-type="string">
            <text:p><text:s/>7723</text:p>
          </table:table-cell>
          <table:table-cell/>
        </table:table-row>
        <table:table-row table:style-name="ro1">
          <table:table-cell office:value-type="float" office:value="6589">
            <text:p>6589</text:p>
          </table:table-cell>
          <table:table-cell office:value-type="string">
            <text:p><text:s/>7312</text:p>
          </table:table-cell>
          <table:table-cell office:value-type="string">
            <text:p><text:s/>7730</text:p>
          </table:table-cell>
          <table:table-cell/>
        </table:table-row>
        <table:table-row table:style-name="ro1">
          <table:table-cell office:value-type="float" office:value="6796">
            <text:p>6796</text:p>
          </table:table-cell>
          <table:table-cell office:value-type="string">
            <text:p><text:s/>7531</text:p>
          </table:table-cell>
          <table:table-cell office:value-type="string">
            <text:p><text:s/>7960</text:p>
          </table:table-cell>
          <table:table-cell/>
        </table:table-row>
        <table:table-row table:style-name="ro1">
          <table:table-cell office:value-type="float" office:value="6875">
            <text:p>6875</text:p>
          </table:table-cell>
          <table:table-cell office:value-type="string">
            <text:p><text:s/>7611</text:p>
          </table:table-cell>
          <table:table-cell office:value-type="string">
            <text:p><text:s/>8041</text:p>
          </table:table-cell>
          <table:table-cell/>
        </table:table-row>
        <table:table-row table:style-name="ro1">
          <table:table-cell office:value-type="float" office:value="6844">
            <text:p>6844</text:p>
          </table:table-cell>
          <table:table-cell office:value-type="string">
            <text:p><text:s/>7578</text:p>
          </table:table-cell>
          <table:table-cell office:value-type="string">
            <text:p><text:s/>8005</text:p>
          </table:table-cell>
          <table:table-cell/>
        </table:table-row>
        <table:table-row table:style-name="ro1">
          <table:table-cell office:value-type="float" office:value="6830">
            <text:p>6830</text:p>
          </table:table-cell>
          <table:table-cell office:value-type="string">
            <text:p><text:s/>7565</text:p>
          </table:table-cell>
          <table:table-cell office:value-type="string">
            <text:p><text:s/>7986</text:p>
          </table:table-cell>
          <table:table-cell/>
        </table:table-row>
        <table:table-row table:style-name="ro1">
          <table:table-cell office:value-type="float" office:value="6707">
            <text:p>6707</text:p>
          </table:table-cell>
          <table:table-cell office:value-type="string">
            <text:p><text:s/>7437</text:p>
          </table:table-cell>
          <table:table-cell office:value-type="string">
            <text:p><text:s/>7850</text:p>
          </table:table-cell>
          <table:table-cell/>
        </table:table-row>
        <table:table-row table:style-name="ro1">
          <table:table-cell office:value-type="float" office:value="6680">
            <text:p>6680</text:p>
          </table:table-cell>
          <table:table-cell office:value-type="string">
            <text:p><text:s/>7408</text:p>
          </table:table-cell>
          <table:table-cell office:value-type="string">
            <text:p><text:s/>7813</text:p>
          </table:table-cell>
          <table:table-cell/>
        </table:table-row>
        <table:table-row table:style-name="ro1">
          <table:table-cell office:value-type="float" office:value="6568">
            <text:p>6568</text:p>
          </table:table-cell>
          <table:table-cell office:value-type="string">
            <text:p><text:s/>7283</text:p>
          </table:table-cell>
          <table:table-cell office:value-type="string">
            <text:p><text:s/>7679</text:p>
          </table:table-cell>
          <table:table-cell/>
        </table:table-row>
        <table:table-row table:style-name="ro1">
          <table:table-cell office:value-type="float" office:value="6592">
            <text:p>6592</text:p>
          </table:table-cell>
          <table:table-cell office:value-type="string">
            <text:p><text:s/>7313</text:p>
          </table:table-cell>
          <table:table-cell office:value-type="string">
            <text:p><text:s/>7711</text:p>
          </table:table-cell>
          <table:table-cell/>
        </table:table-row>
        <table:table-row table:style-name="ro1">
          <table:table-cell office:value-type="float" office:value="6602">
            <text:p>6602</text:p>
          </table:table-cell>
          <table:table-cell office:value-type="string">
            <text:p><text:s/>7327</text:p>
          </table:table-cell>
          <table:table-cell office:value-type="string">
            <text:p><text:s/>7718</text:p>
          </table:table-cell>
          <table:table-cell/>
        </table:table-row>
        <table:table-row table:style-name="ro1">
          <table:table-cell office:value-type="float" office:value="6580">
            <text:p>6580</text:p>
          </table:table-cell>
          <table:table-cell office:value-type="string">
            <text:p><text:s/>7303</text:p>
          </table:table-cell>
          <table:table-cell office:value-type="string">
            <text:p><text:s/>7691</text:p>
          </table:table-cell>
          <table:table-cell/>
        </table:table-row>
        <table:table-row table:style-name="ro1">
          <table:table-cell office:value-type="float" office:value="6617">
            <text:p>6617</text:p>
          </table:table-cell>
          <table:table-cell office:value-type="string">
            <text:p><text:s/>7348</text:p>
          </table:table-cell>
          <table:table-cell office:value-type="string">
            <text:p><text:s/>7742</text:p>
          </table:table-cell>
          <table:table-cell/>
        </table:table-row>
        <table:table-row table:style-name="ro1">
          <table:table-cell office:value-type="float" office:value="6591">
            <text:p>6591</text:p>
          </table:table-cell>
          <table:table-cell office:value-type="string">
            <text:p><text:s/>7321</text:p>
          </table:table-cell>
          <table:table-cell office:value-type="string">
            <text:p><text:s/>7717</text:p>
          </table:table-cell>
          <table:table-cell/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215</text:p>
          </table:table-cell>
          <table:table-cell office:value-type="string">
            <text:p><text:s/>7612</text:p>
          </table:table-cell>
          <table:table-cell/>
        </table:table-row>
        <table:table-row table:style-name="ro1">
          <table:table-cell office:value-type="float" office:value="6581">
            <text:p>6581</text:p>
          </table:table-cell>
          <table:table-cell office:value-type="string">
            <text:p><text:s/>7310</text:p>
          </table:table-cell>
          <table:table-cell office:value-type="string">
            <text:p><text:s/>7704</text:p>
          </table:table-cell>
          <table:table-cell/>
        </table:table-row>
        <table:table-row table:style-name="ro1">
          <table:table-cell office:value-type="float" office:value="6653">
            <text:p>6653</text:p>
          </table:table-cell>
          <table:table-cell office:value-type="string">
            <text:p><text:s/>7384</text:p>
          </table:table-cell>
          <table:table-cell office:value-type="string">
            <text:p><text:s/>7777</text:p>
          </table:table-cell>
          <table:table-cell/>
        </table:table-row>
        <table:table-row table:style-name="ro1">
          <table:table-cell office:value-type="float" office:value="6703">
            <text:p>6703</text:p>
          </table:table-cell>
          <table:table-cell office:value-type="string">
            <text:p><text:s/>7441</text:p>
          </table:table-cell>
          <table:table-cell office:value-type="string">
            <text:p><text:s/>7830</text:p>
          </table:table-cell>
          <table:table-cell/>
        </table:table-row>
        <table:table-row table:style-name="ro1">
          <table:table-cell office:value-type="float" office:value="6746">
            <text:p>6746</text:p>
          </table:table-cell>
          <table:table-cell office:value-type="string">
            <text:p><text:s/>7490</text:p>
          </table:table-cell>
          <table:table-cell office:value-type="string">
            <text:p><text:s/>7879</text:p>
          </table:table-cell>
          <table:table-cell/>
        </table:table-row>
        <table:table-row table:style-name="ro1">
          <table:table-cell office:value-type="float" office:value="6826">
            <text:p>6826</text:p>
          </table:table-cell>
          <table:table-cell office:value-type="string">
            <text:p><text:s/>7575</text:p>
          </table:table-cell>
          <table:table-cell office:value-type="string">
            <text:p><text:s/>7960</text:p>
          </table:table-cell>
          <table:table-cell/>
        </table:table-row>
        <table:table-row table:style-name="ro1">
          <table:table-cell office:value-type="float" office:value="6971">
            <text:p>6971</text:p>
          </table:table-cell>
          <table:table-cell office:value-type="string">
            <text:p><text:s/>7729</text:p>
          </table:table-cell>
          <table:table-cell office:value-type="string">
            <text:p><text:s/>8120</text:p>
          </table:table-cell>
          <table:table-cell/>
        </table:table-row>
        <table:table-row table:style-name="ro1">
          <table:table-cell office:value-type="float" office:value="7014">
            <text:p>7014</text:p>
          </table:table-cell>
          <table:table-cell office:value-type="string">
            <text:p><text:s/>7775</text:p>
          </table:table-cell>
          <table:table-cell office:value-type="string">
            <text:p><text:s/>8167</text:p>
          </table:table-cell>
          <table:table-cell/>
        </table:table-row>
        <table:table-row table:style-name="ro1">
          <table:table-cell office:value-type="float" office:value="7017">
            <text:p>7017</text:p>
          </table:table-cell>
          <table:table-cell office:value-type="string">
            <text:p><text:s/>7778</text:p>
          </table:table-cell>
          <table:table-cell office:value-type="string">
            <text:p><text:s/>8174</text:p>
          </table:table-cell>
          <table:table-cell/>
        </table:table-row>
        <table:table-row table:style-name="ro1">
          <table:table-cell office:value-type="float" office:value="6996">
            <text:p>6996</text:p>
          </table:table-cell>
          <table:table-cell office:value-type="string">
            <text:p><text:s/>7764</text:p>
          </table:table-cell>
          <table:table-cell office:value-type="string">
            <text:p><text:s/>8150</text:p>
          </table:table-cell>
          <table:table-cell/>
        </table:table-row>
        <table:table-row table:style-name="ro1">
          <table:table-cell office:value-type="float" office:value="6933">
            <text:p>6933</text:p>
          </table:table-cell>
          <table:table-cell office:value-type="string">
            <text:p><text:s/>7692</text:p>
          </table:table-cell>
          <table:table-cell office:value-type="string">
            <text:p><text:s/>8074</text:p>
          </table:table-cell>
          <table:table-cell/>
        </table:table-row>
        <table:table-row table:style-name="ro1">
          <table:table-cell office:value-type="float" office:value="6848">
            <text:p>6848</text:p>
          </table:table-cell>
          <table:table-cell office:value-type="string">
            <text:p><text:s/>7594</text:p>
          </table:table-cell>
          <table:table-cell office:value-type="string">
            <text:p><text:s/>7980</text:p>
          </table:table-cell>
          <table:table-cell/>
        </table:table-row>
        <table:table-row table:style-name="ro1">
          <table:table-cell office:value-type="float" office:value="6831">
            <text:p>6831</text:p>
          </table:table-cell>
          <table:table-cell office:value-type="string">
            <text:p><text:s/>7565</text:p>
          </table:table-cell>
          <table:table-cell office:value-type="string">
            <text:p><text:s/>7957</text:p>
          </table:table-cell>
          <table:table-cell/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<text:s/>7522</text:p>
          </table:table-cell>
          <table:table-cell office:value-type="string">
            <text:p><text:s/>7913</text:p>
          </table:table-cell>
          <table:table-cell/>
        </table:table-row>
        <table:table-row table:style-name="ro1">
          <table:table-cell office:value-type="float" office:value="6881">
            <text:p>6881</text:p>
          </table:table-cell>
          <table:table-cell office:value-type="string">
            <text:p><text:s/>7612</text:p>
          </table:table-cell>
          <table:table-cell office:value-type="string">
            <text:p><text:s/>8005</text:p>
          </table:table-cell>
          <table:table-cell/>
        </table:table-row>
        <table:table-row table:style-name="ro1">
          <table:table-cell office:value-type="float" office:value="7035">
            <text:p>7035</text:p>
          </table:table-cell>
          <table:table-cell office:value-type="string">
            <text:p><text:s/>7774</text:p>
          </table:table-cell>
          <table:table-cell office:value-type="string">
            <text:p><text:s/>8161</text:p>
          </table:table-cell>
          <table:table-cell/>
        </table:table-row>
        <table:table-row table:style-name="ro1">
          <table:table-cell office:value-type="float" office:value="6964">
            <text:p>6964</text:p>
          </table:table-cell>
          <table:table-cell office:value-type="string">
            <text:p><text:s/>7699</text:p>
          </table:table-cell>
          <table:table-cell office:value-type="string">
            <text:p><text:s/>8072</text:p>
          </table:table-cell>
          <table:table-cell/>
        </table:table-row>
        <table:table-row table:style-name="ro1">
          <table:table-cell office:value-type="float" office:value="6816">
            <text:p>6816</text:p>
          </table:table-cell>
          <table:table-cell office:value-type="string">
            <text:p><text:s/>7543</text:p>
          </table:table-cell>
          <table:table-cell office:value-type="string">
            <text:p><text:s/>7912</text:p>
          </table:table-cell>
          <table:table-cell/>
        </table:table-row>
        <table:table-row table:style-name="ro1">
          <table:table-cell office:value-type="float" office:value="6790">
            <text:p>6790</text:p>
          </table:table-cell>
          <table:table-cell office:value-type="string">
            <text:p><text:s/>7504</text:p>
          </table:table-cell>
          <table:table-cell office:value-type="string">
            <text:p><text:s/>7878</text:p>
          </table:table-cell>
          <table:table-cell/>
        </table:table-row>
        <table:table-row table:style-name="ro1">
          <table:table-cell office:value-type="float" office:value="6958">
            <text:p>6958</text:p>
          </table:table-cell>
          <table:table-cell office:value-type="string">
            <text:p><text:s/>7677</text:p>
          </table:table-cell>
          <table:table-cell office:value-type="string">
            <text:p><text:s/>8061</text:p>
          </table:table-cell>
          <table:table-cell/>
        </table:table-row>
        <table:table-row table:style-name="ro1">
          <table:table-cell office:value-type="float" office:value="7047">
            <text:p>7047</text:p>
          </table:table-cell>
          <table:table-cell office:value-type="string">
            <text:p><text:s/>7774</text:p>
          </table:table-cell>
          <table:table-cell office:value-type="string">
            <text:p><text:s/>8156</text:p>
          </table:table-cell>
          <table:table-cell/>
        </table:table-row>
        <table:table-row table:style-name="ro1">
          <table:table-cell office:value-type="float" office:value="7043">
            <text:p>7043</text:p>
          </table:table-cell>
          <table:table-cell office:value-type="string">
            <text:p><text:s/>7771</text:p>
          </table:table-cell>
          <table:table-cell office:value-type="string">
            <text:p><text:s/>8150</text:p>
          </table:table-cell>
          <table:table-cell/>
        </table:table-row>
        <table:table-row table:style-name="ro1">
          <table:table-cell office:value-type="float" office:value="7069">
            <text:p>7069</text:p>
          </table:table-cell>
          <table:table-cell office:value-type="string">
            <text:p><text:s/>7805</text:p>
          </table:table-cell>
          <table:table-cell office:value-type="string">
            <text:p><text:s/>8180</text:p>
          </table:table-cell>
          <table:table-cell/>
        </table:table-row>
        <table:table-row table:style-name="ro1">
          <table:table-cell office:value-type="float" office:value="7150">
            <text:p>7150</text:p>
          </table:table-cell>
          <table:table-cell office:value-type="string">
            <text:p><text:s/>7891</text:p>
          </table:table-cell>
          <table:table-cell office:value-type="string">
            <text:p><text:s/>8266</text:p>
          </table:table-cell>
          <table:table-cell/>
        </table:table-row>
        <table:table-row table:style-name="ro1">
          <table:table-cell office:value-type="float" office:value="7081">
            <text:p>7081</text:p>
          </table:table-cell>
          <table:table-cell office:value-type="string">
            <text:p><text:s/>7822</text:p>
          </table:table-cell>
          <table:table-cell office:value-type="string">
            <text:p><text:s/>8191</text:p>
          </table:table-cell>
          <table:table-cell/>
        </table:table-row>
        <table:table-row table:style-name="ro1">
          <table:table-cell office:value-type="float" office:value="7021">
            <text:p>7021</text:p>
          </table:table-cell>
          <table:table-cell office:value-type="string">
            <text:p><text:s/>7762</text:p>
          </table:table-cell>
          <table:table-cell office:value-type="string">
            <text:p><text:s/>8131</text:p>
          </table:table-cell>
          <table:table-cell/>
        </table:table-row>
        <table:table-row table:style-name="ro1">
          <table:table-cell office:value-type="float" office:value="6973">
            <text:p>6973</text:p>
          </table:table-cell>
          <table:table-cell office:value-type="string">
            <text:p><text:s/>7715</text:p>
          </table:table-cell>
          <table:table-cell office:value-type="string">
            <text:p><text:s/>8080</text:p>
          </table:table-cell>
          <table:table-cell/>
        </table:table-row>
        <table:table-row table:style-name="ro1">
          <table:table-cell office:value-type="float" office:value="6747">
            <text:p>6747</text:p>
          </table:table-cell>
          <table:table-cell office:value-type="string">
            <text:p><text:s/>7476</text:p>
          </table:table-cell>
          <table:table-cell office:value-type="string">
            <text:p><text:s/>7841</text:p>
          </table:table-cell>
          <table:table-cell/>
        </table:table-row>
        <table:table-row table:style-name="ro1">
          <table:table-cell office:value-type="float" office:value="6725">
            <text:p>6725</text:p>
          </table:table-cell>
          <table:table-cell office:value-type="string">
            <text:p><text:s/>7446</text:p>
          </table:table-cell>
          <table:table-cell office:value-type="string">
            <text:p><text:s/>7814</text:p>
          </table:table-cell>
          <table:table-cell/>
        </table:table-row>
        <table:table-row table:style-name="ro1">
          <table:table-cell office:value-type="float" office:value="6824">
            <text:p>6824</text:p>
          </table:table-cell>
          <table:table-cell office:value-type="string">
            <text:p><text:s/>7543</text:p>
          </table:table-cell>
          <table:table-cell office:value-type="string">
            <text:p><text:s/>7910</text:p>
          </table:table-cell>
          <table:table-cell/>
        </table:table-row>
        <table:table-row table:style-name="ro1">
          <table:table-cell office:value-type="float" office:value="6739">
            <text:p>6739</text:p>
          </table:table-cell>
          <table:table-cell office:value-type="string">
            <text:p><text:s/>7457</text:p>
          </table:table-cell>
          <table:table-cell office:value-type="string">
            <text:p><text:s/>7821</text:p>
          </table:table-cell>
          <table:table-cell/>
        </table:table-row>
        <table:table-row table:style-name="ro1">
          <table:table-cell office:value-type="float" office:value="6655">
            <text:p>6655</text:p>
          </table:table-cell>
          <table:table-cell office:value-type="string">
            <text:p><text:s/>7373</text:p>
          </table:table-cell>
          <table:table-cell office:value-type="string">
            <text:p><text:s/>7739</text:p>
          </table:table-cell>
          <table:table-cell/>
        </table:table-row>
        <table:table-row table:style-name="ro1">
          <table:table-cell office:value-type="float" office:value="6711">
            <text:p>6711</text:p>
          </table:table-cell>
          <table:table-cell office:value-type="string">
            <text:p><text:s/>7444</text:p>
          </table:table-cell>
          <table:table-cell office:value-type="string">
            <text:p><text:s/>7808</text:p>
          </table:table-cell>
          <table:table-cell/>
        </table:table-row>
        <table:table-row table:style-name="ro1">
          <table:table-cell office:value-type="float" office:value="6659">
            <text:p>6659</text:p>
          </table:table-cell>
          <table:table-cell office:value-type="string">
            <text:p><text:s/>7398</text:p>
          </table:table-cell>
          <table:table-cell office:value-type="string">
            <text:p><text:s/>7763</text:p>
          </table:table-cell>
          <table:table-cell/>
        </table:table-row>
        <table:table-row table:style-name="ro1">
          <table:table-cell office:value-type="float" office:value="6590">
            <text:p>6590</text:p>
          </table:table-cell>
          <table:table-cell office:value-type="string">
            <text:p><text:s/>7335</text:p>
          </table:table-cell>
          <table:table-cell office:value-type="string">
            <text:p><text:s/>7693</text:p>
          </table:table-cell>
          <table:table-cell/>
        </table:table-row>
        <table:table-row table:style-name="ro1">
          <table:table-cell office:value-type="float" office:value="6671">
            <text:p>6671</text:p>
          </table:table-cell>
          <table:table-cell office:value-type="string">
            <text:p><text:s/>7420</text:p>
          </table:table-cell>
          <table:table-cell office:value-type="string">
            <text:p><text:s/>7779</text:p>
          </table:table-cell>
          <table:table-cell/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<text:s/>7446</text:p>
          </table:table-cell>
          <table:table-cell office:value-type="string">
            <text:p><text:s/>7802</text:p>
          </table:table-cell>
          <table:table-cell/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494</text:p>
          </table:table-cell>
          <table:table-cell office:value-type="string">
            <text:p><text:s/>7859</text:p>
          </table:table-cell>
          <table:table-cell/>
        </table:table-row>
        <table:table-row table:style-name="ro1">
          <table:table-cell office:value-type="float" office:value="6745">
            <text:p>6745</text:p>
          </table:table-cell>
          <table:table-cell office:value-type="string">
            <text:p><text:s/>7484</text:p>
          </table:table-cell>
          <table:table-cell office:value-type="string">
            <text:p><text:s/>7855</text:p>
          </table:table-cell>
          <table:table-cell/>
        </table:table-row>
        <table:table-row table:style-name="ro1">
          <table:table-cell office:value-type="float" office:value="6723">
            <text:p>6723</text:p>
          </table:table-cell>
          <table:table-cell office:value-type="string">
            <text:p><text:s/>7459</text:p>
          </table:table-cell>
          <table:table-cell office:value-type="string">
            <text:p><text:s/>7831</text:p>
          </table:table-cell>
          <table:table-cell/>
        </table:table-row>
        <table:table-row table:style-name="ro1">
          <table:table-cell office:value-type="float" office:value="6694">
            <text:p>6694</text:p>
          </table:table-cell>
          <table:table-cell office:value-type="string">
            <text:p><text:s/>7431</text:p>
          </table:table-cell>
          <table:table-cell office:value-type="string">
            <text:p><text:s/>7804</text:p>
          </table:table-cell>
          <table:table-cell/>
        </table:table-row>
        <table:table-row table:style-name="ro1">
          <table:table-cell office:value-type="float" office:value="6650">
            <text:p>6650</text:p>
          </table:table-cell>
          <table:table-cell office:value-type="string">
            <text:p><text:s/>7390</text:p>
          </table:table-cell>
          <table:table-cell office:value-type="string">
            <text:p><text:s/>7758</text:p>
          </table:table-cell>
          <table:table-cell/>
        </table:table-row>
        <table:table-row table:style-name="ro1">
          <table:table-cell office:value-type="float" office:value="6665">
            <text:p>6665</text:p>
          </table:table-cell>
          <table:table-cell office:value-type="string">
            <text:p><text:s/>7404</text:p>
          </table:table-cell>
          <table:table-cell office:value-type="string">
            <text:p><text:s/>7768</text:p>
          </table:table-cell>
          <table:table-cell/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<text:s/>7310</text:p>
          </table:table-cell>
          <table:table-cell office:value-type="string">
            <text:p><text:s/>7675</text:p>
          </table:table-cell>
          <table:table-cell/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<text:s/>7282</text:p>
          </table:table-cell>
          <table:table-cell office:value-type="string">
            <text:p><text:s/>7660</text:p>
          </table:table-cell>
          <table:table-cell/>
        </table:table-row>
        <table:table-row table:style-name="ro1">
          <table:table-cell office:value-type="float" office:value="6636">
            <text:p>6636</text:p>
          </table:table-cell>
          <table:table-cell office:value-type="string">
            <text:p><text:s/>7373</text:p>
          </table:table-cell>
          <table:table-cell office:value-type="string">
            <text:p><text:s/>7747</text:p>
          </table:table-cell>
          <table:table-cell/>
        </table:table-row>
        <table:table-row table:style-name="ro1">
          <table:table-cell office:value-type="float" office:value="6763">
            <text:p>6763</text:p>
          </table:table-cell>
          <table:table-cell office:value-type="string">
            <text:p><text:s/>7509</text:p>
          </table:table-cell>
          <table:table-cell office:value-type="string">
            <text:p><text:s/>7885</text:p>
          </table:table-cell>
          <table:table-cell/>
        </table:table-row>
        <table:table-row table:style-name="ro1">
          <table:table-cell office:value-type="float" office:value="6883">
            <text:p>6883</text:p>
          </table:table-cell>
          <table:table-cell office:value-type="string">
            <text:p><text:s/>7617</text:p>
          </table:table-cell>
          <table:table-cell office:value-type="string">
            <text:p><text:s/>7991</text:p>
          </table:table-cell>
          <table:table-cell/>
        </table:table-row>
        <table:table-row table:style-name="ro1">
          <table:table-cell office:value-type="float" office:value="6850">
            <text:p>6850</text:p>
          </table:table-cell>
          <table:table-cell office:value-type="string">
            <text:p><text:s/>7589</text:p>
          </table:table-cell>
          <table:table-cell office:value-type="string">
            <text:p><text:s/>7969</text:p>
          </table:table-cell>
          <table:table-cell/>
        </table:table-row>
        <table:table-row table:style-name="ro1">
          <table:table-cell office:value-type="float" office:value="6805">
            <text:p>6805</text:p>
          </table:table-cell>
          <table:table-cell office:value-type="string">
            <text:p><text:s/>7544</text:p>
          </table:table-cell>
          <table:table-cell office:value-type="string">
            <text:p><text:s/>7922</text:p>
          </table:table-cell>
          <table:table-cell/>
        </table:table-row>
        <table:table-row table:style-name="ro1">
          <table:table-cell office:value-type="float" office:value="6599">
            <text:p>6599</text:p>
          </table:table-cell>
          <table:table-cell office:value-type="string">
            <text:p><text:s/>7327</text:p>
          </table:table-cell>
          <table:table-cell office:value-type="string">
            <text:p><text:s/>7697</text:p>
          </table:table-cell>
          <table:table-cell/>
        </table:table-row>
        <table:table-row table:style-name="ro1">
          <table:table-cell office:value-type="float" office:value="6596">
            <text:p>6596</text:p>
          </table:table-cell>
          <table:table-cell office:value-type="string">
            <text:p><text:s/>7321</text:p>
          </table:table-cell>
          <table:table-cell office:value-type="string">
            <text:p><text:s/>7690</text:p>
          </table:table-cell>
          <table:table-cell/>
        </table:table-row>
        <table:table-row table:style-name="ro1">
          <table:table-cell office:value-type="float" office:value="6760">
            <text:p>6760</text:p>
          </table:table-cell>
          <table:table-cell office:value-type="string">
            <text:p><text:s/>7495</text:p>
          </table:table-cell>
          <table:table-cell office:value-type="string">
            <text:p><text:s/>7876</text:p>
          </table:table-cell>
          <table:table-cell/>
        </table:table-row>
        <table:table-row table:style-name="ro1">
          <table:table-cell office:value-type="float" office:value="6841">
            <text:p>6841</text:p>
          </table:table-cell>
          <table:table-cell office:value-type="string">
            <text:p><text:s/>7578</text:p>
          </table:table-cell>
          <table:table-cell office:value-type="string">
            <text:p><text:s/>7956</text:p>
          </table:table-cell>
          <table:table-cell/>
        </table:table-row>
        <table:table-row table:style-name="ro1">
          <table:table-cell office:value-type="float" office:value="6797">
            <text:p>6797</text:p>
          </table:table-cell>
          <table:table-cell office:value-type="string">
            <text:p><text:s/>7532</text:p>
          </table:table-cell>
          <table:table-cell office:value-type="string">
            <text:p><text:s/>7906</text:p>
          </table:table-cell>
          <table:table-cell/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<text:s/>7536</text:p>
          </table:table-cell>
          <table:table-cell office:value-type="string">
            <text:p><text:s/>7911</text:p>
          </table:table-cell>
          <table:table-cell/>
        </table:table-row>
        <table:table-row table:style-name="ro1">
          <table:table-cell office:value-type="float" office:value="6777">
            <text:p>6777</text:p>
          </table:table-cell>
          <table:table-cell office:value-type="string">
            <text:p><text:s/>7515</text:p>
          </table:table-cell>
          <table:table-cell office:value-type="string">
            <text:p><text:s/>7887</text:p>
          </table:table-cell>
          <table:table-cell/>
        </table:table-row>
        <table:table-row table:style-name="ro1">
          <table:table-cell office:value-type="float" office:value="6838">
            <text:p>6838</text:p>
          </table:table-cell>
          <table:table-cell office:value-type="string">
            <text:p><text:s/>7578</text:p>
          </table:table-cell>
          <table:table-cell office:value-type="string">
            <text:p><text:s/>7946</text:p>
          </table:table-cell>
          <table:table-cell/>
        </table:table-row>
        <table:table-row table:style-name="ro1">
          <table:table-cell office:value-type="float" office:value="6812">
            <text:p>6812</text:p>
          </table:table-cell>
          <table:table-cell office:value-type="string">
            <text:p><text:s/>7552</text:p>
          </table:table-cell>
          <table:table-cell office:value-type="string">
            <text:p><text:s/>7924</text:p>
          </table:table-cell>
          <table:table-cell/>
        </table:table-row>
        <table:table-row table:style-name="ro1">
          <table:table-cell office:value-type="float" office:value="6753">
            <text:p>6753</text:p>
          </table:table-cell>
          <table:table-cell office:value-type="string">
            <text:p><text:s/>7488</text:p>
          </table:table-cell>
          <table:table-cell office:value-type="string">
            <text:p><text:s/>7866</text:p>
          </table:table-cell>
          <table:table-cell/>
        </table:table-row>
        <table:table-row table:style-name="ro1">
          <table:table-cell office:value-type="float" office:value="6687">
            <text:p>6687</text:p>
          </table:table-cell>
          <table:table-cell office:value-type="string">
            <text:p><text:s/>7416</text:p>
          </table:table-cell>
          <table:table-cell office:value-type="string">
            <text:p><text:s/>7801</text:p>
          </table:table-cell>
          <table:table-cell/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<text:s/>7495</text:p>
          </table:table-cell>
          <table:table-cell office:value-type="string">
            <text:p><text:s/>7880</text:p>
          </table:table-cell>
          <table:table-cell/>
        </table:table-row>
        <table:table-row table:style-name="ro1">
          <table:table-cell office:value-type="float" office:value="6719">
            <text:p>6719</text:p>
          </table:table-cell>
          <table:table-cell office:value-type="string">
            <text:p><text:s/>7451</text:p>
          </table:table-cell>
          <table:table-cell office:value-type="string">
            <text:p><text:s/>7842</text:p>
          </table:table-cell>
          <table:table-cell/>
        </table:table-row>
        <table:table-row table:style-name="ro1">
          <table:table-cell office:value-type="float" office:value="6706">
            <text:p>6706</text:p>
          </table:table-cell>
          <table:table-cell office:value-type="string">
            <text:p><text:s/>7428</text:p>
          </table:table-cell>
          <table:table-cell office:value-type="string">
            <text:p><text:s/>7815</text:p>
          </table:table-cell>
          <table:table-cell/>
        </table:table-row>
        <table:table-row table:style-name="ro1">
          <table:table-cell office:value-type="float" office:value="6719">
            <text:p>6719</text:p>
          </table:table-cell>
          <table:table-cell office:value-type="string">
            <text:p><text:s/>7437</text:p>
          </table:table-cell>
          <table:table-cell office:value-type="string">
            <text:p><text:s/>7820</text:p>
          </table:table-cell>
          <table:table-cell/>
        </table:table-row>
        <table:table-row table:style-name="ro1">
          <table:table-cell office:value-type="float" office:value="6748">
            <text:p>6748</text:p>
          </table:table-cell>
          <table:table-cell office:value-type="string">
            <text:p><text:s/>7476</text:p>
          </table:table-cell>
          <table:table-cell office:value-type="string">
            <text:p><text:s/>7869</text:p>
          </table:table-cell>
          <table:table-cell/>
        </table:table-row>
        <table:table-row table:style-name="ro1">
          <table:table-cell office:value-type="float" office:value="6842">
            <text:p>6842</text:p>
          </table:table-cell>
          <table:table-cell office:value-type="string">
            <text:p><text:s/>7578</text:p>
          </table:table-cell>
          <table:table-cell office:value-type="string">
            <text:p><text:s/>7974</text:p>
          </table:table-cell>
          <table:table-cell/>
        </table:table-row>
        <table:table-row table:style-name="ro1">
          <table:table-cell office:value-type="float" office:value="7023">
            <text:p>7023</text:p>
          </table:table-cell>
          <table:table-cell office:value-type="string">
            <text:p><text:s/>7787</text:p>
          </table:table-cell>
          <table:table-cell office:value-type="string">
            <text:p><text:s/>8176</text:p>
          </table:table-cell>
          <table:table-cell/>
        </table:table-row>
        <table:table-row table:style-name="ro1">
          <table:table-cell office:value-type="float" office:value="6941">
            <text:p>6941</text:p>
          </table:table-cell>
          <table:table-cell office:value-type="string">
            <text:p><text:s/>7687</text:p>
          </table:table-cell>
          <table:table-cell office:value-type="string">
            <text:p><text:s/>8075</text:p>
          </table:table-cell>
          <table:table-cell/>
        </table:table-row>
        <table:table-row table:style-name="ro1">
          <table:table-cell office:value-type="float" office:value="6816">
            <text:p>6816</text:p>
          </table:table-cell>
          <table:table-cell office:value-type="string">
            <text:p><text:s/>7545</text:p>
          </table:table-cell>
          <table:table-cell office:value-type="string">
            <text:p><text:s/>7931</text:p>
          </table:table-cell>
          <table:table-cell/>
        </table:table-row>
        <table:table-row table:style-name="ro1">
          <table:table-cell office:value-type="float" office:value="6719">
            <text:p>6719</text:p>
          </table:table-cell>
          <table:table-cell office:value-type="string">
            <text:p><text:s/>7440</text:p>
          </table:table-cell>
          <table:table-cell office:value-type="string">
            <text:p><text:s/>7825</text:p>
          </table:table-cell>
          <table:table-cell/>
        </table:table-row>
        <table:table-row table:style-name="ro1">
          <table:table-cell office:value-type="float" office:value="6717">
            <text:p>6717</text:p>
          </table:table-cell>
          <table:table-cell office:value-type="string">
            <text:p><text:s/>7433</text:p>
          </table:table-cell>
          <table:table-cell office:value-type="string">
            <text:p><text:s/>7825</text:p>
          </table:table-cell>
          <table:table-cell/>
        </table:table-row>
        <table:table-row table:style-name="ro1">
          <table:table-cell office:value-type="float" office:value="6727">
            <text:p>6727</text:p>
          </table:table-cell>
          <table:table-cell office:value-type="string">
            <text:p><text:s/>7434</text:p>
          </table:table-cell>
          <table:table-cell office:value-type="string">
            <text:p><text:s/>7824</text:p>
          </table:table-cell>
          <table:table-cell/>
        </table:table-row>
        <table:table-row table:style-name="ro1">
          <table:table-cell office:value-type="float" office:value="6727">
            <text:p>6727</text:p>
          </table:table-cell>
          <table:table-cell office:value-type="string">
            <text:p><text:s/>7433</text:p>
          </table:table-cell>
          <table:table-cell office:value-type="string">
            <text:p><text:s/>7820</text:p>
          </table:table-cell>
          <table:table-cell/>
        </table:table-row>
        <table:table-row table:style-name="ro1">
          <table:table-cell office:value-type="float" office:value="6853">
            <text:p>6853</text:p>
          </table:table-cell>
          <table:table-cell office:value-type="string">
            <text:p><text:s/>7572</text:p>
          </table:table-cell>
          <table:table-cell office:value-type="string">
            <text:p><text:s/>7963</text:p>
          </table:table-cell>
          <table:table-cell/>
        </table:table-row>
        <table:table-row table:style-name="ro1">
          <table:table-cell office:value-type="float" office:value="6888">
            <text:p>6888</text:p>
          </table:table-cell>
          <table:table-cell office:value-type="string">
            <text:p><text:s/>7611</text:p>
          </table:table-cell>
          <table:table-cell office:value-type="string">
            <text:p><text:s/>7995</text:p>
          </table:table-cell>
          <table:table-cell/>
        </table:table-row>
        <table:table-row table:style-name="ro1">
          <table:table-cell office:value-type="float" office:value="7003">
            <text:p>7003</text:p>
          </table:table-cell>
          <table:table-cell office:value-type="string">
            <text:p><text:s/>7736</text:p>
          </table:table-cell>
          <table:table-cell office:value-type="string">
            <text:p><text:s/>8125</text:p>
          </table:table-cell>
          <table:table-cell/>
        </table:table-row>
        <table:table-row table:style-name="ro1">
          <table:table-cell office:value-type="float" office:value="6953">
            <text:p>6953</text:p>
          </table:table-cell>
          <table:table-cell office:value-type="string">
            <text:p><text:s/>7686</text:p>
          </table:table-cell>
          <table:table-cell office:value-type="string">
            <text:p><text:s/>8075</text:p>
          </table:table-cell>
          <table:table-cell/>
        </table:table-row>
        <table:table-row table:style-name="ro1">
          <table:table-cell office:value-type="float" office:value="6897">
            <text:p>6897</text:p>
          </table:table-cell>
          <table:table-cell office:value-type="string">
            <text:p><text:s/>7627</text:p>
          </table:table-cell>
          <table:table-cell office:value-type="string">
            <text:p><text:s/>8015</text:p>
          </table:table-cell>
          <table:table-cell/>
        </table:table-row>
        <table:table-row table:style-name="ro1">
          <table:table-cell office:value-type="float" office:value="6883">
            <text:p>6883</text:p>
          </table:table-cell>
          <table:table-cell office:value-type="string">
            <text:p><text:s/>7606</text:p>
          </table:table-cell>
          <table:table-cell office:value-type="string">
            <text:p><text:s/>7991</text:p>
          </table:table-cell>
          <table:table-cell/>
        </table:table-row>
        <table:table-row table:style-name="ro1">
          <table:table-cell office:value-type="float" office:value="6932">
            <text:p>6932</text:p>
          </table:table-cell>
          <table:table-cell office:value-type="string">
            <text:p><text:s/>7660</text:p>
          </table:table-cell>
          <table:table-cell office:value-type="string">
            <text:p><text:s/>8037</text:p>
          </table:table-cell>
          <table:table-cell/>
        </table:table-row>
        <table:table-row table:style-name="ro1">
          <table:table-cell office:value-type="float" office:value="6910">
            <text:p>6910</text:p>
          </table:table-cell>
          <table:table-cell office:value-type="string">
            <text:p><text:s/>7643</text:p>
          </table:table-cell>
          <table:table-cell office:value-type="string">
            <text:p><text:s/>8023</text:p>
          </table:table-cell>
          <table:table-cell/>
        </table:table-row>
        <table:table-row table:style-name="ro1">
          <table:table-cell office:value-type="float" office:value="6787">
            <text:p>6787</text:p>
          </table:table-cell>
          <table:table-cell office:value-type="string">
            <text:p><text:s/>7509</text:p>
          </table:table-cell>
          <table:table-cell office:value-type="string">
            <text:p><text:s/>7888</text:p>
          </table:table-cell>
          <table:table-cell/>
        </table:table-row>
        <table:table-row table:style-name="ro1">
          <table:table-cell office:value-type="float" office:value="6798">
            <text:p>6798</text:p>
          </table:table-cell>
          <table:table-cell office:value-type="string">
            <text:p><text:s/>7523</text:p>
          </table:table-cell>
          <table:table-cell office:value-type="string">
            <text:p><text:s/>7897</text:p>
          </table:table-cell>
          <table:table-cell/>
        </table:table-row>
        <table:table-row table:style-name="ro1">
          <table:table-cell office:value-type="float" office:value="6880">
            <text:p>6880</text:p>
          </table:table-cell>
          <table:table-cell office:value-type="string">
            <text:p><text:s/>7615</text:p>
          </table:table-cell>
          <table:table-cell office:value-type="string">
            <text:p><text:s/>7984</text:p>
          </table:table-cell>
          <table:table-cell/>
        </table:table-row>
        <table:table-row table:style-name="ro1">
          <table:table-cell office:value-type="float" office:value="6861">
            <text:p>6861</text:p>
          </table:table-cell>
          <table:table-cell office:value-type="string">
            <text:p><text:s/>7603</text:p>
          </table:table-cell>
          <table:table-cell office:value-type="string">
            <text:p><text:s/>7966</text:p>
          </table:table-cell>
          <table:table-cell/>
        </table:table-row>
        <table:table-row table:style-name="ro1">
          <table:table-cell office:value-type="float" office:value="6847">
            <text:p>6847</text:p>
          </table:table-cell>
          <table:table-cell office:value-type="string">
            <text:p><text:s/>7592</text:p>
          </table:table-cell>
          <table:table-cell office:value-type="string">
            <text:p><text:s/>7949</text:p>
          </table:table-cell>
          <table:table-cell/>
        </table:table-row>
        <table:table-row table:style-name="ro1">
          <table:table-cell office:value-type="float" office:value="6824">
            <text:p>6824</text:p>
          </table:table-cell>
          <table:table-cell office:value-type="string">
            <text:p><text:s/>7575</text:p>
          </table:table-cell>
          <table:table-cell office:value-type="string">
            <text:p><text:s/>7920</text:p>
          </table:table-cell>
          <table:table-cell/>
        </table:table-row>
        <table:table-row table:style-name="ro1">
          <table:table-cell office:value-type="float" office:value="6832">
            <text:p>6832</text:p>
          </table:table-cell>
          <table:table-cell office:value-type="string">
            <text:p><text:s/>7581</text:p>
          </table:table-cell>
          <table:table-cell office:value-type="string">
            <text:p><text:s/>7935</text:p>
          </table:table-cell>
          <table:table-cell/>
        </table:table-row>
        <table:table-row table:style-name="ro1">
          <table:table-cell office:value-type="float" office:value="6845">
            <text:p>6845</text:p>
          </table:table-cell>
          <table:table-cell office:value-type="string">
            <text:p><text:s/>7586</text:p>
          </table:table-cell>
          <table:table-cell office:value-type="string">
            <text:p><text:s/>7949</text:p>
          </table:table-cell>
          <table:table-cell/>
        </table:table-row>
        <table:table-row table:style-name="ro1">
          <table:table-cell office:value-type="float" office:value="6846">
            <text:p>6846</text:p>
          </table:table-cell>
          <table:table-cell office:value-type="string">
            <text:p><text:s/>7585</text:p>
          </table:table-cell>
          <table:table-cell office:value-type="string">
            <text:p><text:s/>7949</text:p>
          </table:table-cell>
          <table:table-cell/>
        </table:table-row>
        <table:table-row table:style-name="ro1">
          <table:table-cell office:value-type="float" office:value="6949">
            <text:p>6949</text:p>
          </table:table-cell>
          <table:table-cell office:value-type="string">
            <text:p><text:s/>7685</text:p>
          </table:table-cell>
          <table:table-cell office:value-type="string">
            <text:p><text:s/>8053</text:p>
          </table:table-cell>
          <table:table-cell/>
        </table:table-row>
        <table:table-row table:style-name="ro1">
          <table:table-cell office:value-type="float" office:value="7115">
            <text:p>7115</text:p>
          </table:table-cell>
          <table:table-cell office:value-type="string">
            <text:p><text:s/>7862</text:p>
          </table:table-cell>
          <table:table-cell office:value-type="string">
            <text:p><text:s/>8224</text:p>
          </table:table-cell>
          <table:table-cell/>
        </table:table-row>
        <table:table-row table:style-name="ro1">
          <table:table-cell office:value-type="float" office:value="7079">
            <text:p>7079</text:p>
          </table:table-cell>
          <table:table-cell office:value-type="string">
            <text:p><text:s/>7829</text:p>
          </table:table-cell>
          <table:table-cell office:value-type="string">
            <text:p><text:s/>8193</text:p>
          </table:table-cell>
          <table:table-cell/>
        </table:table-row>
        <table:table-row table:style-name="ro1">
          <table:table-cell office:value-type="float" office:value="6986">
            <text:p>6986</text:p>
          </table:table-cell>
          <table:table-cell office:value-type="string">
            <text:p><text:s/>7733</text:p>
          </table:table-cell>
          <table:table-cell office:value-type="string">
            <text:p><text:s/>8088</text:p>
          </table:table-cell>
          <table:table-cell/>
        </table:table-row>
        <table:table-row table:style-name="ro1">
          <table:table-cell office:value-type="float" office:value="7004">
            <text:p>7004</text:p>
          </table:table-cell>
          <table:table-cell office:value-type="string">
            <text:p><text:s/>7750</text:p>
          </table:table-cell>
          <table:table-cell office:value-type="string">
            <text:p><text:s/>8106</text:p>
          </table:table-cell>
          <table:table-cell/>
        </table:table-row>
        <table:table-row table:style-name="ro1">
          <table:table-cell office:value-type="float" office:value="6921">
            <text:p>6921</text:p>
          </table:table-cell>
          <table:table-cell office:value-type="string">
            <text:p><text:s/>7665</text:p>
          </table:table-cell>
          <table:table-cell office:value-type="string">
            <text:p><text:s/>8021</text:p>
          </table:table-cell>
          <table:table-cell/>
        </table:table-row>
        <table:table-row table:style-name="ro1">
          <table:table-cell office:value-type="float" office:value="6768">
            <text:p>6768</text:p>
          </table:table-cell>
          <table:table-cell office:value-type="string">
            <text:p><text:s/>7484</text:p>
          </table:table-cell>
          <table:table-cell office:value-type="string">
            <text:p><text:s/>7849</text:p>
          </table:table-cell>
          <table:table-cell/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<text:s/>7504</text:p>
          </table:table-cell>
          <table:table-cell office:value-type="string">
            <text:p><text:s/>7871</text:p>
          </table:table-cell>
          <table:table-cell/>
        </table:table-row>
        <table:table-row table:style-name="ro1">
          <table:table-cell office:value-type="float" office:value="6900">
            <text:p>6900</text:p>
          </table:table-cell>
          <table:table-cell office:value-type="string">
            <text:p><text:s/>7620</text:p>
          </table:table-cell>
          <table:table-cell office:value-type="string">
            <text:p><text:s/>7991</text:p>
          </table:table-cell>
          <table:table-cell/>
        </table:table-row>
        <table:table-row table:style-name="ro1">
          <table:table-cell office:value-type="float" office:value="6770">
            <text:p>6770</text:p>
          </table:table-cell>
          <table:table-cell office:value-type="string">
            <text:p><text:s/>7480</text:p>
          </table:table-cell>
          <table:table-cell office:value-type="string">
            <text:p><text:s/>7855</text:p>
          </table:table-cell>
          <table:table-cell/>
        </table:table-row>
        <table:table-row table:style-name="ro1">
          <table:table-cell office:value-type="float" office:value="6755">
            <text:p>6755</text:p>
          </table:table-cell>
          <table:table-cell office:value-type="string">
            <text:p><text:s/>7459</text:p>
          </table:table-cell>
          <table:table-cell office:value-type="string">
            <text:p><text:s/>7834</text:p>
          </table:table-cell>
          <table:table-cell/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10</text:p>
          </table:table-cell>
          <table:table-cell office:value-type="string">
            <text:p><text:s/>7784</text:p>
          </table:table-cell>
          <table:table-cell/>
        </table:table-row>
        <table:table-row table:style-name="ro1">
          <table:table-cell office:value-type="float" office:value="6666">
            <text:p>6666</text:p>
          </table:table-cell>
          <table:table-cell office:value-type="string">
            <text:p><text:s/>7376</text:p>
          </table:table-cell>
          <table:table-cell office:value-type="string">
            <text:p><text:s/>7752</text:p>
          </table:table-cell>
          <table:table-cell/>
        </table:table-row>
        <table:table-row table:style-name="ro1">
          <table:table-cell office:value-type="float" office:value="6739">
            <text:p>6739</text:p>
          </table:table-cell>
          <table:table-cell office:value-type="string">
            <text:p><text:s/>7451</text:p>
          </table:table-cell>
          <table:table-cell office:value-type="string">
            <text:p><text:s/>7825</text:p>
          </table:table-cell>
          <table:table-cell/>
        </table:table-row>
        <table:table-row table:style-name="ro1">
          <table:table-cell office:value-type="float" office:value="6761">
            <text:p>6761</text:p>
          </table:table-cell>
          <table:table-cell office:value-type="string">
            <text:p><text:s/>7479</text:p>
          </table:table-cell>
          <table:table-cell office:value-type="string">
            <text:p><text:s/>7854</text:p>
          </table:table-cell>
          <table:table-cell/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<text:s/>7432</text:p>
          </table:table-cell>
          <table:table-cell office:value-type="string">
            <text:p><text:s/>7809</text:p>
          </table:table-cell>
          <table:table-cell/>
        </table:table-row>
        <table:table-row table:style-name="ro1">
          <table:table-cell office:value-type="float" office:value="6706">
            <text:p>6706</text:p>
          </table:table-cell>
          <table:table-cell office:value-type="string">
            <text:p><text:s/>7421</text:p>
          </table:table-cell>
          <table:table-cell office:value-type="string">
            <text:p><text:s/>7805</text:p>
          </table:table-cell>
          <table:table-cell/>
        </table:table-row>
        <table:table-row table:style-name="ro1">
          <table:table-cell office:value-type="float" office:value="6863">
            <text:p>6863</text:p>
          </table:table-cell>
          <table:table-cell office:value-type="string">
            <text:p><text:s/>7596</text:p>
          </table:table-cell>
          <table:table-cell office:value-type="string">
            <text:p><text:s/>7987</text:p>
          </table:table-cell>
          <table:table-cell/>
        </table:table-row>
        <table:table-row table:style-name="ro1">
          <table:table-cell office:value-type="float" office:value="6985">
            <text:p>6985</text:p>
          </table:table-cell>
          <table:table-cell office:value-type="string">
            <text:p><text:s/>7720</text:p>
          </table:table-cell>
          <table:table-cell office:value-type="string">
            <text:p><text:s/>8120</text:p>
          </table:table-cell>
          <table:table-cell/>
        </table:table-row>
        <table:table-row table:style-name="ro1">
          <table:table-cell office:value-type="float" office:value="7066">
            <text:p>7066</text:p>
          </table:table-cell>
          <table:table-cell office:value-type="string">
            <text:p><text:s/>7805</text:p>
          </table:table-cell>
          <table:table-cell office:value-type="string">
            <text:p><text:s/>8211</text:p>
          </table:table-cell>
          <table:table-cell/>
        </table:table-row>
        <table:table-row table:style-name="ro1">
          <table:table-cell office:value-type="float" office:value="6970">
            <text:p>6970</text:p>
          </table:table-cell>
          <table:table-cell office:value-type="string">
            <text:p><text:s/>7708</text:p>
          </table:table-cell>
          <table:table-cell office:value-type="string">
            <text:p><text:s/>8109</text:p>
          </table:table-cell>
          <table:table-cell/>
        </table:table-row>
        <table:table-row table:style-name="ro1">
          <table:table-cell office:value-type="float" office:value="6864">
            <text:p>6864</text:p>
          </table:table-cell>
          <table:table-cell office:value-type="string">
            <text:p><text:s/>7593</text:p>
          </table:table-cell>
          <table:table-cell office:value-type="string">
            <text:p><text:s/>7985</text:p>
          </table:table-cell>
          <table:table-cell/>
        </table:table-row>
        <table:table-row table:style-name="ro1">
          <table:table-cell office:value-type="float" office:value="6888">
            <text:p>6888</text:p>
          </table:table-cell>
          <table:table-cell office:value-type="string">
            <text:p><text:s/>7618</text:p>
          </table:table-cell>
          <table:table-cell office:value-type="string">
            <text:p><text:s/>8008</text:p>
          </table:table-cell>
          <table:table-cell/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<text:s/>7607</text:p>
          </table:table-cell>
          <table:table-cell office:value-type="string">
            <text:p><text:s/>7996</text:p>
          </table:table-cell>
          <table:table-cell/>
        </table:table-row>
        <table:table-row table:style-name="ro1">
          <table:table-cell office:value-type="float" office:value="6863">
            <text:p>6863</text:p>
          </table:table-cell>
          <table:table-cell office:value-type="string">
            <text:p><text:s/>7585</text:p>
          </table:table-cell>
          <table:table-cell office:value-type="string">
            <text:p><text:s/>7971</text:p>
          </table:table-cell>
          <table:table-cell/>
        </table:table-row>
        <table:table-row table:style-name="ro1">
          <table:table-cell office:value-type="float" office:value="6953">
            <text:p>6953</text:p>
          </table:table-cell>
          <table:table-cell office:value-type="string">
            <text:p><text:s/>7685</text:p>
          </table:table-cell>
          <table:table-cell office:value-type="string">
            <text:p><text:s/>8078</text:p>
          </table:table-cell>
          <table:table-cell/>
        </table:table-row>
        <table:table-row table:style-name="ro1">
          <table:table-cell office:value-type="float" office:value="6976">
            <text:p>6976</text:p>
          </table:table-cell>
          <table:table-cell office:value-type="string">
            <text:p><text:s/>7720</text:p>
          </table:table-cell>
          <table:table-cell office:value-type="string">
            <text:p><text:s/>8113</text:p>
          </table:table-cell>
          <table:table-cell/>
        </table:table-row>
        <table:table-row table:style-name="ro1">
          <table:table-cell office:value-type="float" office:value="7037">
            <text:p>7037</text:p>
          </table:table-cell>
          <table:table-cell office:value-type="string">
            <text:p><text:s/>7791</text:p>
          </table:table-cell>
          <table:table-cell office:value-type="string">
            <text:p><text:s/>8182</text:p>
          </table:table-cell>
          <table:table-cell/>
        </table:table-row>
        <table:table-row table:style-name="ro1">
          <table:table-cell office:value-type="float" office:value="7071">
            <text:p>7071</text:p>
          </table:table-cell>
          <table:table-cell office:value-type="string">
            <text:p><text:s/>7823</text:p>
          </table:table-cell>
          <table:table-cell office:value-type="string">
            <text:p><text:s/>8218</text:p>
          </table:table-cell>
          <table:table-cell/>
        </table:table-row>
        <table:table-row table:style-name="ro1">
          <table:table-cell office:value-type="float" office:value="6855">
            <text:p>6855</text:p>
          </table:table-cell>
          <table:table-cell office:value-type="string">
            <text:p><text:s/>7591</text:p>
          </table:table-cell>
          <table:table-cell office:value-type="string">
            <text:p><text:s/>7981</text:p>
          </table:table-cell>
          <table:table-cell/>
        </table:table-row>
        <table:table-row table:style-name="ro1">
          <table:table-cell office:value-type="float" office:value="6718">
            <text:p>6718</text:p>
          </table:table-cell>
          <table:table-cell office:value-type="string">
            <text:p><text:s/>7444</text:p>
          </table:table-cell>
          <table:table-cell office:value-type="string">
            <text:p><text:s/>7842</text:p>
          </table:table-cell>
          <table:table-cell/>
        </table:table-row>
        <table:table-row table:style-name="ro1">
          <table:table-cell office:value-type="float" office:value="6821">
            <text:p>6821</text:p>
          </table:table-cell>
          <table:table-cell office:value-type="string">
            <text:p><text:s/>7553</text:p>
          </table:table-cell>
          <table:table-cell office:value-type="string">
            <text:p><text:s/>7953</text:p>
          </table:table-cell>
          <table:table-cell/>
        </table:table-row>
        <table:table-row table:style-name="ro1">
          <table:table-cell office:value-type="float" office:value="6940">
            <text:p>6940</text:p>
          </table:table-cell>
          <table:table-cell office:value-type="string">
            <text:p><text:s/>7671</text:p>
          </table:table-cell>
          <table:table-cell office:value-type="string">
            <text:p><text:s/>8078</text:p>
          </table:table-cell>
          <table:table-cell/>
        </table:table-row>
        <table:table-row table:style-name="ro1">
          <table:table-cell office:value-type="float" office:value="6926">
            <text:p>6926</text:p>
          </table:table-cell>
          <table:table-cell office:value-type="string">
            <text:p><text:s/>7660</text:p>
          </table:table-cell>
          <table:table-cell office:value-type="string">
            <text:p><text:s/>8064</text:p>
          </table:table-cell>
          <table:table-cell/>
        </table:table-row>
        <table:table-row table:style-name="ro1">
          <table:table-cell office:value-type="float" office:value="6937">
            <text:p>6937</text:p>
          </table:table-cell>
          <table:table-cell office:value-type="string">
            <text:p><text:s/>7676</text:p>
          </table:table-cell>
          <table:table-cell office:value-type="string">
            <text:p><text:s/>8080</text:p>
          </table:table-cell>
          <table:table-cell/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<text:s/>7647</text:p>
          </table:table-cell>
          <table:table-cell office:value-type="string">
            <text:p><text:s/>8046</text:p>
          </table:table-cell>
          <table:table-cell/>
        </table:table-row>
        <table:table-row table:style-name="ro1">
          <table:table-cell office:value-type="float" office:value="6923">
            <text:p>6923</text:p>
          </table:table-cell>
          <table:table-cell office:value-type="string">
            <text:p><text:s/>7667</text:p>
          </table:table-cell>
          <table:table-cell office:value-type="string">
            <text:p><text:s/>8066</text:p>
          </table:table-cell>
          <table:table-cell/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<text:s/>7654</text:p>
          </table:table-cell>
          <table:table-cell office:value-type="string">
            <text:p><text:s/>8060</text:p>
          </table:table-cell>
          <table:table-cell/>
        </table:table-row>
        <table:table-row table:style-name="ro1">
          <table:table-cell office:value-type="float" office:value="6926">
            <text:p>6926</text:p>
          </table:table-cell>
          <table:table-cell office:value-type="string">
            <text:p><text:s/>7679</text:p>
          </table:table-cell>
          <table:table-cell office:value-type="string">
            <text:p><text:s/>8088</text:p>
          </table:table-cell>
          <table:table-cell/>
        </table:table-row>
        <table:table-row table:style-name="ro1">
          <table:table-cell office:value-type="float" office:value="6961">
            <text:p>6961</text:p>
          </table:table-cell>
          <table:table-cell office:value-type="string">
            <text:p><text:s/>7724</text:p>
          </table:table-cell>
          <table:table-cell office:value-type="string">
            <text:p><text:s/>8133</text:p>
          </table:table-cell>
          <table:table-cell/>
        </table:table-row>
        <table:table-row table:style-name="ro1">
          <table:table-cell office:value-type="float" office:value="6907">
            <text:p>6907</text:p>
          </table:table-cell>
          <table:table-cell office:value-type="string">
            <text:p><text:s/>7673</text:p>
          </table:table-cell>
          <table:table-cell office:value-type="string">
            <text:p><text:s/>8083</text:p>
          </table:table-cell>
          <table:table-cell/>
        </table:table-row>
        <table:table-row table:style-name="ro1">
          <table:table-cell office:value-type="float" office:value="6941">
            <text:p>6941</text:p>
          </table:table-cell>
          <table:table-cell office:value-type="string">
            <text:p><text:s/>7715</text:p>
          </table:table-cell>
          <table:table-cell office:value-type="string">
            <text:p><text:s/>8116</text:p>
          </table:table-cell>
          <table:table-cell/>
        </table:table-row>
        <table:table-row table:style-name="ro1">
          <table:table-cell office:value-type="float" office:value="6976">
            <text:p>6976</text:p>
          </table:table-cell>
          <table:table-cell office:value-type="string">
            <text:p><text:s/>7757</text:p>
          </table:table-cell>
          <table:table-cell office:value-type="string">
            <text:p><text:s/>8158</text:p>
          </table:table-cell>
          <table:table-cell/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<text:s/>7659</text:p>
          </table:table-cell>
          <table:table-cell office:value-type="string">
            <text:p><text:s/>8061</text:p>
          </table:table-cell>
          <table:table-cell/>
        </table:table-row>
        <table:table-row table:style-name="ro1">
          <table:table-cell office:value-type="float" office:value="6979">
            <text:p>6979</text:p>
          </table:table-cell>
          <table:table-cell office:value-type="string">
            <text:p><text:s/>7751</text:p>
          </table:table-cell>
          <table:table-cell office:value-type="string">
            <text:p><text:s/>8172</text:p>
          </table:table-cell>
          <table:table-cell/>
        </table:table-row>
        <table:table-row table:style-name="ro1">
          <table:table-cell office:value-type="float" office:value="6999">
            <text:p>6999</text:p>
          </table:table-cell>
          <table:table-cell office:value-type="string">
            <text:p><text:s/>7765</text:p>
          </table:table-cell>
          <table:table-cell office:value-type="string">
            <text:p><text:s/>8186</text:p>
          </table:table-cell>
          <table:table-cell/>
        </table:table-row>
        <table:table-row table:style-name="ro1">
          <table:table-cell office:value-type="float" office:value="6930">
            <text:p>6930</text:p>
          </table:table-cell>
          <table:table-cell office:value-type="string">
            <text:p><text:s/>7697</text:p>
          </table:table-cell>
          <table:table-cell office:value-type="string">
            <text:p><text:s/>8120</text:p>
          </table:table-cell>
          <table:table-cell/>
        </table:table-row>
        <table:table-row table:style-name="ro1">
          <table:table-cell office:value-type="float" office:value="6817">
            <text:p>6817</text:p>
          </table:table-cell>
          <table:table-cell office:value-type="string">
            <text:p><text:s/>7583</text:p>
          </table:table-cell>
          <table:table-cell office:value-type="string">
            <text:p><text:s/>8001</text:p>
          </table:table-cell>
          <table:table-cell/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<text:s/>7521</text:p>
          </table:table-cell>
          <table:table-cell office:value-type="string">
            <text:p><text:s/>7936</text:p>
          </table:table-cell>
          <table:table-cell/>
        </table:table-row>
        <table:table-row table:style-name="ro1">
          <table:table-cell office:value-type="float" office:value="6672">
            <text:p>6672</text:p>
          </table:table-cell>
          <table:table-cell office:value-type="string">
            <text:p><text:s/>7426</text:p>
          </table:table-cell>
          <table:table-cell office:value-type="string">
            <text:p><text:s/>7840</text:p>
          </table:table-cell>
          <table:table-cell/>
        </table:table-row>
        <table:table-row table:style-name="ro1">
          <table:table-cell office:value-type="float" office:value="6629">
            <text:p>6629</text:p>
          </table:table-cell>
          <table:table-cell office:value-type="string">
            <text:p><text:s/>7371</text:p>
          </table:table-cell>
          <table:table-cell office:value-type="string">
            <text:p><text:s/>7790</text:p>
          </table:table-cell>
          <table:table-cell/>
        </table:table-row>
        <table:table-row table:style-name="ro1">
          <table:table-cell office:value-type="float" office:value="6742">
            <text:p>6742</text:p>
          </table:table-cell>
          <table:table-cell office:value-type="string">
            <text:p><text:s/>7498</text:p>
          </table:table-cell>
          <table:table-cell office:value-type="string">
            <text:p><text:s/>7931</text:p>
          </table:table-cell>
          <table:table-cell/>
        </table:table-row>
        <table:table-row table:style-name="ro1">
          <table:table-cell office:value-type="float" office:value="6753">
            <text:p>6753</text:p>
          </table:table-cell>
          <table:table-cell office:value-type="string">
            <text:p><text:s/>7509</text:p>
          </table:table-cell>
          <table:table-cell office:value-type="string">
            <text:p><text:s/>7942</text:p>
          </table:table-cell>
          <table:table-cell/>
        </table:table-row>
        <table:table-row table:style-name="ro1">
          <table:table-cell office:value-type="float" office:value="6658">
            <text:p>6658</text:p>
          </table:table-cell>
          <table:table-cell office:value-type="string">
            <text:p><text:s/>7413</text:p>
          </table:table-cell>
          <table:table-cell office:value-type="string">
            <text:p><text:s/>7840</text:p>
          </table:table-cell>
          <table:table-cell/>
        </table:table-row>
        <table:table-row table:style-name="ro1">
          <table:table-cell office:value-type="float" office:value="6662">
            <text:p>6662</text:p>
          </table:table-cell>
          <table:table-cell office:value-type="string">
            <text:p><text:s/>7420</text:p>
          </table:table-cell>
          <table:table-cell office:value-type="string">
            <text:p><text:s/>7848</text:p>
          </table:table-cell>
          <table:table-cell/>
        </table:table-row>
        <table:table-row table:style-name="ro1">
          <table:table-cell office:value-type="float" office:value="6732">
            <text:p>6732</text:p>
          </table:table-cell>
          <table:table-cell office:value-type="string">
            <text:p><text:s/>7494</text:p>
          </table:table-cell>
          <table:table-cell office:value-type="string">
            <text:p><text:s/>7923</text:p>
          </table:table-cell>
          <table:table-cell/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<text:s/>7489</text:p>
          </table:table-cell>
          <table:table-cell office:value-type="string">
            <text:p><text:s/>7914</text:p>
          </table:table-cell>
          <table:table-cell/>
        </table:table-row>
        <table:table-row table:style-name="ro1">
          <table:table-cell office:value-type="float" office:value="6612">
            <text:p>6612</text:p>
          </table:table-cell>
          <table:table-cell office:value-type="string">
            <text:p><text:s/>7365</text:p>
          </table:table-cell>
          <table:table-cell office:value-type="string">
            <text:p><text:s/>7791</text:p>
          </table:table-cell>
          <table:table-cell/>
        </table:table-row>
        <table:table-row table:style-name="ro1">
          <table:table-cell office:value-type="float" office:value="6706">
            <text:p>6706</text:p>
          </table:table-cell>
          <table:table-cell office:value-type="string">
            <text:p><text:s/>7464</text:p>
          </table:table-cell>
          <table:table-cell office:value-type="string">
            <text:p><text:s/>7901</text:p>
          </table:table-cell>
          <table:table-cell/>
        </table:table-row>
        <table:table-row table:style-name="ro1">
          <table:table-cell office:value-type="float" office:value="6836">
            <text:p>6836</text:p>
          </table:table-cell>
          <table:table-cell office:value-type="string">
            <text:p><text:s/>7602</text:p>
          </table:table-cell>
          <table:table-cell office:value-type="string">
            <text:p><text:s/>8048</text:p>
          </table:table-cell>
          <table:table-cell/>
        </table:table-row>
        <table:table-row table:style-name="ro1">
          <table:table-cell office:value-type="float" office:value="6834">
            <text:p>6834</text:p>
          </table:table-cell>
          <table:table-cell office:value-type="string">
            <text:p><text:s/>7595</text:p>
          </table:table-cell>
          <table:table-cell office:value-type="string">
            <text:p><text:s/>8041</text:p>
          </table:table-cell>
          <table:table-cell/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<text:s/>7645</text:p>
          </table:table-cell>
          <table:table-cell office:value-type="string">
            <text:p><text:s/>8094</text:p>
          </table:table-cell>
          <table:table-cell/>
        </table:table-row>
        <table:table-row table:style-name="ro1">
          <table:table-cell office:value-type="float" office:value="6889">
            <text:p>6889</text:p>
          </table:table-cell>
          <table:table-cell office:value-type="string">
            <text:p><text:s/>7646</text:p>
          </table:table-cell>
          <table:table-cell office:value-type="string">
            <text:p><text:s/>8091</text:p>
          </table:table-cell>
          <table:table-cell/>
        </table:table-row>
        <table:table-row table:style-name="ro1">
          <table:table-cell office:value-type="float" office:value="6971">
            <text:p>6971</text:p>
          </table:table-cell>
          <table:table-cell office:value-type="string">
            <text:p><text:s/>7734</text:p>
          </table:table-cell>
          <table:table-cell office:value-type="string">
            <text:p><text:s/>8181</text:p>
          </table:table-cell>
          <table:table-cell/>
        </table:table-row>
        <table:table-row table:style-name="ro1">
          <table:table-cell office:value-type="float" office:value="6957">
            <text:p>6957</text:p>
          </table:table-cell>
          <table:table-cell office:value-type="string">
            <text:p><text:s/>7712</text:p>
          </table:table-cell>
          <table:table-cell office:value-type="string">
            <text:p><text:s/>8160</text:p>
          </table:table-cell>
          <table:table-cell/>
        </table:table-row>
        <table:table-row table:style-name="ro1">
          <table:table-cell office:value-type="float" office:value="6800">
            <text:p>6800</text:p>
          </table:table-cell>
          <table:table-cell office:value-type="string">
            <text:p><text:s/>7549</text:p>
          </table:table-cell>
          <table:table-cell office:value-type="string">
            <text:p><text:s/>7992</text:p>
          </table:table-cell>
          <table:table-cell/>
        </table:table-row>
        <table:table-row table:style-name="ro1">
          <table:table-cell office:value-type="float" office:value="6727">
            <text:p>6727</text:p>
          </table:table-cell>
          <table:table-cell office:value-type="string">
            <text:p><text:s/>7474</text:p>
          </table:table-cell>
          <table:table-cell office:value-type="string">
            <text:p><text:s/>7915</text:p>
          </table:table-cell>
          <table:table-cell/>
        </table:table-row>
        <table:table-row table:style-name="ro1">
          <table:table-cell office:value-type="float" office:value="6717">
            <text:p>6717</text:p>
          </table:table-cell>
          <table:table-cell office:value-type="string">
            <text:p><text:s/>7471</text:p>
          </table:table-cell>
          <table:table-cell office:value-type="string">
            <text:p><text:s/>7929</text:p>
          </table:table-cell>
          <table:table-cell/>
        </table:table-row>
        <table:table-row table:style-name="ro1">
          <table:table-cell office:value-type="float" office:value="6725">
            <text:p>6725</text:p>
          </table:table-cell>
          <table:table-cell office:value-type="string">
            <text:p><text:s/>7477</text:p>
          </table:table-cell>
          <table:table-cell office:value-type="string">
            <text:p><text:s/>7940</text:p>
          </table:table-cell>
          <table:table-cell/>
        </table:table-row>
        <table:table-row table:style-name="ro1">
          <table:table-cell office:value-type="float" office:value="6780">
            <text:p>6780</text:p>
          </table:table-cell>
          <table:table-cell office:value-type="string">
            <text:p><text:s/>7538</text:p>
          </table:table-cell>
          <table:table-cell office:value-type="string">
            <text:p><text:s/>8002</text:p>
          </table:table-cell>
          <table:table-cell/>
        </table:table-row>
        <table:table-row table:style-name="ro1">
          <table:table-cell office:value-type="float" office:value="6815">
            <text:p>6815</text:p>
          </table:table-cell>
          <table:table-cell office:value-type="string">
            <text:p><text:s/>7574</text:p>
          </table:table-cell>
          <table:table-cell office:value-type="string">
            <text:p><text:s/>8042</text:p>
          </table:table-cell>
          <table:table-cell/>
        </table:table-row>
        <table:table-row table:style-name="ro1">
          <table:table-cell office:value-type="float" office:value="6640">
            <text:p>6640</text:p>
          </table:table-cell>
          <table:table-cell office:value-type="string">
            <text:p><text:s/>7390</text:p>
          </table:table-cell>
          <table:table-cell office:value-type="string">
            <text:p><text:s/>7853</text:p>
          </table:table-cell>
          <table:table-cell/>
        </table:table-row>
        <table:table-row table:style-name="ro1">
          <table:table-cell office:value-type="float" office:value="6555">
            <text:p>6555</text:p>
          </table:table-cell>
          <table:table-cell office:value-type="string">
            <text:p><text:s/>7299</text:p>
          </table:table-cell>
          <table:table-cell office:value-type="string">
            <text:p><text:s/>7752</text:p>
          </table:table-cell>
          <table:table-cell/>
        </table:table-row>
        <table:table-row table:style-name="ro1">
          <table:table-cell office:value-type="float" office:value="6554">
            <text:p>6554</text:p>
          </table:table-cell>
          <table:table-cell office:value-type="string">
            <text:p><text:s/>7300</text:p>
          </table:table-cell>
          <table:table-cell office:value-type="string">
            <text:p><text:s/>7748</text:p>
          </table:table-cell>
          <table:table-cell/>
        </table:table-row>
        <table:table-row table:style-name="ro1">
          <table:table-cell office:value-type="float" office:value="6518">
            <text:p>6518</text:p>
          </table:table-cell>
          <table:table-cell office:value-type="string">
            <text:p><text:s/>7267</text:p>
          </table:table-cell>
          <table:table-cell office:value-type="string">
            <text:p><text:s/>7712</text:p>
          </table:table-cell>
          <table:table-cell/>
        </table:table-row>
        <table:table-row table:style-name="ro1">
          <table:table-cell office:value-type="float" office:value="6519">
            <text:p>6519</text:p>
          </table:table-cell>
          <table:table-cell office:value-type="string">
            <text:p><text:s/>7265</text:p>
          </table:table-cell>
          <table:table-cell office:value-type="string">
            <text:p><text:s/>7706</text:p>
          </table:table-cell>
          <table:table-cell/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<text:s/>7331</text:p>
          </table:table-cell>
          <table:table-cell office:value-type="string">
            <text:p><text:s/>7779</text:p>
          </table:table-cell>
          <table:table-cell/>
        </table:table-row>
        <table:table-row table:style-name="ro1">
          <table:table-cell office:value-type="float" office:value="6571">
            <text:p>6571</text:p>
          </table:table-cell>
          <table:table-cell office:value-type="string">
            <text:p><text:s/>7307</text:p>
          </table:table-cell>
          <table:table-cell office:value-type="string">
            <text:p><text:s/>7759</text:p>
          </table:table-cell>
          <table:table-cell/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<text:s/>7327</text:p>
          </table:table-cell>
          <table:table-cell office:value-type="string">
            <text:p><text:s/>7785</text:p>
          </table:table-cell>
          <table:table-cell/>
        </table:table-row>
        <table:table-row table:style-name="ro1">
          <table:table-cell office:value-type="float" office:value="6659">
            <text:p>6659</text:p>
          </table:table-cell>
          <table:table-cell office:value-type="string">
            <text:p><text:s/>7409</text:p>
          </table:table-cell>
          <table:table-cell office:value-type="string">
            <text:p><text:s/>7870</text:p>
          </table:table-cell>
          <table:table-cell/>
        </table:table-row>
        <table:table-row table:style-name="ro1">
          <table:table-cell office:value-type="float" office:value="6633">
            <text:p>6633</text:p>
          </table:table-cell>
          <table:table-cell office:value-type="string">
            <text:p><text:s/>7382</text:p>
          </table:table-cell>
          <table:table-cell office:value-type="string">
            <text:p><text:s/>7832</text:p>
          </table:table-cell>
          <table:table-cell/>
        </table:table-row>
        <table:table-row table:style-name="ro1">
          <table:table-cell office:value-type="float" office:value="6611">
            <text:p>6611</text:p>
          </table:table-cell>
          <table:table-cell office:value-type="string">
            <text:p><text:s/>7359</text:p>
          </table:table-cell>
          <table:table-cell office:value-type="string">
            <text:p><text:s/>7803</text:p>
          </table:table-cell>
          <table:table-cell/>
        </table:table-row>
        <table:table-row table:style-name="ro1">
          <table:table-cell office:value-type="float" office:value="6726">
            <text:p>6726</text:p>
          </table:table-cell>
          <table:table-cell office:value-type="string">
            <text:p><text:s/>7488</text:p>
          </table:table-cell>
          <table:table-cell office:value-type="string">
            <text:p><text:s/>7945</text:p>
          </table:table-cell>
          <table:table-cell/>
        </table:table-row>
        <table:table-row table:style-name="ro1">
          <table:table-cell office:value-type="float" office:value="6849">
            <text:p>6849</text:p>
          </table:table-cell>
          <table:table-cell office:value-type="string">
            <text:p><text:s/>7620</text:p>
          </table:table-cell>
          <table:table-cell office:value-type="string">
            <text:p><text:s/>8073</text:p>
          </table:table-cell>
          <table:table-cell/>
        </table:table-row>
        <table:table-row table:style-name="ro1">
          <table:table-cell office:value-type="float" office:value="6856">
            <text:p>6856</text:p>
          </table:table-cell>
          <table:table-cell office:value-type="string">
            <text:p><text:s/>7629</text:p>
          </table:table-cell>
          <table:table-cell office:value-type="string">
            <text:p><text:s/>8073</text:p>
          </table:table-cell>
          <table:table-cell/>
        </table:table-row>
        <table:table-row table:style-name="ro1">
          <table:table-cell office:value-type="float" office:value="6907">
            <text:p>6907</text:p>
          </table:table-cell>
          <table:table-cell office:value-type="string">
            <text:p><text:s/>7689</text:p>
          </table:table-cell>
          <table:table-cell office:value-type="string">
            <text:p><text:s/>8126</text:p>
          </table:table-cell>
          <table:table-cell/>
        </table:table-row>
        <table:table-row table:style-name="ro1">
          <table:table-cell office:value-type="float" office:value="6835">
            <text:p>6835</text:p>
          </table:table-cell>
          <table:table-cell office:value-type="string">
            <text:p><text:s/>7609</text:p>
          </table:table-cell>
          <table:table-cell office:value-type="string">
            <text:p><text:s/>8044</text:p>
          </table:table-cell>
          <table:table-cell/>
        </table:table-row>
        <table:table-row table:style-name="ro1">
          <table:table-cell office:value-type="float" office:value="6668">
            <text:p>6668</text:p>
          </table:table-cell>
          <table:table-cell office:value-type="string">
            <text:p><text:s/>7428</text:p>
          </table:table-cell>
          <table:table-cell office:value-type="string">
            <text:p><text:s/>7868</text:p>
          </table:table-cell>
          <table:table-cell/>
        </table:table-row>
        <table:table-row table:style-name="ro1">
          <table:table-cell office:value-type="float" office:value="6621">
            <text:p>6621</text:p>
          </table:table-cell>
          <table:table-cell office:value-type="string">
            <text:p><text:s/>7380</text:p>
          </table:table-cell>
          <table:table-cell office:value-type="string">
            <text:p><text:s/>7819</text:p>
          </table:table-cell>
          <table:table-cell/>
        </table:table-row>
        <table:table-row table:style-name="ro1">
          <table:table-cell office:value-type="float" office:value="6632">
            <text:p>6632</text:p>
          </table:table-cell>
          <table:table-cell office:value-type="string">
            <text:p><text:s/>7387</text:p>
          </table:table-cell>
          <table:table-cell office:value-type="string">
            <text:p><text:s/>7833</text:p>
          </table:table-cell>
          <table:table-cell/>
        </table:table-row>
        <table:table-row table:style-name="ro1">
          <table:table-cell office:value-type="float" office:value="6558">
            <text:p>6558</text:p>
          </table:table-cell>
          <table:table-cell office:value-type="string">
            <text:p><text:s/>7301</text:p>
          </table:table-cell>
          <table:table-cell office:value-type="string">
            <text:p><text:s/>7749</text:p>
          </table:table-cell>
          <table:table-cell/>
        </table:table-row>
        <table:table-row table:style-name="ro1">
          <table:table-cell office:value-type="float" office:value="6522">
            <text:p>6522</text:p>
          </table:table-cell>
          <table:table-cell office:value-type="string">
            <text:p><text:s/>7271</text:p>
          </table:table-cell>
          <table:table-cell office:value-type="string">
            <text:p><text:s/>7718</text:p>
          </table:table-cell>
          <table:table-cell/>
        </table:table-row>
        <table:table-row table:style-name="ro1">
          <table:table-cell office:value-type="float" office:value="6499">
            <text:p>6499</text:p>
          </table:table-cell>
          <table:table-cell office:value-type="string">
            <text:p><text:s/>7247</text:p>
          </table:table-cell>
          <table:table-cell office:value-type="string">
            <text:p><text:s/>7691</text:p>
          </table:table-cell>
          <table:table-cell/>
        </table:table-row>
        <table:table-row table:style-name="ro1">
          <table:table-cell office:value-type="float" office:value="6571">
            <text:p>6571</text:p>
          </table:table-cell>
          <table:table-cell office:value-type="string">
            <text:p><text:s/>7323</text:p>
          </table:table-cell>
          <table:table-cell office:value-type="string">
            <text:p><text:s/>7771</text:p>
          </table:table-cell>
          <table:table-cell/>
        </table:table-row>
        <table:table-row table:style-name="ro1">
          <table:table-cell office:value-type="float" office:value="6581">
            <text:p>6581</text:p>
          </table:table-cell>
          <table:table-cell office:value-type="string">
            <text:p><text:s/>7326</text:p>
          </table:table-cell>
          <table:table-cell office:value-type="string">
            <text:p><text:s/>7779</text:p>
          </table:table-cell>
          <table:table-cell/>
        </table:table-row>
        <table:table-row table:style-name="ro1">
          <table:table-cell office:value-type="float" office:value="6449">
            <text:p>6449</text:p>
          </table:table-cell>
          <table:table-cell office:value-type="string">
            <text:p><text:s/>7185</text:p>
          </table:table-cell>
          <table:table-cell office:value-type="string">
            <text:p><text:s/>7635</text:p>
          </table:table-cell>
          <table:table-cell/>
        </table:table-row>
        <table:table-row table:style-name="ro1">
          <table:table-cell office:value-type="float" office:value="6433">
            <text:p>6433</text:p>
          </table:table-cell>
          <table:table-cell office:value-type="string">
            <text:p><text:s/>7163</text:p>
          </table:table-cell>
          <table:table-cell office:value-type="string">
            <text:p><text:s/>7613</text:p>
          </table:table-cell>
          <table:table-cell/>
        </table:table-row>
        <table:table-row table:style-name="ro1">
          <table:table-cell office:value-type="float" office:value="6387">
            <text:p>6387</text:p>
          </table:table-cell>
          <table:table-cell office:value-type="string">
            <text:p><text:s/>7108</text:p>
          </table:table-cell>
          <table:table-cell office:value-type="string">
            <text:p><text:s/>7563</text:p>
          </table:table-cell>
          <table:table-cell/>
        </table:table-row>
        <table:table-row table:style-name="ro1">
          <table:table-cell office:value-type="float" office:value="6347">
            <text:p>6347</text:p>
          </table:table-cell>
          <table:table-cell office:value-type="string">
            <text:p><text:s/>7058</text:p>
          </table:table-cell>
          <table:table-cell office:value-type="string">
            <text:p><text:s/>7515</text:p>
          </table:table-cell>
          <table:table-cell/>
        </table:table-row>
        <table:table-row table:style-name="ro1">
          <table:table-cell office:value-type="float" office:value="6382">
            <text:p>6382</text:p>
          </table:table-cell>
          <table:table-cell office:value-type="string">
            <text:p><text:s/>7088</text:p>
          </table:table-cell>
          <table:table-cell office:value-type="string">
            <text:p><text:s/>7549</text:p>
          </table:table-cell>
          <table:table-cell/>
        </table:table-row>
        <table:table-row table:style-name="ro1">
          <table:table-cell office:value-type="float" office:value="6376">
            <text:p>6376</text:p>
          </table:table-cell>
          <table:table-cell office:value-type="string">
            <text:p><text:s/>7077</text:p>
          </table:table-cell>
          <table:table-cell office:value-type="string">
            <text:p><text:s/>7534</text:p>
          </table:table-cell>
          <table:table-cell/>
        </table:table-row>
        <table:table-row table:style-name="ro1">
          <table:table-cell office:value-type="float" office:value="6401">
            <text:p>6401</text:p>
          </table:table-cell>
          <table:table-cell office:value-type="string">
            <text:p><text:s/>7102</text:p>
          </table:table-cell>
          <table:table-cell office:value-type="string">
            <text:p><text:s/>7553</text:p>
          </table:table-cell>
          <table:table-cell/>
        </table:table-row>
        <table:table-row table:style-name="ro1">
          <table:table-cell office:value-type="float" office:value="6429">
            <text:p>6429</text:p>
          </table:table-cell>
          <table:table-cell office:value-type="string">
            <text:p><text:s/>7136</text:p>
          </table:table-cell>
          <table:table-cell office:value-type="string">
            <text:p><text:s/>7594</text:p>
          </table:table-cell>
          <table:table-cell/>
        </table:table-row>
        <table:table-row table:style-name="ro1">
          <table:table-cell office:value-type="float" office:value="6301">
            <text:p>6301</text:p>
          </table:table-cell>
          <table:table-cell office:value-type="string">
            <text:p><text:s/>7005</text:p>
          </table:table-cell>
          <table:table-cell office:value-type="string">
            <text:p><text:s/>7458</text:p>
          </table:table-cell>
          <table:table-cell/>
        </table:table-row>
        <table:table-row table:style-name="ro1">
          <table:table-cell office:value-type="float" office:value="6333">
            <text:p>6333</text:p>
          </table:table-cell>
          <table:table-cell office:value-type="string">
            <text:p><text:s/>7043</text:p>
          </table:table-cell>
          <table:table-cell office:value-type="string">
            <text:p><text:s/>7495</text:p>
          </table:table-cell>
          <table:table-cell/>
        </table:table-row>
        <table:table-row table:style-name="ro1">
          <table:table-cell office:value-type="float" office:value="6415">
            <text:p>6415</text:p>
          </table:table-cell>
          <table:table-cell office:value-type="string">
            <text:p><text:s/>7138</text:p>
          </table:table-cell>
          <table:table-cell office:value-type="string">
            <text:p><text:s/>7587</text:p>
          </table:table-cell>
          <table:table-cell/>
        </table:table-row>
        <table:table-row table:style-name="ro1">
          <table:table-cell office:value-type="float" office:value="6467">
            <text:p>6467</text:p>
          </table:table-cell>
          <table:table-cell office:value-type="string">
            <text:p><text:s/>7196</text:p>
          </table:table-cell>
          <table:table-cell office:value-type="string">
            <text:p><text:s/>7651</text:p>
          </table:table-cell>
          <table:table-cell/>
        </table:table-row>
        <table:table-row table:style-name="ro1">
          <table:table-cell office:value-type="float" office:value="6463">
            <text:p>6463</text:p>
          </table:table-cell>
          <table:table-cell office:value-type="string">
            <text:p><text:s/>7202</text:p>
          </table:table-cell>
          <table:table-cell office:value-type="string">
            <text:p><text:s/>7651</text:p>
          </table:table-cell>
          <table:table-cell/>
        </table:table-row>
        <table:table-row table:style-name="ro1">
          <table:table-cell office:value-type="float" office:value="6575">
            <text:p>6575</text:p>
          </table:table-cell>
          <table:table-cell office:value-type="string">
            <text:p><text:s/>7322</text:p>
          </table:table-cell>
          <table:table-cell office:value-type="string">
            <text:p><text:s/>7780</text:p>
          </table:table-cell>
          <table:table-cell/>
        </table:table-row>
        <table:table-row table:style-name="ro1">
          <table:table-cell office:value-type="float" office:value="6623">
            <text:p>6623</text:p>
          </table:table-cell>
          <table:table-cell office:value-type="string">
            <text:p><text:s/>7374</text:p>
          </table:table-cell>
          <table:table-cell office:value-type="string">
            <text:p><text:s/>7834</text:p>
          </table:table-cell>
          <table:table-cell/>
        </table:table-row>
        <table:table-row table:style-name="ro1">
          <table:table-cell office:value-type="float" office:value="6587">
            <text:p>6587</text:p>
          </table:table-cell>
          <table:table-cell office:value-type="string">
            <text:p><text:s/>7335</text:p>
          </table:table-cell>
          <table:table-cell office:value-type="string">
            <text:p><text:s/>7792</text:p>
          </table:table-cell>
          <table:table-cell/>
        </table:table-row>
        <table:table-row table:style-name="ro1">
          <table:table-cell office:value-type="float" office:value="6632">
            <text:p>6632</text:p>
          </table:table-cell>
          <table:table-cell office:value-type="string">
            <text:p><text:s/>7385</text:p>
          </table:table-cell>
          <table:table-cell office:value-type="string">
            <text:p><text:s/>7851</text:p>
          </table:table-cell>
          <table:table-cell/>
        </table:table-row>
        <table:table-row table:style-name="ro1">
          <table:table-cell office:value-type="float" office:value="6663">
            <text:p>6663</text:p>
          </table:table-cell>
          <table:table-cell office:value-type="string">
            <text:p><text:s/>7422</text:p>
          </table:table-cell>
          <table:table-cell office:value-type="string">
            <text:p><text:s/>7892</text:p>
          </table:table-cell>
          <table:table-cell/>
        </table:table-row>
        <table:table-row table:style-name="ro1">
          <table:table-cell office:value-type="float" office:value="6608">
            <text:p>6608</text:p>
          </table:table-cell>
          <table:table-cell office:value-type="string">
            <text:p><text:s/>7368</text:p>
          </table:table-cell>
          <table:table-cell office:value-type="string">
            <text:p><text:s/>7837</text:p>
          </table:table-cell>
          <table:table-cell/>
        </table:table-row>
        <table:table-row table:style-name="ro1">
          <table:table-cell office:value-type="float" office:value="6601">
            <text:p>6601</text:p>
          </table:table-cell>
          <table:table-cell office:value-type="string">
            <text:p><text:s/>7366</text:p>
          </table:table-cell>
          <table:table-cell office:value-type="string">
            <text:p><text:s/>7828</text:p>
          </table:table-cell>
          <table:table-cell/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<text:s/>7445</text:p>
          </table:table-cell>
          <table:table-cell office:value-type="string">
            <text:p><text:s/>7911</text:p>
          </table:table-cell>
          <table:table-cell/>
        </table:table-row>
        <table:table-row table:style-name="ro1">
          <table:table-cell office:value-type="float" office:value="6684">
            <text:p>6684</text:p>
          </table:table-cell>
          <table:table-cell office:value-type="string">
            <text:p><text:s/>7450</text:p>
          </table:table-cell>
          <table:table-cell office:value-type="string">
            <text:p><text:s/>7921</text:p>
          </table:table-cell>
          <table:table-cell/>
        </table:table-row>
        <table:table-row table:style-name="ro1">
          <table:table-cell office:value-type="float" office:value="6636">
            <text:p>6636</text:p>
          </table:table-cell>
          <table:table-cell office:value-type="string">
            <text:p><text:s/>7402</text:p>
          </table:table-cell>
          <table:table-cell office:value-type="string">
            <text:p><text:s/>7856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<text:s/>7467</text:p>
          </table:table-cell>
          <table:table-cell office:value-type="string">
            <text:p><text:s/>7923</text:p>
          </table:table-cell>
          <table:table-cell/>
        </table:table-row>
        <table:table-row table:style-name="ro1">
          <table:table-cell office:value-type="float" office:value="6841">
            <text:p>6841</text:p>
          </table:table-cell>
          <table:table-cell office:value-type="string">
            <text:p><text:s/>7613</text:p>
          </table:table-cell>
          <table:table-cell office:value-type="string">
            <text:p><text:s/>8071</text:p>
          </table:table-cell>
          <table:table-cell/>
        </table:table-row>
        <table:table-row table:style-name="ro1">
          <table:table-cell office:value-type="float" office:value="6854">
            <text:p>6854</text:p>
          </table:table-cell>
          <table:table-cell office:value-type="string">
            <text:p><text:s/>7625</text:p>
          </table:table-cell>
          <table:table-cell office:value-type="string">
            <text:p><text:s/>8074</text:p>
          </table:table-cell>
          <table:table-cell/>
        </table:table-row>
        <table:table-row table:style-name="ro1">
          <table:table-cell office:value-type="float" office:value="6803">
            <text:p>6803</text:p>
          </table:table-cell>
          <table:table-cell office:value-type="string">
            <text:p><text:s/>7565</text:p>
          </table:table-cell>
          <table:table-cell office:value-type="string">
            <text:p><text:s/>8013</text:p>
          </table:table-cell>
          <table:table-cell/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<text:s/>7508</text:p>
          </table:table-cell>
          <table:table-cell office:value-type="string">
            <text:p><text:s/>7957</text:p>
          </table:table-cell>
          <table:table-cell/>
        </table:table-row>
        <table:table-row table:style-name="ro1">
          <table:table-cell office:value-type="float" office:value="6845">
            <text:p>6845</text:p>
          </table:table-cell>
          <table:table-cell office:value-type="string">
            <text:p><text:s/>7603</text:p>
          </table:table-cell>
          <table:table-cell office:value-type="string">
            <text:p><text:s/>8059</text:p>
          </table:table-cell>
          <table:table-cell/>
        </table:table-row>
        <table:table-row table:style-name="ro1">
          <table:table-cell office:value-type="float" office:value="6901">
            <text:p>6901</text:p>
          </table:table-cell>
          <table:table-cell office:value-type="string">
            <text:p><text:s/>7664</text:p>
          </table:table-cell>
          <table:table-cell office:value-type="string">
            <text:p><text:s/>8114</text:p>
          </table:table-cell>
          <table:table-cell/>
        </table:table-row>
        <table:table-row table:style-name="ro1">
          <table:table-cell office:value-type="float" office:value="6859">
            <text:p>6859</text:p>
          </table:table-cell>
          <table:table-cell office:value-type="string">
            <text:p><text:s/>7614</text:p>
          </table:table-cell>
          <table:table-cell office:value-type="string">
            <text:p><text:s/>8065</text:p>
          </table:table-cell>
          <table:table-cell/>
        </table:table-row>
        <table:table-row table:style-name="ro1">
          <table:table-cell office:value-type="float" office:value="6743">
            <text:p>6743</text:p>
          </table:table-cell>
          <table:table-cell office:value-type="string">
            <text:p><text:s/>7485</text:p>
          </table:table-cell>
          <table:table-cell office:value-type="string">
            <text:p><text:s/>7933</text:p>
          </table:table-cell>
          <table:table-cell/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<text:s/>7407</text:p>
          </table:table-cell>
          <table:table-cell office:value-type="string">
            <text:p><text:s/>7856</text:p>
          </table:table-cell>
          <table:table-cell/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<text:s/>7455</text:p>
          </table:table-cell>
          <table:table-cell office:value-type="string">
            <text:p><text:s/>7913</text:p>
          </table:table-cell>
          <table:table-cell/>
        </table:table-row>
        <table:table-row table:style-name="ro1">
          <table:table-cell office:value-type="float" office:value="6683">
            <text:p>6683</text:p>
          </table:table-cell>
          <table:table-cell office:value-type="string">
            <text:p><text:s/>7428</text:p>
          </table:table-cell>
          <table:table-cell office:value-type="string">
            <text:p><text:s/>7893</text:p>
          </table:table-cell>
          <table:table-cell/>
        </table:table-row>
        <table:table-row table:style-name="ro1">
          <table:table-cell office:value-type="float" office:value="6618">
            <text:p>6618</text:p>
          </table:table-cell>
          <table:table-cell office:value-type="string">
            <text:p><text:s/>7358</text:p>
          </table:table-cell>
          <table:table-cell office:value-type="string">
            <text:p><text:s/>7823</text:p>
          </table:table-cell>
          <table:table-cell/>
        </table:table-row>
        <table:table-row table:style-name="ro1">
          <table:table-cell office:value-type="float" office:value="6550">
            <text:p>6550</text:p>
          </table:table-cell>
          <table:table-cell office:value-type="string">
            <text:p><text:s/>7287</text:p>
          </table:table-cell>
          <table:table-cell office:value-type="string">
            <text:p><text:s/>7750</text:p>
          </table:table-cell>
          <table:table-cell/>
        </table:table-row>
        <table:table-row table:style-name="ro1">
          <table:table-cell office:value-type="float" office:value="6454">
            <text:p>6454</text:p>
          </table:table-cell>
          <table:table-cell office:value-type="string">
            <text:p><text:s/>7187</text:p>
          </table:table-cell>
          <table:table-cell office:value-type="string">
            <text:p><text:s/>7645</text:p>
          </table:table-cell>
          <table:table-cell/>
        </table:table-row>
        <table:table-row table:style-name="ro1">
          <table:table-cell office:value-type="float" office:value="6358">
            <text:p>6358</text:p>
          </table:table-cell>
          <table:table-cell office:value-type="string">
            <text:p><text:s/>7083</text:p>
          </table:table-cell>
          <table:table-cell office:value-type="string">
            <text:p><text:s/>7540</text:p>
          </table:table-cell>
          <table:table-cell/>
        </table:table-row>
        <table:table-row table:style-name="ro1">
          <table:table-cell office:value-type="float" office:value="6349">
            <text:p>6349</text:p>
          </table:table-cell>
          <table:table-cell office:value-type="string">
            <text:p><text:s/>7076</text:p>
          </table:table-cell>
          <table:table-cell office:value-type="string">
            <text:p><text:s/>7539</text:p>
          </table:table-cell>
          <table:table-cell/>
        </table:table-row>
        <table:table-row table:style-name="ro1">
          <table:table-cell office:value-type="float" office:value="6309">
            <text:p>6309</text:p>
          </table:table-cell>
          <table:table-cell office:value-type="string">
            <text:p><text:s/>7033</text:p>
          </table:table-cell>
          <table:table-cell office:value-type="string">
            <text:p><text:s/>7503</text:p>
          </table:table-cell>
          <table:table-cell/>
        </table:table-row>
        <table:table-row table:style-name="ro1">
          <table:table-cell office:value-type="float" office:value="6298">
            <text:p>6298</text:p>
          </table:table-cell>
          <table:table-cell office:value-type="string">
            <text:p><text:s/>7023</text:p>
          </table:table-cell>
          <table:table-cell office:value-type="string">
            <text:p><text:s/>7495</text:p>
          </table:table-cell>
          <table:table-cell/>
        </table:table-row>
        <table:table-row table:style-name="ro1">
          <table:table-cell office:value-type="float" office:value="6412">
            <text:p>6412</text:p>
          </table:table-cell>
          <table:table-cell office:value-type="string">
            <text:p><text:s/>7132</text:p>
          </table:table-cell>
          <table:table-cell office:value-type="string">
            <text:p><text:s/>7618</text:p>
          </table:table-cell>
          <table:table-cell/>
        </table:table-row>
        <table:table-row table:style-name="ro1">
          <table:table-cell office:value-type="float" office:value="6379">
            <text:p>6379</text:p>
          </table:table-cell>
          <table:table-cell office:value-type="string">
            <text:p><text:s/>7096</text:p>
          </table:table-cell>
          <table:table-cell office:value-type="string">
            <text:p><text:s/>7591</text:p>
          </table:table-cell>
          <table:table-cell/>
        </table:table-row>
        <table:table-row table:style-name="ro1">
          <table:table-cell office:value-type="float" office:value="6343">
            <text:p>6343</text:p>
          </table:table-cell>
          <table:table-cell office:value-type="string">
            <text:p><text:s/>7058</text:p>
          </table:table-cell>
          <table:table-cell office:value-type="string">
            <text:p><text:s/>7558</text:p>
          </table:table-cell>
          <table:table-cell/>
        </table:table-row>
        <table:table-row table:style-name="ro1">
          <table:table-cell office:value-type="float" office:value="6319">
            <text:p>6319</text:p>
          </table:table-cell>
          <table:table-cell office:value-type="string">
            <text:p><text:s/>7043</text:p>
          </table:table-cell>
          <table:table-cell office:value-type="string">
            <text:p><text:s/>7542</text:p>
          </table:table-cell>
          <table:table-cell/>
        </table:table-row>
        <table:table-row table:style-name="ro1">
          <table:table-cell office:value-type="float" office:value="6193">
            <text:p>6193</text:p>
          </table:table-cell>
          <table:table-cell office:value-type="string">
            <text:p><text:s/>6914</text:p>
          </table:table-cell>
          <table:table-cell office:value-type="string">
            <text:p><text:s/>7411</text:p>
          </table:table-cell>
          <table:table-cell/>
        </table:table-row>
        <table:table-row table:style-name="ro1">
          <table:table-cell office:value-type="float" office:value="6158">
            <text:p>6158</text:p>
          </table:table-cell>
          <table:table-cell office:value-type="string">
            <text:p><text:s/>6880</text:p>
          </table:table-cell>
          <table:table-cell office:value-type="string">
            <text:p><text:s/>7376</text:p>
          </table:table-cell>
          <table:table-cell/>
        </table:table-row>
        <table:table-row table:style-name="ro1">
          <table:table-cell office:value-type="float" office:value="6115">
            <text:p>6115</text:p>
          </table:table-cell>
          <table:table-cell office:value-type="string">
            <text:p><text:s/>6832</text:p>
          </table:table-cell>
          <table:table-cell office:value-type="string">
            <text:p><text:s/>7314</text:p>
          </table:table-cell>
          <table:table-cell/>
        </table:table-row>
        <table:table-row table:style-name="ro1">
          <table:table-cell office:value-type="float" office:value="6126">
            <text:p>6126</text:p>
          </table:table-cell>
          <table:table-cell office:value-type="string">
            <text:p><text:s/>6849</text:p>
          </table:table-cell>
          <table:table-cell office:value-type="string">
            <text:p><text:s/>7335</text:p>
          </table:table-cell>
          <table:table-cell/>
        </table:table-row>
        <table:table-row table:style-name="ro1">
          <table:table-cell office:value-type="float" office:value="6137">
            <text:p>6137</text:p>
          </table:table-cell>
          <table:table-cell office:value-type="string">
            <text:p><text:s/>6863</text:p>
          </table:table-cell>
          <table:table-cell office:value-type="string">
            <text:p><text:s/>7355</text:p>
          </table:table-cell>
          <table:table-cell/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<text:s/>6852</text:p>
          </table:table-cell>
          <table:table-cell office:value-type="string">
            <text:p><text:s/>7349</text:p>
          </table:table-cell>
          <table:table-cell/>
        </table:table-row>
        <table:table-row table:style-name="ro1">
          <table:table-cell office:value-type="float" office:value="6155">
            <text:p>6155</text:p>
          </table:table-cell>
          <table:table-cell office:value-type="string">
            <text:p><text:s/>6888</text:p>
          </table:table-cell>
          <table:table-cell office:value-type="string">
            <text:p><text:s/>7384</text:p>
          </table:table-cell>
          <table:table-cell/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<text:s/>6950</text:p>
          </table:table-cell>
          <table:table-cell office:value-type="string">
            <text:p><text:s/>7451</text:p>
          </table:table-cell>
          <table:table-cell/>
        </table:table-row>
        <table:table-row table:style-name="ro1">
          <table:table-cell office:value-type="float" office:value="6172">
            <text:p>6172</text:p>
          </table:table-cell>
          <table:table-cell office:value-type="string">
            <text:p><text:s/>6911</text:p>
          </table:table-cell>
          <table:table-cell office:value-type="string">
            <text:p><text:s/>7410</text:p>
          </table:table-cell>
          <table:table-cell/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<text:s/>6977</text:p>
          </table:table-cell>
          <table:table-cell office:value-type="string">
            <text:p><text:s/>7484</text:p>
          </table:table-cell>
          <table:table-cell/>
        </table:table-row>
        <table:table-row table:style-name="ro1">
          <table:table-cell office:value-type="float" office:value="6241">
            <text:p>6241</text:p>
          </table:table-cell>
          <table:table-cell office:value-type="string">
            <text:p><text:s/>6996</text:p>
          </table:table-cell>
          <table:table-cell office:value-type="string">
            <text:p><text:s/>7511</text:p>
          </table:table-cell>
          <table:table-cell/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<text:s/>7085</text:p>
          </table:table-cell>
          <table:table-cell office:value-type="string">
            <text:p><text:s/>7596</text:p>
          </table:table-cell>
          <table:table-cell/>
        </table:table-row>
        <table:table-row table:style-name="ro1">
          <table:table-cell office:value-type="float" office:value="6452">
            <text:p>6452</text:p>
          </table:table-cell>
          <table:table-cell office:value-type="string">
            <text:p><text:s/>7220</text:p>
          </table:table-cell>
          <table:table-cell office:value-type="string">
            <text:p><text:s/>7738</text:p>
          </table:table-cell>
          <table:table-cell/>
        </table:table-row>
        <table:table-row table:style-name="ro1">
          <table:table-cell office:value-type="float" office:value="6627">
            <text:p>6627</text:p>
          </table:table-cell>
          <table:table-cell office:value-type="string">
            <text:p><text:s/>7408</text:p>
          </table:table-cell>
          <table:table-cell office:value-type="string">
            <text:p><text:s/>7933</text:p>
          </table:table-cell>
          <table:table-cell/>
        </table:table-row>
        <table:table-row table:style-name="ro1">
          <table:table-cell office:value-type="float" office:value="6564">
            <text:p>6564</text:p>
          </table:table-cell>
          <table:table-cell office:value-type="string">
            <text:p><text:s/>7347</text:p>
          </table:table-cell>
          <table:table-cell office:value-type="string">
            <text:p><text:s/>7861</text:p>
          </table:table-cell>
          <table:table-cell/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<text:s/>7358</text:p>
          </table:table-cell>
          <table:table-cell office:value-type="string">
            <text:p><text:s/>7865</text:p>
          </table:table-cell>
          <table:table-cell/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<text:s/>7268</text:p>
          </table:table-cell>
          <table:table-cell office:value-type="string">
            <text:p><text:s/>7779</text:p>
          </table:table-cell>
          <table:table-cell/>
        </table:table-row>
        <table:table-row table:style-name="ro1">
          <table:table-cell office:value-type="float" office:value="6277">
            <text:p>6277</text:p>
          </table:table-cell>
          <table:table-cell office:value-type="string">
            <text:p><text:s/>7043</text:p>
          </table:table-cell>
          <table:table-cell office:value-type="string">
            <text:p><text:s/>7550</text:p>
          </table:table-cell>
          <table:table-cell/>
        </table:table-row>
        <table:table-row table:style-name="ro1">
          <table:table-cell office:value-type="float" office:value="6232">
            <text:p>6232</text:p>
          </table:table-cell>
          <table:table-cell office:value-type="string">
            <text:p><text:s/>6995</text:p>
          </table:table-cell>
          <table:table-cell office:value-type="string">
            <text:p><text:s/>7503</text:p>
          </table:table-cell>
          <table:table-cell/>
        </table:table-row>
        <table:table-row table:style-name="ro1">
          <table:table-cell office:value-type="float" office:value="6192">
            <text:p>6192</text:p>
          </table:table-cell>
          <table:table-cell office:value-type="string">
            <text:p><text:s/>6959</text:p>
          </table:table-cell>
          <table:table-cell office:value-type="string">
            <text:p><text:s/>7478</text:p>
          </table:table-cell>
          <table:table-cell/>
        </table:table-row>
        <table:table-row table:style-name="ro1">
          <table:table-cell office:value-type="float" office:value="6059">
            <text:p>6059</text:p>
          </table:table-cell>
          <table:table-cell office:value-type="string">
            <text:p><text:s/>6822</text:p>
          </table:table-cell>
          <table:table-cell office:value-type="string">
            <text:p><text:s/>7346</text:p>
          </table:table-cell>
          <table:table-cell/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<text:s/>6827</text:p>
          </table:table-cell>
          <table:table-cell office:value-type="string">
            <text:p><text:s/>7354</text:p>
          </table:table-cell>
          <table:table-cell/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<text:s/>6943</text:p>
          </table:table-cell>
          <table:table-cell office:value-type="string">
            <text:p><text:s/>7478</text:p>
          </table:table-cell>
          <table:table-cell/>
        </table:table-row>
        <table:table-row table:style-name="ro1">
          <table:table-cell office:value-type="float" office:value="6090">
            <text:p>6090</text:p>
          </table:table-cell>
          <table:table-cell office:value-type="string">
            <text:p><text:s/>6856</text:p>
          </table:table-cell>
          <table:table-cell office:value-type="string">
            <text:p><text:s/>7394</text:p>
          </table:table-cell>
          <table:table-cell/>
        </table:table-row>
        <table:table-row table:style-name="ro1">
          <table:table-cell office:value-type="float" office:value="5921">
            <text:p>5921</text:p>
          </table:table-cell>
          <table:table-cell office:value-type="string">
            <text:p><text:s/>6681</text:p>
          </table:table-cell>
          <table:table-cell office:value-type="string">
            <text:p><text:s/>7217</text:p>
          </table:table-cell>
          <table:table-cell/>
        </table:table-row>
        <table:table-row table:style-name="ro1">
          <table:table-cell office:value-type="float" office:value="5856">
            <text:p>5856</text:p>
          </table:table-cell>
          <table:table-cell office:value-type="string">
            <text:p><text:s/>6614</text:p>
          </table:table-cell>
          <table:table-cell office:value-type="string">
            <text:p><text:s/>7149</text:p>
          </table:table-cell>
          <table:table-cell/>
        </table:table-row>
        <table:table-row table:style-name="ro1">
          <table:table-cell office:value-type="float" office:value="5897">
            <text:p>5897</text:p>
          </table:table-cell>
          <table:table-cell office:value-type="string">
            <text:p><text:s/>6660</text:p>
          </table:table-cell>
          <table:table-cell office:value-type="string">
            <text:p><text:s/>7200</text:p>
          </table:table-cell>
          <table:table-cell/>
        </table:table-row>
        <table:table-row table:style-name="ro1">
          <table:table-cell office:value-type="float" office:value="5867">
            <text:p>5867</text:p>
          </table:table-cell>
          <table:table-cell office:value-type="string">
            <text:p><text:s/>6637</text:p>
          </table:table-cell>
          <table:table-cell office:value-type="string">
            <text:p><text:s/>7180</text:p>
          </table:table-cell>
          <table:table-cell/>
        </table:table-row>
        <table:table-row table:style-name="ro1">
          <table:table-cell office:value-type="float" office:value="5779">
            <text:p>5779</text:p>
          </table:table-cell>
          <table:table-cell office:value-type="string">
            <text:p><text:s/>6543</text:p>
          </table:table-cell>
          <table:table-cell office:value-type="string">
            <text:p><text:s/>7084</text:p>
          </table:table-cell>
          <table:table-cell/>
        </table:table-row>
        <table:table-row table:style-name="ro1">
          <table:table-cell office:value-type="float" office:value="5717">
            <text:p>5717</text:p>
          </table:table-cell>
          <table:table-cell office:value-type="string">
            <text:p><text:s/>6484</text:p>
          </table:table-cell>
          <table:table-cell office:value-type="string">
            <text:p><text:s/>7028</text:p>
          </table:table-cell>
          <table:table-cell/>
        </table:table-row>
        <table:table-row table:style-name="ro1">
          <table:table-cell office:value-type="float" office:value="5765">
            <text:p>5765</text:p>
          </table:table-cell>
          <table:table-cell office:value-type="string">
            <text:p><text:s/>6540</text:p>
          </table:table-cell>
          <table:table-cell office:value-type="string">
            <text:p><text:s/>7093</text:p>
          </table:table-cell>
          <table:table-cell/>
        </table:table-row>
        <table:table-row table:style-name="ro1">
          <table:table-cell office:value-type="float" office:value="5696">
            <text:p>5696</text:p>
          </table:table-cell>
          <table:table-cell office:value-type="string">
            <text:p><text:s/>6460</text:p>
          </table:table-cell>
          <table:table-cell office:value-type="string">
            <text:p><text:s/>7015</text:p>
          </table:table-cell>
          <table:table-cell/>
        </table:table-row>
        <table:table-row table:style-name="ro1">
          <table:table-cell office:value-type="float" office:value="5677">
            <text:p>5677</text:p>
          </table:table-cell>
          <table:table-cell office:value-type="string">
            <text:p><text:s/>6443</text:p>
          </table:table-cell>
          <table:table-cell office:value-type="string">
            <text:p><text:s/>7002</text:p>
          </table:table-cell>
          <table:table-cell/>
        </table:table-row>
        <table:table-row table:style-name="ro1">
          <table:table-cell office:value-type="float" office:value="5644">
            <text:p>5644</text:p>
          </table:table-cell>
          <table:table-cell office:value-type="string">
            <text:p><text:s/>6411</text:p>
          </table:table-cell>
          <table:table-cell office:value-type="string">
            <text:p><text:s/>6974</text:p>
          </table:table-cell>
          <table:table-cell/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<text:s/>6328</text:p>
          </table:table-cell>
          <table:table-cell office:value-type="string">
            <text:p><text:s/>6888</text:p>
          </table:table-cell>
          <table:table-cell/>
        </table:table-row>
        <table:table-row table:style-name="ro1">
          <table:table-cell office:value-type="float" office:value="5606">
            <text:p>5606</text:p>
          </table:table-cell>
          <table:table-cell office:value-type="string">
            <text:p><text:s/>6366</text:p>
          </table:table-cell>
          <table:table-cell office:value-type="string">
            <text:p><text:s/>6924</text:p>
          </table:table-cell>
          <table:table-cell/>
        </table:table-row>
        <table:table-row table:style-name="ro1">
          <table:table-cell office:value-type="float" office:value="5646">
            <text:p>5646</text:p>
          </table:table-cell>
          <table:table-cell office:value-type="string">
            <text:p><text:s/>6416</text:p>
          </table:table-cell>
          <table:table-cell office:value-type="string">
            <text:p><text:s/>6985</text:p>
          </table:table-cell>
          <table:table-cell/>
        </table:table-row>
        <table:table-row table:style-name="ro1">
          <table:table-cell office:value-type="float" office:value="5620">
            <text:p>5620</text:p>
          </table:table-cell>
          <table:table-cell office:value-type="string">
            <text:p><text:s/>6399</text:p>
          </table:table-cell>
          <table:table-cell office:value-type="string">
            <text:p><text:s/>6971</text:p>
          </table:table-cell>
          <table:table-cell/>
        </table:table-row>
        <table:table-row table:style-name="ro1">
          <table:table-cell office:value-type="float" office:value="5548">
            <text:p>5548</text:p>
          </table:table-cell>
          <table:table-cell office:value-type="string">
            <text:p><text:s/>6314</text:p>
          </table:table-cell>
          <table:table-cell office:value-type="string">
            <text:p><text:s/>6885</text:p>
          </table:table-cell>
          <table:table-cell/>
        </table:table-row>
        <table:table-row table:style-name="ro1">
          <table:table-cell office:value-type="float" office:value="5512">
            <text:p>5512</text:p>
          </table:table-cell>
          <table:table-cell office:value-type="string">
            <text:p><text:s/>6270</text:p>
          </table:table-cell>
          <table:table-cell office:value-type="string">
            <text:p><text:s/>6839</text:p>
          </table:table-cell>
          <table:table-cell/>
        </table:table-row>
        <table:table-row table:style-name="ro1">
          <table:table-cell office:value-type="float" office:value="5513">
            <text:p>5513</text:p>
          </table:table-cell>
          <table:table-cell office:value-type="string">
            <text:p><text:s/>6269</text:p>
          </table:table-cell>
          <table:table-cell office:value-type="string">
            <text:p><text:s/>6839</text:p>
          </table:table-cell>
          <table:table-cell/>
        </table:table-row>
        <table:table-row table:style-name="ro1">
          <table:table-cell office:value-type="float" office:value="5586">
            <text:p>5586</text:p>
          </table:table-cell>
          <table:table-cell office:value-type="string">
            <text:p><text:s/>6349</text:p>
          </table:table-cell>
          <table:table-cell office:value-type="string">
            <text:p><text:s/>6924</text:p>
          </table:table-cell>
          <table:table-cell/>
        </table:table-row>
        <table:table-row table:style-name="ro1">
          <table:table-cell office:value-type="float" office:value="5439">
            <text:p>5439</text:p>
          </table:table-cell>
          <table:table-cell office:value-type="string">
            <text:p><text:s/>6194</text:p>
          </table:table-cell>
          <table:table-cell office:value-type="string">
            <text:p><text:s/>6754</text:p>
          </table:table-cell>
          <table:table-cell/>
        </table:table-row>
        <table:table-row table:style-name="ro1">
          <table:table-cell office:value-type="float" office:value="5486">
            <text:p>5486</text:p>
          </table:table-cell>
          <table:table-cell office:value-type="string">
            <text:p><text:s/>6239</text:p>
          </table:table-cell>
          <table:table-cell office:value-type="string">
            <text:p><text:s/>6798</text:p>
          </table:table-cell>
          <table:table-cell/>
        </table:table-row>
        <table:table-row table:style-name="ro1">
          <table:table-cell office:value-type="float" office:value="5544">
            <text:p>5544</text:p>
          </table:table-cell>
          <table:table-cell office:value-type="string">
            <text:p><text:s/>6301</text:p>
          </table:table-cell>
          <table:table-cell office:value-type="string">
            <text:p><text:s/>6862</text:p>
          </table:table-cell>
          <table:table-cell/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<text:s/>6187</text:p>
          </table:table-cell>
          <table:table-cell office:value-type="string">
            <text:p><text:s/>6741</text:p>
          </table:table-cell>
          <table:table-cell/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<text:s/>6142</text:p>
          </table:table-cell>
          <table:table-cell office:value-type="string">
            <text:p><text:s/>6696</text:p>
          </table:table-cell>
          <table:table-cell/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<text:s/>6146</text:p>
          </table:table-cell>
          <table:table-cell office:value-type="string">
            <text:p><text:s/>6697</text:p>
          </table:table-cell>
          <table:table-cell/>
        </table:table-row>
        <table:table-row table:style-name="ro1">
          <table:table-cell office:value-type="float" office:value="5438">
            <text:p>5438</text:p>
          </table:table-cell>
          <table:table-cell office:value-type="string">
            <text:p><text:s/>6190</text:p>
          </table:table-cell>
          <table:table-cell office:value-type="string">
            <text:p><text:s/>6742</text:p>
          </table:table-cell>
          <table:table-cell/>
        </table:table-row>
        <table:table-row table:style-name="ro1">
          <table:table-cell office:value-type="float" office:value="5527">
            <text:p>5527</text:p>
          </table:table-cell>
          <table:table-cell office:value-type="string">
            <text:p><text:s/>6281</text:p>
          </table:table-cell>
          <table:table-cell office:value-type="string">
            <text:p><text:s/>6828</text:p>
          </table:table-cell>
          <table:table-cell/>
        </table:table-row>
        <table:table-row table:style-name="ro1">
          <table:table-cell office:value-type="float" office:value="5571">
            <text:p>5571</text:p>
          </table:table-cell>
          <table:table-cell office:value-type="string">
            <text:p><text:s/>6331</text:p>
          </table:table-cell>
          <table:table-cell office:value-type="string">
            <text:p><text:s/>6876</text:p>
          </table:table-cell>
          <table:table-cell/>
        </table:table-row>
        <table:table-row table:style-name="ro1">
          <table:table-cell office:value-type="float" office:value="5445">
            <text:p>5445</text:p>
          </table:table-cell>
          <table:table-cell office:value-type="string">
            <text:p><text:s/>6199</text:p>
          </table:table-cell>
          <table:table-cell office:value-type="string">
            <text:p><text:s/>6735</text:p>
          </table:table-cell>
          <table:table-cell/>
        </table:table-row>
        <table:table-row table:style-name="ro1">
          <table:table-cell office:value-type="float" office:value="5541">
            <text:p>5541</text:p>
          </table:table-cell>
          <table:table-cell office:value-type="string">
            <text:p><text:s/>6303</text:p>
          </table:table-cell>
          <table:table-cell office:value-type="string">
            <text:p><text:s/>6843</text:p>
          </table:table-cell>
          <table:table-cell/>
        </table:table-row>
        <table:table-row table:style-name="ro1">
          <table:table-cell office:value-type="float" office:value="5602">
            <text:p>5602</text:p>
          </table:table-cell>
          <table:table-cell office:value-type="string">
            <text:p><text:s/>6359</text:p>
          </table:table-cell>
          <table:table-cell office:value-type="string">
            <text:p><text:s/>6902</text:p>
          </table:table-cell>
          <table:table-cell/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<text:s/>6367</text:p>
          </table:table-cell>
          <table:table-cell office:value-type="string">
            <text:p><text:s/>6907</text:p>
          </table:table-cell>
          <table:table-cell/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<text:s/>6363</text:p>
          </table:table-cell>
          <table:table-cell office:value-type="string">
            <text:p><text:s/>6906</text:p>
          </table:table-cell>
          <table:table-cell/>
        </table:table-row>
        <table:table-row table:style-name="ro1">
          <table:table-cell office:value-type="float" office:value="5552">
            <text:p>5552</text:p>
          </table:table-cell>
          <table:table-cell office:value-type="string">
            <text:p><text:s/>6296</text:p>
          </table:table-cell>
          <table:table-cell office:value-type="string">
            <text:p><text:s/>6840</text:p>
          </table:table-cell>
          <table:table-cell/>
        </table:table-row>
        <table:table-row table:style-name="ro1">
          <table:table-cell office:value-type="float" office:value="5605">
            <text:p>5605</text:p>
          </table:table-cell>
          <table:table-cell office:value-type="string">
            <text:p><text:s/>6363</text:p>
          </table:table-cell>
          <table:table-cell office:value-type="string">
            <text:p><text:s/>6913</text:p>
          </table:table-cell>
          <table:table-cell/>
        </table:table-row>
        <table:table-row table:style-name="ro1">
          <table:table-cell office:value-type="float" office:value="5610">
            <text:p>5610</text:p>
          </table:table-cell>
          <table:table-cell office:value-type="string">
            <text:p><text:s/>6376</text:p>
          </table:table-cell>
          <table:table-cell office:value-type="string">
            <text:p><text:s/>6928</text:p>
          </table:table-cell>
          <table:table-cell/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<text:s/>6282</text:p>
          </table:table-cell>
          <table:table-cell office:value-type="string">
            <text:p><text:s/>6830</text:p>
          </table:table-cell>
          <table:table-cell/>
        </table:table-row>
        <table:table-row table:style-name="ro1">
          <table:table-cell office:value-type="float" office:value="5492">
            <text:p>5492</text:p>
          </table:table-cell>
          <table:table-cell office:value-type="string">
            <text:p><text:s/>6250</text:p>
          </table:table-cell>
          <table:table-cell office:value-type="string">
            <text:p><text:s/>6800</text:p>
          </table:table-cell>
          <table:table-cell/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<text:s/>6266</text:p>
          </table:table-cell>
          <table:table-cell office:value-type="string">
            <text:p><text:s/>6816</text:p>
          </table:table-cell>
          <table:table-cell/>
        </table:table-row>
        <table:table-row table:style-name="ro1">
          <table:table-cell office:value-type="float" office:value="5523">
            <text:p>5523</text:p>
          </table:table-cell>
          <table:table-cell office:value-type="string">
            <text:p><text:s/>6290</text:p>
          </table:table-cell>
          <table:table-cell office:value-type="string">
            <text:p><text:s/>6839</text:p>
          </table:table-cell>
          <table:table-cell/>
        </table:table-row>
        <table:table-row table:style-name="ro1">
          <table:table-cell office:value-type="float" office:value="5593">
            <text:p>5593</text:p>
          </table:table-cell>
          <table:table-cell office:value-type="string">
            <text:p><text:s/>6372</text:p>
          </table:table-cell>
          <table:table-cell office:value-type="string">
            <text:p><text:s/>6924</text:p>
          </table:table-cell>
          <table:table-cell/>
        </table:table-row>
        <table:table-row table:style-name="ro1">
          <table:table-cell office:value-type="float" office:value="5639">
            <text:p>5639</text:p>
          </table:table-cell>
          <table:table-cell office:value-type="string">
            <text:p><text:s/>6426</text:p>
          </table:table-cell>
          <table:table-cell office:value-type="string">
            <text:p><text:s/>6982</text:p>
          </table:table-cell>
          <table:table-cell/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<text:s/>6426</text:p>
          </table:table-cell>
          <table:table-cell office:value-type="string">
            <text:p><text:s/>6979</text:p>
          </table:table-cell>
          <table:table-cell/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<text:s/>6334</text:p>
          </table:table-cell>
          <table:table-cell office:value-type="string">
            <text:p><text:s/>6886</text:p>
          </table:table-cell>
          <table:table-cell/>
        </table:table-row>
        <table:table-row table:style-name="ro1">
          <table:table-cell office:value-type="float" office:value="5490">
            <text:p>5490</text:p>
          </table:table-cell>
          <table:table-cell office:value-type="string">
            <text:p><text:s/>6253</text:p>
          </table:table-cell>
          <table:table-cell office:value-type="string">
            <text:p><text:s/>6807</text:p>
          </table:table-cell>
          <table:table-cell/>
        </table:table-row>
        <table:table-row table:style-name="ro1">
          <table:table-cell office:value-type="float" office:value="5499">
            <text:p>5499</text:p>
          </table:table-cell>
          <table:table-cell office:value-type="string">
            <text:p><text:s/>6262</text:p>
          </table:table-cell>
          <table:table-cell office:value-type="string">
            <text:p><text:s/>6815</text:p>
          </table:table-cell>
          <table:table-cell/>
        </table:table-row>
        <table:table-row table:style-name="ro1">
          <table:table-cell office:value-type="float" office:value="5529">
            <text:p>5529</text:p>
          </table:table-cell>
          <table:table-cell office:value-type="string">
            <text:p><text:s/>6290</text:p>
          </table:table-cell>
          <table:table-cell office:value-type="string">
            <text:p><text:s/>6857</text:p>
          </table:table-cell>
          <table:table-cell/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<text:s/>6265</text:p>
          </table:table-cell>
          <table:table-cell office:value-type="string">
            <text:p><text:s/>6845</text:p>
          </table:table-cell>
          <table:table-cell/>
        </table:table-row>
        <table:table-row table:style-name="ro1">
          <table:table-cell office:value-type="float" office:value="5414">
            <text:p>5414</text:p>
          </table:table-cell>
          <table:table-cell office:value-type="string">
            <text:p><text:s/>6158</text:p>
          </table:table-cell>
          <table:table-cell office:value-type="string">
            <text:p><text:s/>6736</text:p>
          </table:table-cell>
          <table:table-cell/>
        </table:table-row>
        <table:table-row table:style-name="ro1">
          <table:table-cell office:value-type="float" office:value="5399">
            <text:p>5399</text:p>
          </table:table-cell>
          <table:table-cell office:value-type="string">
            <text:p><text:s/>6141</text:p>
          </table:table-cell>
          <table:table-cell office:value-type="string">
            <text:p><text:s/>6718</text:p>
          </table:table-cell>
          <table:table-cell/>
        </table:table-row>
        <table:table-row table:style-name="ro1">
          <table:table-cell office:value-type="float" office:value="5394">
            <text:p>5394</text:p>
          </table:table-cell>
          <table:table-cell office:value-type="string">
            <text:p><text:s/>6135</text:p>
          </table:table-cell>
          <table:table-cell office:value-type="string">
            <text:p><text:s/>6713</text:p>
          </table:table-cell>
          <table:table-cell/>
        </table:table-row>
        <table:table-row table:style-name="ro1">
          <table:table-cell office:value-type="float" office:value="5379">
            <text:p>5379</text:p>
          </table:table-cell>
          <table:table-cell office:value-type="string">
            <text:p><text:s/>6119</text:p>
          </table:table-cell>
          <table:table-cell office:value-type="string">
            <text:p><text:s/>6692</text:p>
          </table:table-cell>
          <table:table-cell/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<text:s/>6187</text:p>
          </table:table-cell>
          <table:table-cell office:value-type="string">
            <text:p><text:s/>6760</text:p>
          </table:table-cell>
          <table:table-cell/>
        </table:table-row>
        <table:table-row table:style-name="ro1">
          <table:table-cell office:value-type="float" office:value="5405">
            <text:p>5405</text:p>
          </table:table-cell>
          <table:table-cell office:value-type="string">
            <text:p><text:s/>6154</text:p>
          </table:table-cell>
          <table:table-cell office:value-type="string">
            <text:p><text:s/>6726</text:p>
          </table:table-cell>
          <table:table-cell/>
        </table:table-row>
        <table:table-row table:style-name="ro1">
          <table:table-cell office:value-type="float" office:value="5359">
            <text:p>5359</text:p>
          </table:table-cell>
          <table:table-cell office:value-type="string">
            <text:p><text:s/>6103</text:p>
          </table:table-cell>
          <table:table-cell office:value-type="string">
            <text:p><text:s/>6682</text:p>
          </table:table-cell>
          <table:table-cell/>
        </table:table-row>
        <table:table-row table:style-name="ro1">
          <table:table-cell office:value-type="float" office:value="5353">
            <text:p>5353</text:p>
          </table:table-cell>
          <table:table-cell office:value-type="string">
            <text:p><text:s/>6100</text:p>
          </table:table-cell>
          <table:table-cell office:value-type="string">
            <text:p><text:s/>6682</text:p>
          </table:table-cell>
          <table:table-cell/>
        </table:table-row>
        <table:table-row table:style-name="ro1">
          <table:table-cell office:value-type="float" office:value="5335">
            <text:p>5335</text:p>
          </table:table-cell>
          <table:table-cell office:value-type="string">
            <text:p><text:s/>6084</text:p>
          </table:table-cell>
          <table:table-cell office:value-type="string">
            <text:p><text:s/>6664</text:p>
          </table:table-cell>
          <table:table-cell/>
        </table:table-row>
        <table:table-row table:style-name="ro1">
          <table:table-cell office:value-type="float" office:value="5390">
            <text:p>5390</text:p>
          </table:table-cell>
          <table:table-cell office:value-type="string">
            <text:p><text:s/>6143</text:p>
          </table:table-cell>
          <table:table-cell office:value-type="string">
            <text:p><text:s/>6726</text:p>
          </table:table-cell>
          <table:table-cell/>
        </table:table-row>
        <table:table-row table:style-name="ro1">
          <table:table-cell office:value-type="float" office:value="5353">
            <text:p>5353</text:p>
          </table:table-cell>
          <table:table-cell office:value-type="string">
            <text:p><text:s/>6115</text:p>
          </table:table-cell>
          <table:table-cell office:value-type="string">
            <text:p><text:s/>6702</text:p>
          </table:table-cell>
          <table:table-cell/>
        </table:table-row>
        <table:table-row table:style-name="ro1">
          <table:table-cell office:value-type="float" office:value="5373">
            <text:p>5373</text:p>
          </table:table-cell>
          <table:table-cell office:value-type="string">
            <text:p><text:s/>6132</text:p>
          </table:table-cell>
          <table:table-cell office:value-type="string">
            <text:p><text:s/>6719</text:p>
          </table:table-cell>
          <table:table-cell/>
        </table:table-row>
        <table:table-row table:style-name="ro1">
          <table:table-cell office:value-type="float" office:value="5365">
            <text:p>5365</text:p>
          </table:table-cell>
          <table:table-cell office:value-type="string">
            <text:p><text:s/>6120</text:p>
          </table:table-cell>
          <table:table-cell office:value-type="string">
            <text:p><text:s/>6709</text:p>
          </table:table-cell>
          <table:table-cell/>
        </table:table-row>
        <table:table-row table:style-name="ro1">
          <table:table-cell office:value-type="float" office:value="5313">
            <text:p>5313</text:p>
          </table:table-cell>
          <table:table-cell office:value-type="string">
            <text:p><text:s/>6059</text:p>
          </table:table-cell>
          <table:table-cell office:value-type="string">
            <text:p><text:s/>6643</text:p>
          </table:table-cell>
          <table:table-cell/>
        </table:table-row>
        <table:table-row table:style-name="ro1">
          <table:table-cell office:value-type="float" office:value="5272">
            <text:p>5272</text:p>
          </table:table-cell>
          <table:table-cell office:value-type="string">
            <text:p><text:s/>6014</text:p>
          </table:table-cell>
          <table:table-cell office:value-type="string">
            <text:p><text:s/>6596</text:p>
          </table:table-cell>
          <table:table-cell/>
        </table:table-row>
        <table:table-row table:style-name="ro1">
          <table:table-cell office:value-type="float" office:value="5223">
            <text:p>5223</text:p>
          </table:table-cell>
          <table:table-cell office:value-type="string">
            <text:p><text:s/>5962</text:p>
          </table:table-cell>
          <table:table-cell office:value-type="string">
            <text:p><text:s/>6539</text:p>
          </table:table-cell>
          <table:table-cell/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<text:s/>5871</text:p>
          </table:table-cell>
          <table:table-cell office:value-type="string">
            <text:p><text:s/>6450</text:p>
          </table:table-cell>
          <table:table-cell/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<text:s/>5832</text:p>
          </table:table-cell>
          <table:table-cell office:value-type="string">
            <text:p><text:s/>6417</text:p>
          </table:table-cell>
          <table:table-cell/>
        </table:table-row>
        <table:table-row table:style-name="ro1">
          <table:table-cell office:value-type="float" office:value="5262">
            <text:p>5262</text:p>
          </table:table-cell>
          <table:table-cell office:value-type="string">
            <text:p><text:s/>5993</text:p>
          </table:table-cell>
          <table:table-cell office:value-type="string">
            <text:p><text:s/>6583</text:p>
          </table:table-cell>
          <table:table-cell/>
        </table:table-row>
        <table:table-row table:style-name="ro1">
          <table:table-cell office:value-type="float" office:value="5386">
            <text:p>5386</text:p>
          </table:table-cell>
          <table:table-cell office:value-type="string">
            <text:p><text:s/>6120</text:p>
          </table:table-cell>
          <table:table-cell office:value-type="string">
            <text:p><text:s/>6706</text:p>
          </table:table-cell>
          <table:table-cell/>
        </table:table-row>
        <table:table-row table:style-name="ro1">
          <table:table-cell office:value-type="float" office:value="5402">
            <text:p>5402</text:p>
          </table:table-cell>
          <table:table-cell office:value-type="string">
            <text:p><text:s/>6136</text:p>
          </table:table-cell>
          <table:table-cell office:value-type="string">
            <text:p><text:s/>6719</text:p>
          </table:table-cell>
          <table:table-cell/>
        </table:table-row>
        <table:table-row table:style-name="ro1">
          <table:table-cell office:value-type="float" office:value="5424">
            <text:p>5424</text:p>
          </table:table-cell>
          <table:table-cell office:value-type="string">
            <text:p><text:s/>6154</text:p>
          </table:table-cell>
          <table:table-cell office:value-type="string">
            <text:p><text:s/>6731</text:p>
          </table:table-cell>
          <table:table-cell/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<text:s/>6145</text:p>
          </table:table-cell>
          <table:table-cell office:value-type="string">
            <text:p><text:s/>6723</text:p>
          </table:table-cell>
          <table:table-cell/>
        </table:table-row>
        <table:table-row table:style-name="ro1">
          <table:table-cell office:value-type="float" office:value="5414">
            <text:p>5414</text:p>
          </table:table-cell>
          <table:table-cell office:value-type="string">
            <text:p><text:s/>6138</text:p>
          </table:table-cell>
          <table:table-cell office:value-type="string">
            <text:p><text:s/>6727</text:p>
          </table:table-cell>
          <table:table-cell/>
        </table:table-row>
        <table:table-row table:style-name="ro1">
          <table:table-cell office:value-type="float" office:value="5297">
            <text:p>5297</text:p>
          </table:table-cell>
          <table:table-cell office:value-type="string">
            <text:p><text:s/>6018</text:p>
          </table:table-cell>
          <table:table-cell office:value-type="string">
            <text:p><text:s/>6606</text:p>
          </table:table-cell>
          <table:table-cell/>
        </table:table-row>
        <table:table-row table:style-name="ro1">
          <table:table-cell office:value-type="float" office:value="5238">
            <text:p>5238</text:p>
          </table:table-cell>
          <table:table-cell office:value-type="string">
            <text:p><text:s/>5955</text:p>
          </table:table-cell>
          <table:table-cell office:value-type="string">
            <text:p><text:s/>6541</text:p>
          </table:table-cell>
          <table:table-cell/>
        </table:table-row>
        <table:table-row table:style-name="ro1">
          <table:table-cell office:value-type="float" office:value="5327">
            <text:p>5327</text:p>
          </table:table-cell>
          <table:table-cell office:value-type="string">
            <text:p><text:s/>6033</text:p>
          </table:table-cell>
          <table:table-cell office:value-type="string">
            <text:p><text:s/>6612</text:p>
          </table:table-cell>
          <table:table-cell/>
        </table:table-row>
        <table:table-row table:style-name="ro1">
          <table:table-cell office:value-type="float" office:value="5387">
            <text:p>5387</text:p>
          </table:table-cell>
          <table:table-cell office:value-type="string">
            <text:p><text:s/>6094</text:p>
          </table:table-cell>
          <table:table-cell office:value-type="string">
            <text:p><text:s/>6678</text:p>
          </table:table-cell>
          <table:table-cell/>
        </table:table-row>
        <table:table-row table:style-name="ro1">
          <table:table-cell office:value-type="float" office:value="5256">
            <text:p>5256</text:p>
          </table:table-cell>
          <table:table-cell office:value-type="string">
            <text:p><text:s/>5949</text:p>
          </table:table-cell>
          <table:table-cell office:value-type="string">
            <text:p><text:s/>6529</text:p>
          </table:table-cell>
          <table:table-cell/>
        </table:table-row>
        <table:table-row table:style-name="ro1">
          <table:table-cell office:value-type="float" office:value="5261">
            <text:p>5261</text:p>
          </table:table-cell>
          <table:table-cell office:value-type="string">
            <text:p><text:s/>5955</text:p>
          </table:table-cell>
          <table:table-cell office:value-type="string">
            <text:p><text:s/>6539</text:p>
          </table:table-cell>
          <table:table-cell/>
        </table:table-row>
        <table:table-row table:style-name="ro1">
          <table:table-cell office:value-type="float" office:value="5241">
            <text:p>5241</text:p>
          </table:table-cell>
          <table:table-cell office:value-type="string">
            <text:p><text:s/>5936</text:p>
          </table:table-cell>
          <table:table-cell office:value-type="string">
            <text:p><text:s/>6520</text:p>
          </table:table-cell>
          <table:table-cell/>
        </table:table-row>
        <table:table-row table:style-name="ro1">
          <table:table-cell office:value-type="float" office:value="5284">
            <text:p>5284</text:p>
          </table:table-cell>
          <table:table-cell office:value-type="string">
            <text:p><text:s/>5979</text:p>
          </table:table-cell>
          <table:table-cell office:value-type="string">
            <text:p><text:s/>6565</text:p>
          </table:table-cell>
          <table:table-cell/>
        </table:table-row>
        <table:table-row table:style-name="ro1">
          <table:table-cell office:value-type="float" office:value="5307">
            <text:p>5307</text:p>
          </table:table-cell>
          <table:table-cell office:value-type="string">
            <text:p><text:s/>6001</text:p>
          </table:table-cell>
          <table:table-cell office:value-type="string">
            <text:p><text:s/>6586</text:p>
          </table:table-cell>
          <table:table-cell/>
        </table:table-row>
        <table:table-row table:style-name="ro1">
          <table:table-cell office:value-type="float" office:value="5425">
            <text:p>5425</text:p>
          </table:table-cell>
          <table:table-cell office:value-type="string">
            <text:p><text:s/>6128</text:p>
          </table:table-cell>
          <table:table-cell office:value-type="string">
            <text:p><text:s/>6714</text:p>
          </table:table-cell>
          <table:table-cell/>
        </table:table-row>
        <table:table-row table:style-name="ro1">
          <table:table-cell office:value-type="float" office:value="5373">
            <text:p>5373</text:p>
          </table:table-cell>
          <table:table-cell office:value-type="string">
            <text:p><text:s/>6076</text:p>
          </table:table-cell>
          <table:table-cell office:value-type="string">
            <text:p><text:s/>6660</text:p>
          </table:table-cell>
          <table:table-cell/>
        </table:table-row>
        <table:table-row table:style-name="ro1">
          <table:table-cell office:value-type="float" office:value="5343">
            <text:p>5343</text:p>
          </table:table-cell>
          <table:table-cell office:value-type="string">
            <text:p><text:s/>6044</text:p>
          </table:table-cell>
          <table:table-cell office:value-type="string">
            <text:p><text:s/>6624</text:p>
          </table:table-cell>
          <table:table-cell/>
        </table:table-row>
        <table:table-row table:style-name="ro1">
          <table:table-cell office:value-type="float" office:value="5203">
            <text:p>5203</text:p>
          </table:table-cell>
          <table:table-cell office:value-type="string">
            <text:p><text:s/>5894</text:p>
          </table:table-cell>
          <table:table-cell office:value-type="string">
            <text:p><text:s/>6464</text:p>
          </table:table-cell>
          <table:table-cell/>
        </table:table-row>
        <table:table-row table:style-name="ro1">
          <table:table-cell office:value-type="float" office:value="5193">
            <text:p>5193</text:p>
          </table:table-cell>
          <table:table-cell office:value-type="string">
            <text:p><text:s/>5881</text:p>
          </table:table-cell>
          <table:table-cell office:value-type="string">
            <text:p><text:s/>6447</text:p>
          </table:table-cell>
          <table:table-cell/>
        </table:table-row>
        <table:table-row table:style-name="ro1">
          <table:table-cell office:value-type="float" office:value="5186">
            <text:p>5186</text:p>
          </table:table-cell>
          <table:table-cell office:value-type="string">
            <text:p><text:s/>5876</text:p>
          </table:table-cell>
          <table:table-cell office:value-type="string">
            <text:p><text:s/>6446</text:p>
          </table:table-cell>
          <table:table-cell/>
        </table:table-row>
        <table:table-row table:style-name="ro1">
          <table:table-cell office:value-type="float" office:value="5235">
            <text:p>5235</text:p>
          </table:table-cell>
          <table:table-cell office:value-type="string">
            <text:p><text:s/>5938</text:p>
          </table:table-cell>
          <table:table-cell office:value-type="string">
            <text:p><text:s/>6505</text:p>
          </table:table-cell>
          <table:table-cell/>
        </table:table-row>
        <table:table-row table:style-name="ro1">
          <table:table-cell office:value-type="float" office:value="5307">
            <text:p>5307</text:p>
          </table:table-cell>
          <table:table-cell office:value-type="string">
            <text:p><text:s/>6014</text:p>
          </table:table-cell>
          <table:table-cell office:value-type="string">
            <text:p><text:s/>6580</text:p>
          </table:table-cell>
          <table:table-cell/>
        </table:table-row>
        <table:table-row table:style-name="ro1">
          <table:table-cell office:value-type="float" office:value="5282">
            <text:p>5282</text:p>
          </table:table-cell>
          <table:table-cell office:value-type="string">
            <text:p><text:s/>5984</text:p>
          </table:table-cell>
          <table:table-cell office:value-type="string">
            <text:p><text:s/>6548</text:p>
          </table:table-cell>
          <table:table-cell/>
        </table:table-row>
        <table:table-row table:style-name="ro1">
          <table:table-cell office:value-type="float" office:value="5318">
            <text:p>5318</text:p>
          </table:table-cell>
          <table:table-cell office:value-type="string">
            <text:p><text:s/>6019</text:p>
          </table:table-cell>
          <table:table-cell office:value-type="string">
            <text:p><text:s/>6576</text:p>
          </table:table-cell>
          <table:table-cell/>
        </table:table-row>
        <table:table-row table:style-name="ro1">
          <table:table-cell office:value-type="float" office:value="5384">
            <text:p>5384</text:p>
          </table:table-cell>
          <table:table-cell office:value-type="string">
            <text:p><text:s/>6091</text:p>
          </table:table-cell>
          <table:table-cell office:value-type="string">
            <text:p><text:s/>6659</text:p>
          </table:table-cell>
          <table:table-cell/>
        </table:table-row>
        <table:table-row table:style-name="ro1">
          <table:table-cell office:value-type="float" office:value="5481">
            <text:p>5481</text:p>
          </table:table-cell>
          <table:table-cell office:value-type="string">
            <text:p><text:s/>6190</text:p>
          </table:table-cell>
          <table:table-cell office:value-type="string">
            <text:p><text:s/>6761</text:p>
          </table:table-cell>
          <table:table-cell/>
        </table:table-row>
        <table:table-row table:style-name="ro1">
          <table:table-cell office:value-type="float" office:value="5497">
            <text:p>5497</text:p>
          </table:table-cell>
          <table:table-cell office:value-type="string">
            <text:p><text:s/>6205</text:p>
          </table:table-cell>
          <table:table-cell office:value-type="string">
            <text:p><text:s/>6789</text:p>
          </table:table-cell>
          <table:table-cell/>
        </table:table-row>
        <table:table-row table:style-name="ro1">
          <table:table-cell office:value-type="float" office:value="5448">
            <text:p>5448</text:p>
          </table:table-cell>
          <table:table-cell office:value-type="string">
            <text:p><text:s/>6141</text:p>
          </table:table-cell>
          <table:table-cell office:value-type="string">
            <text:p><text:s/>6727</text:p>
          </table:table-cell>
          <table:table-cell/>
        </table:table-row>
        <table:table-row table:style-name="ro1">
          <table:table-cell office:value-type="float" office:value="5388">
            <text:p>5388</text:p>
          </table:table-cell>
          <table:table-cell office:value-type="string">
            <text:p><text:s/>6072</text:p>
          </table:table-cell>
          <table:table-cell office:value-type="string">
            <text:p><text:s/>6650</text:p>
          </table:table-cell>
          <table:table-cell/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<text:s/>6121</text:p>
          </table:table-cell>
          <table:table-cell office:value-type="string">
            <text:p><text:s/>6701</text:p>
          </table:table-cell>
          <table:table-cell/>
        </table:table-row>
        <table:table-row table:style-name="ro1">
          <table:table-cell office:value-type="float" office:value="5394">
            <text:p>5394</text:p>
          </table:table-cell>
          <table:table-cell office:value-type="string">
            <text:p><text:s/>6075</text:p>
          </table:table-cell>
          <table:table-cell office:value-type="string">
            <text:p><text:s/>6653</text:p>
          </table:table-cell>
          <table:table-cell/>
        </table:table-row>
        <table:table-row table:style-name="ro1">
          <table:table-cell office:value-type="float" office:value="5179">
            <text:p>5179</text:p>
          </table:table-cell>
          <table:table-cell office:value-type="string">
            <text:p><text:s/>5845</text:p>
          </table:table-cell>
          <table:table-cell office:value-type="string">
            <text:p><text:s/>6401</text:p>
          </table:table-cell>
          <table:table-cell/>
        </table:table-row>
        <table:table-row table:style-name="ro1">
          <table:table-cell office:value-type="float" office:value="5163">
            <text:p>5163</text:p>
          </table:table-cell>
          <table:table-cell office:value-type="string">
            <text:p><text:s/>5827</text:p>
          </table:table-cell>
          <table:table-cell office:value-type="string">
            <text:p><text:s/>6381</text:p>
          </table:table-cell>
          <table:table-cell/>
        </table:table-row>
        <table:table-row table:style-name="ro1">
          <table:table-cell office:value-type="float" office:value="5268">
            <text:p>5268</text:p>
          </table:table-cell>
          <table:table-cell office:value-type="string">
            <text:p><text:s/>5941</text:p>
          </table:table-cell>
          <table:table-cell office:value-type="string">
            <text:p><text:s/>6497</text:p>
          </table:table-cell>
          <table:table-cell/>
        </table:table-row>
        <table:table-row table:style-name="ro1">
          <table:table-cell office:value-type="float" office:value="5283">
            <text:p>5283</text:p>
          </table:table-cell>
          <table:table-cell office:value-type="string">
            <text:p><text:s/>5955</text:p>
          </table:table-cell>
          <table:table-cell office:value-type="string">
            <text:p><text:s/>6503</text:p>
          </table:table-cell>
          <table:table-cell/>
        </table:table-row>
        <table:table-row table:style-name="ro1">
          <table:table-cell office:value-type="float" office:value="5318">
            <text:p>5318</text:p>
          </table:table-cell>
          <table:table-cell office:value-type="string">
            <text:p><text:s/>5993</text:p>
          </table:table-cell>
          <table:table-cell office:value-type="string">
            <text:p><text:s/>6543</text:p>
          </table:table-cell>
          <table:table-cell/>
        </table:table-row>
        <table:table-row table:style-name="ro1">
          <table:table-cell office:value-type="float" office:value="5332">
            <text:p>5332</text:p>
          </table:table-cell>
          <table:table-cell office:value-type="string">
            <text:p><text:s/>6012</text:p>
          </table:table-cell>
          <table:table-cell office:value-type="string">
            <text:p><text:s/>6571</text:p>
          </table:table-cell>
          <table:table-cell/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<text:s/>6113</text:p>
          </table:table-cell>
          <table:table-cell office:value-type="string">
            <text:p><text:s/>6669</text:p>
          </table:table-cell>
          <table:table-cell/>
        </table:table-row>
        <table:table-row table:style-name="ro1">
          <table:table-cell office:value-type="float" office:value="5556">
            <text:p>5556</text:p>
          </table:table-cell>
          <table:table-cell office:value-type="string">
            <text:p><text:s/>6237</text:p>
          </table:table-cell>
          <table:table-cell office:value-type="string">
            <text:p><text:s/>6806</text:p>
          </table:table-cell>
          <table:table-cell/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<text:s/>6186</text:p>
          </table:table-cell>
          <table:table-cell office:value-type="string">
            <text:p><text:s/>6763</text:p>
          </table:table-cell>
          <table:table-cell/>
        </table:table-row>
        <table:table-row table:style-name="ro1">
          <table:table-cell office:value-type="float" office:value="5421">
            <text:p>5421</text:p>
          </table:table-cell>
          <table:table-cell office:value-type="string">
            <text:p><text:s/>6090</text:p>
          </table:table-cell>
          <table:table-cell office:value-type="string">
            <text:p><text:s/>6667</text:p>
          </table:table-cell>
          <table:table-cell/>
        </table:table-row>
        <table:table-row table:style-name="ro1">
          <table:table-cell office:value-type="float" office:value="5409">
            <text:p>5409</text:p>
          </table:table-cell>
          <table:table-cell office:value-type="string">
            <text:p><text:s/>6076</text:p>
          </table:table-cell>
          <table:table-cell office:value-type="string">
            <text:p><text:s/>6647</text:p>
          </table:table-cell>
          <table:table-cell/>
        </table:table-row>
        <table:table-row table:style-name="ro1">
          <table:table-cell office:value-type="float" office:value="5365">
            <text:p>5365</text:p>
          </table:table-cell>
          <table:table-cell office:value-type="string">
            <text:p><text:s/>6027</text:p>
          </table:table-cell>
          <table:table-cell office:value-type="string">
            <text:p><text:s/>6587</text:p>
          </table:table-cell>
          <table:table-cell/>
        </table:table-row>
        <table:table-row table:style-name="ro1">
          <table:table-cell office:value-type="float" office:value="5308">
            <text:p>5308</text:p>
          </table:table-cell>
          <table:table-cell office:value-type="string">
            <text:p><text:s/>5963</text:p>
          </table:table-cell>
          <table:table-cell office:value-type="string">
            <text:p><text:s/>6515</text:p>
          </table:table-cell>
          <table:table-cell/>
        </table:table-row>
        <table:table-row table:style-name="ro1">
          <table:table-cell office:value-type="float" office:value="5305">
            <text:p>5305</text:p>
          </table:table-cell>
          <table:table-cell office:value-type="string">
            <text:p><text:s/>5955</text:p>
          </table:table-cell>
          <table:table-cell office:value-type="string">
            <text:p><text:s/>6503</text:p>
          </table:table-cell>
          <table:table-cell/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<text:s/>5944</text:p>
          </table:table-cell>
          <table:table-cell office:value-type="string">
            <text:p><text:s/>6494</text:p>
          </table:table-cell>
          <table:table-cell/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<text:s/>5993</text:p>
          </table:table-cell>
          <table:table-cell office:value-type="string">
            <text:p><text:s/>6552</text:p>
          </table:table-cell>
          <table:table-cell/>
        </table:table-row>
        <table:table-row table:style-name="ro1">
          <table:table-cell office:value-type="float" office:value="5337">
            <text:p>5337</text:p>
          </table:table-cell>
          <table:table-cell office:value-type="string">
            <text:p><text:s/>5985</text:p>
          </table:table-cell>
          <table:table-cell office:value-type="string">
            <text:p><text:s/>6549</text:p>
          </table:table-cell>
          <table:table-cell/>
        </table:table-row>
        <table:table-row table:style-name="ro1">
          <table:table-cell office:value-type="float" office:value="5242">
            <text:p>5242</text:p>
          </table:table-cell>
          <table:table-cell office:value-type="string">
            <text:p><text:s/>5882</text:p>
          </table:table-cell>
          <table:table-cell office:value-type="string">
            <text:p><text:s/>6445</text:p>
          </table:table-cell>
          <table:table-cell/>
        </table:table-row>
        <table:table-row table:style-name="ro1">
          <table:table-cell office:value-type="float" office:value="5177">
            <text:p>5177</text:p>
          </table:table-cell>
          <table:table-cell office:value-type="string">
            <text:p><text:s/>5815</text:p>
          </table:table-cell>
          <table:table-cell office:value-type="string">
            <text:p><text:s/>6375</text:p>
          </table:table-cell>
          <table:table-cell/>
        </table:table-row>
        <table:table-row table:style-name="ro1">
          <table:table-cell office:value-type="float" office:value="5211">
            <text:p>5211</text:p>
          </table:table-cell>
          <table:table-cell office:value-type="string">
            <text:p><text:s/>5847</text:p>
          </table:table-cell>
          <table:table-cell office:value-type="string">
            <text:p><text:s/>6415</text:p>
          </table:table-cell>
          <table:table-cell/>
        </table:table-row>
        <table:table-row table:style-name="ro1">
          <table:table-cell office:value-type="float" office:value="5137">
            <text:p>5137</text:p>
          </table:table-cell>
          <table:table-cell office:value-type="string">
            <text:p><text:s/>5764</text:p>
          </table:table-cell>
          <table:table-cell office:value-type="string">
            <text:p><text:s/>6329</text:p>
          </table:table-cell>
          <table:table-cell/>
        </table:table-row>
        <table:table-row table:style-name="ro1">
          <table:table-cell office:value-type="float" office:value="5053">
            <text:p>5053</text:p>
          </table:table-cell>
          <table:table-cell office:value-type="string">
            <text:p><text:s/>5676</text:p>
          </table:table-cell>
          <table:table-cell office:value-type="string">
            <text:p><text:s/>6239</text:p>
          </table:table-cell>
          <table:table-cell/>
        </table:table-row>
        <table:table-row table:style-name="ro1">
          <table:table-cell office:value-type="float" office:value="5094">
            <text:p>5094</text:p>
          </table:table-cell>
          <table:table-cell office:value-type="string">
            <text:p><text:s/>5724</text:p>
          </table:table-cell>
          <table:table-cell office:value-type="string">
            <text:p><text:s/>6301</text:p>
          </table:table-cell>
          <table:table-cell/>
        </table:table-row>
        <table:table-row table:style-name="ro1">
          <table:table-cell office:value-type="float" office:value="5100">
            <text:p>5100</text:p>
          </table:table-cell>
          <table:table-cell office:value-type="string">
            <text:p><text:s/>5734</text:p>
          </table:table-cell>
          <table:table-cell office:value-type="string">
            <text:p><text:s/>6305</text:p>
          </table:table-cell>
          <table:table-cell/>
        </table:table-row>
        <table:table-row table:style-name="ro1">
          <table:table-cell office:value-type="float" office:value="5102">
            <text:p>5102</text:p>
          </table:table-cell>
          <table:table-cell office:value-type="string">
            <text:p><text:s/>5736</text:p>
          </table:table-cell>
          <table:table-cell office:value-type="string">
            <text:p><text:s/>6307</text:p>
          </table:table-cell>
          <table:table-cell/>
        </table:table-row>
        <table:table-row table:style-name="ro1">
          <table:table-cell office:value-type="float" office:value="5061">
            <text:p>5061</text:p>
          </table:table-cell>
          <table:table-cell office:value-type="string">
            <text:p><text:s/>5692</text:p>
          </table:table-cell>
          <table:table-cell office:value-type="string">
            <text:p><text:s/>6258</text:p>
          </table:table-cell>
          <table:table-cell/>
        </table:table-row>
        <table:table-row table:style-name="ro1">
          <table:table-cell office:value-type="float" office:value="4976">
            <text:p>4976</text:p>
          </table:table-cell>
          <table:table-cell office:value-type="string">
            <text:p><text:s/>5604</text:p>
          </table:table-cell>
          <table:table-cell office:value-type="string">
            <text:p><text:s/>6165</text:p>
          </table:table-cell>
          <table:table-cell/>
        </table:table-row>
        <table:table-row table:style-name="ro1">
          <table:table-cell office:value-type="float" office:value="5014">
            <text:p>5014</text:p>
          </table:table-cell>
          <table:table-cell office:value-type="string">
            <text:p><text:s/>5645</text:p>
          </table:table-cell>
          <table:table-cell office:value-type="string">
            <text:p><text:s/>6197</text:p>
          </table:table-cell>
          <table:table-cell/>
        </table:table-row>
        <table:table-row table:style-name="ro1">
          <table:table-cell office:value-type="float" office:value="5020">
            <text:p>5020</text:p>
          </table:table-cell>
          <table:table-cell office:value-type="string">
            <text:p><text:s/>5641</text:p>
          </table:table-cell>
          <table:table-cell office:value-type="string">
            <text:p><text:s/>6192</text:p>
          </table:table-cell>
          <table:table-cell/>
        </table:table-row>
        <table:table-row table:style-name="ro1">
          <table:table-cell office:value-type="float" office:value="4986">
            <text:p>4986</text:p>
          </table:table-cell>
          <table:table-cell office:value-type="string">
            <text:p><text:s/>5603</text:p>
          </table:table-cell>
          <table:table-cell office:value-type="string">
            <text:p><text:s/>6159</text:p>
          </table:table-cell>
          <table:table-cell/>
        </table:table-row>
        <table:table-row table:style-name="ro1">
          <table:table-cell office:value-type="float" office:value="4909">
            <text:p>4909</text:p>
          </table:table-cell>
          <table:table-cell office:value-type="string">
            <text:p><text:s/>5523</text:p>
          </table:table-cell>
          <table:table-cell office:value-type="string">
            <text:p><text:s/>6081</text:p>
          </table:table-cell>
          <table:table-cell/>
        </table:table-row>
        <table:table-row table:style-name="ro1">
          <table:table-cell office:value-type="float" office:value="4926">
            <text:p>4926</text:p>
          </table:table-cell>
          <table:table-cell office:value-type="string">
            <text:p><text:s/>5539</text:p>
          </table:table-cell>
          <table:table-cell office:value-type="string">
            <text:p><text:s/>6095</text:p>
          </table:table-cell>
          <table:table-cell/>
        </table:table-row>
        <table:table-row table:style-name="ro1">
          <table:table-cell office:value-type="float" office:value="4928">
            <text:p>4928</text:p>
          </table:table-cell>
          <table:table-cell office:value-type="string">
            <text:p><text:s/>5545</text:p>
          </table:table-cell>
          <table:table-cell office:value-type="string">
            <text:p><text:s/>6103</text:p>
          </table:table-cell>
          <table:table-cell/>
        </table:table-row>
        <table:table-row table:style-name="ro1">
          <table:table-cell office:value-type="float" office:value="4956">
            <text:p>4956</text:p>
          </table:table-cell>
          <table:table-cell office:value-type="string">
            <text:p><text:s/>5569</text:p>
          </table:table-cell>
          <table:table-cell office:value-type="string">
            <text:p><text:s/>6130</text:p>
          </table:table-cell>
          <table:table-cell/>
        </table:table-row>
        <table:table-row table:style-name="ro1">
          <table:table-cell office:value-type="float" office:value="4977">
            <text:p>4977</text:p>
          </table:table-cell>
          <table:table-cell office:value-type="string">
            <text:p><text:s/>5587</text:p>
          </table:table-cell>
          <table:table-cell office:value-type="string">
            <text:p><text:s/>6151</text:p>
          </table:table-cell>
          <table:table-cell/>
        </table:table-row>
        <table:table-row table:style-name="ro1">
          <table:table-cell office:value-type="float" office:value="4974">
            <text:p>4974</text:p>
          </table:table-cell>
          <table:table-cell office:value-type="string">
            <text:p><text:s/>5586</text:p>
          </table:table-cell>
          <table:table-cell office:value-type="string">
            <text:p><text:s/>6145</text:p>
          </table:table-cell>
          <table:table-cell/>
        </table:table-row>
        <table:table-row table:style-name="ro1">
          <table:table-cell office:value-type="float" office:value="5082">
            <text:p>5082</text:p>
          </table:table-cell>
          <table:table-cell office:value-type="string">
            <text:p><text:s/>5705</text:p>
          </table:table-cell>
          <table:table-cell office:value-type="string">
            <text:p><text:s/>6264</text:p>
          </table:table-cell>
          <table:table-cell/>
        </table:table-row>
        <table:table-row table:style-name="ro1">
          <table:table-cell office:value-type="float" office:value="5129">
            <text:p>5129</text:p>
          </table:table-cell>
          <table:table-cell office:value-type="string">
            <text:p><text:s/>5750</text:p>
          </table:table-cell>
          <table:table-cell office:value-type="string">
            <text:p><text:s/>6308</text:p>
          </table:table-cell>
          <table:table-cell/>
        </table:table-row>
        <table:table-row table:style-name="ro1">
          <table:table-cell office:value-type="float" office:value="5127">
            <text:p>5127</text:p>
          </table:table-cell>
          <table:table-cell office:value-type="string">
            <text:p><text:s/>5733</text:p>
          </table:table-cell>
          <table:table-cell office:value-type="string">
            <text:p><text:s/>6287</text:p>
          </table:table-cell>
          <table:table-cell/>
        </table:table-row>
        <table:table-row table:style-name="ro1">
          <table:table-cell office:value-type="float" office:value="5088">
            <text:p>5088</text:p>
          </table:table-cell>
          <table:table-cell office:value-type="string">
            <text:p><text:s/>5678</text:p>
          </table:table-cell>
          <table:table-cell office:value-type="string">
            <text:p><text:s/>6223</text:p>
          </table:table-cell>
          <table:table-cell/>
        </table:table-row>
        <table:table-row table:style-name="ro1">
          <table:table-cell office:value-type="float" office:value="5059">
            <text:p>5059</text:p>
          </table:table-cell>
          <table:table-cell office:value-type="string">
            <text:p><text:s/>5639</text:p>
          </table:table-cell>
          <table:table-cell office:value-type="string">
            <text:p><text:s/>6174</text:p>
          </table:table-cell>
          <table:table-cell/>
        </table:table-row>
        <table:table-row table:style-name="ro1">
          <table:table-cell office:value-type="float" office:value="5140">
            <text:p>5140</text:p>
          </table:table-cell>
          <table:table-cell office:value-type="string">
            <text:p><text:s/>5718</text:p>
          </table:table-cell>
          <table:table-cell office:value-type="string">
            <text:p><text:s/>6260</text:p>
          </table:table-cell>
          <table:table-cell/>
        </table:table-row>
        <table:table-row table:style-name="ro1">
          <table:table-cell office:value-type="float" office:value="5121">
            <text:p>5121</text:p>
          </table:table-cell>
          <table:table-cell office:value-type="string">
            <text:p><text:s/>5693</text:p>
          </table:table-cell>
          <table:table-cell office:value-type="string">
            <text:p><text:s/>6227</text:p>
          </table:table-cell>
          <table:table-cell/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<text:s/>5688</text:p>
          </table:table-cell>
          <table:table-cell office:value-type="string">
            <text:p><text:s/>6217</text:p>
          </table:table-cell>
          <table:table-cell/>
        </table:table-row>
        <table:table-row table:style-name="ro1">
          <table:table-cell office:value-type="float" office:value="5131">
            <text:p>5131</text:p>
          </table:table-cell>
          <table:table-cell office:value-type="string">
            <text:p><text:s/>5704</text:p>
          </table:table-cell>
          <table:table-cell office:value-type="string">
            <text:p><text:s/>6235</text:p>
          </table:table-cell>
          <table:table-cell/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<text:s/>5710</text:p>
          </table:table-cell>
          <table:table-cell office:value-type="string">
            <text:p><text:s/>6232</text:p>
          </table:table-cell>
          <table:table-cell/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<text:s/>5703</text:p>
          </table:table-cell>
          <table:table-cell office:value-type="string">
            <text:p><text:s/>6228</text:p>
          </table:table-cell>
          <table:table-cell/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<text:s/>5692</text:p>
          </table:table-cell>
          <table:table-cell office:value-type="string">
            <text:p><text:s/>6215</text:p>
          </table:table-cell>
          <table:table-cell/>
        </table:table-row>
        <table:table-row table:style-name="ro1">
          <table:table-cell office:value-type="float" office:value="5099">
            <text:p>5099</text:p>
          </table:table-cell>
          <table:table-cell office:value-type="string">
            <text:p><text:s/>5669</text:p>
          </table:table-cell>
          <table:table-cell office:value-type="string">
            <text:p><text:s/>6199</text:p>
          </table:table-cell>
          <table:table-cell/>
        </table:table-row>
        <table:table-row table:style-name="ro1">
          <table:table-cell office:value-type="float" office:value="5078">
            <text:p>5078</text:p>
          </table:table-cell>
          <table:table-cell office:value-type="string">
            <text:p><text:s/>5646</text:p>
          </table:table-cell>
          <table:table-cell office:value-type="string">
            <text:p><text:s/>6179</text:p>
          </table:table-cell>
          <table:table-cell/>
        </table:table-row>
        <table:table-row table:style-name="ro1">
          <table:table-cell office:value-type="float" office:value="5073">
            <text:p>5073</text:p>
          </table:table-cell>
          <table:table-cell office:value-type="string">
            <text:p><text:s/>5636</text:p>
          </table:table-cell>
          <table:table-cell office:value-type="string">
            <text:p><text:s/>6164</text:p>
          </table:table-cell>
          <table:table-cell/>
        </table:table-row>
        <table:table-row table:style-name="ro1">
          <table:table-cell office:value-type="float" office:value="5126">
            <text:p>5126</text:p>
          </table:table-cell>
          <table:table-cell office:value-type="string">
            <text:p><text:s/>5694</text:p>
          </table:table-cell>
          <table:table-cell office:value-type="string">
            <text:p><text:s/>6201</text:p>
          </table:table-cell>
          <table:table-cell/>
        </table:table-row>
        <table:table-row table:style-name="ro1">
          <table:table-cell office:value-type="float" office:value="5162">
            <text:p>5162</text:p>
          </table:table-cell>
          <table:table-cell office:value-type="string">
            <text:p><text:s/>5725</text:p>
          </table:table-cell>
          <table:table-cell office:value-type="string">
            <text:p><text:s/>6217</text:p>
          </table:table-cell>
          <table:table-cell/>
        </table:table-row>
        <table:table-row table:style-name="ro1">
          <table:table-cell office:value-type="float" office:value="5125">
            <text:p>5125</text:p>
          </table:table-cell>
          <table:table-cell office:value-type="string">
            <text:p><text:s/>5680</text:p>
          </table:table-cell>
          <table:table-cell office:value-type="string">
            <text:p><text:s/>6174</text:p>
          </table:table-cell>
          <table:table-cell/>
        </table:table-row>
        <table:table-row table:style-name="ro1">
          <table:table-cell office:value-type="float" office:value="5069">
            <text:p>5069</text:p>
          </table:table-cell>
          <table:table-cell office:value-type="string">
            <text:p><text:s/>5617</text:p>
          </table:table-cell>
          <table:table-cell office:value-type="string">
            <text:p><text:s/>6103</text:p>
          </table:table-cell>
          <table:table-cell/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<text:s/>5670</text:p>
          </table:table-cell>
          <table:table-cell office:value-type="string">
            <text:p><text:s/>6143</text:p>
          </table:table-cell>
          <table:table-cell/>
        </table:table-row>
        <table:table-row table:style-name="ro1">
          <table:table-cell office:value-type="float" office:value="5020">
            <text:p>5020</text:p>
          </table:table-cell>
          <table:table-cell office:value-type="string">
            <text:p><text:s/>5574</text:p>
          </table:table-cell>
          <table:table-cell office:value-type="string">
            <text:p><text:s/>6052</text:p>
          </table:table-cell>
          <table:table-cell/>
        </table:table-row>
        <table:table-row table:style-name="ro1">
          <table:table-cell office:value-type="float" office:value="4981">
            <text:p>4981</text:p>
          </table:table-cell>
          <table:table-cell office:value-type="string">
            <text:p><text:s/>5513</text:p>
          </table:table-cell>
          <table:table-cell office:value-type="string">
            <text:p><text:s/>5962</text:p>
          </table:table-cell>
          <table:table-cell/>
        </table:table-row>
        <table:table-row table:style-name="ro1">
          <table:table-cell office:value-type="float" office:value="5044">
            <text:p>5044</text:p>
          </table:table-cell>
          <table:table-cell office:value-type="string">
            <text:p><text:s/>5574</text:p>
          </table:table-cell>
          <table:table-cell office:value-type="string">
            <text:p><text:s/>6023</text:p>
          </table:table-cell>
          <table:table-cell/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<text:s/>5656</text:p>
          </table:table-cell>
          <table:table-cell office:value-type="string">
            <text:p><text:s/>6110</text:p>
          </table:table-cell>
          <table:table-cell/>
        </table:table-row>
        <table:table-row table:style-name="ro1">
          <table:table-cell office:value-type="float" office:value="5168">
            <text:p>5168</text:p>
          </table:table-cell>
          <table:table-cell office:value-type="string">
            <text:p><text:s/>5704</text:p>
          </table:table-cell>
          <table:table-cell office:value-type="string">
            <text:p><text:s/>6158</text:p>
          </table:table-cell>
          <table:table-cell/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<text:s/>5631</text:p>
          </table:table-cell>
          <table:table-cell office:value-type="string">
            <text:p><text:s/>6080</text:p>
          </table:table-cell>
          <table:table-cell/>
        </table:table-row>
        <table:table-row table:style-name="ro1">
          <table:table-cell office:value-type="float" office:value="5133">
            <text:p>5133</text:p>
          </table:table-cell>
          <table:table-cell office:value-type="string">
            <text:p><text:s/>5626</text:p>
          </table:table-cell>
          <table:table-cell office:value-type="string">
            <text:p><text:s/>6065</text:p>
          </table:table-cell>
          <table:table-cell/>
        </table:table-row>
        <table:table-row table:style-name="ro1">
          <table:table-cell office:value-type="float" office:value="5131">
            <text:p>5131</text:p>
          </table:table-cell>
          <table:table-cell office:value-type="string">
            <text:p><text:s/>5615</text:p>
          </table:table-cell>
          <table:table-cell office:value-type="string">
            <text:p><text:s/>6040</text:p>
          </table:table-cell>
          <table:table-cell/>
        </table:table-row>
        <table:table-row table:style-name="ro1">
          <table:table-cell office:value-type="float" office:value="5118">
            <text:p>5118</text:p>
          </table:table-cell>
          <table:table-cell office:value-type="string">
            <text:p><text:s/>5596</text:p>
          </table:table-cell>
          <table:table-cell office:value-type="string">
            <text:p><text:s/>6016</text:p>
          </table:table-cell>
          <table:table-cell/>
        </table:table-row>
        <table:table-row table:style-name="ro1">
          <table:table-cell office:value-type="float" office:value="5178">
            <text:p>5178</text:p>
          </table:table-cell>
          <table:table-cell office:value-type="string">
            <text:p><text:s/>5659</text:p>
          </table:table-cell>
          <table:table-cell office:value-type="string">
            <text:p><text:s/>6089</text:p>
          </table:table-cell>
          <table:table-cell/>
        </table:table-row>
        <table:table-row table:style-name="ro1">
          <table:table-cell office:value-type="float" office:value="5201">
            <text:p>5201</text:p>
          </table:table-cell>
          <table:table-cell office:value-type="string">
            <text:p><text:s/>5679</text:p>
          </table:table-cell>
          <table:table-cell office:value-type="string">
            <text:p><text:s/>6105</text:p>
          </table:table-cell>
          <table:table-cell/>
        </table:table-row>
        <table:table-row table:style-name="ro1">
          <table:table-cell office:value-type="float" office:value="5199">
            <text:p>5199</text:p>
          </table:table-cell>
          <table:table-cell office:value-type="string">
            <text:p><text:s/>5642</text:p>
          </table:table-cell>
          <table:table-cell office:value-type="string">
            <text:p><text:s/>6051</text:p>
          </table:table-cell>
          <table:table-cell/>
        </table:table-row>
        <table:table-row table:style-name="ro1">
          <table:table-cell office:value-type="float" office:value="5212">
            <text:p>5212</text:p>
          </table:table-cell>
          <table:table-cell office:value-type="string">
            <text:p><text:s/>5655</text:p>
          </table:table-cell>
          <table:table-cell office:value-type="string">
            <text:p><text:s/>6059</text:p>
          </table:table-cell>
          <table:table-cell/>
        </table:table-row>
        <table:table-row table:style-name="ro1">
          <table:table-cell office:value-type="float" office:value="5311">
            <text:p>5311</text:p>
          </table:table-cell>
          <table:table-cell office:value-type="string">
            <text:p><text:s/>5768</text:p>
          </table:table-cell>
          <table:table-cell office:value-type="string">
            <text:p><text:s/>6166</text:p>
          </table:table-cell>
          <table:table-cell/>
        </table:table-row>
        <table:table-row table:style-name="ro1">
          <table:table-cell office:value-type="float" office:value="5305">
            <text:p>5305</text:p>
          </table:table-cell>
          <table:table-cell office:value-type="string">
            <text:p><text:s/>5764</text:p>
          </table:table-cell>
          <table:table-cell office:value-type="string">
            <text:p><text:s/>6155</text:p>
          </table:table-cell>
          <table:table-cell/>
        </table:table-row>
        <table:table-row table:style-name="ro1">
          <table:table-cell office:value-type="float" office:value="5291">
            <text:p>5291</text:p>
          </table:table-cell>
          <table:table-cell office:value-type="string">
            <text:p><text:s/>5746</text:p>
          </table:table-cell>
          <table:table-cell office:value-type="string">
            <text:p><text:s/>6120</text:p>
          </table:table-cell>
          <table:table-cell/>
        </table:table-row>
        <table:table-row table:style-name="ro1">
          <table:table-cell office:value-type="float" office:value="5202">
            <text:p>5202</text:p>
          </table:table-cell>
          <table:table-cell office:value-type="string">
            <text:p><text:s/>5649</text:p>
          </table:table-cell>
          <table:table-cell office:value-type="string">
            <text:p><text:s/>6020</text:p>
          </table:table-cell>
          <table:table-cell/>
        </table:table-row>
        <table:table-row table:style-name="ro1">
          <table:table-cell office:value-type="float" office:value="5173">
            <text:p>5173</text:p>
          </table:table-cell>
          <table:table-cell office:value-type="string">
            <text:p><text:s/>5604</text:p>
          </table:table-cell>
          <table:table-cell office:value-type="string">
            <text:p><text:s/>5973</text:p>
          </table:table-cell>
          <table:table-cell/>
        </table:table-row>
        <table:table-row table:style-name="ro1">
          <table:table-cell office:value-type="float" office:value="5098">
            <text:p>5098</text:p>
          </table:table-cell>
          <table:table-cell office:value-type="string">
            <text:p><text:s/>5520</text:p>
          </table:table-cell>
          <table:table-cell office:value-type="string">
            <text:p><text:s/>5878</text:p>
          </table:table-cell>
          <table:table-cell/>
        </table:table-row>
        <table:table-row table:style-name="ro1">
          <table:table-cell office:value-type="float" office:value="5062">
            <text:p>5062</text:p>
          </table:table-cell>
          <table:table-cell office:value-type="string">
            <text:p><text:s/>5466</text:p>
          </table:table-cell>
          <table:table-cell office:value-type="string">
            <text:p><text:s/>5827</text:p>
          </table:table-cell>
          <table:table-cell/>
        </table:table-row>
        <table:table-row table:style-name="ro1">
          <table:table-cell office:value-type="float" office:value="5149">
            <text:p>5149</text:p>
          </table:table-cell>
          <table:table-cell office:value-type="string">
            <text:p><text:s/>5538</text:p>
          </table:table-cell>
          <table:table-cell office:value-type="string">
            <text:p><text:s/>5901</text:p>
          </table:table-cell>
          <table:table-cell/>
        </table:table-row>
        <table:table-row table:style-name="ro1">
          <table:table-cell office:value-type="float" office:value="5166">
            <text:p>5166</text:p>
          </table:table-cell>
          <table:table-cell office:value-type="string">
            <text:p><text:s/>5547</text:p>
          </table:table-cell>
          <table:table-cell office:value-type="string">
            <text:p><text:s/>5881</text:p>
          </table:table-cell>
          <table:table-cell/>
        </table:table-row>
        <table:table-row table:style-name="ro1">
          <table:table-cell office:value-type="float" office:value="5060">
            <text:p>5060</text:p>
          </table:table-cell>
          <table:table-cell office:value-type="string">
            <text:p><text:s/>5438</text:p>
          </table:table-cell>
          <table:table-cell office:value-type="string">
            <text:p><text:s/>5770</text:p>
          </table:table-cell>
          <table:table-cell/>
        </table:table-row>
        <table:table-row table:style-name="ro1">
          <table:table-cell office:value-type="float" office:value="5022">
            <text:p>5022</text:p>
          </table:table-cell>
          <table:table-cell office:value-type="string">
            <text:p><text:s/>5398</text:p>
          </table:table-cell>
          <table:table-cell office:value-type="string">
            <text:p><text:s/>5729</text:p>
          </table:table-cell>
          <table:table-cell/>
        </table:table-row>
        <table:table-row table:style-name="ro1">
          <table:table-cell office:value-type="float" office:value="4949">
            <text:p>4949</text:p>
          </table:table-cell>
          <table:table-cell office:value-type="string">
            <text:p><text:s/>5299</text:p>
          </table:table-cell>
          <table:table-cell office:value-type="string">
            <text:p><text:s/>5622</text:p>
          </table:table-cell>
          <table:table-cell/>
        </table:table-row>
        <table:table-row table:style-name="ro1">
          <table:table-cell office:value-type="float" office:value="4948">
            <text:p>4948</text:p>
          </table:table-cell>
          <table:table-cell office:value-type="string">
            <text:p><text:s/>5283</text:p>
          </table:table-cell>
          <table:table-cell office:value-type="string">
            <text:p><text:s/>5603</text:p>
          </table:table-cell>
          <table:table-cell/>
        </table:table-row>
        <table:table-row table:style-name="ro1">
          <table:table-cell office:value-type="float" office:value="4995">
            <text:p>4995</text:p>
          </table:table-cell>
          <table:table-cell office:value-type="string">
            <text:p><text:s/>5319</text:p>
          </table:table-cell>
          <table:table-cell office:value-type="string">
            <text:p><text:s/>5628</text:p>
          </table:table-cell>
          <table:table-cell/>
        </table:table-row>
        <table:table-row table:style-name="ro1">
          <table:table-cell office:value-type="float" office:value="5046">
            <text:p>5046</text:p>
          </table:table-cell>
          <table:table-cell office:value-type="string">
            <text:p><text:s/>5366</text:p>
          </table:table-cell>
          <table:table-cell office:value-type="string">
            <text:p><text:s/>5666</text:p>
          </table:table-cell>
          <table:table-cell/>
        </table:table-row>
        <table:table-row table:style-name="ro1">
          <table:table-cell office:value-type="float" office:value="5048">
            <text:p>5048</text:p>
          </table:table-cell>
          <table:table-cell office:value-type="string">
            <text:p><text:s/>5357</text:p>
          </table:table-cell>
          <table:table-cell office:value-type="string">
            <text:p><text:s/>5632</text:p>
          </table:table-cell>
          <table:table-cell/>
        </table:table-row>
        <table:table-row table:style-name="ro1">
          <table:table-cell office:value-type="float" office:value="5090">
            <text:p>5090</text:p>
          </table:table-cell>
          <table:table-cell office:value-type="string">
            <text:p><text:s/>5378</text:p>
          </table:table-cell>
          <table:table-cell office:value-type="string">
            <text:p><text:s/>5622</text:p>
          </table:table-cell>
          <table:table-cell/>
        </table:table-row>
        <table:table-row table:style-name="ro1">
          <table:table-cell office:value-type="float" office:value="5028">
            <text:p>5028</text:p>
          </table:table-cell>
          <table:table-cell office:value-type="string">
            <text:p><text:s/>5311</text:p>
          </table:table-cell>
          <table:table-cell office:value-type="string">
            <text:p><text:s/>5568</text:p>
          </table:table-cell>
          <table:table-cell/>
        </table:table-row>
        <table:table-row table:style-name="ro1">
          <table:table-cell office:value-type="float" office:value="4962">
            <text:p>4962</text:p>
          </table:table-cell>
          <table:table-cell office:value-type="string">
            <text:p><text:s/>5257</text:p>
          </table:table-cell>
          <table:table-cell office:value-type="string">
            <text:p><text:s/>5510</text:p>
          </table:table-cell>
          <table:table-cell/>
        </table:table-row>
        <table:table-row table:style-name="ro1">
          <table:table-cell office:value-type="float" office:value="5004">
            <text:p>5004</text:p>
          </table:table-cell>
          <table:table-cell office:value-type="string">
            <text:p><text:s/>5295</text:p>
          </table:table-cell>
          <table:table-cell office:value-type="string">
            <text:p><text:s/>5547</text:p>
          </table:table-cell>
          <table:table-cell/>
        </table:table-row>
        <table:table-row table:style-name="ro1">
          <table:table-cell office:value-type="float" office:value="5032">
            <text:p>5032</text:p>
          </table:table-cell>
          <table:table-cell office:value-type="string">
            <text:p><text:s/>5316</text:p>
          </table:table-cell>
          <table:table-cell office:value-type="string">
            <text:p><text:s/>5568</text:p>
          </table:table-cell>
          <table:table-cell/>
        </table:table-row>
        <table:table-row table:style-name="ro1">
          <table:table-cell office:value-type="float" office:value="4996">
            <text:p>4996</text:p>
          </table:table-cell>
          <table:table-cell office:value-type="string">
            <text:p><text:s/>5267</text:p>
          </table:table-cell>
          <table:table-cell office:value-type="string">
            <text:p><text:s/>5501</text:p>
          </table:table-cell>
          <table:table-cell/>
        </table:table-row>
        <table:table-row table:style-name="ro1">
          <table:table-cell office:value-type="float" office:value="4976">
            <text:p>4976</text:p>
          </table:table-cell>
          <table:table-cell office:value-type="string">
            <text:p><text:s/>5232</text:p>
          </table:table-cell>
          <table:table-cell office:value-type="string">
            <text:p><text:s/>5449</text:p>
          </table:table-cell>
          <table:table-cell/>
        </table:table-row>
        <table:table-row table:style-name="ro1">
          <table:table-cell office:value-type="float" office:value="4927">
            <text:p>4927</text:p>
          </table:table-cell>
          <table:table-cell office:value-type="string">
            <text:p><text:s/>5169</text:p>
          </table:table-cell>
          <table:table-cell office:value-type="string">
            <text:p><text:s/>5365</text:p>
          </table:table-cell>
          <table:table-cell/>
        </table:table-row>
        <table:table-row table:style-name="ro1">
          <table:table-cell office:value-type="float" office:value="4883">
            <text:p>4883</text:p>
          </table:table-cell>
          <table:table-cell office:value-type="string">
            <text:p><text:s/>5120</text:p>
          </table:table-cell>
          <table:table-cell office:value-type="string">
            <text:p><text:s/>5300</text:p>
          </table:table-cell>
          <table:table-cell/>
        </table:table-row>
        <table:table-row table:style-name="ro1">
          <table:table-cell office:value-type="float" office:value="4902">
            <text:p>4902</text:p>
          </table:table-cell>
          <table:table-cell office:value-type="string">
            <text:p><text:s/>5127</text:p>
          </table:table-cell>
          <table:table-cell office:value-type="string">
            <text:p><text:s/>5285</text:p>
          </table:table-cell>
          <table:table-cell/>
        </table:table-row>
        <table:table-row table:style-name="ro1">
          <table:table-cell office:value-type="float" office:value="4885">
            <text:p>4885</text:p>
          </table:table-cell>
          <table:table-cell office:value-type="string">
            <text:p><text:s/>5105</text:p>
          </table:table-cell>
          <table:table-cell office:value-type="string">
            <text:p><text:s/>5249</text:p>
          </table:table-cell>
          <table:table-cell/>
        </table:table-row>
        <table:table-row table:style-name="ro1">
          <table:table-cell office:value-type="float" office:value="4929">
            <text:p>4929</text:p>
          </table:table-cell>
          <table:table-cell office:value-type="string">
            <text:p><text:s/>5142</text:p>
          </table:table-cell>
          <table:table-cell office:value-type="string">
            <text:p><text:s/>5272</text:p>
          </table:table-cell>
          <table:table-cell/>
        </table:table-row>
        <table:table-row table:style-name="ro1">
          <table:table-cell office:value-type="float" office:value="4896">
            <text:p>4896</text:p>
          </table:table-cell>
          <table:table-cell office:value-type="string">
            <text:p><text:s/>5074</text:p>
          </table:table-cell>
          <table:table-cell office:value-type="string">
            <text:p><text:s/>5182</text:p>
          </table:table-cell>
          <table:table-cell/>
        </table:table-row>
        <table:table-row table:style-name="ro1">
          <table:table-cell office:value-type="float" office:value="4816">
            <text:p>4816</text:p>
          </table:table-cell>
          <table:table-cell office:value-type="string">
            <text:p><text:s/>4990</text:p>
          </table:table-cell>
          <table:table-cell office:value-type="string">
            <text:p><text:s/>5088</text:p>
          </table:table-cell>
          <table:table-cell/>
        </table:table-row>
        <table:table-row table:style-name="ro1">
          <table:table-cell office:value-type="float" office:value="4766">
            <text:p>4766</text:p>
          </table:table-cell>
          <table:table-cell office:value-type="string">
            <text:p><text:s/>4935</text:p>
          </table:table-cell>
          <table:table-cell office:value-type="string">
            <text:p><text:s/>5031</text:p>
          </table:table-cell>
          <table:table-cell/>
        </table:table-row>
        <table:table-row table:style-name="ro1">
          <table:table-cell office:value-type="float" office:value="4763">
            <text:p>4763</text:p>
          </table:table-cell>
          <table:table-cell office:value-type="string">
            <text:p><text:s/>4935</text:p>
          </table:table-cell>
          <table:table-cell office:value-type="string">
            <text:p><text:s/>5017</text:p>
          </table:table-cell>
          <table:table-cell/>
        </table:table-row>
        <table:table-row table:style-name="ro1">
          <table:table-cell office:value-type="float" office:value="4734">
            <text:p>4734</text:p>
          </table:table-cell>
          <table:table-cell office:value-type="string">
            <text:p><text:s/>4891</text:p>
          </table:table-cell>
          <table:table-cell office:value-type="string">
            <text:p><text:s/>4973</text:p>
          </table:table-cell>
          <table:table-cell/>
        </table:table-row>
        <table:table-row table:style-name="ro1">
          <table:table-cell office:value-type="float" office:value="4610">
            <text:p>4610</text:p>
          </table:table-cell>
          <table:table-cell office:value-type="string">
            <text:p><text:s/>4753</text:p>
          </table:table-cell>
          <table:table-cell office:value-type="string">
            <text:p><text:s/>4828</text:p>
          </table:table-cell>
          <table:table-cell/>
        </table:table-row>
        <table:table-row table:style-name="ro1">
          <table:table-cell office:value-type="float" office:value="4606">
            <text:p>4606</text:p>
          </table:table-cell>
          <table:table-cell office:value-type="string">
            <text:p><text:s/>4740</text:p>
          </table:table-cell>
          <table:table-cell office:value-type="string">
            <text:p><text:s/>4818</text:p>
          </table:table-cell>
          <table:table-cell/>
        </table:table-row>
        <table:table-row table:style-name="ro1">
          <table:table-cell office:value-type="float" office:value="4607">
            <text:p>4607</text:p>
          </table:table-cell>
          <table:table-cell office:value-type="string">
            <text:p><text:s/>4728</text:p>
          </table:table-cell>
          <table:table-cell office:value-type="string">
            <text:p><text:s/>4798</text:p>
          </table:table-cell>
          <table:table-cell/>
        </table:table-row>
        <table:table-row table:style-name="ro1">
          <table:table-cell office:value-type="float" office:value="4583">
            <text:p>4583</text:p>
          </table:table-cell>
          <table:table-cell office:value-type="string">
            <text:p><text:s/>4693</text:p>
          </table:table-cell>
          <table:table-cell office:value-type="string">
            <text:p><text:s/>4766</text:p>
          </table:table-cell>
          <table:table-cell/>
        </table:table-row>
        <table:table-row table:style-name="ro1">
          <table:table-cell office:value-type="float" office:value="4465">
            <text:p>4465</text:p>
          </table:table-cell>
          <table:table-cell office:value-type="string">
            <text:p><text:s/>4568</text:p>
          </table:table-cell>
          <table:table-cell office:value-type="string">
            <text:p><text:s/>4650</text:p>
          </table:table-cell>
          <table:table-cell/>
        </table:table-row>
        <table:table-row table:style-name="ro1">
          <table:table-cell office:value-type="float" office:value="4257">
            <text:p>4257</text:p>
          </table:table-cell>
          <table:table-cell office:value-type="string">
            <text:p><text:s/>4385</text:p>
          </table:table-cell>
          <table:table-cell office:value-type="string">
            <text:p><text:s/>4496</text:p>
          </table:table-cell>
          <table:table-cell/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<text:s/>4255</text:p>
          </table:table-cell>
          <table:table-cell office:value-type="string">
            <text:p><text:s/>4393</text:p>
          </table:table-cell>
          <table:table-cell/>
        </table:table-row>
        <table:table-row table:style-name="ro1">
          <table:table-cell office:value-type="float" office:value="3818">
            <text:p>3818</text:p>
          </table:table-cell>
          <table:table-cell office:value-type="string">
            <text:p><text:s/>4031</text:p>
          </table:table-cell>
          <table:table-cell office:value-type="string">
            <text:p><text:s/>4215</text:p>
          </table:table-cell>
          <table:table-cell/>
        </table:table-row>
        <table:table-row table:style-name="ro1">
          <table:table-cell office:value-type="float" office:value="3594">
            <text:p>3594</text:p>
          </table:table-cell>
          <table:table-cell office:value-type="string">
            <text:p><text:s/>3838</text:p>
          </table:table-cell>
          <table:table-cell office:value-type="string">
            <text:p><text:s/>4055</text:p>
          </table:table-cell>
          <table:table-cell/>
        </table:table-row>
        <table:table-row table:style-name="ro1">
          <table:table-cell office:value-type="float" office:value="3303">
            <text:p>3303</text:p>
          </table:table-cell>
          <table:table-cell office:value-type="string">
            <text:p><text:s/>3578</text:p>
          </table:table-cell>
          <table:table-cell office:value-type="string">
            <text:p><text:s/>3825</text:p>
          </table:table-cell>
          <table:table-cell/>
        </table:table-row>
        <table:table-row table:style-name="ro1">
          <table:table-cell office:value-type="float" office:value="3108">
            <text:p>3108</text:p>
          </table:table-cell>
          <table:table-cell office:value-type="string">
            <text:p><text:s/>3400</text:p>
          </table:table-cell>
          <table:table-cell office:value-type="string">
            <text:p><text:s/>3660</text:p>
          </table:table-cell>
          <table:table-cell/>
        </table:table-row>
        <table:table-row table:style-name="ro1">
          <table:table-cell office:value-type="float" office:value="3002">
            <text:p>3002</text:p>
          </table:table-cell>
          <table:table-cell office:value-type="string">
            <text:p><text:s/>3296</text:p>
          </table:table-cell>
          <table:table-cell office:value-type="string">
            <text:p><text:s/>3563</text:p>
          </table:table-cell>
          <table:table-cell/>
        </table:table-row>
        <table:table-row table:style-name="ro1">
          <table:table-cell office:value-type="float" office:value="2731">
            <text:p>2731</text:p>
          </table:table-cell>
          <table:table-cell office:value-type="string">
            <text:p><text:s/>3017</text:p>
          </table:table-cell>
          <table:table-cell office:value-type="string">
            <text:p><text:s/>3288</text:p>
          </table:table-cell>
          <table:table-cell/>
        </table:table-row>
        <table:table-row table:style-name="ro1">
          <table:table-cell office:value-type="float" office:value="2461">
            <text:p>2461</text:p>
          </table:table-cell>
          <table:table-cell office:value-type="string">
            <text:p><text:s/>2738</text:p>
          </table:table-cell>
          <table:table-cell office:value-type="string">
            <text:p><text:s/>3014</text:p>
          </table:table-cell>
          <table:table-cell/>
        </table:table-row>
        <table:table-row table:style-name="ro1">
          <table:table-cell office:value-type="float" office:value="2315">
            <text:p>2315</text:p>
          </table:table-cell>
          <table:table-cell office:value-type="string">
            <text:p><text:s/>2591</text:p>
          </table:table-cell>
          <table:table-cell office:value-type="string">
            <text:p><text:s/>2867</text:p>
          </table:table-cell>
          <table:table-cell/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<text:s/>2468</text:p>
          </table:table-cell>
          <table:table-cell office:value-type="string">
            <text:p><text:s/>2741</text:p>
          </table:table-cell>
          <table:table-cell/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<text:s/>2377</text:p>
          </table:table-cell>
          <table:table-cell office:value-type="string">
            <text:p><text:s/>2649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<text:s/>2250</text:p>
          </table:table-cell>
          <table:table-cell office:value-type="string">
            <text:p><text:s/>2509</text:p>
          </table:table-cell>
          <table:table-cell/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<text:s/>2200</text:p>
          </table:table-cell>
          <table:table-cell office:value-type="string">
            <text:p><text:s/>2442</text:p>
          </table:table-cell>
          <table:table-cell/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<text:s/>2095</text:p>
          </table:table-cell>
          <table:table-cell office:value-type="string">
            <text:p><text:s/>2320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<text:s/>2032</text:p>
          </table:table-cell>
          <table:table-cell office:value-type="string">
            <text:p><text:s/>2249</text:p>
          </table:table-cell>
          <table:table-cell/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<text:s/>1903</text:p>
          </table:table-cell>
          <table:table-cell office:value-type="string">
            <text:p><text:s/>2091</text:p>
          </table:table-cell>
          <table:table-cell/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<text:s/>1817</text:p>
          </table:table-cell>
          <table:table-cell office:value-type="string">
            <text:p><text:s/>1985</text:p>
          </table:table-cell>
          <table:table-cell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<text:s/>1768</text:p>
          </table:table-cell>
          <table:table-cell office:value-type="string">
            <text:p><text:s/>1905</text:p>
          </table:table-cell>
          <table:table-cell/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<text:s/>1580</text:p>
          </table:table-cell>
          <table:table-cell office:value-type="string">
            <text:p><text:s/>1702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<text:s/>1461</text:p>
          </table:table-cell>
          <table:table-cell office:value-type="string">
            <text:p><text:s/>1551</text:p>
          </table:table-cell>
          <table:table-cell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<text:s/>1268</text:p>
          </table:table-cell>
          <table:table-cell office:value-type="string">
            <text:p><text:s/>1312</text:p>
          </table:table-cell>
          <table:table-cell/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string">
            <text:p><text:s/>814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<text:s/>783</text:p>
          </table:table-cell>
          <table:table-cell office:value-type="string">
            <text:p><text:s/>774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/>724</text:p>
          </table:table-cell>
          <table:table-cell office:value-type="string">
            <text:p><text:s/>710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<text:s/>675</text:p>
          </table:table-cell>
          <table:table-cell office:value-type="string">
            <text:p><text:s/>668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<text:s/>660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string">
            <text:p><text:s/>661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<text:s/>664</text:p>
          </table:table-cell>
          <table:table-cell office:value-type="string">
            <text:p><text:s/>666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668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table:number-columns-repeated="2" office:value-type="string">
            <text:p><text:s/>745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<text:s/>729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708</text:p>
          </table:table-cell>
          <table:table-cell office:value-type="string">
            <text:p><text:s/>696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/>717</text:p>
          </table:table-cell>
          <table:table-cell office:value-type="string">
            <text:p><text:s/>704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46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710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<text:s/>645</text:p>
          </table:table-cell>
          <table:table-cell office:value-type="string">
            <text:p><text:s/>643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56</text:p>
          </table:table-cell>
          <table:table-cell office:value-type="string">
            <text:p><text:s/>652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648</text:p>
          </table:table-cell>
          <table:table-cell office:value-type="string">
            <text:p><text:s/>641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<text:s/>653</text:p>
          </table:table-cell>
          <table:table-cell office:value-type="string">
            <text:p><text:s/>643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<text:s/>679</text:p>
          </table:table-cell>
          <table:table-cell office:value-type="string">
            <text:p><text:s/>666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<text:s/>695</text:p>
          </table:table-cell>
          <table:table-cell office:value-type="string">
            <text:p><text:s/>677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04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<text:s/>686</text:p>
          </table:table-cell>
          <table:table-cell office:value-type="string">
            <text:p><text:s/>675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s/>631</text:p>
          </table:table-cell>
          <table:table-cell office:value-type="string">
            <text:p><text:s/>623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<text:s/>605</text:p>
          </table:table-cell>
          <table:table-cell office:value-type="string">
            <text:p><text:s/>597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<text:s/>635</text:p>
          </table:table-cell>
          <table:table-cell office:value-type="string">
            <text:p><text:s/>631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<text:s/>694</text:p>
          </table:table-cell>
          <table:table-cell office:value-type="string">
            <text:p><text:s/>692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25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17</text:p>
          </table:table-cell>
          <table:table-cell office:value-type="string">
            <text:p><text:s/>714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26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/>731</text:p>
          </table:table-cell>
          <table:table-cell office:value-type="string">
            <text:p><text:s/>730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31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<text:s/>731</text:p>
          </table:table-cell>
          <table:table-cell office:value-type="string">
            <text:p><text:s/>724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712</text:p>
          </table:table-cell>
          <table:table-cell office:value-type="string">
            <text:p><text:s/>701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703</text:p>
          </table:table-cell>
          <table:table-cell office:value-type="string">
            <text:p><text:s/>689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<text:s/>703</text:p>
          </table:table-cell>
          <table:table-cell office:value-type="string">
            <text:p><text:s/>690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<text:s/>716</text:p>
          </table:table-cell>
          <table:table-cell office:value-type="string">
            <text:p><text:s/>701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<text:s/>734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725</text:p>
          </table:table-cell>
          <table:table-cell office:value-type="string">
            <text:p><text:s/>706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<text:s/>659</text:p>
          </table:table-cell>
          <table:table-cell office:value-type="string">
            <text:p><text:s/>648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<text:s/>606</text:p>
          </table:table-cell>
          <table:table-cell office:value-type="string">
            <text:p><text:s/>594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565</text:p>
          </table:table-cell>
          <table:table-cell office:value-type="string">
            <text:p><text:s/>562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<text:s/>597</text:p>
          </table:table-cell>
          <table:table-cell office:value-type="string">
            <text:p><text:s/>590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<text:s/>626</text:p>
          </table:table-cell>
          <table:table-cell office:value-type="string">
            <text:p><text:s/>616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<text:s/>625</text:p>
          </table:table-cell>
          <table:table-cell office:value-type="string">
            <text:p><text:s/>614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/>677</text:p>
          </table:table-cell>
          <table:table-cell office:value-type="string">
            <text:p><text:s/>669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/>686</text:p>
          </table:table-cell>
          <table:table-cell office:value-type="string">
            <text:p><text:s/>677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15</text:p>
          </table:table-cell>
          <table:table-cell office:value-type="string">
            <text:p><text:s/>700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/>717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699</text:p>
          </table:table-cell>
          <table:table-cell office:value-type="string">
            <text:p><text:s/>687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<text:s/>688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table:number-columns-repeated="2" office:value-type="string">
            <text:p><text:s/>684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<text:s/>668</text:p>
          </table:table-cell>
          <table:table-cell office:value-type="string">
            <text:p><text:s/>666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<text:s/>592</text:p>
          </table:table-cell>
          <table:table-cell office:value-type="string">
            <text:p><text:s/>589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91</text:p>
          </table:table-cell>
          <table:table-cell office:value-type="string">
            <text:p><text:s/>587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<text:s/>663</text:p>
          </table:table-cell>
          <table:table-cell office:value-type="string">
            <text:p><text:s/>657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63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/>788</text:p>
          </table:table-cell>
          <table:table-cell office:value-type="string">
            <text:p><text:s/>780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/>763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38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<text:s/>802</text:p>
          </table:table-cell>
          <table:table-cell office:value-type="string">
            <text:p><text:s/>789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s/>768</text:p>
          </table:table-cell>
          <table:table-cell office:value-type="string">
            <text:p><text:s/>757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31</text:p>
          </table:table-cell>
          <table:table-cell office:value-type="string">
            <text:p><text:s/>718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25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737</text:p>
          </table:table-cell>
          <table:table-cell office:value-type="string">
            <text:p><text:s/>720</text:p>
          </table:table-cell>
          <table:table-cell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<text:s/>826</text:p>
          </table:table-cell>
          <table:table-cell office:value-type="string">
            <text:p><text:s/>805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<text:s/>816</text:p>
          </table:table-cell>
          <table:table-cell office:value-type="string">
            <text:p><text:s/>795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<text:s/>847</text:p>
          </table:table-cell>
          <table:table-cell office:value-type="string">
            <text:p><text:s/>830</text:p>
          </table:table-cell>
          <table:table-cell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<text:s/>824</text:p>
          </table:table-cell>
          <table:table-cell office:value-type="string">
            <text:p><text:s/>811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<text:s/>783</text:p>
          </table:table-cell>
          <table:table-cell office:value-type="string">
            <text:p><text:s/>770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<text:s/>740</text:p>
          </table:table-cell>
          <table:table-cell office:value-type="string">
            <text:p><text:s/>728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/>772</text:p>
          </table:table-cell>
          <table:table-cell office:value-type="string">
            <text:p><text:s/>760</text:p>
          </table:table-cell>
          <table:table-cell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<text:s/>793</text:p>
          </table:table-cell>
          <table:table-cell office:value-type="string">
            <text:p><text:s/>782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<text:s/>809</text:p>
          </table:table-cell>
          <table:table-cell office:value-type="string">
            <text:p><text:s/>794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/>820</text:p>
          </table:table-cell>
          <table:table-cell office:value-type="string">
            <text:p><text:s/>799</text:p>
          </table:table-cell>
          <table:table-cell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<text:s/>809</text:p>
          </table:table-cell>
          <table:table-cell office:value-type="string">
            <text:p><text:s/>788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54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<text:s/>769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<text:s/>800</text:p>
          </table:table-cell>
          <table:table-cell office:value-type="string">
            <text:p><text:s/>783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74</text:p>
          </table:table-cell>
          <table:table-cell office:value-type="string">
            <text:p><text:s/>764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<text:s/>748</text:p>
          </table:table-cell>
          <table:table-cell office:value-type="string">
            <text:p><text:s/>734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27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<text:s/>751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/>751</text:p>
          </table:table-cell>
          <table:table-cell office:value-type="string">
            <text:p><text:s/>730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09</text:p>
          </table:table-cell>
          <table:table-cell office:value-type="string">
            <text:p><text:s/>685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/>676</text:p>
          </table:table-cell>
          <table:table-cell office:value-type="string">
            <text:p><text:s/>662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<text:s/>677</text:p>
          </table:table-cell>
          <table:table-cell office:value-type="string">
            <text:p><text:s/>668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s/>663</text:p>
          </table:table-cell>
          <table:table-cell office:value-type="string">
            <text:p><text:s/>652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s/>666</text:p>
          </table:table-cell>
          <table:table-cell office:value-type="string">
            <text:p><text:s/>649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<text:s/>676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/>683</text:p>
          </table:table-cell>
          <table:table-cell office:value-type="string">
            <text:p><text:s/>673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<text:s/>712</text:p>
          </table:table-cell>
          <table:table-cell office:value-type="string">
            <text:p><text:s/>709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/>753</text:p>
          </table:table-cell>
          <table:table-cell office:value-type="string">
            <text:p><text:s/>755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<text:s/>781</text:p>
          </table:table-cell>
          <table:table-cell office:value-type="string">
            <text:p><text:s/>783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<text:s/>804</text:p>
          </table:table-cell>
          <table:table-cell office:value-type="string">
            <text:p><text:s/>802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<text:s/>868</text:p>
          </table:table-cell>
          <table:table-cell office:value-type="string">
            <text:p><text:s/>857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<text:s/>859</text:p>
          </table:table-cell>
          <table:table-cell office:value-type="string">
            <text:p><text:s/>841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<text:s/>841</text:p>
          </table:table-cell>
          <table:table-cell office:value-type="string">
            <text:p><text:s/>817</text:p>
          </table:table-cell>
          <table:table-cell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<text:s/>813</text:p>
          </table:table-cell>
          <table:table-cell office:value-type="string">
            <text:p><text:s/>785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<text:s/>779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/>765</text:p>
          </table:table-cell>
          <table:table-cell office:value-type="string">
            <text:p><text:s/>734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/>714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691</text:p>
          </table:table-cell>
          <table:table-cell office:value-type="string">
            <text:p><text:s/>673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692</text:p>
          </table:table-cell>
          <table:table-cell office:value-type="string">
            <text:p><text:s/>677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<text:s/>697</text:p>
          </table:table-cell>
          <table:table-cell office:value-type="string">
            <text:p><text:s/>677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688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s/>739</text:p>
          </table:table-cell>
          <table:table-cell office:value-type="string">
            <text:p><text:s/>715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/>770</text:p>
          </table:table-cell>
          <table:table-cell office:value-type="string">
            <text:p><text:s/>748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32</text:p>
          </table:table-cell>
          <table:table-cell office:value-type="string">
            <text:p><text:s/>711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<text:s/>739</text:p>
          </table:table-cell>
          <table:table-cell office:value-type="string">
            <text:p><text:s/>712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<text:s/>767</text:p>
          </table:table-cell>
          <table:table-cell office:value-type="string">
            <text:p><text:s/>732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<text:s/>799</text:p>
          </table:table-cell>
          <table:table-cell office:value-type="string">
            <text:p><text:s/>767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<text:s/>814</text:p>
          </table:table-cell>
          <table:table-cell office:value-type="string">
            <text:p><text:s/>780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<text:s/>797</text:p>
          </table:table-cell>
          <table:table-cell office:value-type="string">
            <text:p><text:s/>761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<text:s/>780</text:p>
          </table:table-cell>
          <table:table-cell office:value-type="string">
            <text:p><text:s/>748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35</text:p>
          </table:table-cell>
          <table:table-cell office:value-type="string">
            <text:p><text:s/>711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<text:s/>705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39</text:p>
          </table:table-cell>
          <table:table-cell office:value-type="string">
            <text:p><text:s/>716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/>709</text:p>
          </table:table-cell>
          <table:table-cell office:value-type="string">
            <text:p><text:s/>687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/>705</text:p>
          </table:table-cell>
          <table:table-cell office:value-type="string">
            <text:p><text:s/>690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46</text:p>
          </table:table-cell>
          <table:table-cell office:value-type="string">
            <text:p><text:s/>733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770</text:p>
          </table:table-cell>
          <table:table-cell office:value-type="string">
            <text:p><text:s/>764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49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735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/>759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/>781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770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36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/>752</text:p>
          </table:table-cell>
          <table:table-cell office:value-type="string">
            <text:p><text:s/>732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<text:s/>763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/>748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<text:s/>752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67</text:p>
          </table:table-cell>
          <table:table-cell office:value-type="string">
            <text:p><text:s/>752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40</text:p>
          </table:table-cell>
          <table:table-cell office:value-type="string">
            <text:p><text:s/>723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/>734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<text:s/>750</text:p>
          </table:table-cell>
          <table:table-cell office:value-type="string">
            <text:p><text:s/>732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28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/>667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33</text:p>
          </table:table-cell>
          <table:table-cell office:value-type="string">
            <text:p><text:s/>720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704</text:p>
          </table:table-cell>
          <table:table-cell office:value-type="string">
            <text:p><text:s/>683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64</text:p>
          </table:table-cell>
          <table:table-cell office:value-type="string">
            <text:p><text:s/>647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<text:s/>635</text:p>
          </table:table-cell>
          <table:table-cell office:value-type="string">
            <text:p><text:s/>615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s/>681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/>679</text:p>
          </table:table-cell>
          <table:table-cell office:value-type="string">
            <text:p><text:s/>657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/>733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64</text:p>
          </table:table-cell>
          <table:table-cell office:value-type="string">
            <text:p><text:s/>752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53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63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30</text:p>
          </table:table-cell>
          <table:table-cell office:value-type="string">
            <text:p><text:s/>719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717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55</text:p>
          </table:table-cell>
          <table:table-cell office:value-type="string">
            <text:p><text:s/>741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s/>773</text:p>
          </table:table-cell>
          <table:table-cell office:value-type="string">
            <text:p><text:s/>754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<text:s/>683</text:p>
          </table:table-cell>
          <table:table-cell office:value-type="string">
            <text:p><text:s/>670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<text:s/>628</text:p>
          </table:table-cell>
          <table:table-cell office:value-type="string">
            <text:p><text:s/>62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/>625</text:p>
          </table:table-cell>
          <table:table-cell office:value-type="string">
            <text:p><text:s/>624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/>581</text:p>
          </table:table-cell>
          <table:table-cell office:value-type="string">
            <text:p><text:s/>577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/>582</text:p>
          </table:table-cell>
          <table:table-cell office:value-type="string">
            <text:p><text:s/>580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<text:s/>597</text:p>
          </table:table-cell>
          <table:table-cell office:value-type="string">
            <text:p><text:s/>592</text:p>
          </table:table-cell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<text:s/>613</text:p>
          </table:table-cell>
          <table:table-cell office:value-type="string">
            <text:p><text:s/>602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<text:s/>646</text:p>
          </table:table-cell>
          <table:table-cell office:value-type="string">
            <text:p><text:s/>629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/>675</text:p>
          </table:table-cell>
          <table:table-cell office:value-type="string">
            <text:p><text:s/>649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708</text:p>
          </table:table-cell>
          <table:table-cell office:value-type="string">
            <text:p><text:s/>678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<text:s/>704</text:p>
          </table:table-cell>
          <table:table-cell office:value-type="string">
            <text:p><text:s/>680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<text:s/>723</text:p>
          </table:table-cell>
          <table:table-cell office:value-type="string">
            <text:p><text:s/>697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/>743</text:p>
          </table:table-cell>
          <table:table-cell office:value-type="string">
            <text:p><text:s/>721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/>734</text:p>
          </table:table-cell>
          <table:table-cell office:value-type="string">
            <text:p><text:s/>715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s/>685</text:p>
          </table:table-cell>
          <table:table-cell office:value-type="string">
            <text:p><text:s/>671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/>701</text:p>
          </table:table-cell>
          <table:table-cell office:value-type="string">
            <text:p><text:s/>692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09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<text:s/>705</text:p>
          </table:table-cell>
          <table:table-cell office:value-type="string">
            <text:p><text:s/>698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/>666</text:p>
          </table:table-cell>
          <table:table-cell office:value-type="string">
            <text:p><text:s/>656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<text:s/>639</text:p>
          </table:table-cell>
          <table:table-cell office:value-type="string">
            <text:p><text:s/>625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/>648</text:p>
          </table:table-cell>
          <table:table-cell office:value-type="string">
            <text:p><text:s/>635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697</text:p>
          </table:table-cell>
          <table:table-cell office:value-type="string">
            <text:p><text:s/>682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54</text:p>
          </table:table-cell>
          <table:table-cell office:value-type="string">
            <text:p><text:s/>734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<text:s/>762</text:p>
          </table:table-cell>
          <table:table-cell office:value-type="string">
            <text:p><text:s/>737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761</text:p>
          </table:table-cell>
          <table:table-cell office:value-type="string">
            <text:p><text:s/>738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<text:s/>692</text:p>
          </table:table-cell>
          <table:table-cell office:value-type="string">
            <text:p><text:s/>673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<text:s/>658</text:p>
          </table:table-cell>
          <table:table-cell office:value-type="string">
            <text:p><text:s/>640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<text:s/>677</text:p>
          </table:table-cell>
          <table:table-cell office:value-type="string">
            <text:p><text:s/>654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21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745</text:p>
          </table:table-cell>
          <table:table-cell office:value-type="string">
            <text:p><text:s/>719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703</text:p>
          </table:table-cell>
          <table:table-cell office:value-type="string">
            <text:p><text:s/>673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<text:s/>695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<text:s/>679</text:p>
          </table:table-cell>
          <table:table-cell office:value-type="string">
            <text:p><text:s/>651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<text:s/>722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25</text:p>
          </table:table-cell>
          <table:table-cell office:value-type="string">
            <text:p><text:s/>699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<text:s/>680</text:p>
          </table:table-cell>
          <table:table-cell office:value-type="string">
            <text:p><text:s/>653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/>675</text:p>
          </table:table-cell>
          <table:table-cell office:value-type="string">
            <text:p><text:s/>654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21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/>766</text:p>
          </table:table-cell>
          <table:table-cell office:value-type="string">
            <text:p><text:s/>756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/>777</text:p>
          </table:table-cell>
          <table:table-cell office:value-type="string">
            <text:p><text:s/>765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/>715</text:p>
          </table:table-cell>
          <table:table-cell office:value-type="string">
            <text:p><text:s/>707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s/>667</text:p>
          </table:table-cell>
          <table:table-cell office:value-type="string">
            <text:p><text:s/>663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/>662</text:p>
          </table:table-cell>
          <table:table-cell office:value-type="string">
            <text:p><text:s/>658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<text:s/>693</text:p>
          </table:table-cell>
          <table:table-cell office:value-type="string">
            <text:p><text:s/>688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<text:s/>634</text:p>
          </table:table-cell>
          <table:table-cell office:value-type="string">
            <text:p><text:s/>629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<text:s/>707</text:p>
          </table:table-cell>
          <table:table-cell office:value-type="string">
            <text:p><text:s/>692</text:p>
          </table:table-cell>
          <table:table-cell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<text:s/>827</text:p>
          </table:table-cell>
          <table:table-cell office:value-type="string">
            <text:p><text:s/>801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<text:s/>802</text:p>
          </table:table-cell>
          <table:table-cell office:value-type="string">
            <text:p><text:s/>777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/>771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<text:s/>748</text:p>
          </table:table-cell>
          <table:table-cell office:value-type="string">
            <text:p><text:s/>734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720</text:p>
          </table:table-cell>
          <table:table-cell office:value-type="string">
            <text:p><text:s/>704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<text:s/>686</text:p>
          </table:table-cell>
          <table:table-cell office:value-type="string">
            <text:p><text:s/>663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<text:s/>731</text:p>
          </table:table-cell>
          <table:table-cell office:value-type="string">
            <text:p><text:s/>707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s/>767</text:p>
          </table:table-cell>
          <table:table-cell office:value-type="string">
            <text:p><text:s/>743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<text:s/>778</text:p>
          </table:table-cell>
          <table:table-cell office:value-type="string">
            <text:p><text:s/>753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<text:s/>796</text:p>
          </table:table-cell>
          <table:table-cell office:value-type="string">
            <text:p><text:s/>772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<text:s/>764</text:p>
          </table:table-cell>
          <table:table-cell office:value-type="string">
            <text:p><text:s/>745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734</text:p>
          </table:table-cell>
          <table:table-cell office:value-type="string">
            <text:p><text:s/>718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710</text:p>
          </table:table-cell>
          <table:table-cell office:value-type="string">
            <text:p><text:s/>695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<text:s/>748</text:p>
          </table:table-cell>
          <table:table-cell office:value-type="string">
            <text:p><text:s/>725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63</text:p>
          </table:table-cell>
          <table:table-cell office:value-type="string">
            <text:p><text:s/>739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/>779</text:p>
          </table:table-cell>
          <table:table-cell office:value-type="string">
            <text:p><text:s/>755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<text:s/>734</text:p>
          </table:table-cell>
          <table:table-cell office:value-type="string">
            <text:p><text:s/>712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<text:s/>717</text:p>
          </table:table-cell>
          <table:table-cell office:value-type="string">
            <text:p><text:s/>690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/>718</text:p>
          </table:table-cell>
          <table:table-cell office:value-type="string">
            <text:p><text:s/>689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753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/>749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726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/>732</text:p>
          </table:table-cell>
          <table:table-cell office:value-type="string">
            <text:p><text:s/>718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717</text:p>
          </table:table-cell>
          <table:table-cell office:value-type="string">
            <text:p><text:s/>701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/>727</text:p>
          </table:table-cell>
          <table:table-cell office:value-type="string">
            <text:p><text:s/>713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19</text:p>
          </table:table-cell>
          <table:table-cell office:value-type="string">
            <text:p><text:s/>708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<text:s/>686</text:p>
          </table:table-cell>
          <table:table-cell office:value-type="string">
            <text:p><text:s/>677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/>703</text:p>
          </table:table-cell>
          <table:table-cell office:value-type="string">
            <text:p><text:s/>692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/>684</text:p>
          </table:table-cell>
          <table:table-cell office:value-type="string">
            <text:p><text:s/>668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/>665</text:p>
          </table:table-cell>
          <table:table-cell office:value-type="string">
            <text:p><text:s/>641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13</text:p>
          </table:table-cell>
          <table:table-cell office:value-type="string">
            <text:p><text:s/>680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<text:s/>779</text:p>
          </table:table-cell>
          <table:table-cell office:value-type="string">
            <text:p><text:s/>742</text:p>
          </table:table-cell>
          <table:table-cell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<text:s/>796</text:p>
          </table:table-cell>
          <table:table-cell office:value-type="string">
            <text:p><text:s/>766</text:p>
          </table:table-cell>
          <table:table-cell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<text:s/>817</text:p>
          </table:table-cell>
          <table:table-cell office:value-type="string">
            <text:p><text:s/>791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<text:s/>771</text:p>
          </table:table-cell>
          <table:table-cell office:value-type="string">
            <text:p><text:s/>755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/>731</text:p>
          </table:table-cell>
          <table:table-cell office:value-type="string">
            <text:p><text:s/>719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/>747</text:p>
          </table:table-cell>
          <table:table-cell office:value-type="string">
            <text:p><text:s/>736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/>757</text:p>
          </table:table-cell>
          <table:table-cell office:value-type="string">
            <text:p><text:s/>746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736</text:p>
          </table:table-cell>
          <table:table-cell office:value-type="string">
            <text:p><text:s/>722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/>697</text:p>
          </table:table-cell>
          <table:table-cell office:value-type="string">
            <text:p><text:s/>681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s/>646</text:p>
          </table:table-cell>
          <table:table-cell office:value-type="string">
            <text:p><text:s/>632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s/>657</text:p>
          </table:table-cell>
          <table:table-cell office:value-type="string">
            <text:p><text:s/>641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<text:s/>646</text:p>
          </table:table-cell>
          <table:table-cell office:value-type="string">
            <text:p><text:s/>630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<text:s/>685</text:p>
          </table:table-cell>
          <table:table-cell office:value-type="string">
            <text:p><text:s/>664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/>736</text:p>
          </table:table-cell>
          <table:table-cell office:value-type="string">
            <text:p><text:s/>716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712</text:p>
          </table:table-cell>
          <table:table-cell office:value-type="string">
            <text:p><text:s/>693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/>690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<text:s/>738</text:p>
          </table:table-cell>
          <table:table-cell office:value-type="string">
            <text:p><text:s/>720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/>762</text:p>
          </table:table-cell>
          <table:table-cell office:value-type="string">
            <text:p><text:s/>742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<text:s/>745</text:p>
          </table:table-cell>
          <table:table-cell office:value-type="string">
            <text:p><text:s/>720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/>734</text:p>
          </table:table-cell>
          <table:table-cell office:value-type="string">
            <text:p><text:s/>709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<text:s/>680</text:p>
          </table:table-cell>
          <table:table-cell office:value-type="string">
            <text:p><text:s/>664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702</text:p>
          </table:table-cell>
          <table:table-cell office:value-type="string">
            <text:p><text:s/>685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/>662</text:p>
          </table:table-cell>
          <table:table-cell office:value-type="string">
            <text:p><text:s/>645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<text:s/>652</text:p>
          </table:table-cell>
          <table:table-cell office:value-type="string">
            <text:p><text:s/>635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<text:s/>662</text:p>
          </table:table-cell>
          <table:table-cell office:value-type="string">
            <text:p><text:s/>645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/>673</text:p>
          </table:table-cell>
          <table:table-cell office:value-type="string">
            <text:p><text:s/>653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<text:s/>691</text:p>
          </table:table-cell>
          <table:table-cell office:value-type="string">
            <text:p><text:s/>666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/>723</text:p>
          </table:table-cell>
          <table:table-cell office:value-type="string">
            <text:p><text:s/>693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/>761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/>750</text:p>
          </table:table-cell>
          <table:table-cell office:value-type="string">
            <text:p><text:s/>729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/>722</text:p>
          </table:table-cell>
          <table:table-cell office:value-type="string">
            <text:p><text:s/>702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/>690</text:p>
          </table:table-cell>
          <table:table-cell office:value-type="string">
            <text:p><text:s/>667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<text:s/>656</text:p>
          </table:table-cell>
          <table:table-cell office:value-type="string">
            <text:p><text:s/>626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<text:s/>658</text:p>
          </table:table-cell>
          <table:table-cell office:value-type="string">
            <text:p><text:s/>635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/>723</text:p>
          </table:table-cell>
          <table:table-cell office:value-type="string">
            <text:p><text:s/>694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<text:s/>929</text:p>
          </table:table-cell>
          <table:table-cell office:value-type="string">
            <text:p><text:s/>897</text:p>
          </table:table-cell>
          <table:table-cell/>
        </table:table-row>
        <table:table-row table:style-name="ro1">
          <table:table-cell office:value-type="float" office:value="3712">
            <text:p>3712</text:p>
          </table:table-cell>
          <table:table-cell office:value-type="string">
            <text:p><text:s/>3848</text:p>
          </table:table-cell>
          <table:table-cell office:value-type="string">
            <text:p><text:s/>3807</text:p>
          </table:table-cell>
          <table:table-cell/>
        </table:table-row>
        <table:table-row table:style-name="ro1">
          <table:table-cell office:value-type="float" office:value="4223">
            <text:p>4223</text:p>
          </table:table-cell>
          <table:table-cell office:value-type="string">
            <text:p><text:s/>4415</text:p>
          </table:table-cell>
          <table:table-cell office:value-type="string">
            <text:p><text:s/>4303</text:p>
          </table:table-cell>
          <table:table-cell/>
        </table:table-row>
        <table:table-row table:style-name="ro1">
          <table:table-cell office:value-type="float" office:value="3404">
            <text:p>3404</text:p>
          </table:table-cell>
          <table:table-cell office:value-type="string">
            <text:p><text:s/>3584</text:p>
          </table:table-cell>
          <table:table-cell office:value-type="string">
            <text:p><text:s/>3414</text:p>
          </table:table-cell>
          <table:table-cell/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<text:s/>3583</text:p>
          </table:table-cell>
          <table:table-cell office:value-type="string">
            <text:p><text:s/>3395</text:p>
          </table:table-cell>
          <table:table-cell/>
        </table:table-row>
        <table:table-row table:style-name="ro1">
          <table:table-cell office:value-type="float" office:value="3456">
            <text:p>3456</text:p>
          </table:table-cell>
          <table:table-cell office:value-type="string">
            <text:p><text:s/>3641</text:p>
          </table:table-cell>
          <table:table-cell office:value-type="string">
            <text:p><text:s/>3451</text:p>
          </table:table-cell>
          <table:table-cell/>
        </table:table-row>
        <table:table-row table:style-name="ro1">
          <table:table-cell office:value-type="float" office:value="3495">
            <text:p>3495</text:p>
          </table:table-cell>
          <table:table-cell office:value-type="string">
            <text:p><text:s/>3682</text:p>
          </table:table-cell>
          <table:table-cell office:value-type="string">
            <text:p><text:s/>3498</text:p>
          </table:table-cell>
          <table:table-cell/>
        </table:table-row>
        <table:table-row table:style-name="ro1">
          <table:table-cell office:value-type="float" office:value="3636">
            <text:p>3636</text:p>
          </table:table-cell>
          <table:table-cell office:value-type="string">
            <text:p><text:s/>3812</text:p>
          </table:table-cell>
          <table:table-cell office:value-type="string">
            <text:p><text:s/>3623</text:p>
          </table:table-cell>
          <table:table-cell/>
        </table:table-row>
        <table:table-row table:style-name="ro1">
          <table:table-cell office:value-type="float" office:value="3612">
            <text:p>3612</text:p>
          </table:table-cell>
          <table:table-cell office:value-type="string">
            <text:p><text:s/>3829</text:p>
          </table:table-cell>
          <table:table-cell office:value-type="string">
            <text:p><text:s/>3663</text:p>
          </table:table-cell>
          <table:table-cell/>
        </table:table-row>
        <table:table-row table:style-name="ro1">
          <table:table-cell office:value-type="float" office:value="3759">
            <text:p>3759</text:p>
          </table:table-cell>
          <table:table-cell office:value-type="string">
            <text:p><text:s/>3907</text:p>
          </table:table-cell>
          <table:table-cell office:value-type="string">
            <text:p><text:s/>3693</text:p>
          </table:table-cell>
          <table:table-cell/>
        </table:table-row>
        <table:table-row table:style-name="ro1">
          <table:table-cell office:value-type="float" office:value="3659">
            <text:p>3659</text:p>
          </table:table-cell>
          <table:table-cell office:value-type="string">
            <text:p><text:s/>3849</text:p>
          </table:table-cell>
          <table:table-cell office:value-type="string">
            <text:p><text:s/>3669</text:p>
          </table:table-cell>
          <table:table-cell/>
        </table:table-row>
        <table:table-row table:style-name="ro1">
          <table:table-cell office:value-type="float" office:value="3560">
            <text:p>3560</text:p>
          </table:table-cell>
          <table:table-cell office:value-type="string">
            <text:p><text:s/>3802</text:p>
          </table:table-cell>
          <table:table-cell office:value-type="string">
            <text:p><text:s/>3658</text:p>
          </table:table-cell>
          <table:table-cell/>
        </table:table-row>
        <table:table-row table:style-name="ro1">
          <table:table-cell office:value-type="float" office:value="3603">
            <text:p>3603</text:p>
          </table:table-cell>
          <table:table-cell office:value-type="string">
            <text:p><text:s/>3675</text:p>
          </table:table-cell>
          <table:table-cell office:value-type="string">
            <text:p><text:s/>3447</text:p>
          </table:table-cell>
          <table:table-cell/>
        </table:table-row>
        <table:table-row table:style-name="ro1">
          <table:table-cell office:value-type="float" office:value="2803">
            <text:p>2803</text:p>
          </table:table-cell>
          <table:table-cell office:value-type="string">
            <text:p><text:s/>3191</text:p>
          </table:table-cell>
          <table:table-cell office:value-type="string">
            <text:p><text:s/>3402</text:p>
          </table:table-cell>
          <table:table-cell/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<text:s/>3001</text:p>
          </table:table-cell>
          <table:table-cell office:value-type="string">
            <text:p><text:s/>3735</text:p>
          </table:table-cell>
          <table:table-cell/>
        </table:table-row>
        <table:table-row table:style-name="ro1">
          <table:table-cell office:value-type="float" office:value="2460">
            <text:p>2460</text:p>
          </table:table-cell>
          <table:table-cell office:value-type="string">
            <text:p><text:s/>2934</text:p>
          </table:table-cell>
          <table:table-cell office:value-type="string">
            <text:p><text:s/>3588</text:p>
          </table:table-cell>
          <table:table-cell/>
        </table:table-row>
        <table:table-row table:style-name="ro1">
          <table:table-cell office:value-type="float" office:value="2427">
            <text:p>2427</text:p>
          </table:table-cell>
          <table:table-cell office:value-type="string">
            <text:p><text:s/>2879</text:p>
          </table:table-cell>
          <table:table-cell office:value-type="string">
            <text:p><text:s/>3477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<text:s/>2920</text:p>
          </table:table-cell>
          <table:table-cell office:value-type="string">
            <text:p><text:s/>3600</text:p>
          </table:table-cell>
          <table:table-cell/>
        </table:table-row>
        <table:table-row table:style-name="ro1">
          <table:table-cell office:value-type="float" office:value="2491">
            <text:p>2491</text:p>
          </table:table-cell>
          <table:table-cell office:value-type="string">
            <text:p><text:s/>2918</text:p>
          </table:table-cell>
          <table:table-cell office:value-type="string">
            <text:p><text:s/>3544</text:p>
          </table:table-cell>
          <table:table-cell/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<text:s/>2928</text:p>
          </table:table-cell>
          <table:table-cell office:value-type="string">
            <text:p><text:s/>3547</text:p>
          </table:table-cell>
          <table:table-cell/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<text:s/>2900</text:p>
          </table:table-cell>
          <table:table-cell office:value-type="string">
            <text:p><text:s/>3532</text:p>
          </table:table-cell>
          <table:table-cell/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<text:s/>2760</text:p>
          </table:table-cell>
          <table:table-cell office:value-type="string">
            <text:p><text:s/>3406</text:p>
          </table:table-cell>
          <table:table-cell/>
        </table:table-row>
        <table:table-row table:style-name="ro1">
          <table:table-cell office:value-type="float" office:value="2171">
            <text:p>2171</text:p>
          </table:table-cell>
          <table:table-cell office:value-type="string">
            <text:p><text:s/>2598</text:p>
          </table:table-cell>
          <table:table-cell office:value-type="string">
            <text:p><text:s/>3270</text:p>
          </table:table-cell>
          <table:table-cell/>
        </table:table-row>
        <table:table-row table:style-name="ro1">
          <table:table-cell office:value-type="float" office:value="2116">
            <text:p>2116</text:p>
          </table:table-cell>
          <table:table-cell office:value-type="string">
            <text:p><text:s/>2543</text:p>
          </table:table-cell>
          <table:table-cell office:value-type="string">
            <text:p><text:s/>3222</text:p>
          </table:table-cell>
          <table:table-cell/>
        </table:table-row>
        <table:table-row table:style-name="ro1">
          <table:table-cell office:value-type="float" office:value="2141">
            <text:p>2141</text:p>
          </table:table-cell>
          <table:table-cell office:value-type="string">
            <text:p><text:s/>2573</text:p>
          </table:table-cell>
          <table:table-cell office:value-type="string">
            <text:p><text:s/>3246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<text:s/>2494</text:p>
          </table:table-cell>
          <table:table-cell office:value-type="string">
            <text:p><text:s/>3174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<text:s/>2474</text:p>
          </table:table-cell>
          <table:table-cell office:value-type="string">
            <text:p><text:s/>3148</text:p>
          </table:table-cell>
          <table:table-cell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<text:s/>2466</text:p>
          </table:table-cell>
          <table:table-cell office:value-type="string">
            <text:p><text:s/>3127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<text:s/>2454</text:p>
          </table:table-cell>
          <table:table-cell office:value-type="string">
            <text:p><text:s/>3088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<text:s/>2430</text:p>
          </table:table-cell>
          <table:table-cell office:value-type="string">
            <text:p><text:s/>3057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<text:s/>2353</text:p>
          </table:table-cell>
          <table:table-cell office:value-type="string">
            <text:p><text:s/>2954</text:p>
          </table:table-cell>
          <table:table-cell/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<text:s/>2300</text:p>
          </table:table-cell>
          <table:table-cell office:value-type="string">
            <text:p><text:s/>2869</text:p>
          </table:table-cell>
          <table:table-cell/>
        </table:table-row>
        <table:table-row table:style-name="ro1">
          <table:table-cell office:value-type="float" office:value="1953">
            <text:p>1953</text:p>
          </table:table-cell>
          <table:table-cell office:value-type="string">
            <text:p><text:s/>2305</text:p>
          </table:table-cell>
          <table:table-cell office:value-type="string">
            <text:p><text:s/>2837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<text:s/>2289</text:p>
          </table:table-cell>
          <table:table-cell office:value-type="string">
            <text:p><text:s/>2791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<text:s/>2312</text:p>
          </table:table-cell>
          <table:table-cell office:value-type="string">
            <text:p><text:s/>2783</text:p>
          </table:table-cell>
          <table:table-cell/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<text:s/>2192</text:p>
          </table:table-cell>
          <table:table-cell office:value-type="string">
            <text:p><text:s/>2631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<text:s/>2213</text:p>
          </table:table-cell>
          <table:table-cell office:value-type="string">
            <text:p><text:s/>2620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<text:s/>2306</text:p>
          </table:table-cell>
          <table:table-cell office:value-type="string">
            <text:p><text:s/>2646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<text:s/>2294</text:p>
          </table:table-cell>
          <table:table-cell office:value-type="string">
            <text:p><text:s/>2558</text:p>
          </table:table-cell>
          <table:table-cell/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<text:s/>2294</text:p>
          </table:table-cell>
          <table:table-cell office:value-type="string">
            <text:p><text:s/>2521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<text:s/>2269</text:p>
          </table:table-cell>
          <table:table-cell office:value-type="string">
            <text:p><text:s/>2474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<text:s/>2162</text:p>
          </table:table-cell>
          <table:table-cell office:value-type="string">
            <text:p><text:s/>2346</text:p>
          </table:table-cell>
          <table:table-cell/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<text:s/>2200</text:p>
          </table:table-cell>
          <table:table-cell office:value-type="string">
            <text:p><text:s/>2346</text:p>
          </table:table-cell>
          <table:table-cell/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<text:s/>2230</text:p>
          </table:table-cell>
          <table:table-cell office:value-type="string">
            <text:p><text:s/>2359</text:p>
          </table:table-cell>
          <table:table-cell/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<text:s/>2153</text:p>
          </table:table-cell>
          <table:table-cell office:value-type="string">
            <text:p><text:s/>2257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<text:s/>2141</text:p>
          </table:table-cell>
          <table:table-cell office:value-type="string">
            <text:p><text:s/>2238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<text:s/>2210</text:p>
          </table:table-cell>
          <table:table-cell office:value-type="string">
            <text:p><text:s/>2322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<text:s/>2150</text:p>
          </table:table-cell>
          <table:table-cell office:value-type="string">
            <text:p><text:s/>2253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<text:s/>2119</text:p>
          </table:table-cell>
          <table:table-cell office:value-type="string">
            <text:p><text:s/>2141</text:p>
          </table:table-cell>
          <table:table-cell/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<text:s/>2146</text:p>
          </table:table-cell>
          <table:table-cell office:value-type="string">
            <text:p><text:s/>2107</text:p>
          </table:table-cell>
          <table:table-cell/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<text:s/>2092</text:p>
          </table:table-cell>
          <table:table-cell office:value-type="string">
            <text:p><text:s/>2025</text:p>
          </table:table-cell>
          <table:table-cell/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<text:s/>2085</text:p>
          </table:table-cell>
          <table:table-cell office:value-type="string">
            <text:p><text:s/>1999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<text:s/>2069</text:p>
          </table:table-cell>
          <table:table-cell office:value-type="string">
            <text:p><text:s/>1971</text:p>
          </table:table-cell>
          <table:table-cell/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<text:s/>2114</text:p>
          </table:table-cell>
          <table:table-cell office:value-type="string">
            <text:p><text:s/>2001</text:p>
          </table:table-cell>
          <table:table-cell/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<text:s/>2079</text:p>
          </table:table-cell>
          <table:table-cell office:value-type="string">
            <text:p><text:s/>1987</text:p>
          </table:table-cell>
          <table:table-cell/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<text:s/>2217</text:p>
          </table:table-cell>
          <table:table-cell office:value-type="string">
            <text:p><text:s/>2114</text:p>
          </table:table-cell>
          <table:table-cell/>
        </table:table-row>
        <table:table-row table:style-name="ro1">
          <table:table-cell office:value-type="float" office:value="2345">
            <text:p>2345</text:p>
          </table:table-cell>
          <table:table-cell office:value-type="string">
            <text:p><text:s/>2142</text:p>
          </table:table-cell>
          <table:table-cell office:value-type="string">
            <text:p><text:s/>2028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2188</text:p>
          </table:table-cell>
          <table:table-cell office:value-type="string">
            <text:p><text:s/>2074</text:p>
          </table:table-cell>
          <table:table-cell/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<text:s/>2159</text:p>
          </table:table-cell>
          <table:table-cell office:value-type="string">
            <text:p><text:s/>2025</text:p>
          </table:table-cell>
          <table:table-cell/>
        </table:table-row>
        <table:table-row table:style-name="ro1">
          <table:table-cell office:value-type="float" office:value="2460">
            <text:p>2460</text:p>
          </table:table-cell>
          <table:table-cell office:value-type="string">
            <text:p><text:s/>2203</text:p>
          </table:table-cell>
          <table:table-cell office:value-type="string">
            <text:p><text:s/>2069</text:p>
          </table:table-cell>
          <table:table-cell/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<text:s/>2199</text:p>
          </table:table-cell>
          <table:table-cell office:value-type="string">
            <text:p><text:s/>2060</text:p>
          </table:table-cell>
          <table:table-cell/>
        </table:table-row>
        <table:table-row table:style-name="ro1">
          <table:table-cell office:value-type="float" office:value="2468">
            <text:p>2468</text:p>
          </table:table-cell>
          <table:table-cell office:value-type="string">
            <text:p><text:s/>2199</text:p>
          </table:table-cell>
          <table:table-cell office:value-type="string">
            <text:p><text:s/>2057</text:p>
          </table:table-cell>
          <table:table-cell/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<text:s/>2199</text:p>
          </table:table-cell>
          <table:table-cell office:value-type="string">
            <text:p><text:s/>2054</text:p>
          </table:table-cell>
          <table:table-cell/>
        </table:table-row>
        <table:table-row table:style-name="ro1">
          <table:table-cell office:value-type="float" office:value="2547">
            <text:p>2547</text:p>
          </table:table-cell>
          <table:table-cell office:value-type="string">
            <text:p><text:s/>2300</text:p>
          </table:table-cell>
          <table:table-cell office:value-type="string">
            <text:p><text:s/>2140</text:p>
          </table:table-cell>
          <table:table-cell/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<text:s/>2270</text:p>
          </table:table-cell>
          <table:table-cell office:value-type="string">
            <text:p><text:s/>2120</text:p>
          </table:table-cell>
          <table:table-cell/>
        </table:table-row>
        <table:table-row table:style-name="ro1">
          <table:table-cell office:value-type="float" office:value="2554">
            <text:p>2554</text:p>
          </table:table-cell>
          <table:table-cell office:value-type="string">
            <text:p><text:s/>2310</text:p>
          </table:table-cell>
          <table:table-cell office:value-type="string">
            <text:p><text:s/>2166</text:p>
          </table:table-cell>
          <table:table-cell/>
        </table:table-row>
        <table:table-row table:style-name="ro1">
          <table:table-cell office:value-type="float" office:value="2612">
            <text:p>2612</text:p>
          </table:table-cell>
          <table:table-cell office:value-type="string">
            <text:p><text:s/>2322</text:p>
          </table:table-cell>
          <table:table-cell office:value-type="string">
            <text:p><text:s/>2176</text:p>
          </table:table-cell>
          <table:table-cell/>
        </table:table-row>
        <table:table-row table:style-name="ro1">
          <table:table-cell office:value-type="float" office:value="2649">
            <text:p>2649</text:p>
          </table:table-cell>
          <table:table-cell office:value-type="string">
            <text:p><text:s/>2341</text:p>
          </table:table-cell>
          <table:table-cell office:value-type="string">
            <text:p><text:s/>2179</text:p>
          </table:table-cell>
          <table:table-cell/>
        </table:table-row>
        <table:table-row table:style-name="ro1">
          <table:table-cell office:value-type="float" office:value="2544">
            <text:p>2544</text:p>
          </table:table-cell>
          <table:table-cell office:value-type="string">
            <text:p><text:s/>2237</text:p>
          </table:table-cell>
          <table:table-cell office:value-type="string">
            <text:p><text:s/>2108</text:p>
          </table:table-cell>
          <table:table-cell/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<text:s/>2286</text:p>
          </table:table-cell>
          <table:table-cell office:value-type="string">
            <text:p><text:s/>2170</text:p>
          </table:table-cell>
          <table:table-cell/>
        </table:table-row>
        <table:table-row table:style-name="ro1">
          <table:table-cell office:value-type="float" office:value="2469">
            <text:p>2469</text:p>
          </table:table-cell>
          <table:table-cell office:value-type="string">
            <text:p><text:s/>2163</text:p>
          </table:table-cell>
          <table:table-cell office:value-type="string">
            <text:p><text:s/>2067</text:p>
          </table:table-cell>
          <table:table-cell/>
        </table:table-row>
        <table:table-row table:style-name="ro1">
          <table:table-cell office:value-type="float" office:value="2523">
            <text:p>2523</text:p>
          </table:table-cell>
          <table:table-cell office:value-type="string">
            <text:p><text:s/>2205</text:p>
          </table:table-cell>
          <table:table-cell office:value-type="string">
            <text:p><text:s/>2120</text:p>
          </table:table-cell>
          <table:table-cell/>
        </table:table-row>
        <table:table-row table:style-name="ro1">
          <table:table-cell office:value-type="float" office:value="2570">
            <text:p>2570</text:p>
          </table:table-cell>
          <table:table-cell office:value-type="string">
            <text:p><text:s/>2239</text:p>
          </table:table-cell>
          <table:table-cell office:value-type="string">
            <text:p><text:s/>2162</text:p>
          </table:table-cell>
          <table:table-cell/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<text:s/>2391</text:p>
          </table:table-cell>
          <table:table-cell office:value-type="string">
            <text:p><text:s/>2322</text:p>
          </table:table-cell>
          <table:table-cell/>
        </table:table-row>
        <table:table-row table:style-name="ro1">
          <table:table-cell office:value-type="float" office:value="2699">
            <text:p>2699</text:p>
          </table:table-cell>
          <table:table-cell office:value-type="string">
            <text:p><text:s/>2407</text:p>
          </table:table-cell>
          <table:table-cell office:value-type="string">
            <text:p><text:s/>2329</text:p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 office:value-type="string">
            <text:p><text:s/>2385</text:p>
          </table:table-cell>
          <table:table-cell office:value-type="string">
            <text:p><text:s/>2299</text:p>
          </table:table-cell>
          <table:table-cell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<text:s/>2324</text:p>
          </table:table-cell>
          <table:table-cell office:value-type="string">
            <text:p><text:s/>2214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 office:value-type="string">
            <text:p><text:s/>2424</text:p>
          </table:table-cell>
          <table:table-cell office:value-type="string">
            <text:p><text:s/>2359</text:p>
          </table:table-cell>
          <table:table-cell/>
        </table:table-row>
        <table:table-row table:style-name="ro1">
          <table:table-cell office:value-type="float" office:value="2759">
            <text:p>2759</text:p>
          </table:table-cell>
          <table:table-cell office:value-type="string">
            <text:p><text:s/>2527</text:p>
          </table:table-cell>
          <table:table-cell office:value-type="string">
            <text:p><text:s/>2492</text:p>
          </table:table-cell>
          <table:table-cell/>
        </table:table-row>
        <table:table-row table:style-name="ro1">
          <table:table-cell office:value-type="float" office:value="2586">
            <text:p>2586</text:p>
          </table:table-cell>
          <table:table-cell office:value-type="string">
            <text:p><text:s/>2358</text:p>
          </table:table-cell>
          <table:table-cell office:value-type="string">
            <text:p><text:s/>2300</text:p>
          </table:table-cell>
          <table:table-cell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<text:s/>2136</text:p>
          </table:table-cell>
          <table:table-cell office:value-type="string">
            <text:p><text:s/>2123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<text:s/>2166</text:p>
          </table:table-cell>
          <table:table-cell office:value-type="string">
            <text:p><text:s/>2187</text:p>
          </table:table-cell>
          <table:table-cell/>
        </table:table-row>
        <table:table-row table:style-name="ro1">
          <table:table-cell office:value-type="float" office:value="2413">
            <text:p>2413</text:p>
          </table:table-cell>
          <table:table-cell office:value-type="string">
            <text:p><text:s/>2214</text:p>
          </table:table-cell>
          <table:table-cell office:value-type="string">
            <text:p><text:s/>2277</text:p>
          </table:table-cell>
          <table:table-cell/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<text:s/>2189</text:p>
          </table:table-cell>
          <table:table-cell office:value-type="string">
            <text:p><text:s/>2270</text:p>
          </table:table-cell>
          <table:table-cell/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<text:s/>2291</text:p>
          </table:table-cell>
          <table:table-cell office:value-type="string">
            <text:p><text:s/>2417</text:p>
          </table:table-cell>
          <table:table-cell/>
        </table:table-row>
        <table:table-row table:style-name="ro1">
          <table:table-cell office:value-type="float" office:value="2354">
            <text:p>2354</text:p>
          </table:table-cell>
          <table:table-cell office:value-type="string">
            <text:p><text:s/>2236</text:p>
          </table:table-cell>
          <table:table-cell office:value-type="string">
            <text:p><text:s/>2290</text:p>
          </table:table-cell>
          <table:table-cell/>
        </table:table-row>
        <table:table-row table:style-name="ro1">
          <table:table-cell office:value-type="float" office:value="2363">
            <text:p>2363</text:p>
          </table:table-cell>
          <table:table-cell office:value-type="string">
            <text:p><text:s/>2242</text:p>
          </table:table-cell>
          <table:table-cell office:value-type="string">
            <text:p><text:s/>2278</text:p>
          </table:table-cell>
          <table:table-cell/>
        </table:table-row>
        <table:table-row table:style-name="ro1">
          <table:table-cell office:value-type="float" office:value="2383">
            <text:p>2383</text:p>
          </table:table-cell>
          <table:table-cell office:value-type="string">
            <text:p><text:s/>2285</text:p>
          </table:table-cell>
          <table:table-cell office:value-type="string">
            <text:p><text:s/>2328</text:p>
          </table:table-cell>
          <table:table-cell/>
        </table:table-row>
        <table:table-row table:style-name="ro1">
          <table:table-cell office:value-type="float" office:value="2412">
            <text:p>2412</text:p>
          </table:table-cell>
          <table:table-cell office:value-type="string">
            <text:p><text:s/>2359</text:p>
          </table:table-cell>
          <table:table-cell office:value-type="string">
            <text:p><text:s/>2427</text:p>
          </table:table-cell>
          <table:table-cell/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<text:s/>2204</text:p>
          </table:table-cell>
          <table:table-cell office:value-type="string">
            <text:p><text:s/>2247</text:p>
          </table:table-cell>
          <table:table-cell/>
        </table:table-row>
        <table:table-row table:style-name="ro1">
          <table:table-cell office:value-type="float" office:value="2377">
            <text:p>2377</text:p>
          </table:table-cell>
          <table:table-cell office:value-type="string">
            <text:p><text:s/>2291</text:p>
          </table:table-cell>
          <table:table-cell office:value-type="string">
            <text:p><text:s/>2325</text:p>
          </table:table-cell>
          <table:table-cell/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<text:s/>2336</text:p>
          </table:table-cell>
          <table:table-cell office:value-type="string">
            <text:p><text:s/>2407</text:p>
          </table:table-cell>
          <table:table-cell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<text:s/>2394</text:p>
          </table:table-cell>
          <table:table-cell office:value-type="string">
            <text:p><text:s/>2487</text:p>
          </table:table-cell>
          <table:table-cell/>
        </table:table-row>
        <table:table-row table:style-name="ro1">
          <table:table-cell office:value-type="float" office:value="2326">
            <text:p>2326</text:p>
          </table:table-cell>
          <table:table-cell office:value-type="string">
            <text:p><text:s/>2341</text:p>
          </table:table-cell>
          <table:table-cell office:value-type="string">
            <text:p><text:s/>2423</text:p>
          </table:table-cell>
          <table:table-cell/>
        </table:table-row>
        <table:table-row table:style-name="ro1">
          <table:table-cell office:value-type="float" office:value="2373">
            <text:p>2373</text:p>
          </table:table-cell>
          <table:table-cell office:value-type="string">
            <text:p><text:s/>2408</text:p>
          </table:table-cell>
          <table:table-cell office:value-type="string">
            <text:p><text:s/>2470</text:p>
          </table:table-cell>
          <table:table-cell/>
        </table:table-row>
        <table:table-row table:style-name="ro1">
          <table:table-cell office:value-type="float" office:value="2366">
            <text:p>2366</text:p>
          </table:table-cell>
          <table:table-cell office:value-type="string">
            <text:p><text:s/>2429</text:p>
          </table:table-cell>
          <table:table-cell office:value-type="string">
            <text:p><text:s/>2487</text:p>
          </table:table-cell>
          <table:table-cell/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<text:s/>2334</text:p>
          </table:table-cell>
          <table:table-cell office:value-type="string">
            <text:p><text:s/>2411</text:p>
          </table:table-cell>
          <table:table-cell/>
        </table:table-row>
        <table:table-row table:style-name="ro1">
          <table:table-cell office:value-type="float" office:value="2073">
            <text:p>2073</text:p>
          </table:table-cell>
          <table:table-cell office:value-type="string">
            <text:p><text:s/>2154</text:p>
          </table:table-cell>
          <table:table-cell office:value-type="string">
            <text:p><text:s/>2265</text:p>
          </table:table-cell>
          <table:table-cell/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<text:s/>2204</text:p>
          </table:table-cell>
          <table:table-cell office:value-type="string">
            <text:p><text:s/>2367</text:p>
          </table:table-cell>
          <table:table-cell/>
        </table:table-row>
        <table:table-row table:style-name="ro1">
          <table:table-cell office:value-type="float" office:value="2147">
            <text:p>2147</text:p>
          </table:table-cell>
          <table:table-cell office:value-type="string">
            <text:p><text:s/>2320</text:p>
          </table:table-cell>
          <table:table-cell office:value-type="string">
            <text:p><text:s/>2494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<text:s/>2242</text:p>
          </table:table-cell>
          <table:table-cell office:value-type="string">
            <text:p><text:s/>2447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<text:s/>2334</text:p>
          </table:table-cell>
          <table:table-cell office:value-type="string">
            <text:p><text:s/>2602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<text:s/>2277</text:p>
          </table:table-cell>
          <table:table-cell office:value-type="string">
            <text:p><text:s/>2435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<text:s/>2183</text:p>
          </table:table-cell>
          <table:table-cell office:value-type="string">
            <text:p><text:s/>2318</text:p>
          </table:table-cell>
          <table:table-cell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<text:s/>2199</text:p>
          </table:table-cell>
          <table:table-cell office:value-type="string">
            <text:p><text:s/>2370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<text:s/>2282</text:p>
          </table:table-cell>
          <table:table-cell office:value-type="string">
            <text:p><text:s/>2483</text:p>
          </table:table-cell>
          <table:table-cell/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<text:s/>2176</text:p>
          </table:table-cell>
          <table:table-cell office:value-type="string">
            <text:p><text:s/>2422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<text:s/>2229</text:p>
          </table:table-cell>
          <table:table-cell office:value-type="string">
            <text:p><text:s/>2490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<text:s/>2257</text:p>
          </table:table-cell>
          <table:table-cell office:value-type="string">
            <text:p><text:s/>2540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<text:s/>2339</text:p>
          </table:table-cell>
          <table:table-cell office:value-type="string">
            <text:p><text:s/>2638</text:p>
          </table:table-cell>
          <table:table-cell/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<text:s/>2494</text:p>
          </table:table-cell>
          <table:table-cell office:value-type="string">
            <text:p><text:s/>2861</text:p>
          </table:table-cell>
          <table:table-cell/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<text:s/>2492</text:p>
          </table:table-cell>
          <table:table-cell office:value-type="string">
            <text:p><text:s/>2835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<text:s/>2466</text:p>
          </table:table-cell>
          <table:table-cell office:value-type="string">
            <text:p><text:s/>2889</text:p>
          </table:table-cell>
          <table:table-cell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<text:s/>2588</text:p>
          </table:table-cell>
          <table:table-cell office:value-type="string">
            <text:p><text:s/>3072</text:p>
          </table:table-cell>
          <table:table-cell/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<text:s/>2573</text:p>
          </table:table-cell>
          <table:table-cell office:value-type="string">
            <text:p><text:s/>3067</text:p>
          </table:table-cell>
          <table:table-cell/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<text:s/>2575</text:p>
          </table:table-cell>
          <table:table-cell office:value-type="string">
            <text:p><text:s/>3077</text:p>
          </table:table-cell>
          <table:table-cell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<text:s/>2641</text:p>
          </table:table-cell>
          <table:table-cell office:value-type="string">
            <text:p><text:s/>3149</text:p>
          </table:table-cell>
          <table:table-cell/>
        </table:table-row>
        <table:table-row table:style-name="ro1">
          <table:table-cell office:value-type="float" office:value="2307">
            <text:p>2307</text:p>
          </table:table-cell>
          <table:table-cell office:value-type="string">
            <text:p><text:s/>2770</text:p>
          </table:table-cell>
          <table:table-cell office:value-type="string">
            <text:p><text:s/>3285</text:p>
          </table:table-cell>
          <table:table-cell/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<text:s/>2827</text:p>
          </table:table-cell>
          <table:table-cell office:value-type="string">
            <text:p><text:s/>3369</text:p>
          </table:table-cell>
          <table:table-cell/>
        </table:table-row>
        <table:table-row table:style-name="ro1">
          <table:table-cell office:value-type="float" office:value="2424">
            <text:p>2424</text:p>
          </table:table-cell>
          <table:table-cell office:value-type="string">
            <text:p><text:s/>2906</text:p>
          </table:table-cell>
          <table:table-cell office:value-type="string">
            <text:p><text:s/>3444</text:p>
          </table:table-cell>
          <table:table-cell/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<text:s/>2920</text:p>
          </table:table-cell>
          <table:table-cell office:value-type="string">
            <text:p><text:s/>3489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<text:s/>2913</text:p>
          </table:table-cell>
          <table:table-cell office:value-type="string">
            <text:p><text:s/>3524</text:p>
          </table:table-cell>
          <table:table-cell/>
        </table:table-row>
        <table:table-row table:style-name="ro1">
          <table:table-cell office:value-type="float" office:value="2391">
            <text:p>2391</text:p>
          </table:table-cell>
          <table:table-cell office:value-type="string">
            <text:p><text:s/>2919</text:p>
          </table:table-cell>
          <table:table-cell office:value-type="string">
            <text:p><text:s/>3559</text:p>
          </table:table-cell>
          <table:table-cell/>
        </table:table-row>
        <table:table-row table:style-name="ro1">
          <table:table-cell office:value-type="float" office:value="2410">
            <text:p>2410</text:p>
          </table:table-cell>
          <table:table-cell office:value-type="string">
            <text:p><text:s/>2934</text:p>
          </table:table-cell>
          <table:table-cell office:value-type="string">
            <text:p><text:s/>3560</text:p>
          </table:table-cell>
          <table:table-cell/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<text:s/>2832</text:p>
          </table:table-cell>
          <table:table-cell office:value-type="string">
            <text:p><text:s/>3450</text:p>
          </table:table-cell>
          <table:table-cell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<text:s/>2856</text:p>
          </table:table-cell>
          <table:table-cell office:value-type="string">
            <text:p><text:s/>3480</text:p>
          </table:table-cell>
          <table:table-cell/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<text:s/>2843</text:p>
          </table:table-cell>
          <table:table-cell office:value-type="string">
            <text:p><text:s/>3449</text:p>
          </table:table-cell>
          <table:table-cell/>
        </table:table-row>
        <table:table-row table:style-name="ro1">
          <table:table-cell office:value-type="float" office:value="2360">
            <text:p>2360</text:p>
          </table:table-cell>
          <table:table-cell office:value-type="string">
            <text:p><text:s/>2879</text:p>
          </table:table-cell>
          <table:table-cell office:value-type="string">
            <text:p><text:s/>3474</text:p>
          </table:table-cell>
          <table:table-cell/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<text:s/>2916</text:p>
          </table:table-cell>
          <table:table-cell office:value-type="string">
            <text:p><text:s/>3536</text:p>
          </table:table-cell>
          <table:table-cell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<text:s/>2921</text:p>
          </table:table-cell>
          <table:table-cell office:value-type="string">
            <text:p><text:s/>3521</text:p>
          </table:table-cell>
          <table:table-cell/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<text:s/>2926</text:p>
          </table:table-cell>
          <table:table-cell office:value-type="string">
            <text:p><text:s/>3549</text:p>
          </table:table-cell>
          <table:table-cell/>
        </table:table-row>
        <table:table-row table:style-name="ro1">
          <table:table-cell office:value-type="float" office:value="2460">
            <text:p>2460</text:p>
          </table:table-cell>
          <table:table-cell office:value-type="string">
            <text:p><text:s/>3008</text:p>
          </table:table-cell>
          <table:table-cell office:value-type="string">
            <text:p><text:s/>3654</text:p>
          </table:table-cell>
          <table:table-cell/>
        </table:table-row>
        <table:table-row table:style-name="ro1">
          <table:table-cell office:value-type="float" office:value="2455">
            <text:p>2455</text:p>
          </table:table-cell>
          <table:table-cell office:value-type="string">
            <text:p><text:s/>3053</text:p>
          </table:table-cell>
          <table:table-cell office:value-type="string">
            <text:p><text:s/>3695</text:p>
          </table:table-cell>
          <table:table-cell/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<text:s/>3090</text:p>
          </table:table-cell>
          <table:table-cell office:value-type="string">
            <text:p><text:s/>3659</text:p>
          </table:table-cell>
          <table:table-cell/>
        </table:table-row>
        <table:table-row table:style-name="ro1">
          <table:table-cell office:value-type="float" office:value="2726">
            <text:p>2726</text:p>
          </table:table-cell>
          <table:table-cell office:value-type="string">
            <text:p><text:s/>3411</text:p>
          </table:table-cell>
          <table:table-cell office:value-type="string">
            <text:p><text:s/>3622</text:p>
          </table:table-cell>
          <table:table-cell/>
        </table:table-row>
        <table:table-row table:style-name="ro1">
          <table:table-cell office:value-type="float" office:value="3372">
            <text:p>3372</text:p>
          </table:table-cell>
          <table:table-cell office:value-type="string">
            <text:p><text:s/>3581</text:p>
          </table:table-cell>
          <table:table-cell office:value-type="string">
            <text:p><text:s/>3519</text:p>
          </table:table-cell>
          <table:table-cell/>
        </table:table-row>
        <table:table-row table:style-name="ro1">
          <table:table-cell office:value-type="float" office:value="3328">
            <text:p>3328</text:p>
          </table:table-cell>
          <table:table-cell office:value-type="string">
            <text:p><text:s/>3566</text:p>
          </table:table-cell>
          <table:table-cell office:value-type="string">
            <text:p><text:s/>3459</text:p>
          </table:table-cell>
          <table:table-cell/>
        </table:table-row>
        <table:table-row table:style-name="ro1">
          <table:table-cell office:value-type="float" office:value="3314">
            <text:p>3314</text:p>
          </table:table-cell>
          <table:table-cell office:value-type="string">
            <text:p><text:s/>3609</text:p>
          </table:table-cell>
          <table:table-cell office:value-type="string">
            <text:p><text:s/>3528</text:p>
          </table:table-cell>
          <table:table-cell/>
        </table:table-row>
        <table:table-row table:style-name="ro1">
          <table:table-cell office:value-type="float" office:value="3397">
            <text:p>3397</text:p>
          </table:table-cell>
          <table:table-cell office:value-type="string">
            <text:p><text:s/>3604</text:p>
          </table:table-cell>
          <table:table-cell office:value-type="string">
            <text:p><text:s/>3491</text:p>
          </table:table-cell>
          <table:table-cell/>
        </table:table-row>
        <table:table-row table:style-name="ro1">
          <table:table-cell office:value-type="float" office:value="3368">
            <text:p>3368</text:p>
          </table:table-cell>
          <table:table-cell office:value-type="string">
            <text:p><text:s/>3604</text:p>
          </table:table-cell>
          <table:table-cell office:value-type="string">
            <text:p><text:s/>3490</text:p>
          </table:table-cell>
          <table:table-cell/>
        </table:table-row>
        <table:table-row table:style-name="ro1">
          <table:table-cell office:value-type="float" office:value="3397">
            <text:p>3397</text:p>
          </table:table-cell>
          <table:table-cell office:value-type="string">
            <text:p><text:s/>3606</text:p>
          </table:table-cell>
          <table:table-cell office:value-type="string">
            <text:p><text:s/>3511</text:p>
          </table:table-cell>
          <table:table-cell/>
        </table:table-row>
        <table:table-row table:style-name="ro1">
          <table:table-cell office:value-type="float" office:value="3233">
            <text:p>3233</text:p>
          </table:table-cell>
          <table:table-cell office:value-type="string">
            <text:p><text:s/>3429</text:p>
          </table:table-cell>
          <table:table-cell office:value-type="string">
            <text:p><text:s/>3364</text:p>
          </table:table-cell>
          <table:table-cell/>
        </table:table-row>
        <table:table-row table:style-name="ro1">
          <table:table-cell office:value-type="float" office:value="3080">
            <text:p>3080</text:p>
          </table:table-cell>
          <table:table-cell office:value-type="string">
            <text:p><text:s/>3302</text:p>
          </table:table-cell>
          <table:table-cell office:value-type="string">
            <text:p><text:s/>3217</text:p>
          </table:table-cell>
          <table:table-cell/>
        </table:table-row>
        <table:table-row table:style-name="ro1">
          <table:table-cell office:value-type="float" office:value="3096">
            <text:p>3096</text:p>
          </table:table-cell>
          <table:table-cell office:value-type="string">
            <text:p><text:s/>3335</text:p>
          </table:table-cell>
          <table:table-cell office:value-type="string">
            <text:p><text:s/>3258</text:p>
          </table:table-cell>
          <table:table-cell/>
        </table:table-row>
        <table:table-row table:style-name="ro1">
          <table:table-cell office:value-type="float" office:value="3032">
            <text:p>3032</text:p>
          </table:table-cell>
          <table:table-cell office:value-type="string">
            <text:p><text:s/>3264</text:p>
          </table:table-cell>
          <table:table-cell office:value-type="string">
            <text:p><text:s/>3206</text:p>
          </table:table-cell>
          <table:table-cell/>
        </table:table-row>
        <table:table-row table:style-name="ro1">
          <table:table-cell office:value-type="float" office:value="2821">
            <text:p>2821</text:p>
          </table:table-cell>
          <table:table-cell office:value-type="string">
            <text:p><text:s/>3027</text:p>
          </table:table-cell>
          <table:table-cell office:value-type="string">
            <text:p><text:s/>2985</text:p>
          </table:table-cell>
          <table:table-cell/>
        </table:table-row>
        <table:table-row table:style-name="ro1">
          <table:table-cell office:value-type="float" office:value="2887">
            <text:p>2887</text:p>
          </table:table-cell>
          <table:table-cell office:value-type="string">
            <text:p><text:s/>3095</text:p>
          </table:table-cell>
          <table:table-cell office:value-type="string">
            <text:p><text:s/>3047</text:p>
          </table:table-cell>
          <table:table-cell/>
        </table:table-row>
        <table:table-row table:style-name="ro1">
          <table:table-cell office:value-type="float" office:value="2981">
            <text:p>2981</text:p>
          </table:table-cell>
          <table:table-cell office:value-type="string">
            <text:p><text:s/>3195</text:p>
          </table:table-cell>
          <table:table-cell office:value-type="string">
            <text:p><text:s/>3149</text:p>
          </table:table-cell>
          <table:table-cell/>
        </table:table-row>
        <table:table-row table:style-name="ro1">
          <table:table-cell office:value-type="float" office:value="2932">
            <text:p>2932</text:p>
          </table:table-cell>
          <table:table-cell office:value-type="string">
            <text:p><text:s/>3158</text:p>
          </table:table-cell>
          <table:table-cell office:value-type="string">
            <text:p><text:s/>3111</text:p>
          </table:table-cell>
          <table:table-cell/>
        </table:table-row>
        <table:table-row table:style-name="ro1">
          <table:table-cell office:value-type="float" office:value="2922">
            <text:p>2922</text:p>
          </table:table-cell>
          <table:table-cell office:value-type="string">
            <text:p><text:s/>3138</text:p>
          </table:table-cell>
          <table:table-cell office:value-type="string">
            <text:p><text:s/>3072</text:p>
          </table:table-cell>
          <table:table-cell/>
        </table:table-row>
        <table:table-row table:style-name="ro1">
          <table:table-cell office:value-type="float" office:value="2963">
            <text:p>2963</text:p>
          </table:table-cell>
          <table:table-cell office:value-type="string">
            <text:p><text:s/>3200</text:p>
          </table:table-cell>
          <table:table-cell office:value-type="string">
            <text:p><text:s/>3159</text:p>
          </table:table-cell>
          <table:table-cell/>
        </table:table-row>
        <table:table-row table:style-name="ro1">
          <table:table-cell office:value-type="float" office:value="2937">
            <text:p>2937</text:p>
          </table:table-cell>
          <table:table-cell office:value-type="string">
            <text:p><text:s/>3149</text:p>
          </table:table-cell>
          <table:table-cell office:value-type="string">
            <text:p><text:s/>3112</text:p>
          </table:table-cell>
          <table:table-cell/>
        </table:table-row>
        <table:table-row table:style-name="ro1">
          <table:table-cell office:value-type="float" office:value="2809">
            <text:p>2809</text:p>
          </table:table-cell>
          <table:table-cell office:value-type="string">
            <text:p><text:s/>3026</text:p>
          </table:table-cell>
          <table:table-cell office:value-type="string">
            <text:p><text:s/>3004</text:p>
          </table:table-cell>
          <table:table-cell/>
        </table:table-row>
        <table:table-row table:style-name="ro1">
          <table:table-cell office:value-type="float" office:value="2905">
            <text:p>2905</text:p>
          </table:table-cell>
          <table:table-cell office:value-type="string">
            <text:p><text:s/>3182</text:p>
          </table:table-cell>
          <table:table-cell office:value-type="string">
            <text:p><text:s/>3185</text:p>
          </table:table-cell>
          <table:table-cell/>
        </table:table-row>
        <table:table-row table:style-name="ro1">
          <table:table-cell office:value-type="float" office:value="2932">
            <text:p>2932</text:p>
          </table:table-cell>
          <table:table-cell office:value-type="string">
            <text:p><text:s/>3186</text:p>
          </table:table-cell>
          <table:table-cell office:value-type="string">
            <text:p><text:s/>3159</text:p>
          </table:table-cell>
          <table:table-cell/>
        </table:table-row>
        <table:table-row table:style-name="ro1">
          <table:table-cell office:value-type="float" office:value="2818">
            <text:p>2818</text:p>
          </table:table-cell>
          <table:table-cell office:value-type="string">
            <text:p><text:s/>3029</text:p>
          </table:table-cell>
          <table:table-cell office:value-type="string">
            <text:p><text:s/>2928</text:p>
          </table:table-cell>
          <table:table-cell/>
        </table:table-row>
        <table:table-row table:style-name="ro1">
          <table:table-cell office:value-type="float" office:value="2826">
            <text:p>2826</text:p>
          </table:table-cell>
          <table:table-cell office:value-type="string">
            <text:p><text:s/>3056</text:p>
          </table:table-cell>
          <table:table-cell office:value-type="string">
            <text:p><text:s/>2924</text:p>
          </table:table-cell>
          <table:table-cell/>
        </table:table-row>
        <table:table-row table:style-name="ro1">
          <table:table-cell office:value-type="float" office:value="2946">
            <text:p>2946</text:p>
          </table:table-cell>
          <table:table-cell office:value-type="string">
            <text:p><text:s/>3177</text:p>
          </table:table-cell>
          <table:table-cell office:value-type="string">
            <text:p><text:s/>3059</text:p>
          </table:table-cell>
          <table:table-cell/>
        </table:table-row>
        <table:table-row table:style-name="ro1">
          <table:table-cell office:value-type="float" office:value="3013">
            <text:p>3013</text:p>
          </table:table-cell>
          <table:table-cell office:value-type="string">
            <text:p><text:s/>3248</text:p>
          </table:table-cell>
          <table:table-cell office:value-type="string">
            <text:p><text:s/>3171</text:p>
          </table:table-cell>
          <table:table-cell/>
        </table:table-row>
        <table:table-row table:style-name="ro1">
          <table:table-cell office:value-type="float" office:value="3009">
            <text:p>3009</text:p>
          </table:table-cell>
          <table:table-cell office:value-type="string">
            <text:p><text:s/>3226</text:p>
          </table:table-cell>
          <table:table-cell office:value-type="string">
            <text:p><text:s/>3191</text:p>
          </table:table-cell>
          <table:table-cell/>
        </table:table-row>
        <table:table-row table:style-name="ro1">
          <table:table-cell office:value-type="float" office:value="2879">
            <text:p>2879</text:p>
          </table:table-cell>
          <table:table-cell office:value-type="string">
            <text:p><text:s/>3036</text:p>
          </table:table-cell>
          <table:table-cell office:value-type="string">
            <text:p><text:s/>3044</text:p>
          </table:table-cell>
          <table:table-cell/>
        </table:table-row>
        <table:table-row table:style-name="ro1">
          <table:table-cell office:value-type="float" office:value="2844">
            <text:p>2844</text:p>
          </table:table-cell>
          <table:table-cell office:value-type="string">
            <text:p><text:s/>2995</text:p>
          </table:table-cell>
          <table:table-cell office:value-type="string">
            <text:p><text:s/>2968</text:p>
          </table:table-cell>
          <table:table-cell/>
        </table:table-row>
        <table:table-row table:style-name="ro1">
          <table:table-cell office:value-type="float" office:value="2879">
            <text:p>2879</text:p>
          </table:table-cell>
          <table:table-cell office:value-type="string">
            <text:p><text:s/>3044</text:p>
          </table:table-cell>
          <table:table-cell office:value-type="string">
            <text:p><text:s/>3026</text:p>
          </table:table-cell>
          <table:table-cell/>
        </table:table-row>
        <table:table-row table:style-name="ro1">
          <table:table-cell office:value-type="float" office:value="2987">
            <text:p>2987</text:p>
          </table:table-cell>
          <table:table-cell office:value-type="string">
            <text:p><text:s/>3130</text:p>
          </table:table-cell>
          <table:table-cell office:value-type="string">
            <text:p><text:s/>3140</text:p>
          </table:table-cell>
          <table:table-cell/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<text:s/>3129</text:p>
          </table:table-cell>
          <table:table-cell office:value-type="string">
            <text:p><text:s/>3106</text:p>
          </table:table-cell>
          <table:table-cell/>
        </table:table-row>
        <table:table-row table:style-name="ro1">
          <table:table-cell office:value-type="float" office:value="2962">
            <text:p>2962</text:p>
          </table:table-cell>
          <table:table-cell office:value-type="string">
            <text:p><text:s/>3067</text:p>
          </table:table-cell>
          <table:table-cell office:value-type="string">
            <text:p><text:s/>3001</text:p>
          </table:table-cell>
          <table:table-cell/>
        </table:table-row>
        <table:table-row table:style-name="ro1">
          <table:table-cell office:value-type="float" office:value="2945">
            <text:p>2945</text:p>
          </table:table-cell>
          <table:table-cell office:value-type="string">
            <text:p><text:s/>3044</text:p>
          </table:table-cell>
          <table:table-cell office:value-type="string">
            <text:p><text:s/>2973</text:p>
          </table:table-cell>
          <table:table-cell/>
        </table:table-row>
        <table:table-row table:style-name="ro1">
          <table:table-cell office:value-type="float" office:value="3108">
            <text:p>3108</text:p>
          </table:table-cell>
          <table:table-cell office:value-type="string">
            <text:p><text:s/>3206</text:p>
          </table:table-cell>
          <table:table-cell office:value-type="string">
            <text:p><text:s/>3126</text:p>
          </table:table-cell>
          <table:table-cell/>
        </table:table-row>
        <table:table-row table:style-name="ro1">
          <table:table-cell office:value-type="float" office:value="3080">
            <text:p>3080</text:p>
          </table:table-cell>
          <table:table-cell office:value-type="string">
            <text:p><text:s/>3166</text:p>
          </table:table-cell>
          <table:table-cell office:value-type="string">
            <text:p><text:s/>3090</text:p>
          </table:table-cell>
          <table:table-cell/>
        </table:table-row>
        <table:table-row table:style-name="ro1">
          <table:table-cell office:value-type="float" office:value="3006">
            <text:p>3006</text:p>
          </table:table-cell>
          <table:table-cell office:value-type="string">
            <text:p><text:s/>3079</text:p>
          </table:table-cell>
          <table:table-cell office:value-type="string">
            <text:p><text:s/>3008</text:p>
          </table:table-cell>
          <table:table-cell/>
        </table:table-row>
        <table:table-row table:style-name="ro1">
          <table:table-cell office:value-type="float" office:value="3065">
            <text:p>3065</text:p>
          </table:table-cell>
          <table:table-cell office:value-type="string">
            <text:p><text:s/>3143</text:p>
          </table:table-cell>
          <table:table-cell office:value-type="string">
            <text:p><text:s/>3085</text:p>
          </table:table-cell>
          <table:table-cell/>
        </table:table-row>
        <table:table-row table:style-name="ro1">
          <table:table-cell office:value-type="float" office:value="3003">
            <text:p>3003</text:p>
          </table:table-cell>
          <table:table-cell office:value-type="string">
            <text:p><text:s/>3112</text:p>
          </table:table-cell>
          <table:table-cell office:value-type="string">
            <text:p><text:s/>3099</text:p>
          </table:table-cell>
          <table:table-cell/>
        </table:table-row>
        <table:table-row table:style-name="ro1">
          <table:table-cell office:value-type="float" office:value="2906">
            <text:p>2906</text:p>
          </table:table-cell>
          <table:table-cell office:value-type="string">
            <text:p><text:s/>3003</text:p>
          </table:table-cell>
          <table:table-cell office:value-type="string">
            <text:p><text:s/>2990</text:p>
          </table:table-cell>
          <table:table-cell/>
        </table:table-row>
        <table:table-row table:style-name="ro1">
          <table:table-cell office:value-type="float" office:value="2980">
            <text:p>2980</text:p>
          </table:table-cell>
          <table:table-cell office:value-type="string">
            <text:p><text:s/>3023</text:p>
          </table:table-cell>
          <table:table-cell office:value-type="string">
            <text:p><text:s/>2985</text:p>
          </table:table-cell>
          <table:table-cell/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<text:s/>3043</text:p>
          </table:table-cell>
          <table:table-cell office:value-type="string">
            <text:p><text:s/>3007</text:p>
          </table:table-cell>
          <table:table-cell/>
        </table:table-row>
        <table:table-row table:style-name="ro1">
          <table:table-cell office:value-type="float" office:value="2836">
            <text:p>2836</text:p>
          </table:table-cell>
          <table:table-cell office:value-type="string">
            <text:p><text:s/>2856</text:p>
          </table:table-cell>
          <table:table-cell office:value-type="string">
            <text:p><text:s/>2826</text:p>
          </table:table-cell>
          <table:table-cell/>
        </table:table-row>
        <table:table-row table:style-name="ro1">
          <table:table-cell office:value-type="float" office:value="2869">
            <text:p>2869</text:p>
          </table:table-cell>
          <table:table-cell office:value-type="string">
            <text:p><text:s/>2866</text:p>
          </table:table-cell>
          <table:table-cell office:value-type="string">
            <text:p><text:s/>2844</text:p>
          </table:table-cell>
          <table:table-cell/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<text:s/>2918</text:p>
          </table:table-cell>
          <table:table-cell office:value-type="string">
            <text:p><text:s/>2881</text:p>
          </table:table-cell>
          <table:table-cell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<text:s/>2753</text:p>
          </table:table-cell>
          <table:table-cell office:value-type="string">
            <text:p><text:s/>2734</text:p>
          </table:table-cell>
          <table:table-cell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<text:s/>2793</text:p>
          </table:table-cell>
          <table:table-cell office:value-type="string">
            <text:p><text:s/>2763</text:p>
          </table:table-cell>
          <table:table-cell/>
        </table:table-row>
        <table:table-row table:style-name="ro1">
          <table:table-cell office:value-type="float" office:value="2879">
            <text:p>2879</text:p>
          </table:table-cell>
          <table:table-cell office:value-type="string">
            <text:p><text:s/>2874</text:p>
          </table:table-cell>
          <table:table-cell office:value-type="string">
            <text:p><text:s/>2806</text:p>
          </table:table-cell>
          <table:table-cell/>
        </table:table-row>
        <table:table-row table:style-name="ro1">
          <table:table-cell office:value-type="float" office:value="2779">
            <text:p>2779</text:p>
          </table:table-cell>
          <table:table-cell office:value-type="string">
            <text:p><text:s/>2762</text:p>
          </table:table-cell>
          <table:table-cell office:value-type="string">
            <text:p><text:s/>2665</text:p>
          </table:table-cell>
          <table:table-cell/>
        </table:table-row>
        <table:table-row table:style-name="ro1">
          <table:table-cell office:value-type="float" office:value="2895">
            <text:p>2895</text:p>
          </table:table-cell>
          <table:table-cell office:value-type="string">
            <text:p><text:s/>2881</text:p>
          </table:table-cell>
          <table:table-cell office:value-type="string">
            <text:p><text:s/>2785</text:p>
          </table:table-cell>
          <table:table-cell/>
        </table:table-row>
        <table:table-row table:style-name="ro1">
          <table:table-cell office:value-type="float" office:value="2930">
            <text:p>2930</text:p>
          </table:table-cell>
          <table:table-cell office:value-type="string">
            <text:p><text:s/>2888</text:p>
          </table:table-cell>
          <table:table-cell office:value-type="string">
            <text:p><text:s/>2795</text:p>
          </table:table-cell>
          <table:table-cell/>
        </table:table-row>
        <table:table-row table:style-name="ro1">
          <table:table-cell office:value-type="float" office:value="2872">
            <text:p>2872</text:p>
          </table:table-cell>
          <table:table-cell office:value-type="string">
            <text:p><text:s/>2839</text:p>
          </table:table-cell>
          <table:table-cell office:value-type="string">
            <text:p><text:s/>2760</text:p>
          </table:table-cell>
          <table:table-cell/>
        </table:table-row>
        <table:table-row table:style-name="ro1">
          <table:table-cell office:value-type="float" office:value="2921">
            <text:p>2921</text:p>
          </table:table-cell>
          <table:table-cell office:value-type="string">
            <text:p><text:s/>2906</text:p>
          </table:table-cell>
          <table:table-cell office:value-type="string">
            <text:p><text:s/>2870</text:p>
          </table:table-cell>
          <table:table-cell/>
        </table:table-row>
        <table:table-row table:style-name="ro1">
          <table:table-cell office:value-type="float" office:value="2996">
            <text:p>2996</text:p>
          </table:table-cell>
          <table:table-cell office:value-type="string">
            <text:p><text:s/>2950</text:p>
          </table:table-cell>
          <table:table-cell office:value-type="string">
            <text:p><text:s/>2886</text:p>
          </table:table-cell>
          <table:table-cell/>
        </table:table-row>
        <table:table-row table:style-name="ro1">
          <table:table-cell office:value-type="float" office:value="2843">
            <text:p>2843</text:p>
          </table:table-cell>
          <table:table-cell office:value-type="string">
            <text:p><text:s/>2833</text:p>
          </table:table-cell>
          <table:table-cell office:value-type="string">
            <text:p><text:s/>2739</text:p>
          </table:table-cell>
          <table:table-cell/>
        </table:table-row>
        <table:table-row table:style-name="ro1">
          <table:table-cell office:value-type="float" office:value="2859">
            <text:p>2859</text:p>
          </table:table-cell>
          <table:table-cell office:value-type="string">
            <text:p><text:s/>2871</text:p>
          </table:table-cell>
          <table:table-cell office:value-type="string">
            <text:p><text:s/>2790</text:p>
          </table:table-cell>
          <table:table-cell/>
        </table:table-row>
        <table:table-row table:style-name="ro1">
          <table:table-cell office:value-type="float" office:value="2914">
            <text:p>2914</text:p>
          </table:table-cell>
          <table:table-cell office:value-type="string">
            <text:p><text:s/>2913</text:p>
          </table:table-cell>
          <table:table-cell office:value-type="string">
            <text:p><text:s/>2847</text:p>
          </table:table-cell>
          <table:table-cell/>
        </table:table-row>
        <table:table-row table:style-name="ro1">
          <table:table-cell office:value-type="float" office:value="3043">
            <text:p>3043</text:p>
          </table:table-cell>
          <table:table-cell office:value-type="string">
            <text:p><text:s/>3052</text:p>
          </table:table-cell>
          <table:table-cell office:value-type="string">
            <text:p><text:s/>2978</text:p>
          </table:table-cell>
          <table:table-cell/>
        </table:table-row>
        <table:table-row table:style-name="ro1">
          <table:table-cell office:value-type="float" office:value="2989">
            <text:p>2989</text:p>
          </table:table-cell>
          <table:table-cell office:value-type="string">
            <text:p><text:s/>3012</text:p>
          </table:table-cell>
          <table:table-cell office:value-type="string">
            <text:p><text:s/>2944</text:p>
          </table:table-cell>
          <table:table-cell/>
        </table:table-row>
        <table:table-row table:style-name="ro1">
          <table:table-cell office:value-type="float" office:value="2947">
            <text:p>2947</text:p>
          </table:table-cell>
          <table:table-cell office:value-type="string">
            <text:p><text:s/>3000</text:p>
          </table:table-cell>
          <table:table-cell office:value-type="string">
            <text:p><text:s/>2928</text:p>
          </table:table-cell>
          <table:table-cell/>
        </table:table-row>
        <table:table-row table:style-name="ro1">
          <table:table-cell office:value-type="float" office:value="2934">
            <text:p>2934</text:p>
          </table:table-cell>
          <table:table-cell office:value-type="string">
            <text:p><text:s/>2973</text:p>
          </table:table-cell>
          <table:table-cell office:value-type="string">
            <text:p><text:s/>2864</text:p>
          </table:table-cell>
          <table:table-cell/>
        </table:table-row>
        <table:table-row table:style-name="ro1">
          <table:table-cell office:value-type="float" office:value="2937">
            <text:p>2937</text:p>
          </table:table-cell>
          <table:table-cell office:value-type="string">
            <text:p><text:s/>2946</text:p>
          </table:table-cell>
          <table:table-cell office:value-type="string">
            <text:p><text:s/>2832</text:p>
          </table:table-cell>
          <table:table-cell/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<text:s/>2949</text:p>
          </table:table-cell>
          <table:table-cell office:value-type="string">
            <text:p><text:s/>2835</text:p>
          </table:table-cell>
          <table:table-cell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<text:s/>3016</text:p>
          </table:table-cell>
          <table:table-cell office:value-type="string">
            <text:p><text:s/>2922</text:p>
          </table:table-cell>
          <table:table-cell/>
        </table:table-row>
        <table:table-row table:style-name="ro1">
          <table:table-cell office:value-type="float" office:value="2997">
            <text:p>2997</text:p>
          </table:table-cell>
          <table:table-cell office:value-type="string">
            <text:p><text:s/>3026</text:p>
          </table:table-cell>
          <table:table-cell office:value-type="string">
            <text:p><text:s/>2931</text:p>
          </table:table-cell>
          <table:table-cell/>
        </table:table-row>
        <table:table-row table:style-name="ro1">
          <table:table-cell office:value-type="float" office:value="2894">
            <text:p>2894</text:p>
          </table:table-cell>
          <table:table-cell office:value-type="string">
            <text:p><text:s/>2993</text:p>
          </table:table-cell>
          <table:table-cell office:value-type="string">
            <text:p><text:s/>2892</text:p>
          </table:table-cell>
          <table:table-cell/>
        </table:table-row>
        <table:table-row table:style-name="ro1">
          <table:table-cell office:value-type="float" office:value="2951">
            <text:p>2951</text:p>
          </table:table-cell>
          <table:table-cell office:value-type="string">
            <text:p><text:s/>3037</text:p>
          </table:table-cell>
          <table:table-cell office:value-type="string">
            <text:p><text:s/>2923</text:p>
          </table:table-cell>
          <table:table-cell/>
        </table:table-row>
        <table:table-row table:style-name="ro1">
          <table:table-cell office:value-type="float" office:value="3064">
            <text:p>3064</text:p>
          </table:table-cell>
          <table:table-cell office:value-type="string">
            <text:p><text:s/>3126</text:p>
          </table:table-cell>
          <table:table-cell office:value-type="string">
            <text:p><text:s/>3023</text:p>
          </table:table-cell>
          <table:table-cell/>
        </table:table-row>
        <table:table-row table:style-name="ro1">
          <table:table-cell office:value-type="float" office:value="2964">
            <text:p>2964</text:p>
          </table:table-cell>
          <table:table-cell office:value-type="string">
            <text:p><text:s/>3052</text:p>
          </table:table-cell>
          <table:table-cell office:value-type="string">
            <text:p><text:s/>2946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<text:s/>3119</text:p>
          </table:table-cell>
          <table:table-cell office:value-type="string">
            <text:p><text:s/>2995</text:p>
          </table:table-cell>
          <table:table-cell/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<text:s/>3214</text:p>
          </table:table-cell>
          <table:table-cell office:value-type="string">
            <text:p><text:s/>3081</text:p>
          </table:table-cell>
          <table:table-cell/>
        </table:table-row>
        <table:table-row table:style-name="ro1">
          <table:table-cell office:value-type="float" office:value="3244">
            <text:p>3244</text:p>
          </table:table-cell>
          <table:table-cell office:value-type="string">
            <text:p><text:s/>3311</text:p>
          </table:table-cell>
          <table:table-cell office:value-type="string">
            <text:p><text:s/>3230</text:p>
          </table:table-cell>
          <table:table-cell/>
        </table:table-row>
        <table:table-row table:style-name="ro1">
          <table:table-cell office:value-type="float" office:value="3159">
            <text:p>3159</text:p>
          </table:table-cell>
          <table:table-cell office:value-type="string">
            <text:p><text:s/>3245</text:p>
          </table:table-cell>
          <table:table-cell office:value-type="string">
            <text:p><text:s/>3143</text:p>
          </table:table-cell>
          <table:table-cell/>
        </table:table-row>
        <table:table-row table:style-name="ro1">
          <table:table-cell office:value-type="float" office:value="2989">
            <text:p>2989</text:p>
          </table:table-cell>
          <table:table-cell office:value-type="string">
            <text:p><text:s/>3131</text:p>
          </table:table-cell>
          <table:table-cell office:value-type="string">
            <text:p><text:s/>2966</text:p>
          </table:table-cell>
          <table:table-cell/>
        </table:table-row>
        <table:table-row table:style-name="ro1">
          <table:table-cell office:value-type="float" office:value="2995">
            <text:p>2995</text:p>
          </table:table-cell>
          <table:table-cell office:value-type="string">
            <text:p><text:s/>3144</text:p>
          </table:table-cell>
          <table:table-cell office:value-type="string">
            <text:p><text:s/>2967</text:p>
          </table:table-cell>
          <table:table-cell/>
        </table:table-row>
        <table:table-row table:style-name="ro1">
          <table:table-cell office:value-type="float" office:value="3099">
            <text:p>3099</text:p>
          </table:table-cell>
          <table:table-cell office:value-type="string">
            <text:p><text:s/>3185</text:p>
          </table:table-cell>
          <table:table-cell office:value-type="string">
            <text:p><text:s/>3001</text:p>
          </table:table-cell>
          <table:table-cell/>
        </table:table-row>
        <table:table-row table:style-name="ro1">
          <table:table-cell office:value-type="float" office:value="3215">
            <text:p>3215</text:p>
          </table:table-cell>
          <table:table-cell office:value-type="string">
            <text:p><text:s/>3314</text:p>
          </table:table-cell>
          <table:table-cell office:value-type="string">
            <text:p><text:s/>3126</text:p>
          </table:table-cell>
          <table:table-cell/>
        </table:table-row>
        <table:table-row table:style-name="ro1">
          <table:table-cell office:value-type="float" office:value="3237">
            <text:p>3237</text:p>
          </table:table-cell>
          <table:table-cell office:value-type="string">
            <text:p><text:s/>3330</text:p>
          </table:table-cell>
          <table:table-cell office:value-type="string">
            <text:p><text:s/>3151</text:p>
          </table:table-cell>
          <table:table-cell/>
        </table:table-row>
        <table:table-row table:style-name="ro1">
          <table:table-cell office:value-type="float" office:value="3208">
            <text:p>3208</text:p>
          </table:table-cell>
          <table:table-cell office:value-type="string">
            <text:p><text:s/>3318</text:p>
          </table:table-cell>
          <table:table-cell office:value-type="string">
            <text:p><text:s/>3139</text:p>
          </table:table-cell>
          <table:table-cell/>
        </table:table-row>
        <table:table-row table:style-name="ro1">
          <table:table-cell office:value-type="float" office:value="3181">
            <text:p>3181</text:p>
          </table:table-cell>
          <table:table-cell office:value-type="string">
            <text:p><text:s/>3308</text:p>
          </table:table-cell>
          <table:table-cell office:value-type="string">
            <text:p><text:s/>3155</text:p>
          </table:table-cell>
          <table:table-cell/>
        </table:table-row>
        <table:table-row table:style-name="ro1">
          <table:table-cell office:value-type="float" office:value="3215">
            <text:p>3215</text:p>
          </table:table-cell>
          <table:table-cell office:value-type="string">
            <text:p><text:s/>3342</text:p>
          </table:table-cell>
          <table:table-cell office:value-type="string">
            <text:p><text:s/>3179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<text:s/>3349</text:p>
          </table:table-cell>
          <table:table-cell office:value-type="string">
            <text:p><text:s/>3137</text:p>
          </table:table-cell>
          <table:table-cell/>
        </table:table-row>
        <table:table-row table:style-name="ro1">
          <table:table-cell office:value-type="float" office:value="3272">
            <text:p>3272</text:p>
          </table:table-cell>
          <table:table-cell office:value-type="string">
            <text:p><text:s/>3376</text:p>
          </table:table-cell>
          <table:table-cell office:value-type="string">
            <text:p><text:s/>3180</text:p>
          </table:table-cell>
          <table:table-cell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<text:s/>3324</text:p>
          </table:table-cell>
          <table:table-cell office:value-type="string">
            <text:p><text:s/>3148</text:p>
          </table:table-cell>
          <table:table-cell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<text:s/>3226</text:p>
          </table:table-cell>
          <table:table-cell office:value-type="string">
            <text:p><text:s/>3023</text:p>
          </table:table-cell>
          <table:table-cell/>
        </table:table-row>
        <table:table-row table:style-name="ro1">
          <table:table-cell office:value-type="float" office:value="3242">
            <text:p>3242</text:p>
          </table:table-cell>
          <table:table-cell office:value-type="string">
            <text:p><text:s/>3335</text:p>
          </table:table-cell>
          <table:table-cell office:value-type="string">
            <text:p><text:s/>3167</text:p>
          </table:table-cell>
          <table:table-cell/>
        </table:table-row>
        <table:table-row table:style-name="ro1">
          <table:table-cell office:value-type="float" office:value="3316">
            <text:p>3316</text:p>
          </table:table-cell>
          <table:table-cell office:value-type="string">
            <text:p><text:s/>3434</text:p>
          </table:table-cell>
          <table:table-cell office:value-type="string">
            <text:p><text:s/>3226</text:p>
          </table:table-cell>
          <table:table-cell/>
        </table:table-row>
        <table:table-row table:style-name="ro1">
          <table:table-cell office:value-type="float" office:value="3187">
            <text:p>3187</text:p>
          </table:table-cell>
          <table:table-cell office:value-type="string">
            <text:p><text:s/>3332</text:p>
          </table:table-cell>
          <table:table-cell office:value-type="string">
            <text:p><text:s/>3070</text:p>
          </table:table-cell>
          <table:table-cell/>
        </table:table-row>
        <table:table-row table:style-name="ro1">
          <table:table-cell office:value-type="float" office:value="3214">
            <text:p>3214</text:p>
          </table:table-cell>
          <table:table-cell office:value-type="string">
            <text:p><text:s/>3338</text:p>
          </table:table-cell>
          <table:table-cell office:value-type="string">
            <text:p><text:s/>3072</text:p>
          </table:table-cell>
          <table:table-cell/>
        </table:table-row>
        <table:table-row table:style-name="ro1">
          <table:table-cell office:value-type="float" office:value="3353">
            <text:p>3353</text:p>
          </table:table-cell>
          <table:table-cell office:value-type="string">
            <text:p><text:s/>3407</text:p>
          </table:table-cell>
          <table:table-cell office:value-type="string">
            <text:p><text:s/>3154</text:p>
          </table:table-cell>
          <table:table-cell/>
        </table:table-row>
        <table:table-row table:style-name="ro1">
          <table:table-cell office:value-type="float" office:value="3518">
            <text:p>3518</text:p>
          </table:table-cell>
          <table:table-cell office:value-type="string">
            <text:p><text:s/>3574</text:p>
          </table:table-cell>
          <table:table-cell office:value-type="string">
            <text:p><text:s/>3329</text:p>
          </table:table-cell>
          <table:table-cell/>
        </table:table-row>
        <table:table-row table:style-name="ro1">
          <table:table-cell office:value-type="float" office:value="3437">
            <text:p>3437</text:p>
          </table:table-cell>
          <table:table-cell office:value-type="string">
            <text:p><text:s/>3533</text:p>
          </table:table-cell>
          <table:table-cell office:value-type="string">
            <text:p><text:s/>3310</text:p>
          </table:table-cell>
          <table:table-cell/>
        </table:table-row>
        <table:table-row table:style-name="ro1">
          <table:table-cell office:value-type="float" office:value="3352">
            <text:p>3352</text:p>
          </table:table-cell>
          <table:table-cell office:value-type="string">
            <text:p><text:s/>3463</text:p>
          </table:table-cell>
          <table:table-cell office:value-type="string">
            <text:p><text:s/>3209</text:p>
          </table:table-cell>
          <table:table-cell/>
        </table:table-row>
        <table:table-row table:style-name="ro1">
          <table:table-cell office:value-type="float" office:value="3347">
            <text:p>3347</text:p>
          </table:table-cell>
          <table:table-cell office:value-type="string">
            <text:p><text:s/>3436</text:p>
          </table:table-cell>
          <table:table-cell office:value-type="string">
            <text:p><text:s/>3229</text:p>
          </table:table-cell>
          <table:table-cell/>
        </table:table-row>
        <table:table-row table:style-name="ro1">
          <table:table-cell office:value-type="float" office:value="3268">
            <text:p>3268</text:p>
          </table:table-cell>
          <table:table-cell office:value-type="string">
            <text:p><text:s/>3369</text:p>
          </table:table-cell>
          <table:table-cell office:value-type="string">
            <text:p><text:s/>3160</text:p>
          </table:table-cell>
          <table:table-cell/>
        </table:table-row>
        <table:table-row table:style-name="ro1">
          <table:table-cell office:value-type="float" office:value="3226">
            <text:p>3226</text:p>
          </table:table-cell>
          <table:table-cell office:value-type="string">
            <text:p><text:s/>3335</text:p>
          </table:table-cell>
          <table:table-cell office:value-type="string">
            <text:p><text:s/>3103</text:p>
          </table:table-cell>
          <table:table-cell/>
        </table:table-row>
        <table:table-row table:style-name="ro1">
          <table:table-cell office:value-type="float" office:value="3268">
            <text:p>3268</text:p>
          </table:table-cell>
          <table:table-cell office:value-type="string">
            <text:p><text:s/>3376</text:p>
          </table:table-cell>
          <table:table-cell office:value-type="string">
            <text:p><text:s/>3186</text:p>
          </table:table-cell>
          <table:table-cell/>
        </table:table-row>
        <table:table-row table:style-name="ro1">
          <table:table-cell office:value-type="float" office:value="3268">
            <text:p>3268</text:p>
          </table:table-cell>
          <table:table-cell office:value-type="string">
            <text:p><text:s/>3353</text:p>
          </table:table-cell>
          <table:table-cell office:value-type="string">
            <text:p><text:s/>3169</text:p>
          </table:table-cell>
          <table:table-cell/>
        </table:table-row>
        <table:table-row table:style-name="ro1">
          <table:table-cell office:value-type="float" office:value="3177">
            <text:p>3177</text:p>
          </table:table-cell>
          <table:table-cell office:value-type="string">
            <text:p><text:s/>3320</text:p>
          </table:table-cell>
          <table:table-cell office:value-type="string">
            <text:p><text:s/>3094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<text:s/>3397</text:p>
          </table:table-cell>
          <table:table-cell office:value-type="string">
            <text:p><text:s/>3173</text:p>
          </table:table-cell>
          <table:table-cell/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<text:s/>3409</text:p>
          </table:table-cell>
          <table:table-cell office:value-type="string">
            <text:p><text:s/>3151</text:p>
          </table:table-cell>
          <table:table-cell/>
        </table:table-row>
        <table:table-row table:style-name="ro1">
          <table:table-cell office:value-type="float" office:value="3261">
            <text:p>3261</text:p>
          </table:table-cell>
          <table:table-cell office:value-type="string">
            <text:p><text:s/>3409</text:p>
          </table:table-cell>
          <table:table-cell office:value-type="string">
            <text:p><text:s/>3148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<text:s/>3409</text:p>
          </table:table-cell>
          <table:table-cell office:value-type="string">
            <text:p><text:s/>3142</text:p>
          </table:table-cell>
          <table:table-cell/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<text:s/>3384</text:p>
          </table:table-cell>
          <table:table-cell office:value-type="string">
            <text:p><text:s/>3110</text:p>
          </table:table-cell>
          <table:table-cell/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<text:s/>3395</text:p>
          </table:table-cell>
          <table:table-cell office:value-type="string">
            <text:p><text:s/>3122</text:p>
          </table:table-cell>
          <table:table-cell/>
        </table:table-row>
        <table:table-row table:style-name="ro1">
          <table:table-cell office:value-type="float" office:value="3266">
            <text:p>3266</text:p>
          </table:table-cell>
          <table:table-cell office:value-type="string">
            <text:p><text:s/>3436</text:p>
          </table:table-cell>
          <table:table-cell office:value-type="string">
            <text:p><text:s/>3145</text:p>
          </table:table-cell>
          <table:table-cell/>
        </table:table-row>
        <table:table-row table:style-name="ro1">
          <table:table-cell office:value-type="float" office:value="3288">
            <text:p>3288</text:p>
          </table:table-cell>
          <table:table-cell office:value-type="string">
            <text:p><text:s/>3479</text:p>
          </table:table-cell>
          <table:table-cell office:value-type="string">
            <text:p><text:s/>3192</text:p>
          </table:table-cell>
          <table:table-cell/>
        </table:table-row>
        <table:table-row table:style-name="ro1">
          <table:table-cell office:value-type="float" office:value="3395">
            <text:p>3395</text:p>
          </table:table-cell>
          <table:table-cell office:value-type="string">
            <text:p><text:s/>3580</text:p>
          </table:table-cell>
          <table:table-cell office:value-type="string">
            <text:p><text:s/>3297</text:p>
          </table:table-cell>
          <table:table-cell/>
        </table:table-row>
        <table:table-row table:style-name="ro1">
          <table:table-cell office:value-type="float" office:value="3371">
            <text:p>3371</text:p>
          </table:table-cell>
          <table:table-cell office:value-type="string">
            <text:p><text:s/>3568</text:p>
          </table:table-cell>
          <table:table-cell office:value-type="string">
            <text:p><text:s/>3285</text:p>
          </table:table-cell>
          <table:table-cell/>
        </table:table-row>
        <table:table-row table:style-name="ro1">
          <table:table-cell office:value-type="float" office:value="3375">
            <text:p>3375</text:p>
          </table:table-cell>
          <table:table-cell office:value-type="string">
            <text:p><text:s/>3575</text:p>
          </table:table-cell>
          <table:table-cell office:value-type="string">
            <text:p><text:s/>3284</text:p>
          </table:table-cell>
          <table:table-cell/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<text:s/>3830</text:p>
          </table:table-cell>
          <table:table-cell office:value-type="string">
            <text:p><text:s/>3580</text:p>
          </table:table-cell>
          <table:table-cell/>
        </table:table-row>
        <table:table-row table:style-name="ro1">
          <table:table-cell office:value-type="float" office:value="3638">
            <text:p>3638</text:p>
          </table:table-cell>
          <table:table-cell office:value-type="string">
            <text:p><text:s/>3926</text:p>
          </table:table-cell>
          <table:table-cell office:value-type="string">
            <text:p><text:s/>3594</text:p>
          </table:table-cell>
          <table:table-cell/>
        </table:table-row>
        <table:table-row table:style-name="ro1">
          <table:table-cell office:value-type="float" office:value="3587">
            <text:p>3587</text:p>
          </table:table-cell>
          <table:table-cell office:value-type="string">
            <text:p><text:s/>3856</text:p>
          </table:table-cell>
          <table:table-cell office:value-type="string">
            <text:p><text:s/>3525</text:p>
          </table:table-cell>
          <table:table-cell/>
        </table:table-row>
        <table:table-row table:style-name="ro1">
          <table:table-cell office:value-type="float" office:value="3591">
            <text:p>3591</text:p>
          </table:table-cell>
          <table:table-cell office:value-type="string">
            <text:p><text:s/>3872</text:p>
          </table:table-cell>
          <table:table-cell office:value-type="string">
            <text:p><text:s/>3549</text:p>
          </table:table-cell>
          <table:table-cell/>
        </table:table-row>
        <table:table-row table:style-name="ro1">
          <table:table-cell office:value-type="float" office:value="3527">
            <text:p>3527</text:p>
          </table:table-cell>
          <table:table-cell office:value-type="string">
            <text:p><text:s/>3788</text:p>
          </table:table-cell>
          <table:table-cell office:value-type="string">
            <text:p><text:s/>3470</text:p>
          </table:table-cell>
          <table:table-cell/>
        </table:table-row>
        <table:table-row table:style-name="ro1">
          <table:table-cell office:value-type="float" office:value="3528">
            <text:p>3528</text:p>
          </table:table-cell>
          <table:table-cell office:value-type="string">
            <text:p><text:s/>3782</text:p>
          </table:table-cell>
          <table:table-cell office:value-type="string">
            <text:p><text:s/>3472</text:p>
          </table:table-cell>
          <table:table-cell/>
        </table:table-row>
        <table:table-row table:style-name="ro1">
          <table:table-cell office:value-type="float" office:value="3595">
            <text:p>3595</text:p>
          </table:table-cell>
          <table:table-cell office:value-type="string">
            <text:p><text:s/>3849</text:p>
          </table:table-cell>
          <table:table-cell office:value-type="string">
            <text:p><text:s/>3552</text:p>
          </table:table-cell>
          <table:table-cell/>
        </table:table-row>
        <table:table-row table:style-name="ro1">
          <table:table-cell office:value-type="float" office:value="3570">
            <text:p>3570</text:p>
          </table:table-cell>
          <table:table-cell office:value-type="string">
            <text:p><text:s/>3820</text:p>
          </table:table-cell>
          <table:table-cell office:value-type="string">
            <text:p><text:s/>3525</text:p>
          </table:table-cell>
          <table:table-cell/>
        </table:table-row>
        <table:table-row table:style-name="ro1">
          <table:table-cell office:value-type="float" office:value="3551">
            <text:p>3551</text:p>
          </table:table-cell>
          <table:table-cell office:value-type="string">
            <text:p><text:s/>3791</text:p>
          </table:table-cell>
          <table:table-cell office:value-type="string">
            <text:p><text:s/>3508</text:p>
          </table:table-cell>
          <table:table-cell/>
        </table:table-row>
        <table:table-row table:style-name="ro1">
          <table:table-cell office:value-type="float" office:value="3593">
            <text:p>3593</text:p>
          </table:table-cell>
          <table:table-cell office:value-type="string">
            <text:p><text:s/>3830</text:p>
          </table:table-cell>
          <table:table-cell office:value-type="string">
            <text:p><text:s/>3559</text:p>
          </table:table-cell>
          <table:table-cell/>
        </table:table-row>
        <table:table-row table:style-name="ro1">
          <table:table-cell office:value-type="float" office:value="3547">
            <text:p>3547</text:p>
          </table:table-cell>
          <table:table-cell office:value-type="string">
            <text:p><text:s/>3771</text:p>
          </table:table-cell>
          <table:table-cell office:value-type="string">
            <text:p><text:s/>3519</text:p>
          </table:table-cell>
          <table:table-cell/>
        </table:table-row>
        <table:table-row table:style-name="ro1">
          <table:table-cell office:value-type="float" office:value="3567">
            <text:p>3567</text:p>
          </table:table-cell>
          <table:table-cell office:value-type="string">
            <text:p><text:s/>3788</text:p>
          </table:table-cell>
          <table:table-cell office:value-type="string">
            <text:p><text:s/>3544</text:p>
          </table:table-cell>
          <table:table-cell/>
        </table:table-row>
        <table:table-row table:style-name="ro1">
          <table:table-cell office:value-type="float" office:value="3509">
            <text:p>3509</text:p>
          </table:table-cell>
          <table:table-cell office:value-type="string">
            <text:p><text:s/>3715</text:p>
          </table:table-cell>
          <table:table-cell office:value-type="string">
            <text:p><text:s/>3488</text:p>
          </table:table-cell>
          <table:table-cell/>
        </table:table-row>
        <table:table-row table:style-name="ro1">
          <table:table-cell office:value-type="float" office:value="3405">
            <text:p>3405</text:p>
          </table:table-cell>
          <table:table-cell office:value-type="string">
            <text:p><text:s/>3592</text:p>
          </table:table-cell>
          <table:table-cell office:value-type="string">
            <text:p><text:s/>3389</text:p>
          </table:table-cell>
          <table:table-cell/>
        </table:table-row>
        <table:table-row table:style-name="ro1">
          <table:table-cell office:value-type="float" office:value="3306">
            <text:p>3306</text:p>
          </table:table-cell>
          <table:table-cell office:value-type="string">
            <text:p><text:s/>3484</text:p>
          </table:table-cell>
          <table:table-cell office:value-type="string">
            <text:p><text:s/>3300</text:p>
          </table:table-cell>
          <table:table-cell/>
        </table:table-row>
        <table:table-row table:style-name="ro1">
          <table:table-cell office:value-type="float" office:value="3220">
            <text:p>3220</text:p>
          </table:table-cell>
          <table:table-cell office:value-type="string">
            <text:p><text:s/>3384</text:p>
          </table:table-cell>
          <table:table-cell office:value-type="string">
            <text:p><text:s/>3215</text:p>
          </table:table-cell>
          <table:table-cell/>
        </table:table-row>
        <table:table-row table:style-name="ro1">
          <table:table-cell office:value-type="float" office:value="3172">
            <text:p>3172</text:p>
          </table:table-cell>
          <table:table-cell office:value-type="string">
            <text:p><text:s/>3331</text:p>
          </table:table-cell>
          <table:table-cell office:value-type="string">
            <text:p><text:s/>3170</text:p>
          </table:table-cell>
          <table:table-cell/>
        </table:table-row>
        <table:table-row table:style-name="ro1">
          <table:table-cell office:value-type="float" office:value="3475">
            <text:p>3475</text:p>
          </table:table-cell>
          <table:table-cell office:value-type="string">
            <text:p><text:s/>3615</text:p>
          </table:table-cell>
          <table:table-cell office:value-type="string">
            <text:p><text:s/>3486</text:p>
          </table:table-cell>
          <table:table-cell/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<text:s/>3013</text:p>
          </table:table-cell>
          <table:table-cell office:value-type="string">
            <text:p><text:s/>2932</text:p>
          </table:table-cell>
          <table:table-cell/>
        </table:table-row>
        <table:table-row table:style-name="ro1">
          <table:table-cell office:value-type="float" office:value="2118">
            <text:p>2118</text:p>
          </table:table-cell>
          <table:table-cell office:value-type="string">
            <text:p><text:s/>2191</text:p>
          </table:table-cell>
          <table:table-cell office:value-type="string">
            <text:p><text:s/>2138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<text:s/>661</text:p>
          </table:table-cell>
          <table:table-cell office:value-type="string">
            <text:p><text:s/>649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<text:s/>582</text:p>
          </table:table-cell>
          <table:table-cell office:value-type="string">
            <text:p><text:s/>558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<text:s/>633</text:p>
          </table:table-cell>
          <table:table-cell office:value-type="string">
            <text:p><text:s/>606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<text:s/>692</text:p>
          </table:table-cell>
          <table:table-cell office:value-type="string">
            <text:p><text:s/>665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<text:s/>700</text:p>
          </table:table-cell>
          <table:table-cell office:value-type="string">
            <text:p><text:s/>670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/>737</text:p>
          </table:table-cell>
          <table:table-cell office:value-type="string">
            <text:p><text:s/>705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/>712</text:p>
          </table:table-cell>
          <table:table-cell office:value-type="string">
            <text:p><text:s/>681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s/>685</text:p>
          </table:table-cell>
          <table:table-cell office:value-type="string">
            <text:p><text:s/>658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/>682</text:p>
          </table:table-cell>
          <table:table-cell office:value-type="string">
            <text:p><text:s/>659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<text:s/>639</text:p>
          </table:table-cell>
          <table:table-cell office:value-type="string">
            <text:p><text:s/>621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<text:s/>622</text:p>
          </table:table-cell>
          <table:table-cell office:value-type="string">
            <text:p><text:s/>605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<text:s/>616</text:p>
          </table:table-cell>
          <table:table-cell office:value-type="string">
            <text:p><text:s/>596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<text:s/>594</text:p>
          </table:table-cell>
          <table:table-cell office:value-type="string">
            <text:p><text:s/>574</text:p>
          </table:table-cell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<text:s/>613</text:p>
          </table:table-cell>
          <table:table-cell office:value-type="string">
            <text:p><text:s/>593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<text:s/>634</text:p>
          </table:table-cell>
          <table:table-cell office:value-type="string">
            <text:p><text:s/>610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<text:s/>646</text:p>
          </table:table-cell>
          <table:table-cell office:value-type="string">
            <text:p><text:s/>621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<text:s/>655</text:p>
          </table:table-cell>
          <table:table-cell office:value-type="string">
            <text:p><text:s/>630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<text:s/>604</text:p>
          </table:table-cell>
          <table:table-cell office:value-type="string">
            <text:p><text:s/>581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<text:s/>608</text:p>
          </table:table-cell>
          <table:table-cell office:value-type="string">
            <text:p><text:s/>586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<text:s/>580</text:p>
          </table:table-cell>
          <table:table-cell office:value-type="string">
            <text:p><text:s/>562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<text:s/>565</text:p>
          </table:table-cell>
          <table:table-cell office:value-type="string">
            <text:p><text:s/>546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<text:s/>591</text:p>
          </table:table-cell>
          <table:table-cell office:value-type="string">
            <text:p><text:s/>568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546</text:p>
          </table:table-cell>
          <table:table-cell office:value-type="string">
            <text:p><text:s/>523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<text:s/>592</text:p>
          </table:table-cell>
          <table:table-cell office:value-type="string">
            <text:p><text:s/>571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<text:s/>619</text:p>
          </table:table-cell>
          <table:table-cell office:value-type="string">
            <text:p><text:s/>599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50</text:p>
          </table:table-cell>
          <table:table-cell office:value-type="string">
            <text:p><text:s/>531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s/>583</text:p>
          </table:table-cell>
          <table:table-cell office:value-type="string">
            <text:p><text:s/>564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/>562</text:p>
          </table:table-cell>
          <table:table-cell office:value-type="string">
            <text:p><text:s/>545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/>548</text:p>
          </table:table-cell>
          <table:table-cell office:value-type="string">
            <text:p><text:s/>531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s/>559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s/>568</text:p>
          </table:table-cell>
          <table:table-cell office:value-type="string">
            <text:p><text:s/>548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<text:s/>552</text:p>
          </table:table-cell>
          <table:table-cell office:value-type="string">
            <text:p><text:s/>529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<text:s/>566</text:p>
          </table:table-cell>
          <table:table-cell office:value-type="string">
            <text:p><text:s/>546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526</text:p>
          </table:table-cell>
          <table:table-cell office:value-type="string">
            <text:p><text:s/>50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<text:s/>504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<text:s/>541</text:p>
          </table:table-cell>
          <table:table-cell office:value-type="string">
            <text:p><text:s/>520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<text:s/>583</text:p>
          </table:table-cell>
          <table:table-cell office:value-type="string">
            <text:p><text:s/>563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s/>587</text:p>
          </table:table-cell>
          <table:table-cell office:value-type="string">
            <text:p><text:s/>567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<text:s/>548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503</text:p>
          </table:table-cell>
          <table:table-cell office:value-type="string">
            <text:p><text:s/>49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18</text:p>
          </table:table-cell>
          <table:table-cell office:value-type="string">
            <text:p><text:s/>504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551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<text:s/>568</text:p>
          </table:table-cell>
          <table:table-cell office:value-type="string">
            <text:p><text:s/>547</text:p>
          </table:table-cell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<text:s/>606</text:p>
          </table:table-cell>
          <table:table-cell office:value-type="string">
            <text:p><text:s/>583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<text:s/>629</text:p>
          </table:table-cell>
          <table:table-cell office:value-type="string">
            <text:p><text:s/>605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<text:s/>604</text:p>
          </table:table-cell>
          <table:table-cell office:value-type="string">
            <text:p><text:s/>575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<text:s/>584</text:p>
          </table:table-cell>
          <table:table-cell office:value-type="string">
            <text:p><text:s/>555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<text:s/>564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<text:s/>558</text:p>
          </table:table-cell>
          <table:table-cell office:value-type="string">
            <text:p><text:s/>540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s/>565</text:p>
          </table:table-cell>
          <table:table-cell office:value-type="string">
            <text:p><text:s/>552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<text:s/>555</text:p>
          </table:table-cell>
          <table:table-cell office:value-type="string">
            <text:p><text:s/>538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s/>559</text:p>
          </table:table-cell>
          <table:table-cell office:value-type="string">
            <text:p><text:s/>539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<text:s/>526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7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13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520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22</text:p>
          </table:table-cell>
          <table:table-cell office:value-type="string">
            <text:p><text:s/>497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s/>498</text:p>
          </table:table-cell>
          <table:table-cell office:value-type="string">
            <text:p><text:s/>474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514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/>466</text:p>
          </table:table-cell>
          <table:table-cell office:value-type="string">
            <text:p><text:s/>44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s/>490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519</text:p>
          </table:table-cell>
          <table:table-cell office:value-type="string">
            <text:p><text:s/>496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<text:s/>529</text:p>
          </table:table-cell>
          <table:table-cell office:value-type="string">
            <text:p><text:s/>508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544</text:p>
          </table:table-cell>
          <table:table-cell office:value-type="string">
            <text:p><text:s/>525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4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2</text:p>
          </table:table-cell>
          <table:table-cell office:value-type="string">
            <text:p><text:s/>473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s/>517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/>518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/>543</text:p>
          </table:table-cell>
          <table:table-cell office:value-type="string">
            <text:p><text:s/>529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s/>551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<text:s/>556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<text:s/>593</text:p>
          </table:table-cell>
          <table:table-cell office:value-type="string">
            <text:p><text:s/>579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<text:s/>588</text:p>
          </table:table-cell>
          <table:table-cell office:value-type="string">
            <text:p><text:s/>572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<text:s/>567</text:p>
          </table:table-cell>
          <table:table-cell office:value-type="string">
            <text:p><text:s/>550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551</text:p>
          </table:table-cell>
          <table:table-cell office:value-type="string">
            <text:p><text:s/>537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/>546</text:p>
          </table:table-cell>
          <table:table-cell office:value-type="string">
            <text:p><text:s/>537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s/>550</text:p>
          </table:table-cell>
          <table:table-cell office:value-type="string">
            <text:p><text:s/>541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<text:s/>527</text:p>
          </table:table-cell>
          <table:table-cell office:value-type="string">
            <text:p><text:s/>514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7</text:p>
          </table:table-cell>
          <table:table-cell office:value-type="string">
            <text:p><text:s/>495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504</text:p>
          </table:table-cell>
          <table:table-cell office:value-type="string">
            <text:p><text:s/>492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/>493</text:p>
          </table:table-cell>
          <table:table-cell office:value-type="string">
            <text:p><text:s/>478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77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/>462</text:p>
          </table:table-cell>
          <table:table-cell office:value-type="string">
            <text:p><text:s/>444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85</text:p>
          </table:table-cell>
          <table:table-cell office:value-type="string">
            <text:p><text:s/>465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<text:s/>549</text:p>
          </table:table-cell>
          <table:table-cell office:value-type="string">
            <text:p><text:s/>530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/>548</text:p>
          </table:table-cell>
          <table:table-cell office:value-type="string">
            <text:p><text:s/>526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s/>532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<text:s/>521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s/>458</text:p>
          </table:table-cell>
          <table:table-cell office:value-type="string">
            <text:p><text:s/>44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0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<text:s/>525</text:p>
          </table:table-cell>
          <table:table-cell office:value-type="string">
            <text:p><text:s/>506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488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2</text:p>
          </table:table-cell>
          <table:table-cell office:value-type="string">
            <text:p><text:s/>453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<text:s/>454</text:p>
          </table:table-cell>
          <table:table-cell office:value-type="string">
            <text:p><text:s/>440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459</text:p>
          </table:table-cell>
          <table:table-cell office:value-type="string">
            <text:p><text:s/>446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73</text:p>
          </table:table-cell>
          <table:table-cell office:value-type="string">
            <text:p><text:s/>45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497</text:p>
          </table:table-cell>
          <table:table-cell office:value-type="string">
            <text:p><text:s/>477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526</text:p>
          </table:table-cell>
          <table:table-cell office:value-type="string">
            <text:p><text:s/>508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<text:s/>554</text:p>
          </table:table-cell>
          <table:table-cell office:value-type="string">
            <text:p><text:s/>537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515</text:p>
          </table:table-cell>
          <table:table-cell office:value-type="string">
            <text:p><text:s/>500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/>483</text:p>
          </table:table-cell>
          <table:table-cell office:value-type="string">
            <text:p><text:s/>47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s/>487</text:p>
          </table:table-cell>
          <table:table-cell office:value-type="string">
            <text:p><text:s/>474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502</text:p>
          </table:table-cell>
          <table:table-cell office:value-type="string">
            <text:p><text:s/>489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/>510</text:p>
          </table:table-cell>
          <table:table-cell office:value-type="string">
            <text:p><text:s/>496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<text:s/>508</text:p>
          </table:table-cell>
          <table:table-cell office:value-type="string">
            <text:p><text:s/>49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/>482</text:p>
          </table:table-cell>
          <table:table-cell office:value-type="string">
            <text:p><text:s/>465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79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499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498</text:p>
          </table:table-cell>
          <table:table-cell office:value-type="string">
            <text:p><text:s/>484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499</text:p>
          </table:table-cell>
          <table:table-cell office:value-type="string">
            <text:p><text:s/>488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501</text:p>
          </table:table-cell>
          <table:table-cell office:value-type="string">
            <text:p><text:s/>487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<text:s/>520</text:p>
          </table:table-cell>
          <table:table-cell office:value-type="string">
            <text:p><text:s/>499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/>536</text:p>
          </table:table-cell>
          <table:table-cell office:value-type="string">
            <text:p><text:s/>510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<text:s/>515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91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s/>469</text:p>
          </table:table-cell>
          <table:table-cell office:value-type="string">
            <text:p><text:s/>447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<text:s/>436</text:p>
          </table:table-cell>
          <table:table-cell office:value-type="string">
            <text:p><text:s/>413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48</text:p>
          </table:table-cell>
          <table:table-cell office:value-type="string">
            <text:p><text:s/>424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/>481</text:p>
          </table:table-cell>
          <table:table-cell office:value-type="string">
            <text:p><text:s/>455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/>531</text:p>
          </table:table-cell>
          <table:table-cell office:value-type="string">
            <text:p><text:s/>506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<text:s/>553</text:p>
          </table:table-cell>
          <table:table-cell office:value-type="string">
            <text:p><text:s/>533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<text:s/>568</text:p>
          </table:table-cell>
          <table:table-cell office:value-type="string">
            <text:p><text:s/>546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550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33</text:p>
          </table:table-cell>
          <table:table-cell office:value-type="string">
            <text:p><text:s/>515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<text:s/>503</text:p>
          </table:table-cell>
          <table:table-cell office:value-type="string">
            <text:p><text:s/>487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/>496</text:p>
          </table:table-cell>
          <table:table-cell office:value-type="string">
            <text:p><text:s/>485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99</text:p>
          </table:table-cell>
          <table:table-cell office:value-type="string">
            <text:p><text:s/>486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81</text:p>
          </table:table-cell>
          <table:table-cell office:value-type="string">
            <text:p><text:s/>470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/>486</text:p>
          </table:table-cell>
          <table:table-cell office:value-type="string">
            <text:p><text:s/>474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4</text:p>
          </table:table-cell>
          <table:table-cell office:value-type="string">
            <text:p><text:s/>463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69</text:p>
          </table:table-cell>
          <table:table-cell office:value-type="string">
            <text:p><text:s/>455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70</text:p>
          </table:table-cell>
          <table:table-cell office:value-type="string">
            <text:p><text:s/>452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491</text:p>
          </table:table-cell>
          <table:table-cell office:value-type="string">
            <text:p><text:s/>469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29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<text:s/>538</text:p>
          </table:table-cell>
          <table:table-cell office:value-type="string">
            <text:p><text:s/>509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<text:s/>528</text:p>
          </table:table-cell>
          <table:table-cell office:value-type="string">
            <text:p><text:s/>502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/>517</text:p>
          </table:table-cell>
          <table:table-cell office:value-type="string">
            <text:p><text:s/>490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/>546</text:p>
          </table:table-cell>
          <table:table-cell office:value-type="string">
            <text:p><text:s/>519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s/>563</text:p>
          </table:table-cell>
          <table:table-cell office:value-type="string">
            <text:p><text:s/>533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<text:s/>543</text:p>
          </table:table-cell>
          <table:table-cell office:value-type="string">
            <text:p><text:s/>519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s/>549</text:p>
          </table:table-cell>
          <table:table-cell office:value-type="string">
            <text:p><text:s/>532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s/>533</text:p>
          </table:table-cell>
          <table:table-cell office:value-type="string">
            <text:p><text:s/>516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489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2</text:p>
          </table:table-cell>
          <table:table-cell office:value-type="string">
            <text:p><text:s/>408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404</text:p>
          </table:table-cell>
          <table:table-cell office:value-type="string">
            <text:p><text:s/>393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<text:s/>427</text:p>
          </table:table-cell>
          <table:table-cell office:value-type="string">
            <text:p><text:s/>416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25</text:p>
          </table:table-cell>
          <table:table-cell office:value-type="string">
            <text:p><text:s/>414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/>440</text:p>
          </table:table-cell>
          <table:table-cell office:value-type="string">
            <text:p><text:s/>430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<text:s/>484</text:p>
          </table:table-cell>
          <table:table-cell office:value-type="string">
            <text:p><text:s/>476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<text:s/>478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<text:s/>493</text:p>
          </table:table-cell>
          <table:table-cell office:value-type="string">
            <text:p><text:s/>477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63</text:p>
          </table:table-cell>
          <table:table-cell office:value-type="string">
            <text:p><text:s/>448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/>419</text:p>
          </table:table-cell>
          <table:table-cell office:value-type="string">
            <text:p><text:s/>409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/>411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433</text:p>
          </table:table-cell>
          <table:table-cell office:value-type="string">
            <text:p><text:s/>427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<text:s/>429</text:p>
          </table:table-cell>
          <table:table-cell office:value-type="string">
            <text:p><text:s/>42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s/>483</text:p>
          </table:table-cell>
          <table:table-cell office:value-type="string">
            <text:p><text:s/>479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503</text:p>
          </table:table-cell>
          <table:table-cell office:value-type="string">
            <text:p><text:s/>498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99</text:p>
          </table:table-cell>
          <table:table-cell office:value-type="string">
            <text:p><text:s/>49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s/>455</text:p>
          </table:table-cell>
          <table:table-cell office:value-type="string">
            <text:p><text:s/>448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<text:s/>458</text:p>
          </table:table-cell>
          <table:table-cell office:value-type="string">
            <text:p><text:s/>450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<text:s/>461</text:p>
          </table:table-cell>
          <table:table-cell office:value-type="string">
            <text:p><text:s/>45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/>442</text:p>
          </table:table-cell>
          <table:table-cell office:value-type="string">
            <text:p><text:s/>429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30</text:p>
          </table:table-cell>
          <table:table-cell office:value-type="string">
            <text:p><text:s/>418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<text:s/>441</text:p>
          </table:table-cell>
          <table:table-cell office:value-type="string">
            <text:p><text:s/>42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s/>435</text:p>
          </table:table-cell>
          <table:table-cell office:value-type="string">
            <text:p><text:s/>41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/>426</text:p>
          </table:table-cell>
          <table:table-cell office:value-type="string">
            <text:p><text:s/>409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s/>476</text:p>
          </table:table-cell>
          <table:table-cell office:value-type="string">
            <text:p><text:s/>456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s/>481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493</text:p>
          </table:table-cell>
          <table:table-cell office:value-type="string">
            <text:p><text:s/>475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/>494</text:p>
          </table:table-cell>
          <table:table-cell office:value-type="string">
            <text:p><text:s/>474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/>481</text:p>
          </table:table-cell>
          <table:table-cell office:value-type="string">
            <text:p><text:s/>463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480</text:p>
          </table:table-cell>
          <table:table-cell office:value-type="string">
            <text:p><text:s/>461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76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/>462</text:p>
          </table:table-cell>
          <table:table-cell office:value-type="string">
            <text:p><text:s/>449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/>501</text:p>
          </table:table-cell>
          <table:table-cell office:value-type="string">
            <text:p><text:s/>487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<text:s/>551</text:p>
          </table:table-cell>
          <table:table-cell office:value-type="string">
            <text:p><text:s/>534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<text:s/>545</text:p>
          </table:table-cell>
          <table:table-cell office:value-type="string">
            <text:p><text:s/>524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487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/>431</text:p>
          </table:table-cell>
          <table:table-cell office:value-type="string">
            <text:p><text:s/>419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24</text:p>
          </table:table-cell>
          <table:table-cell office:value-type="string">
            <text:p><text:s/>415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5</text:p>
          </table:table-cell>
          <table:table-cell office:value-type="string">
            <text:p><text:s/>41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35</text:p>
          </table:table-cell>
          <table:table-cell office:value-type="string">
            <text:p><text:s/>423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<text:s/>435</text:p>
          </table:table-cell>
          <table:table-cell office:value-type="string">
            <text:p><text:s/>42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65</text:p>
          </table:table-cell>
          <table:table-cell office:value-type="string">
            <text:p><text:s/>448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486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s/>460</text:p>
          </table:table-cell>
          <table:table-cell office:value-type="string">
            <text:p><text:s/>43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s/>436</text:p>
          </table:table-cell>
          <table:table-cell office:value-type="string">
            <text:p><text:s/>415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s/>416</text:p>
          </table:table-cell>
          <table:table-cell office:value-type="string">
            <text:p><text:s/>40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405</text:p>
          </table:table-cell>
          <table:table-cell office:value-type="string">
            <text:p><text:s/>396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<text:s/>418</text:p>
          </table:table-cell>
          <table:table-cell office:value-type="string">
            <text:p><text:s/>410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s/>452</text:p>
          </table:table-cell>
          <table:table-cell office:value-type="string">
            <text:p><text:s/>443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82</text:p>
          </table:table-cell>
          <table:table-cell office:value-type="string">
            <text:p><text:s/>468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s/>458</text:p>
          </table:table-cell>
          <table:table-cell office:value-type="string">
            <text:p><text:s/>438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<text:s/>457</text:p>
          </table:table-cell>
          <table:table-cell office:value-type="string">
            <text:p><text:s/>437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/>458</text:p>
          </table:table-cell>
          <table:table-cell office:value-type="string">
            <text:p><text:s/>441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442</text:p>
          </table:table-cell>
          <table:table-cell office:value-type="string">
            <text:p><text:s/>41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/>445</text:p>
          </table:table-cell>
          <table:table-cell office:value-type="string">
            <text:p><text:s/>421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<text:s/>479</text:p>
          </table:table-cell>
          <table:table-cell office:value-type="string">
            <text:p><text:s/>459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/>461</text:p>
          </table:table-cell>
          <table:table-cell office:value-type="string">
            <text:p><text:s/>444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57</text:p>
          </table:table-cell>
          <table:table-cell office:value-type="string">
            <text:p><text:s/>438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/>442</text:p>
          </table:table-cell>
          <table:table-cell office:value-type="string">
            <text:p><text:s/>420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s/>468</text:p>
          </table:table-cell>
          <table:table-cell office:value-type="string">
            <text:p><text:s/>449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<text:s/>478</text:p>
          </table:table-cell>
          <table:table-cell office:value-type="string">
            <text:p><text:s/>460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492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/>463</text:p>
          </table:table-cell>
          <table:table-cell office:value-type="string">
            <text:p><text:s/>45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/>416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<text:s/>426</text:p>
          </table:table-cell>
          <table:table-cell office:value-type="string">
            <text:p><text:s/>413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41</text:p>
          </table:table-cell>
          <table:table-cell office:value-type="string">
            <text:p><text:s/>433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/>443</text:p>
          </table:table-cell>
          <table:table-cell office:value-type="string">
            <text:p><text:s/>438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/>409</text:p>
          </table:table-cell>
          <table:table-cell office:value-type="string">
            <text:p><text:s/>404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85</text:p>
          </table:table-cell>
          <table:table-cell office:value-type="string">
            <text:p><text:s/>38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64</text:p>
          </table:table-cell>
          <table:table-cell office:value-type="string">
            <text:p><text:s/>35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/>398</text:p>
          </table:table-cell>
          <table:table-cell office:value-type="string">
            <text:p><text:s/>381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26</text:p>
          </table:table-cell>
          <table:table-cell office:value-type="string">
            <text:p><text:s/>404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<text:s/>445</text:p>
          </table:table-cell>
          <table:table-cell office:value-type="string">
            <text:p><text:s/>422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s/>460</text:p>
          </table:table-cell>
          <table:table-cell office:value-type="string">
            <text:p><text:s/>438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481</text:p>
          </table:table-cell>
          <table:table-cell office:value-type="string">
            <text:p><text:s/>462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488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482</text:p>
          </table:table-cell>
          <table:table-cell office:value-type="string">
            <text:p><text:s/>468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/>481</text:p>
          </table:table-cell>
          <table:table-cell office:value-type="string">
            <text:p><text:s/>467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<text:s/>446</text:p>
          </table:table-cell>
          <table:table-cell office:value-type="string">
            <text:p><text:s/>431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s/>395</text:p>
          </table:table-cell>
          <table:table-cell office:value-type="string">
            <text:p><text:s/>379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33</text:p>
          </table:table-cell>
          <table:table-cell office:value-type="string">
            <text:p><text:s/>318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31</text:p>
          </table:table-cell>
          <table:table-cell office:value-type="string">
            <text:p><text:s/>316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45</text:p>
          </table:table-cell>
          <table:table-cell office:value-type="string">
            <text:p><text:s/>331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57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364</text:p>
          </table:table-cell>
          <table:table-cell office:value-type="string">
            <text:p><text:s/>347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75</text:p>
          </table:table-cell>
          <table:table-cell office:value-type="string">
            <text:p><text:s/>360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390</text:p>
          </table:table-cell>
          <table:table-cell office:value-type="string">
            <text:p><text:s/>37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17</text:p>
          </table:table-cell>
          <table:table-cell office:value-type="string">
            <text:p><text:s/>403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/>431</text:p>
          </table:table-cell>
          <table:table-cell office:value-type="string">
            <text:p><text:s/>417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/>419</text:p>
          </table:table-cell>
          <table:table-cell office:value-type="string">
            <text:p><text:s/>40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s/>409</text:p>
          </table:table-cell>
          <table:table-cell office:value-type="string">
            <text:p><text:s/>396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400</text:p>
          </table:table-cell>
          <table:table-cell office:value-type="string">
            <text:p><text:s/>385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/>383</text:p>
          </table:table-cell>
          <table:table-cell office:value-type="string">
            <text:p><text:s/>364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78</text:p>
          </table:table-cell>
          <table:table-cell office:value-type="string">
            <text:p><text:s/>359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<text:s/>402</text:p>
          </table:table-cell>
          <table:table-cell office:value-type="string">
            <text:p><text:s/>381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80</text:p>
          </table:table-cell>
          <table:table-cell office:value-type="string">
            <text:p><text:s/>359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395</text:p>
          </table:table-cell>
          <table:table-cell office:value-type="string">
            <text:p><text:s/>374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399</text:p>
          </table:table-cell>
          <table:table-cell office:value-type="string">
            <text:p><text:s/>381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8</text:p>
          </table:table-cell>
          <table:table-cell office:value-type="string">
            <text:p><text:s/>354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/>386</text:p>
          </table:table-cell>
          <table:table-cell office:value-type="string">
            <text:p><text:s/>373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/>400</text:p>
          </table:table-cell>
          <table:table-cell office:value-type="string">
            <text:p><text:s/>386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/>401</text:p>
          </table:table-cell>
          <table:table-cell office:value-type="string">
            <text:p><text:s/>388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/>404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380</text:p>
          </table:table-cell>
          <table:table-cell office:value-type="string">
            <text:p><text:s/>366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/>363</text:p>
          </table:table-cell>
          <table:table-cell office:value-type="string">
            <text:p><text:s/>353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/>363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/>373</text:p>
          </table:table-cell>
          <table:table-cell office:value-type="string">
            <text:p><text:s/>36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385</text:p>
          </table:table-cell>
          <table:table-cell office:value-type="string">
            <text:p><text:s/>37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/>391</text:p>
          </table:table-cell>
          <table:table-cell office:value-type="string">
            <text:p><text:s/>376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/>366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354</text:p>
          </table:table-cell>
          <table:table-cell office:value-type="string">
            <text:p><text:s/>344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345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<text:s/>348</text:p>
          </table:table-cell>
          <table:table-cell office:value-type="string">
            <text:p><text:s/>34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48</text:p>
          </table:table-cell>
          <table:table-cell office:value-type="string">
            <text:p><text:s/>34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50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56</text:p>
          </table:table-cell>
          <table:table-cell office:value-type="string">
            <text:p><text:s/>345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59</text:p>
          </table:table-cell>
          <table:table-cell office:value-type="string">
            <text:p><text:s/>346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1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38</text:p>
          </table:table-cell>
          <table:table-cell office:value-type="string">
            <text:p><text:s/>332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320</text:p>
          </table:table-cell>
          <table:table-cell office:value-type="string">
            <text:p><text:s/>317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305</text:p>
          </table:table-cell>
          <table:table-cell office:value-type="string">
            <text:p><text:s/>303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74</text:p>
          </table:table-cell>
          <table:table-cell office:value-type="string">
            <text:p><text:s/>276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/>273</text:p>
          </table:table-cell>
          <table:table-cell office:value-type="string">
            <text:p><text:s/>274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<text:s/>276</text:p>
          </table:table-cell>
          <table:table-cell office:value-type="string">
            <text:p><text:s/>274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<text:s/>307</text:p>
          </table:table-cell>
          <table:table-cell office:value-type="string">
            <text:p><text:s/>304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35</text:p>
          </table:table-cell>
          <table:table-cell office:value-type="string">
            <text:p><text:s/>333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/>358</text:p>
          </table:table-cell>
          <table:table-cell office:value-type="string">
            <text:p><text:s/>355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/>383</text:p>
          </table:table-cell>
          <table:table-cell office:value-type="string">
            <text:p><text:s/>379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/>415</text:p>
          </table:table-cell>
          <table:table-cell office:value-type="string">
            <text:p><text:s/>408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/>416</text:p>
          </table:table-cell>
          <table:table-cell office:value-type="string">
            <text:p><text:s/>406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s/>401</text:p>
          </table:table-cell>
          <table:table-cell office:value-type="string">
            <text:p><text:s/>39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<text:s/>386</text:p>
          </table:table-cell>
          <table:table-cell office:value-type="string">
            <text:p><text:s/>37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385</text:p>
          </table:table-cell>
          <table:table-cell office:value-type="string">
            <text:p><text:s/>373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54</text:p>
          </table:table-cell>
          <table:table-cell office:value-type="string">
            <text:p><text:s/>343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<text:s/>334</text:p>
          </table:table-cell>
          <table:table-cell office:value-type="string">
            <text:p><text:s/>32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27</text:p>
          </table:table-cell>
          <table:table-cell office:value-type="string">
            <text:p><text:s/>315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320</text:p>
          </table:table-cell>
          <table:table-cell office:value-type="string">
            <text:p><text:s/>308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s/>302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<text:s/>280</text:p>
          </table:table-cell>
          <table:table-cell office:value-type="string">
            <text:p><text:s/>27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/>287</text:p>
          </table:table-cell>
          <table:table-cell office:value-type="string">
            <text:p><text:s/>276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319</text:p>
          </table:table-cell>
          <table:table-cell office:value-type="string">
            <text:p><text:s/>304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340</text:p>
          </table:table-cell>
          <table:table-cell office:value-type="string">
            <text:p><text:s/>326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/>378</text:p>
          </table:table-cell>
          <table:table-cell office:value-type="string">
            <text:p><text:s/>359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392</text:p>
          </table:table-cell>
          <table:table-cell office:value-type="string">
            <text:p><text:s/>371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/>384</text:p>
          </table:table-cell>
          <table:table-cell office:value-type="string">
            <text:p><text:s/>366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s/>384</text:p>
          </table:table-cell>
          <table:table-cell office:value-type="string">
            <text:p><text:s/>36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<text:s/>400</text:p>
          </table:table-cell>
          <table:table-cell office:value-type="string">
            <text:p><text:s/>374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<text:s/>393</text:p>
          </table:table-cell>
          <table:table-cell office:value-type="string">
            <text:p><text:s/>371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66</text:p>
          </table:table-cell>
          <table:table-cell office:value-type="string">
            <text:p><text:s/>347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/>363</text:p>
          </table:table-cell>
          <table:table-cell office:value-type="string">
            <text:p><text:s/>34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59</text:p>
          </table:table-cell>
          <table:table-cell office:value-type="string">
            <text:p><text:s/>34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51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<text:s/>347</text:p>
          </table:table-cell>
          <table:table-cell office:value-type="string">
            <text:p><text:s/>333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312</text:p>
          </table:table-cell>
          <table:table-cell office:value-type="string">
            <text:p><text:s/>299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/>285</text:p>
          </table:table-cell>
          <table:table-cell office:value-type="string">
            <text:p><text:s/>27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/>304</text:p>
          </table:table-cell>
          <table:table-cell office:value-type="string">
            <text:p><text:s/>28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41</text:p>
          </table:table-cell>
          <table:table-cell office:value-type="string">
            <text:p><text:s/>324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<text:s/>368</text:p>
          </table:table-cell>
          <table:table-cell office:value-type="string">
            <text:p><text:s/>351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56</text:p>
          </table:table-cell>
          <table:table-cell office:value-type="string">
            <text:p><text:s/>341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38</text:p>
          </table:table-cell>
          <table:table-cell office:value-type="string">
            <text:p><text:s/>323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/>353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/>325</text:p>
          </table:table-cell>
          <table:table-cell office:value-type="string">
            <text:p><text:s/>309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303</text:p>
          </table:table-cell>
          <table:table-cell office:value-type="string">
            <text:p><text:s/>287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s/>306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s/>312</text:p>
          </table:table-cell>
          <table:table-cell office:value-type="string">
            <text:p><text:s/>297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303</text:p>
          </table:table-cell>
          <table:table-cell office:value-type="string">
            <text:p><text:s/>288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s/>305</text:p>
          </table:table-cell>
          <table:table-cell office:value-type="string">
            <text:p><text:s/>29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<text:s/>296</text:p>
          </table:table-cell>
          <table:table-cell office:value-type="string">
            <text:p><text:s/>289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<text:s/>305</text:p>
          </table:table-cell>
          <table:table-cell office:value-type="string">
            <text:p><text:s/>297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s/>319</text:p>
          </table:table-cell>
          <table:table-cell office:value-type="string">
            <text:p><text:s/>30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/>350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/>355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/>351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/>317</text:p>
          </table:table-cell>
          <table:table-cell office:value-type="string">
            <text:p><text:s/>30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<text:s/>310</text:p>
          </table:table-cell>
          <table:table-cell office:value-type="string">
            <text:p><text:s/>29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<text:s/>300</text:p>
          </table:table-cell>
          <table:table-cell office:value-type="string">
            <text:p><text:s/>283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/>313</text:p>
          </table:table-cell>
          <table:table-cell office:value-type="string">
            <text:p><text:s/>298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298</text:p>
          </table:table-cell>
          <table:table-cell office:value-type="string">
            <text:p><text:s/>285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<text:s/>295</text:p>
          </table:table-cell>
          <table:table-cell office:value-type="string">
            <text:p><text:s/>286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<text:s/>321</text:p>
          </table:table-cell>
          <table:table-cell office:value-type="string">
            <text:p><text:s/>314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<text:s/>326</text:p>
          </table:table-cell>
          <table:table-cell office:value-type="string">
            <text:p><text:s/>320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28</text:p>
          </table:table-cell>
          <table:table-cell office:value-type="string">
            <text:p><text:s/>322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26</text:p>
          </table:table-cell>
          <table:table-cell office:value-type="string">
            <text:p><text:s/>319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47</text:p>
          </table:table-cell>
          <table:table-cell office:value-type="string">
            <text:p><text:s/>337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28</text:p>
          </table:table-cell>
          <table:table-cell office:value-type="string">
            <text:p><text:s/>313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<text:s/>333</text:p>
          </table:table-cell>
          <table:table-cell office:value-type="string">
            <text:p><text:s/>315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39</text:p>
          </table:table-cell>
          <table:table-cell office:value-type="string">
            <text:p><text:s/>317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26</text:p>
          </table:table-cell>
          <table:table-cell office:value-type="string">
            <text:p><text:s/>307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/>305</text:p>
          </table:table-cell>
          <table:table-cell office:value-type="string">
            <text:p><text:s/>292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298</text:p>
          </table:table-cell>
          <table:table-cell office:value-type="string">
            <text:p><text:s/>286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/>286</text:p>
          </table:table-cell>
          <table:table-cell office:value-type="string">
            <text:p><text:s/>275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<text:s/>292</text:p>
          </table:table-cell>
          <table:table-cell office:value-type="string">
            <text:p><text:s/>281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/>301</text:p>
          </table:table-cell>
          <table:table-cell office:value-type="string">
            <text:p><text:s/>291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308</text:p>
          </table:table-cell>
          <table:table-cell office:value-type="string">
            <text:p><text:s/>299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<text:s/>315</text:p>
          </table:table-cell>
          <table:table-cell office:value-type="string">
            <text:p><text:s/>30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29</text:p>
          </table:table-cell>
          <table:table-cell office:value-type="string">
            <text:p><text:s/>32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49</text:p>
          </table:table-cell>
          <table:table-cell office:value-type="string">
            <text:p><text:s/>338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<text:s/>353</text:p>
          </table:table-cell>
          <table:table-cell office:value-type="string">
            <text:p><text:s/>340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<text:s/>349</text:p>
          </table:table-cell>
          <table:table-cell office:value-type="string">
            <text:p><text:s/>335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/>345</text:p>
          </table:table-cell>
          <table:table-cell office:value-type="string">
            <text:p><text:s/>33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/>342</text:p>
          </table:table-cell>
          <table:table-cell office:value-type="string">
            <text:p><text:s/>33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/>330</text:p>
          </table:table-cell>
          <table:table-cell office:value-type="string">
            <text:p><text:s/>31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08</text:p>
          </table:table-cell>
          <table:table-cell office:value-type="string">
            <text:p><text:s/>298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<text:s/>273</text:p>
          </table:table-cell>
          <table:table-cell office:value-type="string">
            <text:p><text:s/>265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/>262</text:p>
          </table:table-cell>
          <table:table-cell office:value-type="string">
            <text:p><text:s/>255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55</text:p>
          </table:table-cell>
          <table:table-cell office:value-type="string">
            <text:p><text:s/>247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/>257</text:p>
          </table:table-cell>
          <table:table-cell office:value-type="string">
            <text:p><text:s/>246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/>258</text:p>
          </table:table-cell>
          <table:table-cell office:value-type="string">
            <text:p><text:s/>243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s/>254</text:p>
          </table:table-cell>
          <table:table-cell office:value-type="string">
            <text:p><text:s/>241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<text:s/>251</text:p>
          </table:table-cell>
          <table:table-cell office:value-type="string">
            <text:p><text:s/>23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<text:s/>255</text:p>
          </table:table-cell>
          <table:table-cell office:value-type="string">
            <text:p><text:s/>241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/>256</text:p>
          </table:table-cell>
          <table:table-cell office:value-type="string">
            <text:p><text:s/>244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269</text:p>
          </table:table-cell>
          <table:table-cell office:value-type="string">
            <text:p><text:s/>254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s/>273</text:p>
          </table:table-cell>
          <table:table-cell office:value-type="string">
            <text:p><text:s/>25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286</text:p>
          </table:table-cell>
          <table:table-cell office:value-type="string">
            <text:p><text:s/>273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<text:s/>302</text:p>
          </table:table-cell>
          <table:table-cell office:value-type="string">
            <text:p><text:s/>288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<text:s/>313</text:p>
          </table:table-cell>
          <table:table-cell office:value-type="string">
            <text:p><text:s/>299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18</text:p>
          </table:table-cell>
          <table:table-cell office:value-type="string">
            <text:p><text:s/>30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30</text:p>
          </table:table-cell>
          <table:table-cell office:value-type="string">
            <text:p><text:s/>317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/>331</text:p>
          </table:table-cell>
          <table:table-cell office:value-type="string">
            <text:p><text:s/>32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/>316</text:p>
          </table:table-cell>
          <table:table-cell office:value-type="string">
            <text:p><text:s/>307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308</text:p>
          </table:table-cell>
          <table:table-cell office:value-type="string">
            <text:p><text:s/>29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306</text:p>
          </table:table-cell>
          <table:table-cell office:value-type="string">
            <text:p><text:s/>295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/>297</text:p>
          </table:table-cell>
          <table:table-cell office:value-type="string">
            <text:p><text:s/>285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16</text:p>
          </table:table-cell>
          <table:table-cell office:value-type="string">
            <text:p><text:s/>301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/>320</text:p>
          </table:table-cell>
          <table:table-cell office:value-type="string">
            <text:p><text:s/>30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/>325</text:p>
          </table:table-cell>
          <table:table-cell office:value-type="string">
            <text:p><text:s/>311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/>337</text:p>
          </table:table-cell>
          <table:table-cell office:value-type="string">
            <text:p><text:s/>323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/>315</text:p>
          </table:table-cell>
          <table:table-cell office:value-type="string">
            <text:p><text:s/>30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<text:s/>292</text:p>
          </table:table-cell>
          <table:table-cell office:value-type="string">
            <text:p><text:s/>279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290</text:p>
          </table:table-cell>
          <table:table-cell office:value-type="string">
            <text:p><text:s/>277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<text:s/>298</text:p>
          </table:table-cell>
          <table:table-cell office:value-type="string">
            <text:p><text:s/>286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/>292</text:p>
          </table:table-cell>
          <table:table-cell office:value-type="string">
            <text:p><text:s/>275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s/>280</text:p>
          </table:table-cell>
          <table:table-cell office:value-type="string">
            <text:p><text:s/>258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/>277</text:p>
          </table:table-cell>
          <table:table-cell office:value-type="string">
            <text:p><text:s/>24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/>254</text:p>
          </table:table-cell>
          <table:table-cell office:value-type="string">
            <text:p><text:s/>22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10/20/2013</text:date>, <text:time>21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10-20T21:42:11.79</dc:date>
    <meta:document-statistic meta:table-count="1" meta:cell-count="61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07cm" svg:height="13.338cm" xlink:href=".." xlink:type="simple" chart:class="chart:line" chart:style-name="ch1">
        <chart:legend chart:legend-position="end" svg:x="24.092cm" svg:y="5.833cm" style:legend-expansion="high" chart:style-name="ch2"/>
        <chart:plot-area chart:style-name="ch3" table:cell-range-address="Sheet1.A1:Sheet1.C2057" chart:data-source-has-labels="row" svg:x="0.966cm" svg:y="1.199cm" svg:width="22.094cm" svg:height="11.453cm">
          <chartooo:coordinate-region svg:x="1.958cm" svg:y="1.411cm" svg:width="20.841cm" svg:height="10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057" chart:label-cell-address="Sheet1.A1:Sheet1.A1" chart:class="chart:line">
            <chart:data-point chart:repeated="2056"/>
          </chart:series>
          <chart:series chart:style-name="ch7" chart:values-cell-range-address="Sheet1.B2:Sheet1.B2057" chart:label-cell-address="Sheet1.B1:Sheet1.B1" chart:class="chart:line">
            <chart:data-point chart:repeated="2056"/>
          </chart:series>
          <chart:series chart:style-name="ch8" chart:values-cell-range-address="Sheet1.C2:Sheet1.C2057" chart:label-cell-address="Sheet1.C1:Sheet1.C1" chart:class="chart:line">
            <chart:data-point chart:repeated="20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A1:Sheet1.A1</svg:desc>
                </draw:g>
              </table:table-cell>
              <table:table-cell office:value-type="string">
                <text:p> G</text:p>
                <draw:g>
                  <svg:desc>Sheet1.B1:Sheet1.B1</svg:desc>
                </draw:g>
              </table:table-cell>
              <table:table-cell office:value-type="string">
                <text:p> 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">
                <text:p>283</text:p>
                <draw:g>
                  <svg:desc>Sheet1.A2:Sheet1.A2057</svg:desc>
                </draw:g>
              </table:table-cell>
              <table:table-cell office:value-type="float" office:value="NaN">
                <text:p>NaN</text:p>
                <draw:g>
                  <svg:desc>Sheet1.B2:Sheet1.B2057</svg:desc>
                </draw:g>
              </table:table-cell>
              <table:table-cell office:value-type="float" office:value="NaN">
                <text:p>NaN</text:p>
                <draw:g>
                  <svg:desc>Sheet1.C2:Sheet1.C20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74">
                <text:p>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90">
                <text:p>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07">
                <text:p>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15">
                <text:p>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33">
                <text:p>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37">
                <text:p>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36">
                <text:p>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78">
                <text:p>3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86">
                <text:p>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79">
                <text:p>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23">
                <text:p>4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518">
                <text:p>4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93">
                <text:p>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50">
                <text:p>4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71">
                <text:p>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46">
                <text:p>5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02">
                <text:p>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54">
                <text:p>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42">
                <text:p>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432">
                <text:p>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507">
                <text:p>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635">
                <text:p>5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791">
                <text:p>5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61">
                <text:p>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08">
                <text:p>5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924">
                <text:p>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985">
                <text:p>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005">
                <text:p>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056">
                <text:p>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067">
                <text:p>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997">
                <text:p>5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052">
                <text:p>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157">
                <text:p>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158">
                <text:p>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178">
                <text:p>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126">
                <text:p>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100">
                <text:p>6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133">
                <text:p>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211">
                <text:p>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328">
                <text:p>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375">
                <text:p>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471">
                <text:p>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430">
                <text:p>6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464">
                <text:p>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455">
                <text:p>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481">
                <text:p>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439">
                <text:p>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449">
                <text:p>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430">
                <text:p>6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434">
                <text:p>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398">
                <text:p>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435">
                <text:p>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439">
                <text:p>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486">
                <text:p>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485">
                <text:p>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389">
                <text:p>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318">
                <text:p>6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264">
                <text:p>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280">
                <text:p>6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234">
                <text:p>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196">
                <text:p>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215">
                <text:p>6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196">
                <text:p>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59">
                <text:p>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37">
                <text:p>6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20">
                <text:p>6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053">
                <text:p>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015">
                <text:p>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933">
                <text:p>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923">
                <text:p>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34">
                <text:p>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03">
                <text:p>5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831">
                <text:p>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876">
                <text:p>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43">
                <text:p>5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002">
                <text:p>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46">
                <text:p>5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839">
                <text:p>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806">
                <text:p>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22">
                <text:p>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611">
                <text:p>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542">
                <text:p>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558">
                <text:p>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608">
                <text:p>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597">
                <text:p>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86">
                <text:p>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35">
                <text:p>5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10">
                <text:p>5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64">
                <text:p>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656">
                <text:p>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19">
                <text:p>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783">
                <text:p>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56">
                <text:p>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714">
                <text:p>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650">
                <text:p>5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81">
                <text:p>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473">
                <text:p>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73">
                <text:p>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92">
                <text:p>5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07">
                <text:p>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578">
                <text:p>5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97">
                <text:p>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641">
                <text:p>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38">
                <text:p>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768">
                <text:p>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45">
                <text:p>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770">
                <text:p>5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30">
                <text:p>5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69">
                <text:p>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711">
                <text:p>5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12">
                <text:p>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18">
                <text:p>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727">
                <text:p>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08">
                <text:p>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96">
                <text:p>5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679">
                <text:p>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83">
                <text:p>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739">
                <text:p>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75">
                <text:p>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11">
                <text:p>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73">
                <text:p>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30">
                <text:p>5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01">
                <text:p>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612">
                <text:p>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604">
                <text:p>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93">
                <text:p>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577">
                <text:p>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706">
                <text:p>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28">
                <text:p>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42">
                <text:p>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73">
                <text:p>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36">
                <text:p>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06">
                <text:p>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750">
                <text:p>5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764">
                <text:p>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717">
                <text:p>5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57">
                <text:p>5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38">
                <text:p>5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79">
                <text:p>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57">
                <text:p>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65">
                <text:p>5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78">
                <text:p>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94">
                <text:p>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30">
                <text:p>5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773">
                <text:p>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07">
                <text:p>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50">
                <text:p>5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590">
                <text:p>5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10">
                <text:p>5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565">
                <text:p>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491">
                <text:p>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525">
                <text:p>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499">
                <text:p>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433">
                <text:p>5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539">
                <text:p>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544">
                <text:p>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61">
                <text:p>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31">
                <text:p>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666">
                <text:p>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03">
                <text:p>5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44">
                <text:p>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52">
                <text:p>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29">
                <text:p>6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76">
                <text:p>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53">
                <text:p>5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961">
                <text:p>5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37">
                <text:p>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24">
                <text:p>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700">
                <text:p>5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749">
                <text:p>5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788">
                <text:p>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778">
                <text:p>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842">
                <text:p>5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771">
                <text:p>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821">
                <text:p>5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783">
                <text:p>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773">
                <text:p>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849">
                <text:p>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822">
                <text:p>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834">
                <text:p>5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75">
                <text:p>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58">
                <text:p>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801">
                <text:p>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93">
                <text:p>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06">
                <text:p>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09">
                <text:p>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21">
                <text:p>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90">
                <text:p>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830">
                <text:p>5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861">
                <text:p>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87">
                <text:p>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06">
                <text:p>6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97">
                <text:p>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81">
                <text:p>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203">
                <text:p>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262">
                <text:p>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12">
                <text:p>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240">
                <text:p>6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084">
                <text:p>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035">
                <text:p>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78">
                <text:p>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42">
                <text:p>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305">
                <text:p>6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29">
                <text:p>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84">
                <text:p>6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62">
                <text:p>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14">
                <text:p>6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89">
                <text:p>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99">
                <text:p>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297">
                <text:p>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304">
                <text:p>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250">
                <text:p>6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40">
                <text:p>6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72">
                <text:p>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17">
                <text:p>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71">
                <text:p>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93">
                <text:p>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40">
                <text:p>6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60">
                <text:p>6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81">
                <text:p>6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31">
                <text:p>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01">
                <text:p>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65">
                <text:p>6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318">
                <text:p>6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334">
                <text:p>6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22">
                <text:p>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05">
                <text:p>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28">
                <text:p>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59">
                <text:p>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84">
                <text:p>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90">
                <text:p>6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97">
                <text:p>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43">
                <text:p>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105">
                <text:p>6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188">
                <text:p>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205">
                <text:p>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292">
                <text:p>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299">
                <text:p>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264">
                <text:p>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64">
                <text:p>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228">
                <text:p>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237">
                <text:p>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262">
                <text:p>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52">
                <text:p>6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64">
                <text:p>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58">
                <text:p>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18">
                <text:p>6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290">
                <text:p>6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46">
                <text:p>6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205">
                <text:p>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91">
                <text:p>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179">
                <text:p>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26">
                <text:p>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94">
                <text:p>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119">
                <text:p>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26">
                <text:p>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213">
                <text:p>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79">
                <text:p>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135">
                <text:p>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137">
                <text:p>6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09">
                <text:p>6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264">
                <text:p>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205">
                <text:p>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262">
                <text:p>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240">
                <text:p>6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245">
                <text:p>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311">
                <text:p>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38">
                <text:p>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31">
                <text:p>6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17">
                <text:p>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322">
                <text:p>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223">
                <text:p>6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312">
                <text:p>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395">
                <text:p>6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00">
                <text:p>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458">
                <text:p>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323">
                <text:p>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223">
                <text:p>6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212">
                <text:p>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249">
                <text:p>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306">
                <text:p>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314">
                <text:p>6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326">
                <text:p>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76">
                <text:p>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10">
                <text:p>6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57">
                <text:p>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606">
                <text:p>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637">
                <text:p>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692">
                <text:p>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39">
                <text:p>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16">
                <text:p>6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14">
                <text:p>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529">
                <text:p>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448">
                <text:p>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462">
                <text:p>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506">
                <text:p>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540">
                <text:p>6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542">
                <text:p>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586">
                <text:p>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605">
                <text:p>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637">
                <text:p>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13">
                <text:p>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53">
                <text:p>6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630">
                <text:p>6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651">
                <text:p>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644">
                <text:p>6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42">
                <text:p>6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685">
                <text:p>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44">
                <text:p>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74">
                <text:p>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59">
                <text:p>6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843">
                <text:p>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785">
                <text:p>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664">
                <text:p>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677">
                <text:p>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747">
                <text:p>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793">
                <text:p>6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801">
                <text:p>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750">
                <text:p>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764">
                <text:p>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772">
                <text:p>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677">
                <text:p>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676">
                <text:p>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724">
                <text:p>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688">
                <text:p>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740">
                <text:p>6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792">
                <text:p>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745">
                <text:p>6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709">
                <text:p>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715">
                <text:p>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643">
                <text:p>6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599">
                <text:p>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627">
                <text:p>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626">
                <text:p>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681">
                <text:p>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705">
                <text:p>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738">
                <text:p>6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790">
                <text:p>6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932">
                <text:p>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911">
                <text:p>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774">
                <text:p>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730">
                <text:p>6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810">
                <text:p>6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769">
                <text:p>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699">
                <text:p>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654">
                <text:p>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728">
                <text:p>6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730">
                <text:p>6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7">
                <text:p>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448">
                <text:p>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80">
                <text:p>6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90">
                <text:p>6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474">
                <text:p>6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82">
                <text:p>6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89">
                <text:p>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796">
                <text:p>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875">
                <text:p>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844">
                <text:p>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830">
                <text:p>6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07">
                <text:p>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80">
                <text:p>6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568">
                <text:p>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592">
                <text:p>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02">
                <text:p>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580">
                <text:p>6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17">
                <text:p>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591">
                <text:p>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581">
                <text:p>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653">
                <text:p>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03">
                <text:p>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6">
                <text:p>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826">
                <text:p>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971">
                <text:p>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14">
                <text:p>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17">
                <text:p>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996">
                <text:p>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933">
                <text:p>6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48">
                <text:p>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31">
                <text:p>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792">
                <text:p>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81">
                <text:p>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35">
                <text:p>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64">
                <text:p>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16">
                <text:p>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790">
                <text:p>6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58">
                <text:p>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47">
                <text:p>7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43">
                <text:p>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69">
                <text:p>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50">
                <text:p>7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81">
                <text:p>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21">
                <text:p>7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73">
                <text:p>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747">
                <text:p>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725">
                <text:p>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824">
                <text:p>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739">
                <text:p>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655">
                <text:p>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711">
                <text:p>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659">
                <text:p>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590">
                <text:p>6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671">
                <text:p>6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695">
                <text:p>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45">
                <text:p>6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723">
                <text:p>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694">
                <text:p>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665">
                <text:p>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576">
                <text:p>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549">
                <text:p>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763">
                <text:p>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883">
                <text:p>6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850">
                <text:p>6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805">
                <text:p>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599">
                <text:p>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96">
                <text:p>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760">
                <text:p>6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841">
                <text:p>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797">
                <text:p>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801">
                <text:p>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777">
                <text:p>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838">
                <text:p>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812">
                <text:p>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53">
                <text:p>6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687">
                <text:p>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759">
                <text:p>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719">
                <text:p>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706">
                <text:p>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719">
                <text:p>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748">
                <text:p>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842">
                <text:p>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023">
                <text:p>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941">
                <text:p>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816">
                <text:p>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719">
                <text:p>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717">
                <text:p>6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727">
                <text:p>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727">
                <text:p>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853">
                <text:p>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888">
                <text:p>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003">
                <text:p>7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953">
                <text:p>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897">
                <text:p>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883">
                <text:p>6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932">
                <text:p>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910">
                <text:p>6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787">
                <text:p>6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798">
                <text:p>6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880">
                <text:p>6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861">
                <text:p>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47">
                <text:p>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824">
                <text:p>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832">
                <text:p>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845">
                <text:p>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846">
                <text:p>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949">
                <text:p>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115">
                <text:p>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079">
                <text:p>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986">
                <text:p>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004">
                <text:p>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921">
                <text:p>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768">
                <text:p>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792">
                <text:p>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770">
                <text:p>6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755">
                <text:p>6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666">
                <text:p>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739">
                <text:p>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761">
                <text:p>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722">
                <text:p>6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706">
                <text:p>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863">
                <text:p>6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985">
                <text:p>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066">
                <text:p>7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70">
                <text:p>6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864">
                <text:p>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888">
                <text:p>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882">
                <text:p>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863">
                <text:p>6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953">
                <text:p>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976">
                <text:p>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037">
                <text:p>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071">
                <text:p>7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855">
                <text:p>6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718">
                <text:p>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821">
                <text:p>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940">
                <text:p>6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926">
                <text:p>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937">
                <text:p>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905">
                <text:p>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923">
                <text:p>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906">
                <text:p>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926">
                <text:p>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961">
                <text:p>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907">
                <text:p>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941">
                <text:p>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976">
                <text:p>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882">
                <text:p>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979">
                <text:p>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999">
                <text:p>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930">
                <text:p>6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817">
                <text:p>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756">
                <text:p>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672">
                <text:p>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629">
                <text:p>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742">
                <text:p>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753">
                <text:p>6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658">
                <text:p>6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662">
                <text:p>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732">
                <text:p>6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730">
                <text:p>6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612">
                <text:p>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06">
                <text:p>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836">
                <text:p>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834">
                <text:p>6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882">
                <text:p>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889">
                <text:p>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971">
                <text:p>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957">
                <text:p>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800">
                <text:p>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727">
                <text:p>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717">
                <text:p>6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725">
                <text:p>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780">
                <text:p>6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815">
                <text:p>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640">
                <text:p>6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555">
                <text:p>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554">
                <text:p>6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518">
                <text:p>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519">
                <text:p>6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588">
                <text:p>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571">
                <text:p>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588">
                <text:p>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659">
                <text:p>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633">
                <text:p>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611">
                <text:p>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726">
                <text:p>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849">
                <text:p>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856">
                <text:p>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907">
                <text:p>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835">
                <text:p>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668">
                <text:p>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621">
                <text:p>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632">
                <text:p>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558">
                <text:p>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522">
                <text:p>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499">
                <text:p>6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571">
                <text:p>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581">
                <text:p>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449">
                <text:p>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433">
                <text:p>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387">
                <text:p>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347">
                <text:p>6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382">
                <text:p>6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376">
                <text:p>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401">
                <text:p>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429">
                <text:p>6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301">
                <text:p>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333">
                <text:p>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415">
                <text:p>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467">
                <text:p>6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463">
                <text:p>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575">
                <text:p>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623">
                <text:p>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587">
                <text:p>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632">
                <text:p>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663">
                <text:p>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608">
                <text:p>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601">
                <text:p>6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75">
                <text:p>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684">
                <text:p>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841">
                <text:p>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854">
                <text:p>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803">
                <text:p>6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845">
                <text:p>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901">
                <text:p>6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859">
                <text:p>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743">
                <text:p>6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664">
                <text:p>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704">
                <text:p>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683">
                <text:p>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618">
                <text:p>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550">
                <text:p>6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454">
                <text:p>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358">
                <text:p>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349">
                <text:p>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309">
                <text:p>6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298">
                <text:p>6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412">
                <text:p>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379">
                <text:p>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43">
                <text:p>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319">
                <text:p>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93">
                <text:p>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158">
                <text:p>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115">
                <text:p>6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126">
                <text:p>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137">
                <text:p>6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125">
                <text:p>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155">
                <text:p>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211">
                <text:p>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172">
                <text:p>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228">
                <text:p>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241">
                <text:p>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326">
                <text:p>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452">
                <text:p>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627">
                <text:p>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564">
                <text:p>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576">
                <text:p>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492">
                <text:p>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277">
                <text:p>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232">
                <text:p>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92">
                <text:p>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059">
                <text:p>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067">
                <text:p>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78">
                <text:p>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090">
                <text:p>6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921">
                <text:p>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856">
                <text:p>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897">
                <text:p>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867">
                <text:p>5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779">
                <text:p>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717">
                <text:p>5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765">
                <text:p>5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696">
                <text:p>5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677">
                <text:p>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644">
                <text:p>5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606">
                <text:p>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646">
                <text:p>5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620">
                <text:p>5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548">
                <text:p>5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512">
                <text:p>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513">
                <text:p>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586">
                <text:p>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439">
                <text:p>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486">
                <text:p>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544">
                <text:p>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436">
                <text:p>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392">
                <text:p>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392">
                <text:p>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438">
                <text:p>5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527">
                <text:p>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571">
                <text:p>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445">
                <text:p>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541">
                <text:p>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602">
                <text:p>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613">
                <text:p>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613">
                <text:p>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552">
                <text:p>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605">
                <text:p>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610">
                <text:p>5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517">
                <text:p>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492">
                <text:p>5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509">
                <text:p>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523">
                <text:p>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593">
                <text:p>5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639">
                <text:p>5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648">
                <text:p>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566">
                <text:p>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490">
                <text:p>5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499">
                <text:p>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529">
                <text:p>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509">
                <text:p>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414">
                <text:p>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399">
                <text:p>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394">
                <text:p>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379">
                <text:p>5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436">
                <text:p>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405">
                <text:p>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359">
                <text:p>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353">
                <text:p>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335">
                <text:p>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390">
                <text:p>5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353">
                <text:p>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373">
                <text:p>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365">
                <text:p>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313">
                <text:p>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223">
                <text:p>5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152">
                <text:p>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113">
                <text:p>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262">
                <text:p>5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386">
                <text:p>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402">
                <text:p>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424">
                <text:p>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417">
                <text:p>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414">
                <text:p>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297">
                <text:p>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238">
                <text:p>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327">
                <text:p>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387">
                <text:p>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256">
                <text:p>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261">
                <text:p>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241">
                <text:p>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284">
                <text:p>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307">
                <text:p>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425">
                <text:p>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373">
                <text:p>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343">
                <text:p>5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203">
                <text:p>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193">
                <text:p>5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186">
                <text:p>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235">
                <text:p>5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307">
                <text:p>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282">
                <text:p>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318">
                <text:p>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384">
                <text:p>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481">
                <text:p>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497">
                <text:p>5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448">
                <text:p>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388">
                <text:p>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435">
                <text:p>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394">
                <text:p>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79">
                <text:p>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63">
                <text:p>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268">
                <text:p>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283">
                <text:p>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318">
                <text:p>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332">
                <text:p>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35">
                <text:p>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556">
                <text:p>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509">
                <text:p>5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421">
                <text:p>5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409">
                <text:p>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365">
                <text:p>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308">
                <text:p>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305">
                <text:p>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296">
                <text:p>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345">
                <text:p>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337">
                <text:p>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242">
                <text:p>5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177">
                <text:p>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11">
                <text:p>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137">
                <text:p>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053">
                <text:p>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094">
                <text:p>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00">
                <text:p>5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102">
                <text:p>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061">
                <text:p>5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976">
                <text:p>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014">
                <text:p>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020">
                <text:p>5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986">
                <text:p>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909">
                <text:p>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926">
                <text:p>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928">
                <text:p>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956">
                <text:p>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977">
                <text:p>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974">
                <text:p>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082">
                <text:p>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129">
                <text:p>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088">
                <text:p>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059">
                <text:p>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140">
                <text:p>5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121">
                <text:p>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113">
                <text:p>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131">
                <text:p>5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132">
                <text:p>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132">
                <text:p>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122">
                <text:p>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099">
                <text:p>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078">
                <text:p>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073">
                <text:p>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126">
                <text:p>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162">
                <text:p>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125">
                <text:p>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069">
                <text:p>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116">
                <text:p>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020">
                <text:p>5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981">
                <text:p>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044">
                <text:p>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116">
                <text:p>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168">
                <text:p>5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132">
                <text:p>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133">
                <text:p>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131">
                <text:p>5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118">
                <text:p>5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178">
                <text:p>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201">
                <text:p>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199">
                <text:p>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212">
                <text:p>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305">
                <text:p>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291">
                <text:p>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202">
                <text:p>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173">
                <text:p>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098">
                <text:p>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062">
                <text:p>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149">
                <text:p>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166">
                <text:p>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022">
                <text:p>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949">
                <text:p>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948">
                <text:p>4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995">
                <text:p>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046">
                <text:p>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048">
                <text:p>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090">
                <text:p>5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028">
                <text:p>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962">
                <text:p>4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004">
                <text:p>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032">
                <text:p>5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996">
                <text:p>4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976">
                <text:p>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927">
                <text:p>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883">
                <text:p>4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902">
                <text:p>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885">
                <text:p>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929">
                <text:p>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896">
                <text:p>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816">
                <text:p>4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766">
                <text:p>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763">
                <text:p>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734">
                <text:p>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610">
                <text:p>4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606">
                <text:p>4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607">
                <text:p>4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583">
                <text:p>4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465">
                <text:p>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257">
                <text:p>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103">
                <text:p>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818">
                <text:p>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594">
                <text:p>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303">
                <text:p>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108">
                <text:p>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002">
                <text:p>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731">
                <text:p>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461">
                <text:p>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15">
                <text:p>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712">
                <text:p>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223">
                <text:p>4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404">
                <text:p>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401">
                <text:p>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456">
                <text:p>3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495">
                <text:p>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636">
                <text:p>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612">
                <text:p>3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759">
                <text:p>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659">
                <text:p>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603">
                <text:p>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03">
                <text:p>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517">
                <text:p>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427">
                <text:p>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491">
                <text:p>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517">
                <text:p>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334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225">
                <text:p>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234">
                <text:p>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411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345">
                <text:p>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398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478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468">
                <text:p>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547">
                <text:p>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510">
                <text:p>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554">
                <text:p>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612">
                <text:p>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649">
                <text:p>2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544">
                <text:p>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587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469">
                <text:p>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523">
                <text:p>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570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702">
                <text:p>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699">
                <text:p>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670">
                <text:p>2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630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680">
                <text:p>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759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586">
                <text:p>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87">
                <text:p>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405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413">
                <text:p>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337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409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354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363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383">
                <text:p>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291">
                <text:p>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377">
                <text:p>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376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387">
                <text:p>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326">
                <text:p>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373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366">
                <text:p>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256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221">
                <text:p>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307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349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424">
                <text:p>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436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391">
                <text:p>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10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14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342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337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398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401">
                <text:p>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409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372">
                <text:p>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726">
                <text:p>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372">
                <text:p>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328">
                <text:p>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314">
                <text:p>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397">
                <text:p>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368">
                <text:p>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397">
                <text:p>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233">
                <text:p>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080">
                <text:p>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096">
                <text:p>3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032">
                <text:p>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821">
                <text:p>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887">
                <text:p>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981">
                <text:p>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932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922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963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937">
                <text:p>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809">
                <text:p>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905">
                <text:p>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932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818">
                <text:p>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826">
                <text:p>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946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013">
                <text:p>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009">
                <text:p>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844">
                <text:p>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987">
                <text:p>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001">
                <text:p>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962">
                <text:p>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945">
                <text:p>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108">
                <text:p>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080">
                <text:p>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006">
                <text:p>3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065">
                <text:p>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003">
                <text:p>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906">
                <text:p>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036">
                <text:p>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836">
                <text:p>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869">
                <text:p>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917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749">
                <text:p>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784">
                <text:p>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779">
                <text:p>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895">
                <text:p>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930">
                <text:p>2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872">
                <text:p>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921">
                <text:p>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996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843">
                <text:p>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859">
                <text:p>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914">
                <text:p>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043">
                <text:p>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989">
                <text:p>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947">
                <text:p>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934">
                <text:p>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937">
                <text:p>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917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984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997">
                <text:p>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894">
                <text:p>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951">
                <text:p>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064">
                <text:p>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964">
                <text:p>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103">
                <text:p>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244">
                <text:p>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159">
                <text:p>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989">
                <text:p>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995">
                <text:p>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099">
                <text:p>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237">
                <text:p>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208">
                <text:p>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181">
                <text:p>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230">
                <text:p>3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272">
                <text:p>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201">
                <text:p>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110">
                <text:p>3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242">
                <text:p>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316">
                <text:p>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187">
                <text:p>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214">
                <text:p>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353">
                <text:p>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518">
                <text:p>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437">
                <text:p>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352">
                <text:p>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347">
                <text:p>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268">
                <text:p>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226">
                <text:p>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268">
                <text:p>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268">
                <text:p>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177">
                <text:p>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230">
                <text:p>3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265">
                <text:p>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261">
                <text:p>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230">
                <text:p>3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230">
                <text:p>3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265">
                <text:p>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266">
                <text:p>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288">
                <text:p>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395">
                <text:p>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371">
                <text:p>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375">
                <text:p>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573">
                <text:p>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638">
                <text:p>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587">
                <text:p>3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91">
                <text:p>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527">
                <text:p>3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528">
                <text:p>3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595">
                <text:p>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570">
                <text:p>3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551">
                <text:p>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593">
                <text:p>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547">
                <text:p>3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567">
                <text:p>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509">
                <text:p>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405">
                <text:p>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306">
                <text:p>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220">
                <text:p>3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172">
                <text:p>3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475">
                <text:p>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17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